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3"/>
    <style:style style:name="ce5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695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-250-50" table:style-name="ta1">
        <table:shapes>
          <draw:frame draw:z-index="1" draw:id="id0" draw:style-name="a0" draw:name="Chart 1" svg:x="1.8213in" svg:y="0.0417in" svg:width="12.6394in" svg:height="3.545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41.906999999999996" table:style-name="ce1">
            <text:p>41,90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04.62" table:style-name="ce1">
            <text:p>1004,62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82.08100000000002" table:style-name="ce1">
            <text:p>982,08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06.65" table:style-name="ce1">
            <text:p>3106,65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83.23" table:style-name="ce1">
            <text:p>2383,2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881.9799999999996" table:style-name="ce1">
            <text:p>4881,9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742.16" table:style-name="ce1">
            <text:p>3742,16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95.76" table:style-name="ce1">
            <text:p>5195,76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30.08" table:style-name="ce1">
            <text:p>4230,0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956.83" table:style-name="ce1">
            <text:p>5956,83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78.2700000000004" table:style-name="ce1">
            <text:p>4478,27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762.22" table:style-name="ce1">
            <text:p>5762,22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511.79" table:style-name="ce1">
            <text:p>5511,79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768.02" table:style-name="ce1">
            <text:p>6768,02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644.13" table:style-name="ce1">
            <text:p>5644,13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06.81" table:style-name="ce1">
            <text:p>6206,81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062.92" table:style-name="ce1">
            <text:p>6062,92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335.85" table:style-name="ce1">
            <text:p>5335,85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024.75" table:style-name="ce1">
            <text:p>6024,75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332.08" table:style-name="ce1">
            <text:p>6332,08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380.98" table:style-name="ce1">
            <text:p>5380,98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794.54" table:style-name="ce1">
            <text:p>6794,54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643.32" table:style-name="ce1">
            <text:p>5643,32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841.26" table:style-name="ce1">
            <text:p>5841,26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529.84" table:style-name="ce1">
            <text:p>5529,84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04.53" table:style-name="ce1">
            <text:p>6404,53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424.53" table:style-name="ce1">
            <text:p>5424,53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937.32" table:style-name="ce1">
            <text:p>5937,32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441.08" table:style-name="ce1">
            <text:p>5441,08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638.58" table:style-name="ce1">
            <text:p>6638,58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04.06" table:style-name="ce1">
            <text:p>5704,06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009.29" table:style-name="ce1">
            <text:p>5009,29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891.93" table:style-name="ce1">
            <text:p>5891,93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447.75" table:style-name="ce1">
            <text:p>6447,75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5935.99" table:style-name="ce1">
            <text:p>5935,99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758.2299999999996" table:style-name="ce1">
            <text:p>4758,23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619.2" table:style-name="ce1">
            <text:p>5619,2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698.17" table:style-name="ce1">
            <text:p>6698,17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406.24" table:style-name="ce1">
            <text:p>5406,24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932.19" table:style-name="ce1">
            <text:p>5932,19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709.86" table:style-name="ce1">
            <text:p>5709,86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451.73" table:style-name="ce1">
            <text:p>6451,73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432.05" table:style-name="ce1">
            <text:p>5432,05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207.8500000000004" table:style-name="ce1">
            <text:p>5207,85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712.67" table:style-name="ce1">
            <text:p>5712,67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6254.74" table:style-name="ce1">
            <text:p>6254,74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717.31" table:style-name="ce1">
            <text:p>5717,31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91.64" table:style-name="ce1">
            <text:p>5791,64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775.15" table:style-name="ce1">
            <text:p>5775,15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6288.4" table:style-name="ce1">
            <text:p>6288,4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917.71" table:style-name="ce1">
            <text:p>5917,71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4854.79" table:style-name="ce1">
            <text:p>4854,79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486.38" table:style-name="ce1">
            <text:p>5486,38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393.02" table:style-name="ce1">
            <text:p>6393,02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655.88" table:style-name="ce1">
            <text:p>5655,88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650" table:style-name="ce1">
            <text:p>5650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515.42" table:style-name="ce1">
            <text:p>5515,42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092.18" table:style-name="ce1">
            <text:p>6092,18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759.29" table:style-name="ce1">
            <text:p>5759,29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589.66" table:style-name="ce1">
            <text:p>5589,66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375.29" table:style-name="ce1">
            <text:p>5375,29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6154.45" table:style-name="ce1">
            <text:p>6154,45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243.82" table:style-name="ce1">
            <text:p>5243,82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293.65" table:style-name="ce1">
            <text:p>5293,65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794.45" table:style-name="ce1">
            <text:p>4794,45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546.14" table:style-name="ce1">
            <text:p>5546,14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363.57" table:style-name="ce1">
            <text:p>5363,57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181.3100000000004" table:style-name="ce1">
            <text:p>5181,31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5039.24" table:style-name="ce1">
            <text:p>5039,24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5740.25" table:style-name="ce1">
            <text:p>5740,25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5053.6400000000003" table:style-name="ce1">
            <text:p>5053,64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5142.93" table:style-name="ce1">
            <text:p>5142,93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5069.43" table:style-name="ce1">
            <text:p>5069,43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5491.89" table:style-name="ce1">
            <text:p>5491,89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4644.75" table:style-name="ce1">
            <text:p>4644,75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4970.8900000000003" table:style-name="ce1">
            <text:p>4970,89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937.24" table:style-name="ce1">
            <text:p>4937,24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5552.82" table:style-name="ce1">
            <text:p>5552,82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4910.8" table:style-name="ce1">
            <text:p>4910,8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022.83" table:style-name="ce1">
            <text:p>5022,83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5110.22" table:style-name="ce1">
            <text:p>5110,22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449.83" table:style-name="ce1">
            <text:p>5449,83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5056.79" table:style-name="ce1">
            <text:p>5056,79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5125.79" table:style-name="ce1">
            <text:p>5125,79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4721.97" table:style-name="ce1">
            <text:p>4721,97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382.2299999999996" table:style-name="ce1">
            <text:p>4382,23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4815.24" table:style-name="ce1">
            <text:p>4815,24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905.57" table:style-name="ce1">
            <text:p>4905,57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4906.1499999999996" table:style-name="ce1">
            <text:p>4906,15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4348.21" table:style-name="ce1">
            <text:p>4348,21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4954.76" table:style-name="ce1">
            <text:p>4954,76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4846.47" table:style-name="ce1">
            <text:p>4846,47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4808.04" table:style-name="ce1">
            <text:p>4808,04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5257.14" table:style-name="ce1">
            <text:p>5257,14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4974.66" table:style-name="ce1">
            <text:p>4974,66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5081.6400000000003" table:style-name="ce1">
            <text:p>5081,64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4988.55" table:style-name="ce1">
            <text:p>4988,55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117.33" table:style-name="ce1">
            <text:p>5117,33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5425.31" table:style-name="ce1">
            <text:p>5425,31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204.76" table:style-name="ce1">
            <text:p>5204,76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4520.1499999999996" table:style-name="ce1">
            <text:p>4520,15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5252.01" table:style-name="ce1">
            <text:p>5252,01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4987.0600000000004" table:style-name="ce1">
            <text:p>4987,06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5035.72" table:style-name="ce1">
            <text:p>5035,72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4955.6499999999996" table:style-name="ce1">
            <text:p>4955,65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4960.38" table:style-name="ce1">
            <text:p>4960,38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5174.7299999999996" table:style-name="ce1">
            <text:p>5174,73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5300.93" table:style-name="ce1">
            <text:p>5300,93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223.4399999999996" table:style-name="ce1">
            <text:p>5223,44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531.18" table:style-name="ce1">
            <text:p>5531,18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5094.43" table:style-name="ce1">
            <text:p>5094,43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5299.96" table:style-name="ce1">
            <text:p>5299,96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4076.34" table:style-name="ce1">
            <text:p>4076,34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5281.33" table:style-name="ce1">
            <text:p>5281,33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5470.28" table:style-name="ce1">
            <text:p>5470,28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5335.36" table:style-name="ce1">
            <text:p>5335,36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5209.9399999999996" table:style-name="ce1">
            <text:p>5209,94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5352.09" table:style-name="ce1">
            <text:p>5352,09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5095.91" table:style-name="ce1">
            <text:p>5095,91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4683.88" table:style-name="ce1">
            <text:p>4683,88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5020.2700000000004" table:style-name="ce1">
            <text:p>5020,27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5218.2299999999996" table:style-name="ce1">
            <text:p>5218,23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5213.16" table:style-name="ce1">
            <text:p>5213,16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5231.5" table:style-name="ce1">
            <text:p>5231,5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5225.2700000000004" table:style-name="ce1">
            <text:p>5225,27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5426.58" table:style-name="ce1">
            <text:p>5426,58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5093.29" table:style-name="ce1">
            <text:p>5093,29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5195.45" table:style-name="ce1">
            <text:p>5195,45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5188.08" table:style-name="ce1">
            <text:p>5188,08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5193.62" table:style-name="ce1">
            <text:p>5193,62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5156.62" table:style-name="ce1">
            <text:p>5156,62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4841.5200000000004" table:style-name="ce1">
            <text:p>4841,52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117.2700000000004" table:style-name="ce1">
            <text:p>5117,27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5038.75" table:style-name="ce1">
            <text:p>5038,75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5200.34" table:style-name="ce1">
            <text:p>5200,34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5225.74" table:style-name="ce1">
            <text:p>5225,74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5225.29" table:style-name="ce1">
            <text:p>5225,29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5193.2700000000004" table:style-name="ce1">
            <text:p>5193,27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5294.86" table:style-name="ce1">
            <text:p>5294,86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5267.84" table:style-name="ce1">
            <text:p>5267,84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5153.03" table:style-name="ce1">
            <text:p>5153,03</text:p>
          </table:table-cell>
          <table:table-cell table:number-columns-repeated="1638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5449.17" table:style-name="ce1">
            <text:p>5449,17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5196.71" table:style-name="ce1">
            <text:p>5196,71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5036.95" table:style-name="ce1">
            <text:p>5036,95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5084.8500000000004" table:style-name="ce1">
            <text:p>5084,85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5242.83" table:style-name="ce1">
            <text:p>5242,83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5421.98" table:style-name="ce1">
            <text:p>5421,98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5301.42" table:style-name="ce1">
            <text:p>5301,42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5113.96" table:style-name="ce1">
            <text:p>5113,96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5331.99" table:style-name="ce1">
            <text:p>5331,99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5247.22" table:style-name="ce1">
            <text:p>5247,22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5284.24" table:style-name="ce1">
            <text:p>5284,24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5266.93" table:style-name="ce1">
            <text:p>5266,93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5250.94" table:style-name="ce1">
            <text:p>5250,94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5106.88" table:style-name="ce1">
            <text:p>5106,88</text:p>
          </table:table-cell>
          <table:table-cell table:number-columns-repeated="16382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4983.03" table:style-name="ce1">
            <text:p>4983,03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5183.78" table:style-name="ce1">
            <text:p>5183,78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5453.13" table:style-name="ce1">
            <text:p>5453,13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5210.83" table:style-name="ce1">
            <text:p>5210,83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5293.17" table:style-name="ce1">
            <text:p>5293,17</text:p>
          </table:table-cell>
          <table:table-cell table:number-columns-repeated="16382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5191.33" table:style-name="ce1">
            <text:p>5191,33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5249.49" table:style-name="ce1">
            <text:p>5249,49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5351.37" table:style-name="ce1">
            <text:p>5351,37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809.93" table:style-name="ce1">
            <text:p>4809,93</text:p>
          </table:table-cell>
          <table:table-cell table:number-columns-repeated="16382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4915.1899999999996" table:style-name="ce1">
            <text:p>4915,19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5147.47" table:style-name="ce1">
            <text:p>5147,47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5150.5600000000004" table:style-name="ce1">
            <text:p>5150,56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4865.38" table:style-name="ce1">
            <text:p>4865,38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4830.83" table:style-name="ce1">
            <text:p>4830,83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4844.12" table:style-name="ce1">
            <text:p>4844,12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405.1000000000004" table:style-name="ce1">
            <text:p>4405,1</text:p>
          </table:table-cell>
          <table:table-cell table:number-columns-repeated="16382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4895.43" table:style-name="ce1">
            <text:p>4895,43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4877.8100000000004" table:style-name="ce1">
            <text:p>4877,81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019.47" table:style-name="ce1">
            <text:p>5019,47</text:p>
          </table:table-cell>
          <table:table-cell table:number-columns-repeated="16382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4251.76" table:style-name="ce1">
            <text:p>4251,76</text:p>
          </table:table-cell>
          <table:table-cell table:number-columns-repeated="16382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4771.76" table:style-name="ce1">
            <text:p>4771,76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4590.97" table:style-name="ce1">
            <text:p>4590,97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4925.34" table:style-name="ce1">
            <text:p>4925,34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5089.76" table:style-name="ce1">
            <text:p>5089,76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001.71" table:style-name="ce1">
            <text:p>5001,71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4979.0600000000004" table:style-name="ce1">
            <text:p>4979,06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114.42" table:style-name="ce1">
            <text:p>5114,42</text:p>
          </table:table-cell>
          <table:table-cell table:number-columns-repeated="16382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4971.5600000000004" table:style-name="ce1">
            <text:p>4971,56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083.45" table:style-name="ce1">
            <text:p>5083,45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5020.4799999999996" table:style-name="ce1">
            <text:p>5020,48</text:p>
          </table:table-cell>
          <table:table-cell table:number-columns-repeated="16382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4919.53" table:style-name="ce1">
            <text:p>4919,53</text:p>
          </table:table-cell>
          <table:table-cell table:number-columns-repeated="16382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4617.05" table:style-name="ce1">
            <text:p>4617,05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075.6499999999996" table:style-name="ce1">
            <text:p>5075,65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027.2700000000004" table:style-name="ce1">
            <text:p>5027,27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204.28" table:style-name="ce1">
            <text:p>5204,28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4945" table:style-name="ce1">
            <text:p>4945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5018.22" table:style-name="ce1">
            <text:p>5018,22</text:p>
          </table:table-cell>
          <table:table-cell table:number-columns-repeated="16382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4986.3100000000004" table:style-name="ce1">
            <text:p>4986,31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5017.99" table:style-name="ce1">
            <text:p>5017,99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5128.01" table:style-name="ce1">
            <text:p>5128,01</text:p>
          </table:table-cell>
          <table:table-cell table:number-columns-repeated="16382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311.58" table:style-name="ce1">
            <text:p>4311,58</text:p>
          </table:table-cell>
          <table:table-cell table:number-columns-repeated="16382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4994.84" table:style-name="ce1">
            <text:p>4994,84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232.1899999999996" table:style-name="ce1">
            <text:p>5232,19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5001.78" table:style-name="ce1">
            <text:p>5001,78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5089.78" table:style-name="ce1">
            <text:p>5089,78</text:p>
          </table:table-cell>
          <table:table-cell table:number-columns-repeated="16382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4832.2" table:style-name="ce1">
            <text:p>4832,2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4981.21" table:style-name="ce1">
            <text:p>4981,21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5033.53" table:style-name="ce1">
            <text:p>5033,53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4588.46" table:style-name="ce1">
            <text:p>4588,46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4981.8100000000004" table:style-name="ce1">
            <text:p>4981,81</text:p>
          </table:table-cell>
          <table:table-cell table:number-columns-repeated="16382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5187.62" table:style-name="ce1">
            <text:p>5187,62</text:p>
          </table:table-cell>
          <table:table-cell table:number-columns-repeated="16382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4951.6499999999996" table:style-name="ce1">
            <text:p>4951,65</text:p>
          </table:table-cell>
          <table:table-cell table:number-columns-repeated="16382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5134.08" table:style-name="ce1">
            <text:p>5134,08</text:p>
          </table:table-cell>
          <table:table-cell table:number-columns-repeated="16382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5111.72" table:style-name="ce1">
            <text:p>5111,72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5161.9799999999996" table:style-name="ce1">
            <text:p>5161,98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4983.7299999999996" table:style-name="ce1">
            <text:p>4983,73</text:p>
          </table:table-cell>
          <table:table-cell table:number-columns-repeated="16382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4987.43" table:style-name="ce1">
            <text:p>4987,43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5043.0200000000004" table:style-name="ce1">
            <text:p>5043,02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5104.6499999999996" table:style-name="ce1">
            <text:p>5104,65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5086.92" table:style-name="ce1">
            <text:p>5086,92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5148.26" table:style-name="ce1">
            <text:p>5148,26</text:p>
          </table:table-cell>
          <table:table-cell table:number-columns-repeated="16382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5148.93" table:style-name="ce1">
            <text:p>5148,93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5147.46" table:style-name="ce1">
            <text:p>5147,46</text:p>
          </table:table-cell>
          <table:table-cell table:number-columns-repeated="16382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5187.49" table:style-name="ce1">
            <text:p>5187,49</text:p>
          </table:table-cell>
          <table:table-cell table:number-columns-repeated="16382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5187.7" table:style-name="ce1">
            <text:p>5187,7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5139.24" table:style-name="ce1">
            <text:p>5139,24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4911.05" table:style-name="ce1">
            <text:p>4911,05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4776.82" table:style-name="ce1">
            <text:p>4776,82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5118.93" table:style-name="ce1">
            <text:p>5118,93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5011.24" table:style-name="ce1">
            <text:p>5011,24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5078.1400000000003" table:style-name="ce1">
            <text:p>5078,14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5074.3900000000003" table:style-name="ce1">
            <text:p>5074,39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5069.63" table:style-name="ce1">
            <text:p>5069,63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4992.34" table:style-name="ce1">
            <text:p>4992,34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5158.2" table:style-name="ce1">
            <text:p>5158,2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5001.8500000000004" table:style-name="ce1">
            <text:p>5001,85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4953.66" table:style-name="ce1">
            <text:p>4953,66</text:p>
          </table:table-cell>
          <table:table-cell table:number-columns-repeated="16382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4987.1000000000004" table:style-name="ce1">
            <text:p>4987,1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4913.4799999999996" table:style-name="ce1">
            <text:p>4913,48</text:p>
          </table:table-cell>
          <table:table-cell table:number-columns-repeated="16382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4990.54" table:style-name="ce1">
            <text:p>4990,54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5075.74" table:style-name="ce1">
            <text:p>5075,74</text:p>
          </table:table-cell>
          <table:table-cell table:number-columns-repeated="16382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4986.6499999999996" table:style-name="ce1">
            <text:p>4986,65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5154.43" table:style-name="ce1">
            <text:p>5154,43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4721.5200000000004" table:style-name="ce1">
            <text:p>4721,52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4863.8500000000004" table:style-name="ce1">
            <text:p>4863,85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4919.54" table:style-name="ce1">
            <text:p>4919,54</text:p>
          </table:table-cell>
          <table:table-cell table:number-columns-repeated="16382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5120.78" table:style-name="ce1">
            <text:p>5120,78</text:p>
          </table:table-cell>
          <table:table-cell table:number-columns-repeated="16382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5077.68" table:style-name="ce1">
            <text:p>5077,68</text:p>
          </table:table-cell>
          <table:table-cell table:number-columns-repeated="16382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4996.49" table:style-name="ce1">
            <text:p>4996,49</text:p>
          </table:table-cell>
          <table:table-cell table:number-columns-repeated="16382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4957.6099999999997" table:style-name="ce1">
            <text:p>4957,61</text:p>
          </table:table-cell>
          <table:table-cell table:number-columns-repeated="16382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4995.0600000000004" table:style-name="ce1">
            <text:p>4995,06</text:p>
          </table:table-cell>
          <table:table-cell table:number-columns-repeated="16382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4988.82" table:style-name="ce1">
            <text:p>4988,82</text:p>
          </table:table-cell>
          <table:table-cell table:number-columns-repeated="16382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4915.6899999999996" table:style-name="ce1">
            <text:p>4915,69</text:p>
          </table:table-cell>
          <table:table-cell table:number-columns-repeated="16382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4983.74" table:style-name="ce1">
            <text:p>4983,74</text:p>
          </table:table-cell>
          <table:table-cell table:number-columns-repeated="16382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5072.62" table:style-name="ce1">
            <text:p>5072,62</text:p>
          </table:table-cell>
          <table:table-cell table:number-columns-repeated="16382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4864.53" table:style-name="ce1">
            <text:p>4864,53</text:p>
          </table:table-cell>
          <table:table-cell table:number-columns-repeated="16382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4883.5" table:style-name="ce1">
            <text:p>4883,5</text:p>
          </table:table-cell>
          <table:table-cell table:number-columns-repeated="16382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4876.71" table:style-name="ce1">
            <text:p>4876,71</text:p>
          </table:table-cell>
          <table:table-cell table:number-columns-repeated="16382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4953.72" table:style-name="ce1">
            <text:p>4953,72</text:p>
          </table:table-cell>
          <table:table-cell table:number-columns-repeated="16382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4662.5600000000004" table:style-name="ce1">
            <text:p>4662,56</text:p>
          </table:table-cell>
          <table:table-cell table:number-columns-repeated="16382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4900.91" table:style-name="ce1">
            <text:p>4900,91</text:p>
          </table:table-cell>
          <table:table-cell table:number-columns-repeated="16382"/>
        </table:table-row>
        <table:table-row table:number-rows-repeated="1048320" table:style-name="ro1">
          <table:table-cell table:number-columns-repeated="16384"/>
        </table:table-row>
      </table:table>
      <table:table table:name="i-1k-250" table:style-name="ta1">
        <table:shapes>
          <draw:frame draw:z-index="1" draw:id="id1" draw:style-name="a1" draw:name="Chart 1" svg:x="1.8213in" svg:y="0.0417in" svg:width="11.7398in" svg:height="5.019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41.934699999999999" table:style-name="ce1">
            <text:p>41,934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75.13599999999997" table:style-name="ce1">
            <text:p>975,136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70.35900000000004" table:style-name="ce1">
            <text:p>970,35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32.9" table:style-name="ce1">
            <text:p>3132,9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11.63" table:style-name="ce1">
            <text:p>2411,6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73.16" table:style-name="ce1">
            <text:p>4773,16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89.03" table:style-name="ce1">
            <text:p>3589,03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59.1899999999996" table:style-name="ce1">
            <text:p>5159,19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457.13" table:style-name="ce1">
            <text:p>4457,13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39.27" table:style-name="ce1">
            <text:p>6339,27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18.78" table:style-name="ce1">
            <text:p>4918,7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180.48" table:style-name="ce1">
            <text:p>6180,48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489.22" table:style-name="ce1">
            <text:p>5489,2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612.87" table:style-name="ce1">
            <text:p>6612,87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565.56" table:style-name="ce1">
            <text:p>5565,56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117.99" table:style-name="ce1">
            <text:p>6117,99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907.26" table:style-name="ce1">
            <text:p>5907,26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82.03" table:style-name="ce1">
            <text:p>6982,03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066.59" table:style-name="ce1">
            <text:p>6066,59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370.45" table:style-name="ce1">
            <text:p>6370,45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493.82" table:style-name="ce1">
            <text:p>5493,82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775.34" table:style-name="ce1">
            <text:p>6775,34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657.47" table:style-name="ce1">
            <text:p>5657,47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920.57" table:style-name="ce1">
            <text:p>5920,57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609.11" table:style-name="ce1">
            <text:p>5609,11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541.77" table:style-name="ce1">
            <text:p>6541,77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710.83" table:style-name="ce1">
            <text:p>5710,83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110" table:style-name="ce1">
            <text:p>6110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761.36" table:style-name="ce1">
            <text:p>5761,36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720.54" table:style-name="ce1">
            <text:p>6720,54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828.31" table:style-name="ce1">
            <text:p>5828,31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873.5" table:style-name="ce1">
            <text:p>5873,5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570.24" table:style-name="ce1">
            <text:p>4570,24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364.12" table:style-name="ce1">
            <text:p>6364,12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5977.15" table:style-name="ce1">
            <text:p>5977,15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6030.88" table:style-name="ce1">
            <text:p>6030,88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826.59" table:style-name="ce1">
            <text:p>5826,59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825.67" table:style-name="ce1">
            <text:p>6825,67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313.61" table:style-name="ce1">
            <text:p>5313,61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162.2" table:style-name="ce1">
            <text:p>6162,2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912.17" table:style-name="ce1">
            <text:p>5912,17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744.77" table:style-name="ce1">
            <text:p>6744,77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791.89" table:style-name="ce1">
            <text:p>5791,89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6164.96" table:style-name="ce1">
            <text:p>6164,96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952.39" table:style-name="ce1">
            <text:p>5952,39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6660.5" table:style-name="ce1">
            <text:p>6660,5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732.33" table:style-name="ce1">
            <text:p>5732,33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36.26" table:style-name="ce1">
            <text:p>5736,26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713.93" table:style-name="ce1">
            <text:p>5713,93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6235.95" table:style-name="ce1">
            <text:p>6235,95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842.94" table:style-name="ce1">
            <text:p>5842,94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370.85" table:style-name="ce1">
            <text:p>5370,85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620.82" table:style-name="ce1">
            <text:p>5620,82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241.19" table:style-name="ce1">
            <text:p>6241,19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697.59" table:style-name="ce1">
            <text:p>5697,59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758.47" table:style-name="ce1">
            <text:p>5758,47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674.22" table:style-name="ce1">
            <text:p>5674,22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280.52" table:style-name="ce1">
            <text:p>6280,52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770.91" table:style-name="ce1">
            <text:p>5770,91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774.41" table:style-name="ce1">
            <text:p>5774,41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555.44" table:style-name="ce1">
            <text:p>5555,44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6306.01" table:style-name="ce1">
            <text:p>6306,01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486.38" table:style-name="ce1">
            <text:p>5486,38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522.58" table:style-name="ce1">
            <text:p>5522,58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476.01" table:style-name="ce1">
            <text:p>5476,01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859.6" table:style-name="ce1">
            <text:p>5859,6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419.86" table:style-name="ce1">
            <text:p>5419,86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490.48" table:style-name="ce1">
            <text:p>5490,48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5364.13" table:style-name="ce1">
            <text:p>5364,13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5847.07" table:style-name="ce1">
            <text:p>5847,07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5430.66" table:style-name="ce1">
            <text:p>5430,66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5520.69" table:style-name="ce1">
            <text:p>5520,69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5445.64" table:style-name="ce1">
            <text:p>5445,64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5967.51" table:style-name="ce1">
            <text:p>5967,51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5453.94" table:style-name="ce1">
            <text:p>5453,94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5528.01" table:style-name="ce1">
            <text:p>5528,01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413.95" table:style-name="ce1">
            <text:p>5413,95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5286.1" table:style-name="ce1">
            <text:p>5286,1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5336.43" table:style-name="ce1">
            <text:p>5336,43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383.93" table:style-name="ce1">
            <text:p>5383,93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5212.6499999999996" table:style-name="ce1">
            <text:p>5212,65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621.21" table:style-name="ce1">
            <text:p>5621,21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5153.41" table:style-name="ce1">
            <text:p>5153,41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5472.82" table:style-name="ce1">
            <text:p>5472,82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5374.69" table:style-name="ce1">
            <text:p>5374,69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5507.72" table:style-name="ce1">
            <text:p>5507,72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298.11" table:style-name="ce1">
            <text:p>5298,11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5358.48" table:style-name="ce1">
            <text:p>5358,48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5361.36" table:style-name="ce1">
            <text:p>5361,36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5655.18" table:style-name="ce1">
            <text:p>5655,18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5364.47" table:style-name="ce1">
            <text:p>5364,47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5389.88" table:style-name="ce1">
            <text:p>5389,88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5417.95" table:style-name="ce1">
            <text:p>5417,95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5738.24" table:style-name="ce1">
            <text:p>5738,24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5421.44" table:style-name="ce1">
            <text:p>5421,44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5338.96" table:style-name="ce1">
            <text:p>5338,96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5320.6" table:style-name="ce1">
            <text:p>5320,6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497.26" table:style-name="ce1">
            <text:p>5497,26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5530.34" table:style-name="ce1">
            <text:p>5530,34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498.96" table:style-name="ce1">
            <text:p>5498,96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5415.53" table:style-name="ce1">
            <text:p>5415,53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5680.35" table:style-name="ce1">
            <text:p>5680,35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5473.59" table:style-name="ce1">
            <text:p>5473,59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5500.68" table:style-name="ce1">
            <text:p>5500,68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5380.32" table:style-name="ce1">
            <text:p>5380,32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5730.41" table:style-name="ce1">
            <text:p>5730,41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5399.97" table:style-name="ce1">
            <text:p>5399,97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5519.07" table:style-name="ce1">
            <text:p>5519,07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374.84" table:style-name="ce1">
            <text:p>5374,84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588.67" table:style-name="ce1">
            <text:p>5588,67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4799.6099999999997" table:style-name="ce1">
            <text:p>4799,61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5372.56" table:style-name="ce1">
            <text:p>5372,56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5336.88" table:style-name="ce1">
            <text:p>5336,88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5612.4" table:style-name="ce1">
            <text:p>5612,4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4928.84" table:style-name="ce1">
            <text:p>4928,84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5412.53" table:style-name="ce1">
            <text:p>5412,53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5463.34" table:style-name="ce1">
            <text:p>5463,34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5599.15" table:style-name="ce1">
            <text:p>5599,15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5471.68" table:style-name="ce1">
            <text:p>5471,68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5442.55" table:style-name="ce1">
            <text:p>5442,55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5469.89" table:style-name="ce1">
            <text:p>5469,89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5345.07" table:style-name="ce1">
            <text:p>5345,07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5388.62" table:style-name="ce1">
            <text:p>5388,62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5139.01" table:style-name="ce1">
            <text:p>5139,01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5212.22" table:style-name="ce1">
            <text:p>5212,22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5612.28" table:style-name="ce1">
            <text:p>5612,28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5291.21" table:style-name="ce1">
            <text:p>5291,21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5342.31" table:style-name="ce1">
            <text:p>5342,31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5101.6099999999997" table:style-name="ce1">
            <text:p>5101,61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5505.03" table:style-name="ce1">
            <text:p>5505,03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5248.47" table:style-name="ce1">
            <text:p>5248,47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5322.4" table:style-name="ce1">
            <text:p>5322,4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166.84" table:style-name="ce1">
            <text:p>5166,84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5474.41" table:style-name="ce1">
            <text:p>5474,41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4814.8599999999997" table:style-name="ce1">
            <text:p>4814,86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5173.0200000000004" table:style-name="ce1">
            <text:p>5173,02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5263.47" table:style-name="ce1">
            <text:p>5263,47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5519.1" table:style-name="ce1">
            <text:p>5519,1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5250.52" table:style-name="ce1">
            <text:p>5250,52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5331.82" table:style-name="ce1">
            <text:p>5331,82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5255.93" table:style-name="ce1">
            <text:p>5255,93</text:p>
          </table:table-cell>
          <table:table-cell table:number-columns-repeated="1638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5572.11" table:style-name="ce1">
            <text:p>5572,11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5325.7" table:style-name="ce1">
            <text:p>5325,7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5311" table:style-name="ce1">
            <text:p>5311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4927.26" table:style-name="ce1">
            <text:p>4927,26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5562.12" table:style-name="ce1">
            <text:p>5562,12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5291.96" table:style-name="ce1">
            <text:p>5291,96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979.87" table:style-name="ce1">
            <text:p>4979,87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5012.47" table:style-name="ce1">
            <text:p>5012,47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5268.03" table:style-name="ce1">
            <text:p>5268,03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5295.84" table:style-name="ce1">
            <text:p>5295,84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5331.97" table:style-name="ce1">
            <text:p>5331,97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5311.22" table:style-name="ce1">
            <text:p>5311,22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5531.91" table:style-name="ce1">
            <text:p>5531,91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5248.84" table:style-name="ce1">
            <text:p>5248,84</text:p>
          </table:table-cell>
          <table:table-cell table:number-columns-repeated="16382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5367.99" table:style-name="ce1">
            <text:p>5367,99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5303.57" table:style-name="ce1">
            <text:p>5303,57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5522.22" table:style-name="ce1">
            <text:p>5522,22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5235.43" table:style-name="ce1">
            <text:p>5235,43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5177.8900000000003" table:style-name="ce1">
            <text:p>5177,89</text:p>
          </table:table-cell>
          <table:table-cell table:number-columns-repeated="16382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5300.91" table:style-name="ce1">
            <text:p>5300,91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5587.76" table:style-name="ce1">
            <text:p>5587,76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5229.4399999999996" table:style-name="ce1">
            <text:p>5229,44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5244.93" table:style-name="ce1">
            <text:p>5244,93</text:p>
          </table:table-cell>
          <table:table-cell table:number-columns-repeated="16382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5262.93" table:style-name="ce1">
            <text:p>5262,93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5629.81" table:style-name="ce1">
            <text:p>5629,81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5221.09" table:style-name="ce1">
            <text:p>5221,09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4988.92" table:style-name="ce1">
            <text:p>4988,92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4395.82" table:style-name="ce1">
            <text:p>4395,82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5129.12" table:style-name="ce1">
            <text:p>5129,12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5175.9799999999996" table:style-name="ce1">
            <text:p>5175,98</text:p>
          </table:table-cell>
          <table:table-cell table:number-columns-repeated="16382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220.99" table:style-name="ce1">
            <text:p>5220,99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5180.6899999999996" table:style-name="ce1">
            <text:p>5180,69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499.48" table:style-name="ce1">
            <text:p>5499,48</text:p>
          </table:table-cell>
          <table:table-cell table:number-columns-repeated="16382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5171.51" table:style-name="ce1">
            <text:p>5171,51</text:p>
          </table:table-cell>
          <table:table-cell table:number-columns-repeated="16382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5240.93" table:style-name="ce1">
            <text:p>5240,93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5081.8599999999997" table:style-name="ce1">
            <text:p>5081,86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496.97" table:style-name="ce1">
            <text:p>5496,97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5269.46" table:style-name="ce1">
            <text:p>5269,46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174.3500000000004" table:style-name="ce1">
            <text:p>5174,35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4656.32" table:style-name="ce1">
            <text:p>4656,32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395.89" table:style-name="ce1">
            <text:p>5395,89</text:p>
          </table:table-cell>
          <table:table-cell table:number-columns-repeated="16382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5343.32" table:style-name="ce1">
            <text:p>5343,32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276.68" table:style-name="ce1">
            <text:p>5276,68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5336.33" table:style-name="ce1">
            <text:p>5336,33</text:p>
          </table:table-cell>
          <table:table-cell table:number-columns-repeated="16382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5462.44" table:style-name="ce1">
            <text:p>5462,44</text:p>
          </table:table-cell>
          <table:table-cell table:number-columns-repeated="16382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5112.5200000000004" table:style-name="ce1">
            <text:p>5112,52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233.6099999999997" table:style-name="ce1">
            <text:p>5233,61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186.1400000000003" table:style-name="ce1">
            <text:p>5186,14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298.97" table:style-name="ce1">
            <text:p>5298,97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4759.8100000000004" table:style-name="ce1">
            <text:p>4759,81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4750.34" table:style-name="ce1">
            <text:p>4750,34</text:p>
          </table:table-cell>
          <table:table-cell table:number-columns-repeated="16382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5135.2" table:style-name="ce1">
            <text:p>5135,2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5339.61" table:style-name="ce1">
            <text:p>5339,61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5034.08" table:style-name="ce1">
            <text:p>5034,08</text:p>
          </table:table-cell>
          <table:table-cell table:number-columns-repeated="16382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964.08" table:style-name="ce1">
            <text:p>4964,08</text:p>
          </table:table-cell>
          <table:table-cell table:number-columns-repeated="16382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4938.0200000000004" table:style-name="ce1">
            <text:p>4938,02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276.2" table:style-name="ce1">
            <text:p>5276,2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4810.51" table:style-name="ce1">
            <text:p>4810,51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3920.06" table:style-name="ce1">
            <text:p>3920,06</text:p>
          </table:table-cell>
          <table:table-cell table:number-columns-repeated="16382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3846.62" table:style-name="ce1">
            <text:p>3846,62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4871.82" table:style-name="ce1">
            <text:p>4871,82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4388.41" table:style-name="ce1">
            <text:p>4388,41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4395.96" table:style-name="ce1">
            <text:p>4395,96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4567.1499999999996" table:style-name="ce1">
            <text:p>4567,15</text:p>
          </table:table-cell>
          <table:table-cell table:number-columns-repeated="16382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4613.22" table:style-name="ce1">
            <text:p>4613,22</text:p>
          </table:table-cell>
          <table:table-cell table:number-columns-repeated="16382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4415.71" table:style-name="ce1">
            <text:p>4415,71</text:p>
          </table:table-cell>
          <table:table-cell table:number-columns-repeated="16382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4321.21" table:style-name="ce1">
            <text:p>4321,21</text:p>
          </table:table-cell>
          <table:table-cell table:number-columns-repeated="16382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4358.45" table:style-name="ce1">
            <text:p>4358,45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4377.82" table:style-name="ce1">
            <text:p>4377,82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3754.64" table:style-name="ce1">
            <text:p>3754,64</text:p>
          </table:table-cell>
          <table:table-cell table:number-columns-repeated="16382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3957.64" table:style-name="ce1">
            <text:p>3957,64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4221.8900000000003" table:style-name="ce1">
            <text:p>4221,89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256.28" table:style-name="ce1">
            <text:p>4256,28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4183.88" table:style-name="ce1">
            <text:p>4183,88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4152.3" table:style-name="ce1">
            <text:p>4152,3</text:p>
          </table:table-cell>
          <table:table-cell table:number-columns-repeated="16382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4154.5600000000004" table:style-name="ce1">
            <text:p>4154,56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4360.93" table:style-name="ce1">
            <text:p>4360,93</text:p>
          </table:table-cell>
          <table:table-cell table:number-columns-repeated="16382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3909.7" table:style-name="ce1">
            <text:p>3909,7</text:p>
          </table:table-cell>
          <table:table-cell table:number-columns-repeated="16382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3317.11" table:style-name="ce1">
            <text:p>3317,11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3294.21" table:style-name="ce1">
            <text:p>3294,21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4047.6" table:style-name="ce1">
            <text:p>4047,6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3571.15" table:style-name="ce1">
            <text:p>3571,15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3553.17" table:style-name="ce1">
            <text:p>3553,17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3689.21" table:style-name="ce1">
            <text:p>3689,21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3896.76" table:style-name="ce1">
            <text:p>3896,76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3665.98" table:style-name="ce1">
            <text:p>3665,98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3080.43" table:style-name="ce1">
            <text:p>3080,43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3294.34" table:style-name="ce1">
            <text:p>3294,34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3510.92" table:style-name="ce1">
            <text:p>3510,92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3412.62" table:style-name="ce1">
            <text:p>3412,62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3341.82" table:style-name="ce1">
            <text:p>3341,82</text:p>
          </table:table-cell>
          <table:table-cell table:number-columns-repeated="16382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3105.62" table:style-name="ce1">
            <text:p>3105,62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848.66" table:style-name="ce1">
            <text:p>2848,66</text:p>
          </table:table-cell>
          <table:table-cell table:number-columns-repeated="16382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2879.02" table:style-name="ce1">
            <text:p>2879,02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3043.2" table:style-name="ce1">
            <text:p>3043,2</text:p>
          </table:table-cell>
          <table:table-cell table:number-columns-repeated="16382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3144.61" table:style-name="ce1">
            <text:p>3144,61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3162.42" table:style-name="ce1">
            <text:p>3162,42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2991.8" table:style-name="ce1">
            <text:p>2991,8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2454.1" table:style-name="ce1">
            <text:p>2454,1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2957.22" table:style-name="ce1">
            <text:p>2957,22</text:p>
          </table:table-cell>
          <table:table-cell table:number-columns-repeated="16382"/>
        </table:table-row>
        <table:table-row table:number-rows-repeated="1048335" table:style-name="ro1">
          <table:table-cell table:number-columns-repeated="16384"/>
        </table:table-row>
      </table:table>
      <table:table table:name="h-200-50" table:style-name="ta1">
        <table:shapes>
          <draw:frame draw:z-index="1" draw:id="id2" draw:style-name="a2" draw:name="Chart 1" svg:x="1.8213in" svg:y="0.0417in" svg:width="10.8831in" svg:height="3.5453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1" table:number-columns-repeated="6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float" office:value="2.41E-2" table:style-name="ce1">
            <text:p>0,0241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67300000000000004" table:style-name="ce1">
            <text:p>0,673</text:p>
          </table:table-cell>
          <table:table-cell table:number-columns-repeated="1638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06" table:style-name="ce1">
            <text:p>1,06</text:p>
          </table:table-cell>
          <table:table-cell table:number-columns-repeated="1638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3.68" table:style-name="ce1">
            <text:p>3,68</text:p>
          </table:table-cell>
          <table:table-cell table:number-columns-repeated="1638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.93" table:style-name="ce1">
            <text:p>2,93</text:p>
          </table:table-cell>
          <table:table-cell table:number-columns-repeated="1638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.79" table:style-name="ce1">
            <text:p>4,79</text:p>
          </table:table-cell>
          <table:table-cell table:number-columns-repeated="16382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3.47" table:style-name="ce1">
            <text:p>3,47</text:p>
          </table:table-cell>
          <table:table-cell table:number-columns-repeated="1638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3.51" table:style-name="ce1">
            <text:p>3,51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5.24" table:style-name="ce1">
            <text:p>5,24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3.28" table:style-name="ce1">
            <text:p>3,28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3.42" table:style-name="ce1">
            <text:p>3,42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3.35" table:style-name="ce1">
            <text:p>3,35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5.19" table:style-name="ce1">
            <text:p>5,19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3.25" table:style-name="ce1">
            <text:p>3,25</text:p>
          </table:table-cell>
          <table:table-cell table:number-columns-repeated="2" table:style-name="ce1"/>
          <table:table-cell office:value-type="string" table:style-name="ce1">
            <text:p>HOPPER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3.39" table:style-name="ce1">
            <text:p>3,39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3.35" table:style-name="ce1">
            <text:p>3,35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4.93" table:style-name="ce1">
            <text:p>4,93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3.32" table:style-name="ce1">
            <text:p>3,32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3.48" table:style-name="ce1">
            <text:p>3,48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3.36" table:style-name="ce1">
            <text:p>3,36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4.62" table:style-name="ce1">
            <text:p>4,62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3.33" table:style-name="ce1">
            <text:p>3,33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3.34" table:style-name="ce1">
            <text:p>3,34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.83" table:style-name="ce1">
            <text:p>3,83</text:p>
          </table:table-cell>
          <table:table-cell table:number-columns-repeated="16382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2">
          <table:table-cell office:value-type="float" office:value="157" table:style-name="ce2">
            <text:p>157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2">
          <table:table-cell office:value-type="float" office:value="160" table:style-name="ce2">
            <text:p>160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2">
          <table:table-cell office:value-type="float" office:value="163" table:style-name="ce2">
            <text:p>163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2">
          <table:table-cell office:value-type="float" office:value="166" table:style-name="ce2">
            <text:p>166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2">
          <table:table-cell office:value-type="float" office:value="169" table:style-name="ce2">
            <text:p>169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2">
          <table:table-cell office:value-type="float" office:value="172" table:style-name="ce2">
            <text:p>172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2">
          <table:table-cell office:value-type="float" office:value="175" table:style-name="ce2">
            <text:p>175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2">
          <table:table-cell office:value-type="float" office:value="178" table:style-name="ce2">
            <text:p>178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2">
          <table:table-cell office:value-type="float" office:value="181" table:style-name="ce2">
            <text:p>181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2">
          <table:table-cell office:value-type="float" office:value="184" table:style-name="ce2">
            <text:p>184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2">
          <table:table-cell office:value-type="float" office:value="187" table:style-name="ce2">
            <text:p>187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2">
          <table:table-cell office:value-type="float" office:value="190" table:style-name="ce2">
            <text:p>190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2">
          <table:table-cell office:value-type="float" office:value="193" table:style-name="ce2">
            <text:p>193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2">
          <table:table-cell office:value-type="float" office:value="196" table:style-name="ce2">
            <text:p>196</text:p>
          </table:table-cell>
          <table:table-cell office:value-type="float" office:value="3.35" table:style-name="ce1">
            <text:p>3,35</text:p>
          </table:table-cell>
          <table:table-cell table:number-columns-repeated="16382"/>
        </table:table-row>
        <table:table-row table:style-name="ro2">
          <table:table-cell office:value-type="float" office:value="199" table:style-name="ce2">
            <text:p>199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2">
          <table:table-cell office:value-type="float" office:value="202" table:style-name="ce2">
            <text:p>202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2">
          <table:table-cell office:value-type="float" office:value="205" table:style-name="ce2">
            <text:p>205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2">
          <table:table-cell office:value-type="float" office:value="208" table:style-name="ce2">
            <text:p>208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2">
          <table:table-cell office:value-type="float" office:value="211" table:style-name="ce2">
            <text:p>211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2">
          <table:table-cell office:value-type="float" office:value="214" table:style-name="ce2">
            <text:p>214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2">
          <table:table-cell office:value-type="float" office:value="217" table:style-name="ce2">
            <text:p>217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2">
          <table:table-cell office:value-type="float" office:value="220" table:style-name="ce2">
            <text:p>220</text:p>
          </table:table-cell>
          <table:table-cell office:value-type="float" office:value="3.34" table:style-name="ce1">
            <text:p>3,34</text:p>
          </table:table-cell>
          <table:table-cell table:number-columns-repeated="16382"/>
        </table:table-row>
        <table:table-row table:style-name="ro2">
          <table:table-cell office:value-type="float" office:value="223" table:style-name="ce2">
            <text:p>223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style-name="ro2">
          <table:table-cell office:value-type="float" office:value="226" table:style-name="ce2">
            <text:p>226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2">
          <table:table-cell office:value-type="float" office:value="229" table:style-name="ce2">
            <text:p>229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2">
          <table:table-cell office:value-type="float" office:value="232" table:style-name="ce2">
            <text:p>232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2">
          <table:table-cell office:value-type="float" office:value="235" table:style-name="ce2">
            <text:p>235</text:p>
          </table:table-cell>
          <table:table-cell office:value-type="float" office:value="2.78" table:style-name="ce1">
            <text:p>2,78</text:p>
          </table:table-cell>
          <table:table-cell table:number-columns-repeated="16382"/>
        </table:table-row>
        <table:table-row table:style-name="ro2">
          <table:table-cell office:value-type="float" office:value="238" table:style-name="ce2">
            <text:p>238</text:p>
          </table:table-cell>
          <table:table-cell office:value-type="float" office:value="2.73" table:style-name="ce1">
            <text:p>2,73</text:p>
          </table:table-cell>
          <table:table-cell table:number-columns-repeated="16382"/>
        </table:table-row>
        <table:table-row table:style-name="ro2">
          <table:table-cell office:value-type="float" office:value="241" table:style-name="ce2">
            <text:p>241</text:p>
          </table:table-cell>
          <table:table-cell office:value-type="float" office:value="2.62" table:style-name="ce1">
            <text:p>2,62</text:p>
          </table:table-cell>
          <table:table-cell table:number-columns-repeated="16382"/>
        </table:table-row>
        <table:table-row table:style-name="ro2">
          <table:table-cell office:value-type="float" office:value="244" table:style-name="ce2">
            <text:p>244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2">
          <table:table-cell office:value-type="float" office:value="247" table:style-name="ce2">
            <text:p>247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2">
          <table:table-cell office:value-type="float" office:value="250" table:style-name="ce2">
            <text:p>250</text:p>
          </table:table-cell>
          <table:table-cell office:value-type="float" office:value="2.59" table:style-name="ce1">
            <text:p>2,59</text:p>
          </table:table-cell>
          <table:table-cell table:number-columns-repeated="16382"/>
        </table:table-row>
        <table:table-row table:style-name="ro2">
          <table:table-cell office:value-type="float" office:value="253" table:style-name="ce2">
            <text:p>253</text:p>
          </table:table-cell>
          <table:table-cell office:value-type="float" office:value="2.44" table:style-name="ce1">
            <text:p>2,44</text:p>
          </table:table-cell>
          <table:table-cell table:number-columns-repeated="16382"/>
        </table:table-row>
        <table:table-row table:style-name="ro2">
          <table:table-cell office:value-type="float" office:value="256" table:style-name="ce2">
            <text:p>256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259" table:style-name="ce2">
            <text:p>259</text:p>
          </table:table-cell>
          <table:table-cell office:value-type="float" office:value="2.4500000000000002" table:style-name="ce1">
            <text:p>2,45</text:p>
          </table:table-cell>
          <table:table-cell table:number-columns-repeated="16382"/>
        </table:table-row>
        <table:table-row table:style-name="ro2">
          <table:table-cell office:value-type="float" office:value="262" table:style-name="ce2">
            <text:p>262</text:p>
          </table:table-cell>
          <table:table-cell office:value-type="float" office:value="2.4900000000000002" table:style-name="ce1">
            <text:p>2,49</text:p>
          </table:table-cell>
          <table:table-cell table:number-columns-repeated="16382"/>
        </table:table-row>
        <table:table-row table:style-name="ro2">
          <table:table-cell office:value-type="float" office:value="265" table:style-name="ce2">
            <text:p>265</text:p>
          </table:table-cell>
          <table:table-cell office:value-type="float" office:value="2.37" table:style-name="ce1">
            <text:p>2,37</text:p>
          </table:table-cell>
          <table:table-cell table:number-columns-repeated="16382"/>
        </table:table-row>
        <table:table-row table:style-name="ro2">
          <table:table-cell office:value-type="float" office:value="268" table:style-name="ce2">
            <text:p>268</text:p>
          </table:table-cell>
          <table:table-cell office:value-type="float" office:value="2.41" table:style-name="ce1">
            <text:p>2,41</text:p>
          </table:table-cell>
          <table:table-cell table:number-columns-repeated="16382"/>
        </table:table-row>
        <table:table-row table:style-name="ro2">
          <table:table-cell office:value-type="float" office:value="271" table:style-name="ce2">
            <text:p>271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2">
          <table:table-cell office:value-type="float" office:value="274" table:style-name="ce2">
            <text:p>274</text:p>
          </table:table-cell>
          <table:table-cell office:value-type="float" office:value="2.4500000000000002" table:style-name="ce1">
            <text:p>2,45</text:p>
          </table:table-cell>
          <table:table-cell table:number-columns-repeated="16382"/>
        </table:table-row>
        <table:table-row table:style-name="ro2">
          <table:table-cell office:value-type="float" office:value="277" table:style-name="ce2">
            <text:p>277</text:p>
          </table:table-cell>
          <table:table-cell office:value-type="float" office:value="2.4300000000000002" table:style-name="ce1">
            <text:p>2,43</text:p>
          </table:table-cell>
          <table:table-cell table:number-columns-repeated="16382"/>
        </table:table-row>
        <table:table-row table:style-name="ro2">
          <table:table-cell office:value-type="float" office:value="280" table:style-name="ce2">
            <text:p>280</text:p>
          </table:table-cell>
          <table:table-cell office:value-type="float" office:value="2.44" table:style-name="ce1">
            <text:p>2,44</text:p>
          </table:table-cell>
          <table:table-cell table:number-columns-repeated="16382"/>
        </table:table-row>
        <table:table-row table:style-name="ro2">
          <table:table-cell office:value-type="float" office:value="283" table:style-name="ce2">
            <text:p>283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2">
          <table:table-cell office:value-type="float" office:value="286" table:style-name="ce2">
            <text:p>286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2">
          <table:table-cell office:value-type="float" office:value="289" table:style-name="ce2">
            <text:p>289</text:p>
          </table:table-cell>
          <table:table-cell office:value-type="float" office:value="2.34" table:style-name="ce1">
            <text:p>2,34</text:p>
          </table:table-cell>
          <table:table-cell table:number-columns-repeated="16382"/>
        </table:table-row>
        <table:table-row table:style-name="ro2">
          <table:table-cell office:value-type="float" office:value="292" table:style-name="ce2">
            <text:p>292</text:p>
          </table:table-cell>
          <table:table-cell office:value-type="float" office:value="2.31" table:style-name="ce1">
            <text:p>2,31</text:p>
          </table:table-cell>
          <table:table-cell table:number-columns-repeated="16382"/>
        </table:table-row>
        <table:table-row table:style-name="ro2">
          <table:table-cell office:value-type="float" office:value="295" table:style-name="ce2">
            <text:p>295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2">
          <table:table-cell office:value-type="float" office:value="298" table:style-name="ce2">
            <text:p>298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2">
          <table:table-cell office:value-type="float" office:value="301" table:style-name="ce2">
            <text:p>301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04" table:style-name="ce2">
            <text:p>304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07" table:style-name="ce2">
            <text:p>307</text:p>
          </table:table-cell>
          <table:table-cell office:value-type="float" office:value="2.2000000000000002" table:style-name="ce1">
            <text:p>2,2</text:p>
          </table:table-cell>
          <table:table-cell table:number-columns-repeated="16382"/>
        </table:table-row>
        <table:table-row table:style-name="ro2">
          <table:table-cell office:value-type="float" office:value="310" table:style-name="ce2">
            <text:p>310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2">
          <table:table-cell office:value-type="float" office:value="313" table:style-name="ce2">
            <text:p>313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16" table:style-name="ce2">
            <text:p>316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19" table:style-name="ce2">
            <text:p>319</text:p>
          </table:table-cell>
          <table:table-cell office:value-type="float" office:value="2.02" table:style-name="ce1">
            <text:p>2,02</text:p>
          </table:table-cell>
          <table:table-cell table:number-columns-repeated="16382"/>
        </table:table-row>
        <table:table-row table:style-name="ro2">
          <table:table-cell office:value-type="float" office:value="322" table:style-name="ce2">
            <text:p>322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25" table:style-name="ce2">
            <text:p>325</text:p>
          </table:table-cell>
          <table:table-cell office:value-type="float" office:value="2.17" table:style-name="ce1">
            <text:p>2,17</text:p>
          </table:table-cell>
          <table:table-cell table:number-columns-repeated="16382"/>
        </table:table-row>
        <table:table-row table:style-name="ro2">
          <table:table-cell office:value-type="float" office:value="328" table:style-name="ce2">
            <text:p>328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31" table:style-name="ce2">
            <text:p>331</text:p>
          </table:table-cell>
          <table:table-cell office:value-type="float" office:value="2.14" table:style-name="ce1">
            <text:p>2,14</text:p>
          </table:table-cell>
          <table:table-cell table:number-columns-repeated="16382"/>
        </table:table-row>
        <table:table-row table:style-name="ro2">
          <table:table-cell office:value-type="float" office:value="334" table:style-name="ce2">
            <text:p>334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37" table:style-name="ce2">
            <text:p>337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40" table:style-name="ce2">
            <text:p>340</text:p>
          </table:table-cell>
          <table:table-cell office:value-type="float" office:value="2.15" table:style-name="ce1">
            <text:p>2,15</text:p>
          </table:table-cell>
          <table:table-cell table:number-columns-repeated="16382"/>
        </table:table-row>
        <table:table-row table:style-name="ro2">
          <table:table-cell office:value-type="float" office:value="343" table:style-name="ce2">
            <text:p>343</text:p>
          </table:table-cell>
          <table:table-cell office:value-type="float" office:value="2.15" table:style-name="ce1">
            <text:p>2,15</text:p>
          </table:table-cell>
          <table:table-cell table:number-columns-repeated="16382"/>
        </table:table-row>
        <table:table-row table:style-name="ro2">
          <table:table-cell office:value-type="float" office:value="346" table:style-name="ce2">
            <text:p>346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49" table:style-name="ce2">
            <text:p>349</text:p>
          </table:table-cell>
          <table:table-cell office:value-type="float" office:value="2.17" table:style-name="ce1">
            <text:p>2,17</text:p>
          </table:table-cell>
          <table:table-cell table:number-columns-repeated="16382"/>
        </table:table-row>
        <table:table-row table:style-name="ro2">
          <table:table-cell office:value-type="float" office:value="352" table:style-name="ce2">
            <text:p>352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55" table:style-name="ce2">
            <text:p>355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58" table:style-name="ce2">
            <text:p>358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61" table:style-name="ce2">
            <text:p>361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64" table:style-name="ce2">
            <text:p>364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67" table:style-name="ce2">
            <text:p>367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70" table:style-name="ce2">
            <text:p>370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73" table:style-name="ce2">
            <text:p>373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76" table:style-name="ce2">
            <text:p>376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79" table:style-name="ce2">
            <text:p>379</text:p>
          </table:table-cell>
          <table:table-cell office:value-type="float" office:value="2.17" table:style-name="ce1">
            <text:p>2,17</text:p>
          </table:table-cell>
          <table:table-cell table:number-columns-repeated="16382"/>
        </table:table-row>
        <table:table-row table:style-name="ro2">
          <table:table-cell office:value-type="float" office:value="382" table:style-name="ce2">
            <text:p>382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85" table:style-name="ce2">
            <text:p>385</text:p>
          </table:table-cell>
          <table:table-cell office:value-type="float" office:value="2.12" table:style-name="ce1">
            <text:p>2,12</text:p>
          </table:table-cell>
          <table:table-cell table:number-columns-repeated="16382"/>
        </table:table-row>
        <table:table-row table:style-name="ro2">
          <table:table-cell office:value-type="float" office:value="388" table:style-name="ce2">
            <text:p>388</text:p>
          </table:table-cell>
          <table:table-cell office:value-type="float" office:value="2.09" table:style-name="ce1">
            <text:p>2,09</text:p>
          </table:table-cell>
          <table:table-cell table:number-columns-repeated="16382"/>
        </table:table-row>
        <table:table-row table:style-name="ro2">
          <table:table-cell office:value-type="float" office:value="391" table:style-name="ce2">
            <text:p>391</text:p>
          </table:table-cell>
          <table:table-cell office:value-type="float" office:value="2.08" table:style-name="ce1">
            <text:p>2,08</text:p>
          </table:table-cell>
          <table:table-cell table:number-columns-repeated="16382"/>
        </table:table-row>
        <table:table-row table:style-name="ro2">
          <table:table-cell office:value-type="float" office:value="394" table:style-name="ce2">
            <text:p>394</text:p>
          </table:table-cell>
          <table:table-cell office:value-type="float" office:value="2.08" table:style-name="ce1">
            <text:p>2,08</text:p>
          </table:table-cell>
          <table:table-cell table:number-columns-repeated="16382"/>
        </table:table-row>
        <table:table-row table:style-name="ro2">
          <table:table-cell office:value-type="float" office:value="397" table:style-name="ce2">
            <text:p>397</text:p>
          </table:table-cell>
          <table:table-cell office:value-type="float" office:value="2.06" table:style-name="ce1">
            <text:p>2,06</text:p>
          </table:table-cell>
          <table:table-cell table:number-columns-repeated="16382"/>
        </table:table-row>
        <table:table-row table:style-name="ro2">
          <table:table-cell office:value-type="float" office:value="400" table:style-name="ce2">
            <text:p>400</text:p>
          </table:table-cell>
          <table:table-cell office:value-type="float" office:value="2.0499999999999998" table:style-name="ce1">
            <text:p>2,05</text:p>
          </table:table-cell>
          <table:table-cell table:number-columns-repeated="16382"/>
        </table:table-row>
        <table:table-row table:style-name="ro2">
          <table:table-cell office:value-type="float" office:value="403" table:style-name="ce2">
            <text:p>403</text:p>
          </table:table-cell>
          <table:table-cell office:value-type="float" office:value="2.0299999999999998" table:style-name="ce1">
            <text:p>2,03</text:p>
          </table:table-cell>
          <table:table-cell table:number-columns-repeated="16382"/>
        </table:table-row>
        <table:table-row table:style-name="ro2">
          <table:table-cell office:value-type="float" office:value="406" table:style-name="ce2">
            <text:p>406</text:p>
          </table:table-cell>
          <table:table-cell office:value-type="float" office:value="2.06" table:style-name="ce1">
            <text:p>2,06</text:p>
          </table:table-cell>
          <table:table-cell table:number-columns-repeated="16382"/>
        </table:table-row>
        <table:table-row table:style-name="ro2">
          <table:table-cell office:value-type="float" office:value="409" table:style-name="ce2">
            <text:p>409</text:p>
          </table:table-cell>
          <table:table-cell office:value-type="float" office:value="2.02" table:style-name="ce1">
            <text:p>2,02</text:p>
          </table:table-cell>
          <table:table-cell table:number-columns-repeated="16382"/>
        </table:table-row>
        <table:table-row table:style-name="ro2">
          <table:table-cell office:value-type="float" office:value="412" table:style-name="ce2">
            <text:p>412</text:p>
          </table:table-cell>
          <table:table-cell office:value-type="float" office:value="2.0099999999999998" table:style-name="ce1">
            <text:p>2,01</text:p>
          </table:table-cell>
          <table:table-cell table:number-columns-repeated="16382"/>
        </table:table-row>
        <table:table-row table:style-name="ro2">
          <table:table-cell office:value-type="float" office:value="415" table:style-name="ce2">
            <text:p>415</text:p>
          </table:table-cell>
          <table:table-cell office:value-type="float" office:value="1.99" table:style-name="ce1">
            <text:p>1,99</text:p>
          </table:table-cell>
          <table:table-cell table:number-columns-repeated="16382"/>
        </table:table-row>
        <table:table-row table:style-name="ro2">
          <table:table-cell office:value-type="float" office:value="418" table:style-name="ce2">
            <text:p>418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2">
          <table:table-cell office:value-type="float" office:value="421" table:style-name="ce2">
            <text:p>421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2">
          <table:table-cell office:value-type="float" office:value="424" table:style-name="ce2">
            <text:p>424</text:p>
          </table:table-cell>
          <table:table-cell office:value-type="float" office:value="1.94" table:style-name="ce1">
            <text:p>1,94</text:p>
          </table:table-cell>
          <table:table-cell table:number-columns-repeated="16382"/>
        </table:table-row>
        <table:table-row table:style-name="ro2">
          <table:table-cell office:value-type="float" office:value="427" table:style-name="ce2">
            <text:p>427</text:p>
          </table:table-cell>
          <table:table-cell office:value-type="float" office:value="1.9" table:style-name="ce1">
            <text:p>1,9</text:p>
          </table:table-cell>
          <table:table-cell table:number-columns-repeated="16382"/>
        </table:table-row>
        <table:table-row table:style-name="ro2">
          <table:table-cell office:value-type="float" office:value="430" table:style-name="ce2">
            <text:p>430</text:p>
          </table:table-cell>
          <table:table-cell office:value-type="float" office:value="1.91" table:style-name="ce1">
            <text:p>1,91</text:p>
          </table:table-cell>
          <table:table-cell table:number-columns-repeated="16382"/>
        </table:table-row>
        <table:table-row table:style-name="ro2">
          <table:table-cell office:value-type="float" office:value="433" table:style-name="ce2">
            <text:p>433</text:p>
          </table:table-cell>
          <table:table-cell office:value-type="float" office:value="1.89" table:style-name="ce1">
            <text:p>1,89</text:p>
          </table:table-cell>
          <table:table-cell table:number-columns-repeated="16382"/>
        </table:table-row>
        <table:table-row table:style-name="ro2">
          <table:table-cell office:value-type="float" office:value="436" table:style-name="ce2">
            <text:p>436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439" table:style-name="ce2">
            <text:p>439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442" table:style-name="ce2">
            <text:p>442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445" table:style-name="ce2">
            <text:p>445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448" table:style-name="ce2">
            <text:p>448</text:p>
          </table:table-cell>
          <table:table-cell office:value-type="float" office:value="1.68" table:style-name="ce1">
            <text:p>1,68</text:p>
          </table:table-cell>
          <table:table-cell table:number-columns-repeated="16382"/>
        </table:table-row>
        <table:table-row table:style-name="ro2">
          <table:table-cell office:value-type="float" office:value="451" table:style-name="ce2">
            <text:p>451</text:p>
          </table:table-cell>
          <table:table-cell office:value-type="float" office:value="1.83" table:style-name="ce1">
            <text:p>1,83</text:p>
          </table:table-cell>
          <table:table-cell table:number-columns-repeated="16382"/>
        </table:table-row>
        <table:table-row table:style-name="ro2">
          <table:table-cell office:value-type="float" office:value="454" table:style-name="ce2">
            <text:p>454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457" table:style-name="ce2">
            <text:p>457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460" table:style-name="ce2">
            <text:p>460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63" table:style-name="ce2">
            <text:p>463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66" table:style-name="ce2">
            <text:p>466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69" table:style-name="ce2">
            <text:p>469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72" table:style-name="ce2">
            <text:p>472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75" table:style-name="ce2">
            <text:p>475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78" table:style-name="ce2">
            <text:p>478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81" table:style-name="ce2">
            <text:p>481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484" table:style-name="ce2">
            <text:p>484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87" table:style-name="ce2">
            <text:p>487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90" table:style-name="ce2">
            <text:p>490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93" table:style-name="ce2">
            <text:p>493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96" table:style-name="ce2">
            <text:p>496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99" table:style-name="ce2">
            <text:p>499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502" table:style-name="ce2">
            <text:p>502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505" table:style-name="ce2">
            <text:p>505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508" table:style-name="ce2">
            <text:p>508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511" table:style-name="ce2">
            <text:p>511</text:p>
          </table:table-cell>
          <table:table-cell office:value-type="float" office:value="1.31" table:style-name="ce1">
            <text:p>1,31</text:p>
          </table:table-cell>
          <table:table-cell table:number-columns-repeated="16382"/>
        </table:table-row>
        <table:table-row table:style-name="ro2">
          <table:table-cell office:value-type="float" office:value="514" table:style-name="ce2">
            <text:p>514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517" table:style-name="ce2">
            <text:p>517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520" table:style-name="ce2">
            <text:p>52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523" table:style-name="ce2">
            <text:p>523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526" table:style-name="ce2">
            <text:p>526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529" table:style-name="ce2">
            <text:p>529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532" table:style-name="ce2">
            <text:p>532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535" table:style-name="ce2">
            <text:p>535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538" table:style-name="ce2">
            <text:p>538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2">
          <table:table-cell office:value-type="float" office:value="541" table:style-name="ce2">
            <text:p>541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2">
          <table:table-cell office:value-type="float" office:value="544" table:style-name="ce2">
            <text:p>544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547" table:style-name="ce2">
            <text:p>547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550" table:style-name="ce2">
            <text:p>550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553" table:style-name="ce2">
            <text:p>553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556" table:style-name="ce2">
            <text:p>556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59" table:style-name="ce2">
            <text:p>559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562" table:style-name="ce2">
            <text:p>562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65" table:style-name="ce2">
            <text:p>565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68" table:style-name="ce2">
            <text:p>568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571" table:style-name="ce2">
            <text:p>571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74" table:style-name="ce2">
            <text:p>574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77" table:style-name="ce2">
            <text:p>577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80" table:style-name="ce2">
            <text:p>580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583" table:style-name="ce2">
            <text:p>583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86" table:style-name="ce2">
            <text:p>586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589" table:style-name="ce2">
            <text:p>589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92" table:style-name="ce2">
            <text:p>592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2">
          <table:table-cell office:value-type="float" office:value="595" table:style-name="ce2">
            <text:p>595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98" table:style-name="ce2">
            <text:p>598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601" table:style-name="ce2">
            <text:p>601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604" table:style-name="ce2">
            <text:p>604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607" table:style-name="ce2">
            <text:p>607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610" table:style-name="ce2">
            <text:p>610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613" table:style-name="ce2">
            <text:p>613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616" table:style-name="ce2">
            <text:p>616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619" table:style-name="ce2">
            <text:p>619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622" table:style-name="ce2">
            <text:p>622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625" table:style-name="ce2">
            <text:p>625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628" table:style-name="ce2">
            <text:p>628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631" table:style-name="ce2">
            <text:p>631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634" table:style-name="ce2">
            <text:p>634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2">
          <table:table-cell office:value-type="float" office:value="637" table:style-name="ce2">
            <text:p>637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640" table:style-name="ce2">
            <text:p>640</text:p>
          </table:table-cell>
          <table:table-cell office:value-type="float" office:value="1.54" table:style-name="ce1">
            <text:p>1,54</text:p>
          </table:table-cell>
          <table:table-cell table:number-columns-repeated="16382"/>
        </table:table-row>
        <table:table-row table:style-name="ro2">
          <table:table-cell office:value-type="float" office:value="643" table:style-name="ce2">
            <text:p>643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646" table:style-name="ce2">
            <text:p>646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649" table:style-name="ce2">
            <text:p>649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52" table:style-name="ce2">
            <text:p>652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55" table:style-name="ce2">
            <text:p>655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58" table:style-name="ce2">
            <text:p>658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61" table:style-name="ce2">
            <text:p>661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64" table:style-name="ce2">
            <text:p>664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67" table:style-name="ce2">
            <text:p>667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70" table:style-name="ce2">
            <text:p>67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73" table:style-name="ce2">
            <text:p>673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76" table:style-name="ce2">
            <text:p>676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79" table:style-name="ce2">
            <text:p>679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82" table:style-name="ce2">
            <text:p>682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85" table:style-name="ce2">
            <text:p>685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88" table:style-name="ce2">
            <text:p>688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91" table:style-name="ce2">
            <text:p>691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94" table:style-name="ce2">
            <text:p>694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97" table:style-name="ce2">
            <text:p>697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00" table:style-name="ce2">
            <text:p>70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03" table:style-name="ce2">
            <text:p>703</text:p>
          </table:table-cell>
          <table:table-cell office:value-type="float" office:value="1.59" table:style-name="ce1">
            <text:p>1,59</text:p>
          </table:table-cell>
          <table:table-cell table:number-columns-repeated="16382"/>
        </table:table-row>
        <table:table-row table:style-name="ro2">
          <table:table-cell office:value-type="float" office:value="706" table:style-name="ce2">
            <text:p>706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09" table:style-name="ce2">
            <text:p>709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12" table:style-name="ce2">
            <text:p>712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15" table:style-name="ce2">
            <text:p>715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18" table:style-name="ce2">
            <text:p>718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21" table:style-name="ce2">
            <text:p>721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24" table:style-name="ce2">
            <text:p>724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27" table:style-name="ce2">
            <text:p>727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30" table:style-name="ce2">
            <text:p>73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33" table:style-name="ce2">
            <text:p>733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36" table:style-name="ce2">
            <text:p>736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number-rows-repeated="1048330" table:style-name="ro2">
          <table:table-cell table:number-columns-repeated="16384"/>
        </table:table-row>
      </table:table>
      <table:table table:name="h-98-46" table:style-name="ta1">
        <table:shapes>
          <draw:frame draw:z-index="1" draw:id="id3" draw:style-name="a3" draw:name="Chart 1" svg:x="1.8213in" svg:y="0.0417in" svg:width="10.8618in" svg:height="4.2039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.41E-2" table:style-name="ce1">
            <text:p>0,024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67500000000000004" table:style-name="ce1">
            <text:p>0,67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06" table:style-name="ce1">
            <text:p>1,0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68" table:style-name="ce1">
            <text:p>3,6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.93" table:style-name="ce1">
            <text:p>2,93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79" table:style-name="ce1">
            <text:p>4,79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.41" table:style-name="ce1">
            <text:p>3,41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.48" table:style-name="ce1">
            <text:p>3,48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.2" table:style-name="ce1">
            <text:p>5,2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.25" table:style-name="ce1">
            <text:p>3,25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39" table:style-name="ce1">
            <text:p>3,39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.3" table:style-name="ce1">
            <text:p>3,3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18" table:style-name="ce1">
            <text:p>5,18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24" table:style-name="ce1">
            <text:p>3,24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38" table:style-name="ce1">
            <text:p>3,38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34" table:style-name="ce1">
            <text:p>3,34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.92" table:style-name="ce1">
            <text:p>4,92</text:p>
          </table:table-cell>
          <table:table-cell table:number-columns-repeated="3" table:style-name="ce1"/>
          <table:table-cell office:value-type="string" table:style-name="ce1">
            <text:p>HOPPER</text:p>
          </table:table-cell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32" table:style-name="ce1">
            <text:p>3,32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47" table:style-name="ce1">
            <text:p>3,47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35" table:style-name="ce1">
            <text:p>3,35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6100000000000003" table:style-name="ce1">
            <text:p>4,61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3" table:style-name="ce1">
            <text:p>3,3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32" table:style-name="ce1">
            <text:p>3,32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.38" table:style-name="ce1">
            <text:p>3,38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.95" table:style-name="ce1">
            <text:p>2,95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46" table:style-name="ce1">
            <text:p>3,46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6" table:style-name="ce1">
            <text:p>3,56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54" table:style-name="ce1">
            <text:p>3,54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.13" table:style-name="ce1">
            <text:p>3,13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.07" table:style-name="ce1">
            <text:p>3,07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.92" table:style-name="ce1">
            <text:p>2,92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.07" table:style-name="ce1">
            <text:p>3,07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2.95" table:style-name="ce1">
            <text:p>2,95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2.95" table:style-name="ce1">
            <text:p>2,95</text:p>
          </table:table-cell>
          <table:table-cell table:number-columns-repeated="16382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2.93" table:style-name="ce1">
            <text:p>2,93</text:p>
          </table:table-cell>
          <table:table-cell table:number-columns-repeated="16382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2.81" table:style-name="ce1">
            <text:p>2,81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2.87" table:style-name="ce1">
            <text:p>2,87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2.86" table:style-name="ce1">
            <text:p>2,86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2.02" table:style-name="ce1">
            <text:p>2,02</text:p>
          </table:table-cell>
          <table:table-cell table:number-columns-repeated="16382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2.86" table:style-name="ce1">
            <text:p>2,86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2.87" table:style-name="ce1">
            <text:p>2,87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2.86" table:style-name="ce1">
            <text:p>2,86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2.78" table:style-name="ce1">
            <text:p>2,78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2.82" table:style-name="ce1">
            <text:p>2,82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2.82" table:style-name="ce1">
            <text:p>2,82</text:p>
          </table:table-cell>
          <table:table-cell table:number-columns-repeated="16382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2.76" table:style-name="ce1">
            <text:p>2,76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2.73" table:style-name="ce1">
            <text:p>2,73</text:p>
          </table:table-cell>
          <table:table-cell table:number-columns-repeated="16382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2.76" table:style-name="ce1">
            <text:p>2,76</text:p>
          </table:table-cell>
          <table:table-cell table:number-columns-repeated="16382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2.7" table:style-name="ce1">
            <text:p>2,7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2.72" table:style-name="ce1">
            <text:p>2,72</text:p>
          </table:table-cell>
          <table:table-cell table:number-columns-repeated="16382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2.73" table:style-name="ce1">
            <text:p>2,73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2.65" table:style-name="ce1">
            <text:p>2,65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.62" table:style-name="ce1">
            <text:p>2,62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.6" table:style-name="ce1">
            <text:p>2,6</text:p>
          </table:table-cell>
          <table:table-cell table:number-columns-repeated="16382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2.57" table:style-name="ce1">
            <text:p>2,57</text:p>
          </table:table-cell>
          <table:table-cell table:number-columns-repeated="16382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2.59" table:style-name="ce1">
            <text:p>2,59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2.5499999999999998" table:style-name="ce1">
            <text:p>2,55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2.52" table:style-name="ce1">
            <text:p>2,52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2.5299999999999998" table:style-name="ce1">
            <text:p>2,53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2.5099999999999998" table:style-name="ce1">
            <text:p>2,51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2.5099999999999998" table:style-name="ce1">
            <text:p>2,51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2.4700000000000002" table:style-name="ce1">
            <text:p>2,47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2.46" table:style-name="ce1">
            <text:p>2,46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2.44" table:style-name="ce1">
            <text:p>2,44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2.38" table:style-name="ce1">
            <text:p>2,38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2.38" table:style-name="ce1">
            <text:p>2,38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.36" table:style-name="ce1">
            <text:p>2,36</text:p>
          </table:table-cell>
          <table:table-cell table:number-columns-repeated="16382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2.34" table:style-name="ce1">
            <text:p>2,34</text:p>
          </table:table-cell>
          <table:table-cell table:number-columns-repeated="16382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2.2999999999999998" table:style-name="ce1">
            <text:p>2,3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2.2999999999999998" table:style-name="ce1">
            <text:p>2,3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2.2599999999999998" table:style-name="ce1">
            <text:p>2,26</text:p>
          </table:table-cell>
          <table:table-cell table:number-columns-repeated="16382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2.25" table:style-name="ce1">
            <text:p>2,25</text:p>
          </table:table-cell>
          <table:table-cell table:number-columns-repeated="16382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2.23" table:style-name="ce1">
            <text:p>2,23</text:p>
          </table:table-cell>
          <table:table-cell table:number-columns-repeated="16382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2.23" table:style-name="ce1">
            <text:p>2,23</text:p>
          </table:table-cell>
          <table:table-cell table:number-columns-repeated="16382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number-rows-repeated="1048323" table:style-name="ro1">
          <table:table-cell table:number-columns-repeated="16384"/>
        </table:table-row>
      </table:table>
      <table:table table:name="h_98_46" table:style-name="ta1">
        <table:shapes>
          <draw:frame draw:z-index="1" draw:id="id4" draw:style-name="a4" draw:name="Chart 1" svg:x="1.8173in" svg:y="0.0394in" svg:width="8.2827in" svg:height="4.19393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.41E-2" table:style-name="ce1">
            <text:p>0,024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7299999999999999" table:style-name="ce1">
            <text:p>0,17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5199999999999998" table:style-name="ce1">
            <text:p>0,35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67500000000000004" table:style-name="ce1">
            <text:p>0,67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5400000000000003" table:style-name="ce1">
            <text:p>0,65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1200000000000001" table:style-name="ce1">
            <text:p>1,12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01" table:style-name="ce1">
            <text:p>1,01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89" table:style-name="ce1">
            <text:p>1,89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0499999999999998" table:style-name="ce1">
            <text:p>2,0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5" table:style-name="ce1">
            <text:p>1,95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31" table:style-name="ce1">
            <text:p>2,31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66" table:style-name="ce1">
            <text:p>3,66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67" table:style-name="ce1">
            <text:p>2,67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57" table:style-name="ce1">
            <text:p>3,57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67" table:style-name="ce1">
            <text:p>2,67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99" table:style-name="ce1">
            <text:p>3,99</text:p>
          </table:table-cell>
          <table:table-cell table:number-columns-repeated="1638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31" table:style-name="ce1">
            <text:p>3,31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97" table:style-name="ce1">
            <text:p>2,97</text:p>
          </table:table-cell>
          <table:table-cell table:number-columns-repeated="16382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85" table:style-name="ce1">
            <text:p>2,85</text:p>
          </table:table-cell>
          <table:table-cell table:number-columns-repeated="16382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.4800000000000004" table:style-name="ce1">
            <text:p>4,48</text:p>
          </table:table-cell>
          <table:table-cell table:style-name="ce1"/>
          <table:table-cell office:value-type="string" table:style-name="ce1">
            <text:p>Sizes 1 → 10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float" office:value="2.93" table:style-name="ce1">
            <text:p>2,93</text:p>
          </table:table-cell>
          <table:table-cell table:style-name="ce1"/>
          <table:table-cell office:value-type="string" table:style-name="ce1">
            <text:p>Peak every 4<text:span text:style-name="T2">th</text:span>.</text:p>
          </table:table-cell>
          <table:table-cell table:number-columns-repeated="1638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16" table:style-name="ce1">
            <text:p>3,16</text:p>
          </table:table-cell>
          <table:table-cell table:style-name="ce1"/>
          <table:table-cell office:value-type="string" table:style-name="ce1">
            <text:p>On hopper</text:p>
          </table:table-cell>
          <table:table-cell table:number-columns-repeated="16380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.73" table:style-name="ce1">
            <text:p>3,73</text:p>
          </table:table-cell>
          <table:table-cell table:number-columns-repeated="16382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78" table:style-name="ce1">
            <text:p>4,78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.02" table:style-name="ce1">
            <text:p>3,02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.93" table:style-name="ce1">
            <text:p>3,93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17" table:style-name="ce1">
            <text:p>3,17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97" table:style-name="ce1">
            <text:p>4,97</text:p>
          </table:table-cell>
          <table:table-cell table:number-columns-repeated="16382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.1399999999999997" table:style-name="ce1">
            <text:p>4,1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.13" table:style-name="ce1">
            <text:p>5,13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33" table:style-name="ce1">
            <text:p>5,33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.34" table:style-name="ce1">
            <text:p>4,3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.37" table:style-name="ce1">
            <text:p>3,37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.48" table:style-name="ce1">
            <text:p>3,48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.6" table:style-name="ce1">
            <text:p>3,6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.3499999999999996" table:style-name="ce1">
            <text:p>4,35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.2" table:style-name="ce1">
            <text:p>5,2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.37" table:style-name="ce1">
            <text:p>4,37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.2" table:style-name="ce1">
            <text:p>5,2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.3" table:style-name="ce1">
            <text:p>5,3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.4000000000000004" table:style-name="ce1">
            <text:p>4,4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18" table:style-name="ce1">
            <text:p>5,18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.48" table:style-name="ce1">
            <text:p>3,48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.3499999999999996" table:style-name="ce1">
            <text:p>4,35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.21" table:style-name="ce1">
            <text:p>5,21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.42" table:style-name="ce1">
            <text:p>4,42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38" table:style-name="ce1">
            <text:p>3,38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08" table:style-name="ce1">
            <text:p>5,08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34" table:style-name="ce1">
            <text:p>3,34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42" table:style-name="ce1">
            <text:p>3,42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.34" table:style-name="ce1">
            <text:p>4,34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.92" table:style-name="ce1">
            <text:p>4,92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.8099999999999996" table:style-name="ce1">
            <text:p>4,81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.3099999999999996" table:style-name="ce1">
            <text:p>4,31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47" table:style-name="ce1">
            <text:p>3,47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7300000000000004" table:style-name="ce1">
            <text:p>4,73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47" table:style-name="ce1">
            <text:p>3,47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.24" table:style-name="ce1">
            <text:p>4,24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6100000000000003" table:style-name="ce1">
            <text:p>4,61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.22" table:style-name="ce1">
            <text:p>4,22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.4400000000000004" table:style-name="ce1">
            <text:p>4,44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99" table:style-name="ce1">
            <text:p>3,99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37" table:style-name="ce1">
            <text:p>3,37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2" table:style-name="ce1">
            <text:p>3,92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number-rows-repeated="1048477" table:style-name="ro1">
          <table:table-cell table:number-columns-repeated="16384"/>
        </table:table-row>
      </table:table>
      <table:table table:name="h_98_46_N" table:style-name="ta1">
        <table:shapes>
          <draw:frame draw:z-index="1" draw:id="id5" draw:style-name="a5" draw:name="Chart 1" svg:x="1.8157in" svg:y="0.0382in" svg:width="13.2571in" svg:height="6.844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5.45E-3" table:style-name="ce1">
            <text:p>0,0054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5000000000000004" table:style-name="ce1">
            <text:p>0,5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7399999999999998" table:style-name="ce1">
            <text:p>0,97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9" table:style-name="ce1">
            <text:p>1,99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37" table:style-name="ce1">
            <text:p>3,37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.58" table:style-name="ce1">
            <text:p>3,5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1100000000000003" table:style-name="ce1">
            <text:p>4,11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07" table:style-name="ce1">
            <text:p>4,07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.3499999999999996" table:style-name="ce1">
            <text:p>4,35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.51" table:style-name="ce1">
            <text:p>4,51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.5" table:style-name="ce1">
            <text:p>4,5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.2699999999999996" table:style-name="ce1">
            <text:p>4,27</text:p>
          </table:table-cell>
          <table:table-cell table:number-columns-repeated="3" table:style-name="ce1"/>
          <table:table-cell office:value-type="string" table:style-name="ce1">
            <text:p>Hopper (4n solution only)</text:p>
          </table:table-cell>
          <table:table-cell table:number-columns-repeated="16378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.2" table:style-name="ce1">
            <text:p>4,2</text:p>
          </table:table-cell>
          <table:table-cell table:number-columns-repeated="3" table:style-name="ce1"/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.5999999999999996" table:style-name="ce1">
            <text:p>4,6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.45" table:style-name="ce1">
            <text:p>4,45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.5999999999999996" table:style-name="ce1">
            <text:p>4,6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.37" table:style-name="ce1">
            <text:p>4,37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.21" table:style-name="ce1">
            <text:p>4,21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.24" table:style-name="ce1">
            <text:p>4,24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.13" table:style-name="ce1">
            <text:p>4,13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91" table:style-name="ce1">
            <text:p>3,91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93" table:style-name="ce1">
            <text:p>3,93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77" table:style-name="ce1">
            <text:p>3,77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87" table:style-name="ce1">
            <text:p>3,87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44" table:style-name="ce1">
            <text:p>3,44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53" table:style-name="ce1">
            <text:p>3,53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.36" table:style-name="ce1">
            <text:p>3,36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.42" table:style-name="ce1">
            <text:p>3,42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.16" table:style-name="ce1">
            <text:p>3,1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.16" table:style-name="ce1">
            <text:p>3,16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number-rows-repeated="1048493" table:style-name="ro1">
          <table:table-cell table:number-columns-repeated="16384"/>
        </table:table-row>
      </table:table>
      <table:table table:name="Sheet7" table:style-name="ta1">
        <table:shapes>
          <draw:frame draw:z-index="1" draw:id="id6" draw:style-name="a6" draw:name="Chart 1" svg:x="1.8409in" svg:y="0in" svg:width="9.2827in" svg:height="4.5335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1.9429in" svg:y="6.9854in" svg:width="9.676in" svg:height="4.4815in" style:rel-width="scale" style:rel-height="scale">
            <draw:object xlink:href="Object 8/" xlink:type="simple" xlink:show="embed" xlink:actuate="onLoad"/>
            <svg:title/>
            <svg:desc/>
          </draw:frame>
          <draw:frame draw:z-index="3" draw:id="id8" draw:style-name="a8" draw:name="Chart 3" svg:x="1.8173in" svg:y="12.4835in" svg:width="9.8142in" svg:height="4.5579in" style:rel-width="scale" style:rel-height="scale">
            <draw:object xlink:href="Object 9/" xlink:type="simple" xlink:show="embed" xlink:actuate="onLoad"/>
            <svg:title/>
            <svg:desc/>
          </draw:frame>
          <draw:frame draw:z-index="4" draw:id="id9" draw:style-name="a9" draw:name="Chart 4" svg:x="1.8173in" svg:y="18.3504in" svg:width="9.5984in" svg:height="4.6087in" style:rel-width="scale" style:rel-height="scale">
            <draw:object xlink:href="Object 10/" xlink:type="simple" xlink:show="embed" xlink:actuate="onLoad"/>
            <svg:title/>
            <svg:desc/>
          </draw:frame>
          <draw:frame draw:z-index="5" draw:id="id10" draw:style-name="a10" draw:name="Chart 5" svg:x="2.1079in" svg:y="24.0256in" svg:width="9.2189in" svg:height="4.2161in" style:rel-width="scale" style:rel-height="scale">
            <draw:object xlink:href="Object 11/" xlink:type="simple" xlink:show="embed" xlink:actuate="onLoad"/>
            <svg:title/>
            <svg:desc/>
          </draw:frame>
          <draw:frame draw:z-index="6" draw:id="id11" draw:style-name="a11" draw:name="Chart 6" svg:x="1.8157in" svg:y="29.1941in" svg:width="9.5492in" svg:height="4.5079in" style:rel-width="scale" style:rel-height="scale">
            <draw:object xlink:href="Object 12/" xlink:type="simple" xlink:show="embed" xlink:actuate="onLoad"/>
            <svg:title/>
            <svg:desc/>
          </draw:frame>
          <draw:frame draw:z-index="7" draw:id="id12" draw:style-name="a12" draw:name="Chart 7" svg:x="1.8173in" svg:y="34.7059in" svg:width="6.2988in" svg:height="3.5429in" style:rel-width="scale" style:rel-height="scale">
            <draw:object xlink:href="Object 13/" xlink:type="simple" xlink:show="embed" xlink:actuate="onLoad"/>
            <svg:title/>
            <svg:desc/>
          </draw:frame>
          <draw:frame draw:z-index="8" draw:id="id13" draw:style-name="a13" draw:name="Chart 8" svg:x="6.9819in" svg:y="34.6799in" svg:width="6.2988in" svg:height="3.5429in" style:rel-width="scale" style:rel-height="scale">
            <draw:object xlink:href="Object 14/" xlink:type="simple" xlink:show="embed" xlink:actuate="onLoad"/>
            <svg:title/>
            <svg:desc/>
          </draw:frame>
          <draw:frame draw:z-index="9" draw:id="id14" draw:style-name="a14" draw:name="Chart 9" svg:x="1.8173in" svg:y="39.8614in" svg:width="6.2988in" svg:height="3.5429in" style:rel-width="scale" style:rel-height="scale">
            <draw:object xlink:href="Object 15/" xlink:type="simple" xlink:show="embed" xlink:actuate="onLoad"/>
            <svg:title/>
            <svg:desc/>
          </draw:frame>
          <draw:frame draw:z-index="10" draw:id="id15" draw:style-name="a15" draw:name="Chart 10" svg:x="1.8173in" svg:y="45.3724in" svg:width="6.2988in" svg:height="3.5429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number-columns-repeated="18" table:default-cell-style-name="ce1"/>
        <table:table-column table:style-name="co3" table:default-cell-style-name="ce1"/>
        <table:table-column table:style-name="co2" table:number-columns-repeated="16365" table:default-cell-style-name="ce1"/>
        <table:table-row table:style-name="ro1">
          <table:table-cell office:value-type="float" office:value="31" table:style-name="ce1">
            <text:p>31</text:p>
          </table:table-cell>
          <table:table-cell office:value-type="float" office:value="4.1399999999999997" table:style-name="ce1">
            <text:p>4,14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5" table:style-name="ce1">
            <text:p>4,45</text:p>
          </table:table-cell>
          <table:table-cell table:number-columns-repeated="16"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08" table:style-name="ce1">
            <text:p>4,08</text:p>
          </table:table-cell>
          <table:table-cell table:number-columns-repeated="16" table:style-name="ce1"/>
          <table:table-cell table:number-columns-repeated="2" table:style-name="ce3"/>
          <table:table-cell table:number-columns-repeated="1636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45" table:style-name="ce1">
            <text:p>1,45</text:p>
          </table:table-cell>
          <table:table-cell table:number-columns-repeated="16382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12" table:style-name="ce1">
            <text:p>4,12</text:p>
          </table:table-cell>
          <table:table-cell table:number-columns-repeated="16382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84" table:style-name="ce1">
            <text:p>3,84</text:p>
          </table:table-cell>
          <table:table-cell table:number-columns-repeated="16382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64" table:style-name="ce1">
            <text:p>1,64</text:p>
          </table:table-cell>
          <table:table-cell table:number-columns-repeated="16382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34" table:style-name="ce1">
            <text:p>4,34</text:p>
          </table:table-cell>
          <table:table-cell table:number-columns-repeated="16382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29" table:style-name="ce1">
            <text:p>4,29</text:p>
          </table:table-cell>
          <table:table-cell table:number-columns-repeated="16382" table:style-name="ce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4300000000000002" table:style-name="ce1">
            <text:p>2,43</text:p>
          </table:table-cell>
          <table:table-cell table:number-columns-repeated="16382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18" table:style-name="ce1">
            <text:p>4,18</text:p>
          </table:table-cell>
          <table:table-cell table:number-columns-repeated="16382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24" table:style-name="ce1">
            <text:p>3,24</text:p>
          </table:table-cell>
          <table:table-cell table:number-columns-repeated="16382" table:style-name="ce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37" table:style-name="ce1">
            <text:p>2,37</text:p>
          </table:table-cell>
          <table:table-cell table:number-columns-repeated="16382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34" table:style-name="ce1">
            <text:p>4,34</text:p>
          </table:table-cell>
          <table:table-cell table:number-columns-repeated="16382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26" table:style-name="ce1">
            <text:p>4,26</text:p>
          </table:table-cell>
          <table:table-cell table:number-columns-repeated="16382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.5" table:style-name="ce1">
            <text:p>2,5</text:p>
          </table:table-cell>
          <table:table-cell table:number-columns-repeated="16382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1500000000000004" table:style-name="ce1">
            <text:p>4,15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0599999999999996" table:style-name="ce1">
            <text:p>4,06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76" table:style-name="ce1">
            <text:p>3,76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77" table:style-name="ce1">
            <text:p>3,77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ALUES: 40/12</text:p>
          </table:table-cell>
          <table:table-cell table:number-columns-repeated="16383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69" table:style-name="ce1">
            <text:p>3,69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34" table:style-name="ce1">
            <text:p>1,34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78" table:style-name="ce1">
            <text:p>3,78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68" table:style-name="ce1">
            <text:p>1,68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.87" table:style-name="ce1">
            <text:p>3,87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.83" table:style-name="ce1">
            <text:p>3,83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.93" table:style-name="ce1">
            <text:p>1,93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61" table:style-name="ce1">
            <text:p>3,61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0099999999999998" table:style-name="ce1">
            <text:p>2,01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.64" table:style-name="ce1">
            <text:p>3,64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.36" table:style-name="ce1">
            <text:p>2,36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3.58" table:style-name="ce1">
            <text:p>3,58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3.53" table:style-name="ce1">
            <text:p>3,53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.45" table:style-name="ce1">
            <text:p>3,45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0299999999999998" table:style-name="ce1">
            <text:p>2,03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5" table:style-name="ce1">
            <text:p>3,5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float" office:value="2.92" table:style-name="ce1">
            <text:p>2,92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2.75" table:style-name="ce1">
            <text:p>2,75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VALUES: 28/12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22" table:style-name="ce1">
            <text:p>4,2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7300000000000004" table:style-name="ce1">
            <text:p>4,73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9" table:style-name="ce1">
            <text:p>1,9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54" table:style-name="ce1">
            <text:p>4,54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05" table:style-name="ce1">
            <text:p>4,05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94" table:style-name="ce1">
            <text:p>1,94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8" table:style-name="ce1">
            <text:p>4,5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5599999999999996" table:style-name="ce1">
            <text:p>4,5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5299999999999998" table:style-name="ce1">
            <text:p>2,53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6" table:style-name="ce1">
            <text:p>4,66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73" table:style-name="ce1">
            <text:p>3,73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77" table:style-name="ce1">
            <text:p>2,77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68" table:style-name="ce1">
            <text:p>4,68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62" table:style-name="ce1">
            <text:p>4,62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0599999999999996" table:style-name="ce1">
            <text:p>4,06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0199999999999996" table:style-name="ce1">
            <text:p>4,02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63" table:style-name="ce1">
            <text:p>3,63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0199999999999996" table:style-name="ce1">
            <text:p>4,02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5499999999999998" table:style-name="ce1">
            <text:p>2,55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34" table:style-name="ce1">
            <text:p>3,3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ALUES: 56/18</text:p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1399999999999997" table:style-name="ce1">
            <text:p>4,14</text:p>
          </table:table-cell>
          <table:table-cell table:number-columns-repeated="11" table:style-name="ce1"/>
          <table:table-cell office:value-type="float" office:value="8" table:formula="of:=32/4" table:style-name="ce1">
            <text:p>8</text:p>
          </table:table-cell>
          <table:table-cell table:number-columns-repeated="1637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5" table:style-name="ce1">
            <text:p>4,45</text:p>
          </table:table-cell>
          <table:table-cell table:number-columns-repeated="11" table:style-name="ce1"/>
          <table:table-cell office:value-type="float" office:value="24" table:formula="of:=96/4" table:style-name="ce1">
            <text:p>24</text:p>
          </table:table-cell>
          <table:table-cell table:number-columns-repeated="16370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76" table:style-name="ce1">
            <text:p>4,76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4.25" table:formula="of:=97/4" table:style-name="ce1">
            <text:p>24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88" table:style-name="ce1">
            <text:p>1,88</text:p>
          </table:table-cell>
          <table:table-cell table:number-columns-repeated="11" table:style-name="ce1"/>
          <table:table-cell office:value-type="float" office:value="31.75" table:formula="of:=127/4" table:style-name="ce1">
            <text:p>31,75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← lidt padding</text:p>
          </table:table-cell>
          <table:table-cell table:number-columns-repeated="1636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4800000000000004" table:style-name="ce1">
            <text:p>4,48</text:p>
          </table:table-cell>
          <table:table-cell table:number-columns-repeated="11" table:style-name="ce1"/>
          <table:table-cell office:value-type="float" office:value="32" table:formula="of:=128/4" table:style-name="ce1">
            <text:p>32</text:p>
          </table:table-cell>
          <table:table-cell table:number-columns-repeated="16370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94" table:style-name="ce1">
            <text:p>3,94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32.25" table:formula="of:=129/4" table:style-name="ce1">
            <text:p>32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99" table:style-name="ce1">
            <text:p>1,99</text:p>
          </table:table-cell>
          <table:table-cell table:number-columns-repeated="11" table:style-name="ce1"/>
          <table:table-cell office:value-type="float" office:value="47.75" table:formula="of:=191/4" table:style-name="ce1">
            <text:p>47,75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← lidt padding</text:p>
          </table:table-cell>
          <table:table-cell table:number-columns-repeated="1636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999999999999996" table:style-name="ce1">
            <text:p>4,6</text:p>
          </table:table-cell>
          <table:table-cell table:number-columns-repeated="11" table:style-name="ce1"/>
          <table:table-cell office:value-type="float" office:value="48" table:formula="of:=192/4" table:style-name="ce1">
            <text:p>48</text:p>
          </table:table-cell>
          <table:table-cell table:number-columns-repeated="16370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55" table:style-name="ce1">
            <text:p>4,55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57.25" table:formula="of:=229/4" table:style-name="ce1">
            <text:p>57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81" table:style-name="ce1">
            <text:p>2,81</text:p>
          </table:table-cell>
          <table:table-cell table:number-columns-repeated="11" table:style-name="ce1"/>
          <table:table-cell office:value-type="float" office:value="63.75" table:formula="of:=255/4" table:style-name="ce1">
            <text:p>63,75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← lidt padding</text:p>
          </table:table-cell>
          <table:table-cell table:number-columns-repeated="1636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500000000000004" table:style-name="ce1">
            <text:p>4,65</text:p>
          </table:table-cell>
          <table:table-cell table:number-columns-repeated="11" table:style-name="ce1"/>
          <table:table-cell office:value-type="float" office:value="64" table:formula="of:=256/4" table:style-name="ce1">
            <text:p>64</text:p>
          </table:table-cell>
          <table:table-cell table:number-columns-repeated="16370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67" table:style-name="ce1">
            <text:p>3,67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64.25" table:formula="of:=257/4" table:style-name="ce1">
            <text:p>64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75" table:style-name="ce1">
            <text:p>2,75</text:p>
          </table:table-cell>
          <table:table-cell table:number-columns-repeated="16382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66" table:style-name="ce1">
            <text:p>4,66</text:p>
          </table:table-cell>
          <table:table-cell table:number-columns-repeated="16382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58" table:style-name="ce1">
            <text:p>4,58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.01" table:style-name="ce1">
            <text:p>3,01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68" table:style-name="ce1">
            <text:p>3,68</text:p>
          </table:table-cell>
          <table:table-cell table:number-columns-repeated="16382" table:style-name="ce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3" table:style-name="ce1">
            <text:p>4,3</text:p>
          </table:table-cell>
          <table:table-cell table:number-columns-repeated="16382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3" table:style-name="ce1">
            <text:p>4,3</text:p>
          </table:table-cell>
          <table:table-cell table:number-columns-repeated="11" table:style-name="ce1"/>
          <table:table-cell office:value-type="float" office:value="128" table:formula="of:=512/4" table:style-name="ce1">
            <text:p>128</text:p>
          </table:table-cell>
          <table:table-cell table:number-columns-repeated="16370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18" table:style-name="ce1">
            <text:p>4,18</text:p>
          </table:table-cell>
          <table:table-cell table:number-columns-repeated="16382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5099999999999998" table:style-name="ce1">
            <text:p>2,51</text:p>
          </table:table-cell>
          <table:table-cell table:number-columns-repeated="16382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1100000000000003" table:style-name="ce1">
            <text:p>4,11</text:p>
          </table:table-cell>
          <table:table-cell table:number-columns-repeated="16382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48" table:style-name="ce1">
            <text:p>3,48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08" table:style-name="ce1">
            <text:p>4,08</text:p>
          </table:table-cell>
          <table:table-cell table:number-columns-repeated="11" table:style-name="ce1"/>
          <table:table-cell office:value-type="float" office:value="192" table:formula="of:=768/4" table:style-name="ce1">
            <text:p>192</text:p>
          </table:table-cell>
          <table:table-cell table:number-columns-repeated="16370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56" table:style-name="ce1">
            <text:p>2,56</text:p>
          </table:table-cell>
          <table:table-cell table:number-columns-repeated="11" table:style-name="ce1"/>
          <table:table-cell office:value-type="float" office:value="192.25" table:formula="of:=769/4" table:style-name="ce1">
            <text:p>192,25</text:p>
          </table:table-cell>
          <table:table-cell table:number-columns-repeated="16370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ALUES: 60/12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22" table:style-name="ce1">
            <text:p>4,2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38" table:style-name="ce1">
            <text:p>1,38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51" table:style-name="ce1">
            <text:p>3,51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0299999999999998" table:style-name="ce1">
            <text:p>2,03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44" table:style-name="ce1">
            <text:p>3,44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76" table:style-name="ce1">
            <text:p>2,76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.54" table:style-name="ce1">
            <text:p>2,54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.63" table:style-name="ce1">
            <text:p>2,63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3.07" table:style-name="ce1">
            <text:p>3,07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36" table:style-name="ce1">
            <text:p>2,36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.46" table:style-name="ce1">
            <text:p>2,46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9" table:style-name="ce1">
            <text:p>4,49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7300000000000004" table:style-name="ce1">
            <text:p>4,73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91" table:style-name="ce1">
            <text:p>1,91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04" table:style-name="ce1">
            <text:p>4,04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96" table:style-name="ce1">
            <text:p>1,96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32" table:style-name="ce1">
            <text:p>4,32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55" table:style-name="ce1">
            <text:p>4,55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3899999999999997" table:style-name="ce1">
            <text:p>4,39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71" table:style-name="ce1">
            <text:p>3,71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4000000000000004" table:style-name="ce1">
            <text:p>4,4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63" table:style-name="ce1">
            <text:p>4,63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09" table:style-name="ce1">
            <text:p>4,09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03" table:style-name="ce1">
            <text:p>4,03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96" table:style-name="ce1">
            <text:p>3,96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62" table:style-name="ce1">
            <text:p>3,62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93" table:style-name="ce1">
            <text:p>3,93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5499999999999998" table:style-name="ce1">
            <text:p>2,55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35" table:style-name="ce1">
            <text:p>3,35</text:p>
          </table:table-cell>
          <table:table-cell table:number-columns-repeated="1638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2" table:style-name="ce1">
            <text:p>3,02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21" table:style-name="ce1">
            <text:p>5,21</text:p>
          </table:table-cell>
          <table:table-cell table:number-columns-repeated="14" table:style-name="ce1"/>
          <table:table-cell office:value-type="float" office:value="31" table:style-name="ce1">
            <text:p>31</text:p>
          </table:table-cell>
          <table:table-cell office:value-type="float" office:value="3.02" table:style-name="ce1">
            <text:p>3,02</text:p>
          </table:table-cell>
          <table:table-cell table:number-columns-repeated="1636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6" table:style-name="ce1">
            <text:p>3,96</text:p>
          </table:table-cell>
          <table:table-cell table:number-columns-repeated="14" table:style-name="ce1"/>
          <table:table-cell office:value-type="float" office:value="32" table:style-name="ce1">
            <text:p>32</text:p>
          </table:table-cell>
          <table:table-cell office:value-type="float" office:value="5.2" table:style-name="ce1">
            <text:p>5,2</text:p>
          </table:table-cell>
          <table:table-cell table:number-columns-repeated="1636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85" table:style-name="ce1">
            <text:p>3,85</text:p>
          </table:table-cell>
          <table:table-cell table:number-columns-repeated="14" table:style-name="ce1"/>
          <table:table-cell office:value-type="float" office:value="96" table:style-name="ce1">
            <text:p>96</text:p>
          </table:table-cell>
          <table:table-cell office:value-type="float" office:value="4.04" table:style-name="ce1">
            <text:p>4,04</text:p>
          </table:table-cell>
          <table:table-cell table:number-columns-repeated="1636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86" table:style-name="ce1">
            <text:p>3,86</text:p>
          </table:table-cell>
          <table:table-cell table:number-columns-repeated="14" table:style-name="ce1"/>
          <table:table-cell office:value-type="float" office:value="97" table:style-name="ce1">
            <text:p>97</text:p>
          </table:table-cell>
          <table:table-cell office:value-type="float" office:value="3.63" table:style-name="ce1">
            <text:p>3,63</text:p>
          </table:table-cell>
          <table:table-cell table:number-columns-repeated="1636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9" table:style-name="ce1">
            <text:p>4,29</text:p>
          </table:table-cell>
          <table:table-cell table:number-columns-repeated="14" table:style-name="ce1"/>
          <table:table-cell office:value-type="float" office:value="127" table:style-name="ce1">
            <text:p>127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98" table:style-name="ce1">
            <text:p>3,98</text:p>
          </table:table-cell>
          <table:table-cell table:number-columns-repeated="14" table:style-name="ce1"/>
          <table:table-cell office:value-type="float" office:value="128" table:style-name="ce1">
            <text:p>128</text:p>
          </table:table-cell>
          <table:table-cell office:value-type="float" office:value="4.24" table:style-name="ce1">
            <text:p>4,24</text:p>
          </table:table-cell>
          <table:table-cell table:number-columns-repeated="1636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.98" table:style-name="ce1">
            <text:p>3,98</text:p>
          </table:table-cell>
          <table:table-cell table:number-columns-repeated="14" table:style-name="ce1"/>
          <table:table-cell office:value-type="float" office:value="129" table:style-name="ce1">
            <text:p>129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1100000000000003" table:style-name="ce1">
            <text:p>4,11</text:p>
          </table:table-cell>
          <table:table-cell table:number-columns-repeated="14" table:style-name="ce1"/>
          <table:table-cell office:value-type="float" office:value="191" table:style-name="ce1">
            <text:p>191</text:p>
          </table:table-cell>
          <table:table-cell office:value-type="float" office:value="3.52" table:style-name="ce1">
            <text:p>3,52</text:p>
          </table:table-cell>
          <table:table-cell table:number-columns-repeated="1636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0599999999999996" table:style-name="ce1">
            <text:p>4,06</text:p>
          </table:table-cell>
          <table:table-cell table:number-columns-repeated="14" table:style-name="ce1"/>
          <table:table-cell office:value-type="float" office:value="192" table:style-name="ce1">
            <text:p>192</text:p>
          </table:table-cell>
          <table:table-cell office:value-type="float" office:value="4.04" table:style-name="ce1">
            <text:p>4,04</text:p>
          </table:table-cell>
          <table:table-cell table:number-columns-repeated="1636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87" table:style-name="ce1">
            <text:p>3,87</text:p>
          </table:table-cell>
          <table:table-cell table:number-columns-repeated="14" table:style-name="ce1"/>
          <table:table-cell office:value-type="float" office:value="229" table:style-name="ce1">
            <text:p>229</text:p>
          </table:table-cell>
          <table:table-cell office:value-type="float" office:value="3.98" table:style-name="ce1">
            <text:p>3,98</text:p>
          </table:table-cell>
          <table:table-cell table:number-columns-repeated="1636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33" table:style-name="ce1">
            <text:p>4,33</text:p>
          </table:table-cell>
          <table:table-cell table:number-columns-repeated="14" table:style-name="ce1"/>
          <table:table-cell office:value-type="float" office:value="255" table:style-name="ce1">
            <text:p>255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3.88" table:style-name="ce1">
            <text:p>3,88</text:p>
          </table:table-cell>
          <table:table-cell table:number-columns-repeated="14" table:style-name="ce1"/>
          <table:table-cell office:value-type="float" office:value="256" table:style-name="ce1">
            <text:p>256</text:p>
          </table:table-cell>
          <table:table-cell office:value-type="float" office:value="4.2" table:style-name="ce1">
            <text:p>4,2</text:p>
          </table:table-cell>
          <table:table-cell table:number-columns-repeated="16366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08" table:style-name="ce1">
            <text:p>4,08</text:p>
          </table:table-cell>
          <table:table-cell table:number-columns-repeated="14" table:style-name="ce1"/>
          <table:table-cell office:value-type="float" office:value="257" table:style-name="ce1">
            <text:p>257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34" table:style-name="ce1">
            <text:p>4,34</text:p>
          </table:table-cell>
          <table:table-cell table:number-columns-repeated="14" table:style-name="ce1"/>
          <table:table-cell office:value-type="float" office:value="319" table:style-name="ce1">
            <text:p>319</text:p>
          </table:table-cell>
          <table:table-cell office:value-type="float" office:value="3.98" table:style-name="ce1">
            <text:p>3,98</text:p>
          </table:table-cell>
          <table:table-cell table:number-columns-repeated="16366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0999999999999996" table:style-name="ce1">
            <text:p>4,1</text:p>
          </table:table-cell>
          <table:table-cell table:number-columns-repeated="14" table:style-name="ce1"/>
          <table:table-cell office:value-type="float" office:value="320" table:style-name="ce1">
            <text:p>320</text:p>
          </table:table-cell>
          <table:table-cell office:value-type="float" office:value="4.07" table:style-name="ce1">
            <text:p>4,07</text:p>
          </table:table-cell>
          <table:table-cell table:number-columns-repeated="16366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05" table:style-name="ce1">
            <text:p>4,05</text:p>
          </table:table-cell>
          <table:table-cell table:number-columns-repeated="14" table:style-name="ce1"/>
          <table:table-cell office:value-type="float" office:value="321" table:style-name="ce1">
            <text:p>321</text:p>
          </table:table-cell>
          <table:table-cell office:value-type="float" office:value="3.99" table:style-name="ce1">
            <text:p>3,99</text:p>
          </table:table-cell>
          <table:table-cell table:number-columns-repeated="16366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03" table:style-name="ce1">
            <text:p>4,03</text:p>
          </table:table-cell>
          <table:table-cell table:number-columns-repeated="14" table:style-name="ce1"/>
          <table:table-cell office:value-type="float" office:value="417" table:style-name="ce1">
            <text:p>417</text:p>
          </table:table-cell>
          <table:table-cell office:value-type="float" office:value="3.96" table:style-name="ce1">
            <text:p>3,96</text:p>
          </table:table-cell>
          <table:table-cell table:number-columns-repeated="16366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12" table:style-name="ce1">
            <text:p>4,12</text:p>
          </table:table-cell>
          <table:table-cell table:number-columns-repeated="14" table:style-name="ce1"/>
          <table:table-cell office:value-type="float" office:value="479" table:style-name="ce1">
            <text:p>479</text:p>
          </table:table-cell>
          <table:table-cell office:value-type="float" office:value="3.74" table:style-name="ce1">
            <text:p>3,74</text:p>
          </table:table-cell>
          <table:table-cell table:number-columns-repeated="16366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.95" table:style-name="ce1">
            <text:p>3,95</text:p>
          </table:table-cell>
          <table:table-cell table:number-columns-repeated="14" table:style-name="ce1"/>
          <table:table-cell office:value-type="float" office:value="480" table:style-name="ce1">
            <text:p>480</text:p>
          </table:table-cell>
          <table:table-cell office:value-type="float" office:value="3.93" table:style-name="ce1">
            <text:p>3,93</text:p>
          </table:table-cell>
          <table:table-cell table:number-columns-repeated="16366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.89" table:style-name="ce1">
            <text:p>3,89</text:p>
          </table:table-cell>
          <table:table-cell table:number-columns-repeated="14" table:style-name="ce1"/>
          <table:table-cell office:value-type="float" office:value="511" table:style-name="ce1">
            <text:p>511</text:p>
          </table:table-cell>
          <table:table-cell office:value-type="float" office:value="3.92" table:style-name="ce1">
            <text:p>3,92</text:p>
          </table:table-cell>
          <table:table-cell table:number-columns-repeated="16366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84" table:style-name="ce1">
            <text:p>3,84</text:p>
          </table:table-cell>
          <table:table-cell table:number-columns-repeated="14" table:style-name="ce1"/>
          <table:table-cell office:value-type="float" office:value="512" table:style-name="ce1">
            <text:p>512</text:p>
          </table:table-cell>
          <table:table-cell office:value-type="float" office:value="3.65" table:style-name="ce1">
            <text:p>3,65</text:p>
          </table:table-cell>
          <table:table-cell table:number-columns-repeated="16366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18" table:style-name="ce1">
            <text:p>4,18</text:p>
          </table:table-cell>
          <table:table-cell table:number-columns-repeated="14" table:style-name="ce1"/>
          <table:table-cell office:value-type="float" office:value="639" table:style-name="ce1">
            <text:p>639</text:p>
          </table:table-cell>
          <table:table-cell office:value-type="float" office:value="3.88" table:style-name="ce1">
            <text:p>3,88</text:p>
          </table:table-cell>
          <table:table-cell table:number-columns-repeated="16366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89" table:style-name="ce1">
            <text:p>3,89</text:p>
          </table:table-cell>
          <table:table-cell table:style-name="ce1"/>
          <table:table-cell office:value-type="string" table:style-name="ce2">
            <text:p>VALUE: 92/20</text:p>
          </table:table-cell>
          <table:table-cell table:number-columns-repeated="6" table:style-name="ce1"/>
          <table:table-cell office:value-type="string" table:style-name="ce2">
            <text:p>96/20</text:p>
          </table:table-cell>
          <table:table-cell table:number-columns-repeated="5" table:style-name="ce1"/>
          <table:table-cell office:value-type="float" office:value="640" table:style-name="ce1">
            <text:p>640</text:p>
          </table:table-cell>
          <table:table-cell office:value-type="float" office:value="4.04" table:style-name="ce1">
            <text:p>4,04</text:p>
          </table:table-cell>
          <table:table-cell table:number-columns-repeated="16366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.99" table:style-name="ce1">
            <text:p>3,99</text:p>
          </table:table-cell>
          <table:table-cell table:number-columns-repeated="14" table:style-name="ce1"/>
          <table:table-cell office:value-type="float" office:value="767" table:style-name="ce1">
            <text:p>767</text:p>
          </table:table-cell>
          <table:table-cell office:value-type="float" office:value="3.75" table:style-name="ce1">
            <text:p>3,75</text:p>
          </table:table-cell>
          <table:table-cell table:number-columns-repeated="16366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89" table:style-name="ce1">
            <text:p>3,89</text:p>
          </table:table-cell>
          <table:table-cell table:number-columns-repeated="14" table:style-name="ce1"/>
          <table:table-cell office:value-type="float" office:value="768" table:style-name="ce1">
            <text:p>768</text:p>
          </table:table-cell>
          <table:table-cell office:value-type="float" office:value="3.88" table:style-name="ce1">
            <text:p>3,88</text:p>
          </table:table-cell>
          <table:table-cell table:number-columns-repeated="16366"/>
        </table:table-row>
        <table:table-row table:style-name="ro1">
          <table:table-cell table:number-columns-repeated="16" table:style-name="ce1"/>
          <table:table-cell office:value-type="float" office:value="769" table:style-name="ce1">
            <text:p>769</text:p>
          </table:table-cell>
          <table:table-cell office:value-type="float" office:value="3.83" table:style-name="ce1">
            <text:p>3,83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59" table:style-name="ce1">
            <text:p>4,59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3099999999999996" table:style-name="ce1">
            <text:p>4,31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88" table:style-name="ce1">
            <text:p>4,88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32" table:style-name="ce1">
            <text:p>4,32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" table:style-name="ce1">
            <text:p>4,5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6900000000000004" table:style-name="ce1">
            <text:p>4,69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3899999999999997" table:style-name="ce1">
            <text:p>4,39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1900000000000004" table:style-name="ce1">
            <text:p>4,19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71" table:style-name="ce1">
            <text:p>4,71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49" table:style-name="ce1">
            <text:p>4,49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8899999999999997" table:style-name="ce1">
            <text:p>4,89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49" table:style-name="ce1">
            <text:p>4,49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 table:style-name="ce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51" table:style-name="ce1">
            <text:p>4,51</text:p>
          </table:table-cell>
          <table:table-cell table:number-columns-repeated="16382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84" table:style-name="ce1">
            <text:p>4,84</text:p>
          </table:table-cell>
          <table:table-cell table:number-columns-repeated="16382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4400000000000004" table:style-name="ce1">
            <text:p>4,44</text:p>
          </table:table-cell>
          <table:table-cell table:number-columns-repeated="16382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4.3" table:style-name="ce1">
            <text:p>4,3</text:p>
          </table:table-cell>
          <table:table-cell table:number-columns-repeated="16382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42" table:style-name="ce1">
            <text:p>4,42</text:p>
          </table:table-cell>
          <table:table-cell table:number-columns-repeated="16382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5599999999999996" table:style-name="ce1">
            <text:p>4,56</text:p>
          </table:table-cell>
          <table:table-cell table:number-columns-repeated="16382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41" table:style-name="ce1">
            <text:p>4,41</text:p>
          </table:table-cell>
          <table:table-cell table:number-columns-repeated="16382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42" table:style-name="ce1">
            <text:p>4,42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formula="of:=$$avgb225:[.B250]" table:style-name="ce1">
            <text:p>#NAME?</text:p>
          </table:table-cell>
          <table:table-cell office:value-type="float" office:value="4.4684615384615389" table:formula="of:=AVERAGE([.B225:.B250])" table:style-name="ce1">
            <text:p>4,468461538</text:p>
          </table:table-cell>
          <table:table-cell table:style-name="ce1"/>
          <table:table-cell office:value-type="string" table:style-name="ce2">
            <text:p>VALUE 88/24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8499999999999996" table:style-name="ce1">
            <text:p>4,85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46" table:style-name="ce1">
            <text:p>4,46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91" table:style-name="ce1">
            <text:p>4,91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24" table:style-name="ce1">
            <text:p>4,24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8" table:style-name="ce1">
            <text:p>4,5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8" table:style-name="ce1">
            <text:p>4,8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3600000000000003" table:style-name="ce1">
            <text:p>4,36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6" table:style-name="ce1">
            <text:p>4,66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.66" table:style-name="ce1">
            <text:p>4,66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38" table:style-name="ce1">
            <text:p>4,38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75" table:style-name="ce1">
            <text:p>4,75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6500000000000004" table:style-name="ce1">
            <text:p>4,65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72" table:style-name="ce1">
            <text:p>4,72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4400000000000004" table:style-name="ce1">
            <text:p>4,44</text:p>
          </table:table-cell>
          <table:table-cell table:number-columns-repeated="16382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84" table:style-name="ce1">
            <text:p>4,84</text:p>
          </table:table-cell>
          <table:table-cell table:number-columns-repeated="16382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66" table:style-name="ce1">
            <text:p>4,66</text:p>
          </table:table-cell>
          <table:table-cell table:number-columns-repeated="16382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4.0199999999999996" table:style-name="ce1">
            <text:p>4,02</text:p>
          </table:table-cell>
          <table:table-cell table:number-columns-repeated="16382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41" table:style-name="ce1">
            <text:p>4,41</text:p>
          </table:table-cell>
          <table:table-cell table:number-columns-repeated="16382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5599999999999996" table:style-name="ce1">
            <text:p>4,56</text:p>
          </table:table-cell>
          <table:table-cell table:number-columns-repeated="16382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54" table:style-name="ce1">
            <text:p>4,54</text:p>
          </table:table-cell>
          <table:table-cell table:number-columns-repeated="16382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4.34" table:style-name="ce1">
            <text:p>4,34</text:p>
          </table:table-cell>
          <table:table-cell table:number-columns-repeated="16382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54" table:style-name="ce1">
            <text:p>4,54</text:p>
          </table:table-cell>
          <table:table-cell table:style-name="ce1"/>
          <table:table-cell office:value-type="string" table:style-name="ce2">
            <text:p>VALUE 80/2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4.5092307692307694" table:formula="of:=AVERAGE([.B256:.B281])" table:style-name="ce1">
            <text:p>4,509230769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2">
            <text:p>VALUE 64/24</text:p>
          </table:table-cell>
          <table:table-cell table:number-columns-repeated="2" table:style-name="ce1"/>
          <table:table-cell office:value-type="string" table:style-name="ce2">
            <text:p>VALUE 64/24</text:p>
          </table:table-cell>
          <table:table-cell table:number-columns-repeated="2" table:style-name="ce1"/>
          <table:table-cell office:value-type="string" table:style-name="ce2">
            <text:p>64/48</text:p>
          </table:table-cell>
          <table:table-cell table:number-columns-repeated="2" table:style-name="ce1"/>
          <table:table-cell office:value-type="string" table:style-name="ce2">
            <text:p>64/64</text:p>
          </table:table-cell>
          <table:table-cell table:number-columns-repeated="2" table:style-name="ce1"/>
          <table:table-cell office:value-type="string" table:style-name="ce2">
            <text:p>64/64 no 3branch</text:p>
          </table:table-cell>
          <table:table-cell table:number-columns-repeated="1636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4" table:style-name="ce1">
            <text:p>3,0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4" table:style-name="ce1">
            <text:p>3,0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5" table:style-name="ce1">
            <text:p>3,05</text:p>
          </table:table-cell>
          <table:table-cell table:number-columns-repeated="1636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9" table:style-name="ce1">
            <text:p>5,2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33" table:style-name="ce1">
            <text:p>5,3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8" table:style-name="ce1">
            <text:p>5,2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8" table:style-name="ce1">
            <text:p>5,28</text:p>
          </table:table-cell>
          <table:table-cell table:number-columns-repeated="1636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2" table:style-name="ce1">
            <text:p>5,32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2" table:style-name="ce1">
            <text:p>5,32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3" table:style-name="ce1">
            <text:p>5,33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6" table:style-name="ce1">
            <text:p>5,3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6" table:style-name="ce1">
            <text:p>5,36</text:p>
          </table:table-cell>
          <table:table-cell table:number-columns-repeated="1636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42" table:style-name="ce1">
            <text:p>4,4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4" table:style-name="ce1">
            <text:p>4,3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600000000000003" table:style-name="ce1">
            <text:p>4,36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8" table:style-name="ce1">
            <text:p>4,38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8" table:style-name="ce1">
            <text:p>4,38</text:p>
          </table:table-cell>
          <table:table-cell table:number-columns-repeated="1636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1900000000000004" table:style-name="ce1">
            <text:p>4,19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1500000000000004" table:style-name="ce1">
            <text:p>4,15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1" table:style-name="ce1">
            <text:p>4,21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" table:style-name="ce1">
            <text:p>4,2</text:p>
          </table:table-cell>
          <table:table-cell table:number-columns-repeated="1636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" table:style-name="ce1">
            <text:p>4,7</text:p>
          </table:table-cell>
          <table:table-cell table:number-columns-repeated="1636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15" table:style-name="ce1">
            <text:p>5,15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2" table:style-name="ce1">
            <text:p>5,2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25" table:style-name="ce1">
            <text:p>5,25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17" table:style-name="ce1">
            <text:p>5,17</text:p>
          </table:table-cell>
          <table:table-cell table:number-columns-repeated="1636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5" table:style-name="ce1">
            <text:p>4,55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5" table:style-name="ce1">
            <text:p>4,55</text:p>
          </table:table-cell>
          <table:table-cell table:number-columns-repeated="1636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.21" table:style-name="ce1">
            <text:p>5,21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35" table:style-name="ce1">
            <text:p>5,35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34" table:style-name="ce1">
            <text:p>5,34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36" table:style-name="ce1">
            <text:p>5,36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41" table:style-name="ce1">
            <text:p>5,41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4" table:style-name="ce1">
            <text:p>5,4</text:p>
          </table:table-cell>
          <table:table-cell table:number-columns-repeated="1636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6" table:style-name="ce1">
            <text:p>4,96</text:p>
          </table:table-cell>
          <table:table-cell table:number-columns-repeated="1636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4" table:style-name="ce1">
            <text:p>4,74</text:p>
          </table:table-cell>
          <table:table-cell table:number-columns-repeated="1636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7" table:style-name="ce1">
            <text:p>4,37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3" table:style-name="ce1">
            <text:p>4,33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600000000000003" table:style-name="ce1">
            <text:p>4,36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7" table:style-name="ce1">
            <text:p>4,37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600000000000003" table:style-name="ce1">
            <text:p>4,36</text:p>
          </table:table-cell>
          <table:table-cell table:number-columns-repeated="1636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3" table:style-name="ce1">
            <text:p>5,2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3" table:style-name="ce1">
            <text:p>5,2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7" table:style-name="ce1">
            <text:p>5,27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8" table:style-name="ce1">
            <text:p>5,28</text:p>
          </table:table-cell>
          <table:table-cell table:number-columns-repeated="1636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300000000000004" table:style-name="ce1">
            <text:p>4,73</text:p>
          </table:table-cell>
          <table:table-cell table:number-columns-repeated="1636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2" table:style-name="ce1">
            <text:p>5,12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5" table:style-name="ce1">
            <text:p>5,15</text:p>
          </table:table-cell>
          <table:table-cell table:number-columns-repeated="1636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3" table:style-name="ce1">
            <text:p>5,13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100000000000003" table:style-name="ce1">
            <text:p>5,11</text:p>
          </table:table-cell>
          <table:table-cell table:number-columns-repeated="1636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600000000000003" table:style-name="ce1">
            <text:p>4,86</text:p>
          </table:table-cell>
          <table:table-cell table:number-columns-repeated="1636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" table:style-name="ce1">
            <text:p>4,8</text:p>
          </table:table-cell>
          <table:table-cell table:number-columns-repeated="1636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9" table:style-name="ce1">
            <text:p>4,99</text:p>
          </table:table-cell>
          <table:table-cell table:number-columns-repeated="1636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1" table:style-name="ce1">
            <text:p>4,71</text:p>
          </table:table-cell>
          <table:table-cell table:number-columns-repeated="1636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.93" table:style-name="ce1">
            <text:p>3,93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4" table:style-name="ce1">
            <text:p>3,9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4" table:style-name="ce1">
            <text:p>3,9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8" table:style-name="ce1">
            <text:p>3,98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3" table:style-name="ce1">
            <text:p>3,93</text:p>
          </table:table-cell>
          <table:table-cell table:number-columns-repeated="1636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55" table:style-name="ce1">
            <text:p>4,55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" table:style-name="ce1">
            <text:p>4,59</text:p>
          </table:table-cell>
          <table:table-cell table:number-columns-repeated="1636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47" table:style-name="ce1">
            <text:p>4,47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5" table:style-name="ce1">
            <text:p>4,25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2" table:style-name="ce1">
            <text:p>4,22</text:p>
          </table:table-cell>
          <table:table-cell table:number-columns-repeated="1636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2" table:style-name="ce1">
            <text:p>4,62</text:p>
          </table:table-cell>
          <table:table-cell table:number-columns-repeated="1636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4.22" table:style-name="ce1">
            <text:p>4,22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" table:style-name="ce1">
            <text:p>4,05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4" table:style-name="ce1">
            <text:p>4,04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99999999999996" table:style-name="ce1">
            <text:p>4,06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99999999999996" table:style-name="ce1">
            <text:p>4,06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" table:style-name="ce1">
            <text:p>4,05</text:p>
          </table:table-cell>
          <table:table-cell table:number-columns-repeated="1636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300000000000004" table:style-name="ce1">
            <text:p>4,73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4.6096153846153847" table:formula="of:=AVERAGE([.B288:.B313])" table:style-name="ce1">
            <text:p>4,609615385</text:p>
          </table:table-cell>
          <table:table-cell table:number-columns-repeated="2" table:style-name="ce1"/>
          <table:table-cell office:value-type="float" office:value="4.6742307692307694" table:formula="of:=AVERAGE([.E288:.E313])" table:style-name="ce1">
            <text:p>4,674230769</text:p>
          </table:table-cell>
          <table:table-cell table:number-columns-repeated="2" table:style-name="ce1"/>
          <table:table-cell office:value-type="float" office:value="4.6661538461538461" table:formula="of:=AVERAGE([.H288:.H313])" table:style-name="ce1">
            <text:p>4,666153846</text:p>
          </table:table-cell>
          <table:table-cell table:number-columns-repeated="2" table:style-name="ce1"/>
          <table:table-cell office:value-type="float" office:value="4.68923076923077" table:formula="of:=AVERAGE([.K288:.K313])" table:style-name="ce1">
            <text:p>4,689230769</text:p>
          </table:table-cell>
          <table:table-cell table:number-columns-repeated="2" table:style-name="ce1"/>
          <table:table-cell office:value-type="float" office:value="4.7084615384615374" table:formula="of:=AVERAGE([.N288:.N313])" table:style-name="ce1">
            <text:p>4,708461538</text:p>
          </table:table-cell>
          <table:table-cell table:number-columns-repeated="2" table:style-name="ce1"/>
          <table:table-cell office:value-type="float" office:value="4.6892307692307691" table:formula="of:=AVERAGE([.Q288:.Q313])" table:style-name="ce1">
            <text:p>4,689230769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5" table:style-name="ce1">
            <text:p>3,05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2" table:style-name="ce1">
            <text:p>5,2</text:p>
          </table:table-cell>
          <table:table-cell table:number-columns-repeated="16382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24" table:style-name="ce1">
            <text:p>5,24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3099999999999996" table:style-name="ce1">
            <text:p>4,31</text:p>
          </table:table-cell>
          <table:table-cell table:number-columns-repeated="16382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1900000000000004" table:style-name="ce1">
            <text:p>4,19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.0999999999999996" table:style-name="ce1">
            <text:p>5,1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.26" table:style-name="ce1">
            <text:p>5,2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87" table:style-name="ce1">
            <text:p>4,87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8" table:style-name="ce1">
            <text:p>4,68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29" table:style-name="ce1">
            <text:p>4,29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5.17" table:style-name="ce1">
            <text:p>5,17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99" table:style-name="ce1">
            <text:p>4,99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76" table:style-name="ce1">
            <text:p>4,76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7" table:style-name="ce1">
            <text:p>4,7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8099999999999996" table:style-name="ce1">
            <text:p>4,81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62" table:style-name="ce1">
            <text:p>4,62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.9" table:style-name="ce1">
            <text:p>3,9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51" table:style-name="ce1">
            <text:p>4,51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1399999999999997" table:style-name="ce1">
            <text:p>4,14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53" table:style-name="ce1">
            <text:p>4,53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.96" table:style-name="ce1">
            <text:p>3,96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.6652000000000005" table:formula="of:=AVERAGE([.B318:.B342])" table:style-name="ce1">
            <text:p>4,6652</text:p>
          </table:table-cell>
          <table:table-cell table:number-columns-repeated="16382"/>
        </table:table-row>
        <table:table-row table:number-rows-repeated="1048233" table:style-name="ro1">
          <table:table-cell table:number-columns-repeated="16384"/>
        </table:table-row>
      </table:table>
      <table:table table:name="IMADAFINAL" table:style-name="ta2">
        <table:table-column table:style-name="co2" table:default-cell-style-name="ce1"/>
        <table:table-column table:style-name="co3" table:default-cell-style-name="ce1"/>
        <table:table-column table:style-name="co2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AIVE:</text:p>
          </table:table-cell>
          <table:table-cell table:number-columns-repeated="2" table:style-name="ce1"/>
          <table:table-cell office:value-type="string" table:style-name="ce2">
            <text:p>TRANSPOSED:</text:p>
          </table:table-cell>
          <table:table-cell table:number-columns-repeated="2" table:style-name="ce1"/>
          <table:table-cell office:value-type="string" table:style-name="ce2">
            <text:p>BLOCKED:</text:p>
          </table:table-cell>
          <table:table-cell table:number-columns-repeated="2" table:style-name="ce1"/>
          <table:table-cell office:value-type="string" table:style-name="ce2">
            <text:p>BLAS:</text:p>
          </table:table-cell>
          <table:table-cell table:number-columns-repeated="2" table:style-name="ce1"/>
          <table:table-cell office:value-type="string" table:style-name="ce1">
            <text:p>NAIVE GRAPH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88.39699999999999" table:style-name="ce4">
            <text:p>28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4.077" table:style-name="ce4">
            <text:p>14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9.79500000000002" table:style-name="ce4">
            <text:p>3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24.649" table:style-name="ce4">
            <text:p>225</text:p>
          </table:table-cell>
          <table:table-cell table:style-name="ce1"/>
          <table:table-cell table:style-name="ce1">
            <draw:frame draw:z-index="1" draw:id="id16" draw:style-name="a16" draw:name="Chart 4" svg:x="0.07843in" svg:y="0.04902in" svg:width="12.45833in" svg:height="7.55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497.541" table:style-name="ce4">
            <text:p>49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45.00400000000002" table:style-name="ce4">
            <text:p>44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97.976" table:style-name="ce4">
            <text:p>19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72.23599999999999" table:style-name="ce4">
            <text:p>17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699.34900000000005" table:style-name="ce4">
            <text:p>69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43.09" table:style-name="ce4">
            <text:p>74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71.48899999999998" table:style-name="ce4">
            <text:p>37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45.024" table:style-name="ce4">
            <text:p>44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900.82" table:style-name="ce1">
            <text:p>900,8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27.69" table:style-name="ce1">
            <text:p>1027,6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47.32899999999995" table:style-name="ce4">
            <text:p>84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17.78" table:style-name="ce1">
            <text:p>1017,7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997.13199999999995" table:style-name="ce1">
            <text:p>997,13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277.97" table:style-name="ce1">
            <text:p>1277,9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57.19100000000003" table:style-name="ce4">
            <text:p>9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303.06" table:style-name="ce1">
            <text:p>1303,0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202.69" table:style-name="ce1">
            <text:p>1202,6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467.82" table:style-name="ce1">
            <text:p>1467,8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460.28" table:style-name="ce1">
            <text:p>1460,2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945.79" table:style-name="ce1">
            <text:p>1945,7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315.87" table:style-name="ce1">
            <text:p>1315,8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594.3" table:style-name="ce1">
            <text:p>1594,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527.84" table:style-name="ce1">
            <text:p>1527,8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151.29" table:style-name="ce1">
            <text:p>2151,2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340.72" table:style-name="ce1">
            <text:p>1340,7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852.35" table:style-name="ce1">
            <text:p>1852,3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897.18" table:style-name="ce1">
            <text:p>2897,1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902.9" table:style-name="ce1">
            <text:p>2902,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529.25" table:style-name="ce1">
            <text:p>1529,2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008.72" table:style-name="ce1">
            <text:p>2008,7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290.83" table:style-name="ce1">
            <text:p>2290,8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896.53" table:style-name="ce1">
            <text:p>2896,5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666.13" table:style-name="ce1">
            <text:p>1666,1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168.36" table:style-name="ce1">
            <text:p>2168,3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929.9" table:style-name="ce1">
            <text:p>2929,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347.09" table:style-name="ce1">
            <text:p>3347,0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735.77" table:style-name="ce1">
            <text:p>1735,7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181.5700000000002" table:style-name="ce1">
            <text:p>2181,5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669.64" table:style-name="ce1">
            <text:p>2669,6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400.02" table:style-name="ce1">
            <text:p>3400,0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826.49" table:style-name="ce1">
            <text:p>1826,4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325.0300000000002" table:style-name="ce1">
            <text:p>2325,0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213.09" table:style-name="ce1">
            <text:p>3213,0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956.03" table:style-name="ce1">
            <text:p>3956,0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886.58" table:style-name="ce1">
            <text:p>1886,5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362" table:style-name="ce1">
            <text:p>236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136.62" table:style-name="ce1">
            <text:p>3136,6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243.97" table:style-name="ce1">
            <text:p>3243,9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997.94" table:style-name="ce1">
            <text:p>1997,9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448.83" table:style-name="ce1">
            <text:p>2448,8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603.93" table:style-name="ce1">
            <text:p>3603,9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080.32" table:style-name="ce1">
            <text:p>4080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906.36" table:style-name="ce1">
            <text:p>1906,3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581.77" table:style-name="ce1">
            <text:p>2581,7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451.44" table:style-name="ce1">
            <text:p>3451,4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916.94" table:style-name="ce1">
            <text:p>3916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987.56" table:style-name="ce1">
            <text:p>1987,5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842.95" table:style-name="ce1">
            <text:p>2842,9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327.24" table:style-name="ce1">
            <text:p>5327,2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370.7700000000004" table:style-name="ce1">
            <text:p>4370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2200.5100000000002" table:style-name="ce1">
            <text:p>2200,5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809.24" table:style-name="ce1">
            <text:p>2809,2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337.87" table:style-name="ce1">
            <text:p>4337,8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198.17" table:style-name="ce1">
            <text:p>4198,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2457.54" table:style-name="ce1">
            <text:p>2457,5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3222.13" table:style-name="ce1">
            <text:p>3222,1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992.8599999999997" table:style-name="ce1">
            <text:p>4992,8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260.91" table:style-name="ce1">
            <text:p>4260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2530.36" table:style-name="ce1">
            <text:p>2530,3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3245.57" table:style-name="ce1">
            <text:p>3245,5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634.83" table:style-name="ce1">
            <text:p>4634,8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267.45" table:style-name="ce1">
            <text:p>426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2376.3200000000002" table:style-name="ce1">
            <text:p>2376,3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007.89" table:style-name="ce1">
            <text:p>3007,8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116.3500000000004" table:style-name="ce1">
            <text:p>5116,3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663.6499999999996" table:style-name="ce1">
            <text:p>4663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2663.3" table:style-name="ce1">
            <text:p>2663,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850.52" table:style-name="ce1">
            <text:p>2850,5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785.18" table:style-name="ce1">
            <text:p>4785,1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474.46" table:style-name="ce1">
            <text:p>4474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2718.37" table:style-name="ce1">
            <text:p>2718,3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3249.37" table:style-name="ce1">
            <text:p>3249,3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343.86" table:style-name="ce1">
            <text:p>5343,8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4518.32" table:style-name="ce1">
            <text:p>4518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2551.88" table:style-name="ce1">
            <text:p>2551,8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616.34" table:style-name="ce1">
            <text:p>2616,3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885.26" table:style-name="ce1">
            <text:p>4885,2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455.1400000000003" table:style-name="ce1">
            <text:p>4455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2493.44" table:style-name="ce1">
            <text:p>2493,44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989.49" table:style-name="ce1">
            <text:p>2989,49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6156.61" table:style-name="ce1">
            <text:p>6156,61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655.91" table:style-name="ce1">
            <text:p>4655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2761.86" table:style-name="ce1">
            <text:p>2761,8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537.13" table:style-name="ce1">
            <text:p>3537,1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010.06" table:style-name="ce1">
            <text:p>4010,0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696" table:style-name="ce1">
            <text:p>469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2977.94" table:style-name="ce1">
            <text:p>2977,9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597.92" table:style-name="ce1">
            <text:p>3597,9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430.55" table:style-name="ce1">
            <text:p>3430,5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4677.1899999999996" table:style-name="ce1">
            <text:p>4677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2949.44" table:style-name="ce1">
            <text:p>2949,44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569.73" table:style-name="ce1">
            <text:p>3569,73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066.95" table:style-name="ce1">
            <text:p>3066,9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4575.34" table:style-name="ce1">
            <text:p>4575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2766.31" table:style-name="ce1">
            <text:p>2766,3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3568.67" table:style-name="ce1">
            <text:p>3568,6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897.32" table:style-name="ce1">
            <text:p>2897,32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4816.8100000000004" table:style-name="ce1">
            <text:p>4816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3045.23" table:style-name="ce1">
            <text:p>3045,2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3411.12" table:style-name="ce1">
            <text:p>3411,1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3659.61" table:style-name="ce1">
            <text:p>3659,61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4770.8999999999996" table:style-name="ce1">
            <text:p>4770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3059.95" table:style-name="ce1">
            <text:p>3059,9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349.98" table:style-name="ce1">
            <text:p>3349,9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082.59" table:style-name="ce1">
            <text:p>2082,5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814.78" table:style-name="ce1">
            <text:p>4814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float" office:value="2748.22" table:style-name="ce1">
            <text:p>2748,22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245.84" table:style-name="ce1">
            <text:p>3245,8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4616.3500000000004" table:style-name="ce1">
            <text:p>4616,35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4712.4399999999996" table:style-name="ce1">
            <text:p>4712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2731.75" table:style-name="ce1">
            <text:p>2731,75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077.08" table:style-name="ce1">
            <text:p>3077,0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4822.8599999999997" table:style-name="ce1">
            <text:p>4822,86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4851.54" table:style-name="ce1">
            <text:p>4851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2975.5" table:style-name="ce1">
            <text:p>2975,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3356.05" table:style-name="ce1">
            <text:p>3356,0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5582.71" table:style-name="ce1">
            <text:p>5582,7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4909.87" table:style-name="ce1">
            <text:p>4909,8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3293.96" table:style-name="ce1">
            <text:p>3293,96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3029.14" table:style-name="ce1">
            <text:p>3029,14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4122.8" table:style-name="ce1">
            <text:p>4122,8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4160.3" table:style-name="ce1">
            <text:p>4160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3168.79" table:style-name="ce1">
            <text:p>3168,7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3483.7" table:style-name="ce1">
            <text:p>3483,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254.23" table:style-name="ce1">
            <text:p>2254,2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897.3999999999996" table:style-name="ce1">
            <text:p>489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3027.21" table:style-name="ce1">
            <text:p>3027,21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367.54" table:style-name="ce1">
            <text:p>3367,54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437.34" table:style-name="ce1">
            <text:p>2437,34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5055.7700000000004" table:style-name="ce1">
            <text:p>5055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" table:style-name="ce1">
            <text:p>37</text:p>
          </table:table-cell>
          <table:table-cell office:value-type="float" office:value="3251.55" table:style-name="ce1">
            <text:p>3251,55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454.43" table:style-name="ce1">
            <text:p>3454,43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984.63" table:style-name="ce1">
            <text:p>1984,63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4978.58" table:style-name="ce1">
            <text:p>4978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3157.77" table:style-name="ce1">
            <text:p>3157,77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518.87" table:style-name="ce1">
            <text:p>3518,87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052.4299999999998" table:style-name="ce1">
            <text:p>2052,43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4995.38" table:style-name="ce1">
            <text:p>4995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" table:style-name="ce1">
            <text:p>39</text:p>
          </table:table-cell>
          <table:table-cell office:value-type="float" office:value="3298.5" table:style-name="ce1">
            <text:p>3298,5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3445.15" table:style-name="ce1">
            <text:p>3445,15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2183.9699999999998" table:style-name="ce1">
            <text:p>2183,97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4850.78" table:style-name="ce1">
            <text:p>4850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020.18" table:style-name="ce1">
            <text:p>3020,18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26.71" table:style-name="ce1">
            <text:p>3526,7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41.0200000000004" table:style-name="ce1">
            <text:p>4541,0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991.37" table:style-name="ce1">
            <text:p>4991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" table:style-name="ce1">
            <text:p>41</text:p>
          </table:table-cell>
          <table:table-cell office:value-type="float" office:value="3375.63" table:style-name="ce1">
            <text:p>3375,63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3468.66" table:style-name="ce1">
            <text:p>3468,66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3788.35" table:style-name="ce1">
            <text:p>3788,3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4976.78" table:style-name="ce1">
            <text:p>4976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363.21" table:style-name="ce1">
            <text:p>3363,21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576.73" table:style-name="ce1">
            <text:p>3576,73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4862.8999999999996" table:style-name="ce1">
            <text:p>4862,9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5042.32" table:style-name="ce1">
            <text:p>5042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" table:style-name="ce1">
            <text:p>43</text:p>
          </table:table-cell>
          <table:table-cell office:value-type="float" office:value="3319.8" table:style-name="ce1">
            <text:p>3319,8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3525.38" table:style-name="ce1">
            <text:p>3525,38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132.46" table:style-name="ce1">
            <text:p>4132,46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908.5600000000004" table:style-name="ce1">
            <text:p>4908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172.87" table:style-name="ce1">
            <text:p>3172,87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3594.64" table:style-name="ce1">
            <text:p>3594,64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171.1099999999997" table:style-name="ce1">
            <text:p>4171,11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506.41" table:style-name="ce1">
            <text:p>4506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float" office:value="3348.69" table:style-name="ce1">
            <text:p>3348,6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3499.45" table:style-name="ce1">
            <text:p>3499,4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072.69" table:style-name="ce1">
            <text:p>4072,6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282.18" table:style-name="ce1">
            <text:p>4282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369.63" table:style-name="ce1">
            <text:p>3369,6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3588.68" table:style-name="ce1">
            <text:p>3588,68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202.78" table:style-name="ce1">
            <text:p>4202,78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405.22" table:style-name="ce1">
            <text:p>4405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" table:style-name="ce1">
            <text:p>47</text:p>
          </table:table-cell>
          <table:table-cell office:value-type="float" office:value="3196.45" table:style-name="ce1">
            <text:p>3196,4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3579.92" table:style-name="ce1">
            <text:p>3579,92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923.77" table:style-name="ce1">
            <text:p>2923,77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4440.4399999999996" table:style-name="ce1">
            <text:p>4440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float" office:value="3169.01" table:style-name="ce1">
            <text:p>3169,01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3699.25" table:style-name="ce1">
            <text:p>3699,25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6079.15" table:style-name="ce1">
            <text:p>6079,15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716.01" table:style-name="ce1">
            <text:p>4716,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float" office:value="3321.59" table:style-name="ce1">
            <text:p>3321,59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3437.14" table:style-name="ce1">
            <text:p>3437,14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3768.21" table:style-name="ce1">
            <text:p>3768,21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4803.4799999999996" table:style-name="ce1">
            <text:p>4803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3609.88" table:style-name="ce1">
            <text:p>3609,8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608.61" table:style-name="ce1">
            <text:p>3608,6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450.92" table:style-name="ce1">
            <text:p>4450,9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589.09" table:style-name="ce1">
            <text:p>4589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" table:style-name="ce1">
            <text:p>51</text:p>
          </table:table-cell>
          <table:table-cell office:value-type="float" office:value="3450.86" table:style-name="ce1">
            <text:p>3450,86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3437.39" table:style-name="ce1">
            <text:p>3437,39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5701.41" table:style-name="ce1">
            <text:p>5701,4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4459.88" table:style-name="ce1">
            <text:p>4459,8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" table:style-name="ce1">
            <text:p>52</text:p>
          </table:table-cell>
          <table:table-cell office:value-type="float" office:value="3637.53" table:style-name="ce1">
            <text:p>3637,53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768.22" table:style-name="ce1">
            <text:p>3768,22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935.01" table:style-name="ce1">
            <text:p>5935,0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4712.78" table:style-name="ce1">
            <text:p>4712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" table:style-name="ce1">
            <text:p>53</text:p>
          </table:table-cell>
          <table:table-cell office:value-type="float" office:value="3530.08" table:style-name="ce1">
            <text:p>3530,08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3681.66" table:style-name="ce1">
            <text:p>3681,66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4689.54" table:style-name="ce1">
            <text:p>4689,54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4555" table:style-name="ce1">
            <text:p>45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" table:style-name="ce1">
            <text:p>54</text:p>
          </table:table-cell>
          <table:table-cell office:value-type="float" office:value="3635.78" table:style-name="ce1">
            <text:p>3635,7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834.22" table:style-name="ce1">
            <text:p>3834,22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4607.93" table:style-name="ce1">
            <text:p>4607,93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4775.0600000000004" table:style-name="ce1">
            <text:p>4775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" table:style-name="ce1">
            <text:p>55</text:p>
          </table:table-cell>
          <table:table-cell office:value-type="float" office:value="3589.57" table:style-name="ce1">
            <text:p>3589,5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737.19" table:style-name="ce1">
            <text:p>3737,19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931.41" table:style-name="ce1">
            <text:p>5931,4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500.4799999999996" table:style-name="ce1">
            <text:p>4500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float" office:value="3321.19" table:style-name="ce1">
            <text:p>3321,19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3722.93" table:style-name="ce1">
            <text:p>3722,9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8031.21" table:style-name="ce1">
            <text:p>8031,2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8157.02" table:style-name="ce1">
            <text:p>8157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float" office:value="3620.21" table:style-name="ce1">
            <text:p>3620,2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3744.52" table:style-name="ce1">
            <text:p>3744,52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5452.41" table:style-name="ce1">
            <text:p>5452,4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7580.27" table:style-name="ce1">
            <text:p>7580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" table:style-name="ce1">
            <text:p>58</text:p>
          </table:table-cell>
          <table:table-cell office:value-type="float" office:value="3481.87" table:style-name="ce1">
            <text:p>3481,87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3742" table:style-name="ce1">
            <text:p>3742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966.65" table:style-name="ce1">
            <text:p>5966,65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7928.75" table:style-name="ce1">
            <text:p>7928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" table:style-name="ce1">
            <text:p>59</text:p>
          </table:table-cell>
          <table:table-cell office:value-type="float" office:value="3174.8" table:style-name="ce1">
            <text:p>3174,8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3658.42" table:style-name="ce1">
            <text:p>3658,42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5839.13" table:style-name="ce1">
            <text:p>5839,1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7372.05" table:style-name="ce1">
            <text:p>7372,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3197.16" table:style-name="ce1">
            <text:p>3197,1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446.58" table:style-name="ce1">
            <text:p>3446,5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056.35" table:style-name="ce1">
            <text:p>6056,3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752.55" table:style-name="ce1">
            <text:p>7752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" table:style-name="ce1">
            <text:p>61</text:p>
          </table:table-cell>
          <table:table-cell office:value-type="float" office:value="3368.11" table:style-name="ce1">
            <text:p>3368,11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3718.92" table:style-name="ce1">
            <text:p>3718,9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5881.33" table:style-name="ce1">
            <text:p>5881,33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6974.39" table:style-name="ce1">
            <text:p>6974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" table:style-name="ce1">
            <text:p>62</text:p>
          </table:table-cell>
          <table:table-cell office:value-type="float" office:value="3544.71" table:style-name="ce1">
            <text:p>3544,71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3767.48" table:style-name="ce1">
            <text:p>3767,48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5731.48" table:style-name="ce1">
            <text:p>5731,48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7397.52" table:style-name="ce1">
            <text:p>739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" table:style-name="ce1">
            <text:p>63</text:p>
          </table:table-cell>
          <table:table-cell office:value-type="float" office:value="3422.97" table:style-name="ce1">
            <text:p>3422,97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3649.28" table:style-name="ce1">
            <text:p>3649,28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5786.01" table:style-name="ce1">
            <text:p>5786,01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7034.53" table:style-name="ce1">
            <text:p>7034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3221.49" table:style-name="ce1">
            <text:p>3221,49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581.86" table:style-name="ce1">
            <text:p>3581,86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755.6" table:style-name="ce1">
            <text:p>5755,6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931.13" table:style-name="ce1">
            <text:p>5931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" table:style-name="ce1">
            <text:p>65</text:p>
          </table:table-cell>
          <table:table-cell office:value-type="float" office:value="3507.66" table:style-name="ce1">
            <text:p>3507,66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3694.06" table:style-name="ce1">
            <text:p>3694,06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128.58" table:style-name="ce1">
            <text:p>6128,5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7133.39" table:style-name="ce1">
            <text:p>7133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" table:style-name="ce1">
            <text:p>66</text:p>
          </table:table-cell>
          <table:table-cell office:value-type="float" office:value="3763.86" table:style-name="ce1">
            <text:p>3763,86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3814.83" table:style-name="ce1">
            <text:p>3814,83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153.41" table:style-name="ce1">
            <text:p>6153,4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7680.56" table:style-name="ce1">
            <text:p>7680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" table:style-name="ce1">
            <text:p>67</text:p>
          </table:table-cell>
          <table:table-cell office:value-type="float" office:value="3719.49" table:style-name="ce1">
            <text:p>3719,49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3791.57" table:style-name="ce1">
            <text:p>3791,57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6061.49" table:style-name="ce1">
            <text:p>6061,49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6799.23" table:style-name="ce1">
            <text:p>6799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" table:style-name="ce1">
            <text:p>68</text:p>
          </table:table-cell>
          <table:table-cell office:value-type="float" office:value="3546.45" table:style-name="ce1">
            <text:p>3546,4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3467.26" table:style-name="ce1">
            <text:p>3467,26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391.12" table:style-name="ce1">
            <text:p>6391,12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7500.52" table:style-name="ce1">
            <text:p>7500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9" table:style-name="ce1">
            <text:p>69</text:p>
          </table:table-cell>
          <table:table-cell office:value-type="float" office:value="3777.79" table:style-name="ce1">
            <text:p>3777,7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3744.15" table:style-name="ce1">
            <text:p>3744,15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6104.64" table:style-name="ce1">
            <text:p>6104,64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6825.54" table:style-name="ce1">
            <text:p>6825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3775.45" table:style-name="ce1">
            <text:p>3775,4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707.7" table:style-name="ce1">
            <text:p>3707,7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375.89" table:style-name="ce1">
            <text:p>6375,8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330.7" table:style-name="ce1">
            <text:p>7330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1" table:style-name="ce1">
            <text:p>71</text:p>
          </table:table-cell>
          <table:table-cell office:value-type="float" office:value="3632.79" table:style-name="ce1">
            <text:p>3632,7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3721.99" table:style-name="ce1">
            <text:p>3721,9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6096.16" table:style-name="ce1">
            <text:p>6096,16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6626.24" table:style-name="ce1">
            <text:p>6626,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2" table:style-name="ce1">
            <text:p>72</text:p>
          </table:table-cell>
          <table:table-cell office:value-type="float" office:value="3380.29" table:style-name="ce1">
            <text:p>3380,29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3515.67" table:style-name="ce1">
            <text:p>3515,67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6477.41" table:style-name="ce1">
            <text:p>6477,4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409.75" table:style-name="ce1">
            <text:p>7409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3" table:style-name="ce1">
            <text:p>73</text:p>
          </table:table-cell>
          <table:table-cell office:value-type="float" office:value="3698.7" table:style-name="ce1">
            <text:p>3698,7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3757.38" table:style-name="ce1">
            <text:p>3757,38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6241.53" table:style-name="ce1">
            <text:p>6241,5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6779.79" table:style-name="ce1">
            <text:p>6779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float" office:value="3609.89" table:style-name="ce1">
            <text:p>3609,89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3778.66" table:style-name="ce1">
            <text:p>3778,66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6495.87" table:style-name="ce1">
            <text:p>6495,87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305.19" table:style-name="ce1">
            <text:p>7305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float" office:value="3730.8" table:style-name="ce1">
            <text:p>3730,8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3752.41" table:style-name="ce1">
            <text:p>3752,4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6326.19" table:style-name="ce1">
            <text:p>6326,19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6623.63" table:style-name="ce1">
            <text:p>6623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float" office:value="3607.23" table:style-name="ce1">
            <text:p>3607,23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3701.36" table:style-name="ce1">
            <text:p>3701,36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6471.1" table:style-name="ce1">
            <text:p>6471,1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7563.97" table:style-name="ce1">
            <text:p>7563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float" office:value="3699.02" table:style-name="ce1">
            <text:p>3699,02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3749.82" table:style-name="ce1">
            <text:p>3749,82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385.08" table:style-name="ce1">
            <text:p>6385,08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693.39" table:style-name="ce1">
            <text:p>6693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float" office:value="3689.59" table:style-name="ce1">
            <text:p>3689,59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3655.59" table:style-name="ce1">
            <text:p>3655,59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6459.54" table:style-name="ce1">
            <text:p>6459,54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325.95" table:style-name="ce1">
            <text:p>7325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float" office:value="3616.48" table:style-name="ce1">
            <text:p>3616,4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3694.66" table:style-name="ce1">
            <text:p>3694,66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5435.04" table:style-name="ce1">
            <text:p>5435,04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6483.61" table:style-name="ce1">
            <text:p>6483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3415.33" table:style-name="ce1">
            <text:p>3415,3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3703.99" table:style-name="ce1">
            <text:p>3703,99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6763" table:style-name="ce1">
            <text:p>676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132.88" table:style-name="ce1">
            <text:p>7132,8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float" office:value="3624.08" table:style-name="ce1">
            <text:p>3624,0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3730.08" table:style-name="ce1">
            <text:p>3730,0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6465.17" table:style-name="ce1">
            <text:p>6465,17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6545.69" table:style-name="ce1">
            <text:p>6545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float" office:value="3639.98" table:style-name="ce1">
            <text:p>3639,98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3672.18" table:style-name="ce1">
            <text:p>3672,18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6657.09" table:style-name="ce1">
            <text:p>6657,0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7222.55" table:style-name="ce1">
            <text:p>7222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float" office:value="3801.99" table:style-name="ce1">
            <text:p>3801,99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3769.94" table:style-name="ce1">
            <text:p>3769,94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6568.98" table:style-name="ce1">
            <text:p>6568,98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6456.95" table:style-name="ce1">
            <text:p>6456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float" office:value="3719.06" table:style-name="ce1">
            <text:p>3719,06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3628.18" table:style-name="ce1">
            <text:p>3628,18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6773.34" table:style-name="ce1">
            <text:p>6773,34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7104.73" table:style-name="ce1">
            <text:p>7104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5" table:style-name="ce1">
            <text:p>85</text:p>
          </table:table-cell>
          <table:table-cell office:value-type="float" office:value="3663.73" table:style-name="ce1">
            <text:p>3663,7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3676.23" table:style-name="ce1">
            <text:p>3676,2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6685.42" table:style-name="ce1">
            <text:p>6685,4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6305.95" table:style-name="ce1">
            <text:p>6305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6" table:style-name="ce1">
            <text:p>86</text:p>
          </table:table-cell>
          <table:table-cell office:value-type="float" office:value="3787.88" table:style-name="ce1">
            <text:p>3787,88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3800.96" table:style-name="ce1">
            <text:p>3800,96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6729.19" table:style-name="ce1">
            <text:p>6729,1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6800.18" table:style-name="ce1">
            <text:p>6800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7" table:style-name="ce1">
            <text:p>87</text:p>
          </table:table-cell>
          <table:table-cell office:value-type="float" office:value="3815.12" table:style-name="ce1">
            <text:p>3815,12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3838.23" table:style-name="ce1">
            <text:p>3838,23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6510.83" table:style-name="ce1">
            <text:p>6510,83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6234.87" table:style-name="ce1">
            <text:p>6234,8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8" table:style-name="ce1">
            <text:p>88</text:p>
          </table:table-cell>
          <table:table-cell office:value-type="float" office:value="3527.59" table:style-name="ce1">
            <text:p>3527,5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3644.14" table:style-name="ce1">
            <text:p>3644,14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7387.07" table:style-name="ce1">
            <text:p>7387,07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6860.98" table:style-name="ce1">
            <text:p>6860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9" table:style-name="ce1">
            <text:p>89</text:p>
          </table:table-cell>
          <table:table-cell office:value-type="float" office:value="3805.92" table:style-name="ce1">
            <text:p>3805,92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3772.76" table:style-name="ce1">
            <text:p>3772,76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6649.49" table:style-name="ce1">
            <text:p>6649,49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6352.86" table:style-name="ce1">
            <text:p>6352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3772.56" table:style-name="ce1">
            <text:p>3772,56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3787.88" table:style-name="ce1">
            <text:p>3787,88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6918.15" table:style-name="ce1">
            <text:p>6918,1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6719.8" table:style-name="ce1">
            <text:p>6719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1" table:style-name="ce1">
            <text:p>91</text:p>
          </table:table-cell>
          <table:table-cell office:value-type="float" office:value="2810.36" table:style-name="ce1">
            <text:p>2810,36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3608.5" table:style-name="ce1">
            <text:p>3608,5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6849.19" table:style-name="ce1">
            <text:p>6849,19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6056.53" table:style-name="ce1">
            <text:p>6056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2" table:style-name="ce1">
            <text:p>92</text:p>
          </table:table-cell>
          <table:table-cell office:value-type="float" office:value="3680.41" table:style-name="ce1">
            <text:p>3680,41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3701.46" table:style-name="ce1">
            <text:p>3701,46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7029.43" table:style-name="ce1">
            <text:p>7029,43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6803.15" table:style-name="ce1">
            <text:p>6803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3" table:style-name="ce1">
            <text:p>93</text:p>
          </table:table-cell>
          <table:table-cell office:value-type="float" office:value="3774.45" table:style-name="ce1">
            <text:p>3774,45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3723.84" table:style-name="ce1">
            <text:p>3723,84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6750.11" table:style-name="ce1">
            <text:p>6750,11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6070.8" table:style-name="ce1">
            <text:p>6070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4" table:style-name="ce1">
            <text:p>94</text:p>
          </table:table-cell>
          <table:table-cell office:value-type="float" office:value="3832.44" table:style-name="ce1">
            <text:p>3832,44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3641.17" table:style-name="ce1">
            <text:p>3641,17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6973.35" table:style-name="ce1">
            <text:p>6973,35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6613.72" table:style-name="ce1">
            <text:p>6613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5" table:style-name="ce1">
            <text:p>95</text:p>
          </table:table-cell>
          <table:table-cell office:value-type="float" office:value="3693.19" table:style-name="ce1">
            <text:p>3693,19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3737.62" table:style-name="ce1">
            <text:p>3737,6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6743.31" table:style-name="ce1">
            <text:p>6743,3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6096.89" table:style-name="ce1">
            <text:p>6096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6" table:style-name="ce1">
            <text:p>96</text:p>
          </table:table-cell>
          <table:table-cell office:value-type="float" office:value="3447.58" table:style-name="ce1">
            <text:p>3447,58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3699.07" table:style-name="ce1">
            <text:p>3699,07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7694.4" table:style-name="ce1">
            <text:p>7694,4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6618.09" table:style-name="ce1">
            <text:p>6618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7" table:style-name="ce1">
            <text:p>97</text:p>
          </table:table-cell>
          <table:table-cell office:value-type="float" office:value="3705.05" table:style-name="ce1">
            <text:p>3705,05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3683.09" table:style-name="ce1">
            <text:p>3683,09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6711.17" table:style-name="ce1">
            <text:p>6711,17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6006.4" table:style-name="ce1">
            <text:p>6006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8" table:style-name="ce1">
            <text:p>98</text:p>
          </table:table-cell>
          <table:table-cell office:value-type="float" office:value="3880.58" table:style-name="ce1">
            <text:p>3880,58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3740.83" table:style-name="ce1">
            <text:p>3740,83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6788.1" table:style-name="ce1">
            <text:p>6788,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6486.48" table:style-name="ce1">
            <text:p>648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9" table:style-name="ce1">
            <text:p>99</text:p>
          </table:table-cell>
          <table:table-cell office:value-type="float" office:value="3789.19" table:style-name="ce1">
            <text:p>3789,19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3620.91" table:style-name="ce1">
            <text:p>3620,9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6840.95" table:style-name="ce1">
            <text:p>6840,95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5860.86" table:style-name="ce1">
            <text:p>5860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3772.08" table:style-name="ce1">
            <text:p>3772,0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808.39" table:style-name="ce1">
            <text:p>3808,3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861.94" table:style-name="ce1">
            <text:p>6861,9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420.51" table:style-name="ce1">
            <text:p>6420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1" table:style-name="ce1">
            <text:p>101</text:p>
          </table:table-cell>
          <table:table-cell office:value-type="float" office:value="3835.52" table:style-name="ce1">
            <text:p>3835,52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3791.76" table:style-name="ce1">
            <text:p>3791,76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6754.95" table:style-name="ce1">
            <text:p>6754,95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5713.48" table:style-name="ce1">
            <text:p>5713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2" table:style-name="ce1">
            <text:p>102</text:p>
          </table:table-cell>
          <table:table-cell office:value-type="float" office:value="3807.98" table:style-name="ce1">
            <text:p>3807,9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3806.78" table:style-name="ce1">
            <text:p>3806,7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6921.77" table:style-name="ce1">
            <text:p>6921,77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6272.41" table:style-name="ce1">
            <text:p>6272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3" table:style-name="ce1">
            <text:p>103</text:p>
          </table:table-cell>
          <table:table-cell office:value-type="float" office:value="3824.67" table:style-name="ce1">
            <text:p>3824,67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3744.42" table:style-name="ce1">
            <text:p>3744,42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6691.22" table:style-name="ce1">
            <text:p>6691,22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5823.96" table:style-name="ce1">
            <text:p>5823,9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4" table:style-name="ce1">
            <text:p>104</text:p>
          </table:table-cell>
          <table:table-cell office:value-type="float" office:value="3634.27" table:style-name="ce1">
            <text:p>3634,27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653.24" table:style-name="ce1">
            <text:p>3653,24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7779.79" table:style-name="ce1">
            <text:p>7779,79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6538.16" table:style-name="ce1">
            <text:p>6538,1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5" table:style-name="ce1">
            <text:p>105</text:p>
          </table:table-cell>
          <table:table-cell office:value-type="float" office:value="3819.86" table:style-name="ce1">
            <text:p>3819,8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798.05" table:style-name="ce1">
            <text:p>3798,05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6987.46" table:style-name="ce1">
            <text:p>6987,4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6059.38" table:style-name="ce1">
            <text:p>6059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6" table:style-name="ce1">
            <text:p>106</text:p>
          </table:table-cell>
          <table:table-cell office:value-type="float" office:value="3816.33" table:style-name="ce1">
            <text:p>3816,33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3754.23" table:style-name="ce1">
            <text:p>3754,23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6971.61" table:style-name="ce1">
            <text:p>6971,61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6192.75" table:style-name="ce1">
            <text:p>6192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7" table:style-name="ce1">
            <text:p>107</text:p>
          </table:table-cell>
          <table:table-cell office:value-type="float" office:value="3845.18" table:style-name="ce1">
            <text:p>3845,18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3756.59" table:style-name="ce1">
            <text:p>3756,59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6942.17" table:style-name="ce1">
            <text:p>6942,17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5585.34" table:style-name="ce1">
            <text:p>5585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8" table:style-name="ce1">
            <text:p>108</text:p>
          </table:table-cell>
          <table:table-cell office:value-type="float" office:value="3724.59" table:style-name="ce1">
            <text:p>3724,59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3717.1" table:style-name="ce1">
            <text:p>3717,1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6919.97" table:style-name="ce1">
            <text:p>6919,97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6391.25" table:style-name="ce1">
            <text:p>6391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3661.43" table:style-name="ce1">
            <text:p>3661,43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3644.82" table:style-name="ce1">
            <text:p>3644,82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6013.78" table:style-name="ce1">
            <text:p>6013,78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5740.14" table:style-name="ce1">
            <text:p>5740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float" office:value="3772.92" table:style-name="ce1">
            <text:p>3772,92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3728.58" table:style-name="ce1">
            <text:p>3728,58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7027.26" table:style-name="ce1">
            <text:p>7027,26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6355.47" table:style-name="ce1">
            <text:p>6355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1" table:style-name="ce1">
            <text:p>111</text:p>
          </table:table-cell>
          <table:table-cell office:value-type="float" office:value="3689" table:style-name="ce1">
            <text:p>3689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3666.59" table:style-name="ce1">
            <text:p>3666,59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7013.53" table:style-name="ce1">
            <text:p>7013,53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5607.06" table:style-name="ce1">
            <text:p>5607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2" table:style-name="ce1">
            <text:p>112</text:p>
          </table:table-cell>
          <table:table-cell office:value-type="float" office:value="3490.37" table:style-name="ce1">
            <text:p>3490,37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3760.6" table:style-name="ce1">
            <text:p>3760,6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8355.24" table:style-name="ce1">
            <text:p>8355,24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8918.1299999999992" table:style-name="ce1">
            <text:p>8918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3" table:style-name="ce1">
            <text:p>113</text:p>
          </table:table-cell>
          <table:table-cell office:value-type="float" office:value="3768.16" table:style-name="ce1">
            <text:p>3768,16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3660.11" table:style-name="ce1">
            <text:p>3660,11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7298.73" table:style-name="ce1">
            <text:p>7298,73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8026.68" table:style-name="ce1">
            <text:p>8026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3726.2" table:style-name="ce1">
            <text:p>3726,2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3760.23" table:style-name="ce1">
            <text:p>3760,23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7003.32" table:style-name="ce1">
            <text:p>7003,32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8551.67" table:style-name="ce1">
            <text:p>8551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float" office:value="3851.15" table:style-name="ce1">
            <text:p>3851,15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3769.94" table:style-name="ce1">
            <text:p>3769,94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6939.56" table:style-name="ce1">
            <text:p>6939,56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5358.51" table:style-name="ce1">
            <text:p>5358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float" office:value="3784.35" table:style-name="ce1">
            <text:p>3784,35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3759.85" table:style-name="ce1">
            <text:p>3759,85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6967.44" table:style-name="ce1">
            <text:p>6967,44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7084.7" table:style-name="ce1">
            <text:p>7084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office:value-type="float" office:value="3804.02" table:style-name="ce1">
            <text:p>3804,02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3737.11" table:style-name="ce1">
            <text:p>3737,11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6964.78" table:style-name="ce1">
            <text:p>6964,78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8247.64" table:style-name="ce1">
            <text:p>824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float" office:value="3686.48" table:style-name="ce1">
            <text:p>3686,48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3731.51" table:style-name="ce1">
            <text:p>3731,51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6884.46" table:style-name="ce1">
            <text:p>6884,46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8439.4599999999991" table:style-name="ce1">
            <text:p>8439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float" office:value="3911.76" table:style-name="ce1">
            <text:p>3911,76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3793.67" table:style-name="ce1">
            <text:p>3793,67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6819" table:style-name="ce1">
            <text:p>681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8119.49" table:style-name="ce1">
            <text:p>8119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3664.35" table:style-name="ce1">
            <text:p>3664,35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3658.78" table:style-name="ce1">
            <text:p>3658,78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7864.32" table:style-name="ce1">
            <text:p>7864,32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8603.7000000000007" table:style-name="ce1">
            <text:p>8603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float" office:value="3906.42" table:style-name="ce1">
            <text:p>3906,42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3757.69" table:style-name="ce1">
            <text:p>3757,69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6765.52" table:style-name="ce1">
            <text:p>6765,52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8044.41" table:style-name="ce1">
            <text:p>8044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float" office:value="3834.09" table:style-name="ce1">
            <text:p>3834,09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3673.16" table:style-name="ce1">
            <text:p>3673,16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6792.08" table:style-name="ce1">
            <text:p>6792,08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8676.51" table:style-name="ce1">
            <text:p>867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office:value-type="float" office:value="3952.23" table:style-name="ce1">
            <text:p>3952,23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3687.71" table:style-name="ce1">
            <text:p>3687,71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6734.41" table:style-name="ce1">
            <text:p>6734,41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7895.48" table:style-name="ce1">
            <text:p>7895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float" office:value="3784.19" table:style-name="ce1">
            <text:p>3784,19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3650.05" table:style-name="ce1">
            <text:p>3650,05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6877.01" table:style-name="ce1">
            <text:p>6877,01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7703.41" table:style-name="ce1">
            <text:p>7703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5" table:style-name="ce1">
            <text:p>125</text:p>
          </table:table-cell>
          <table:table-cell office:value-type="float" office:value="3845.5" table:style-name="ce1">
            <text:p>3845,5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3736.64" table:style-name="ce1">
            <text:p>3736,64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6704.84" table:style-name="ce1">
            <text:p>6704,84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7761.81" table:style-name="ce1">
            <text:p>7761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office:value-type="float" office:value="3839.49" table:style-name="ce1">
            <text:p>3839,49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3651.65" table:style-name="ce1">
            <text:p>3651,65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6714.08" table:style-name="ce1">
            <text:p>6714,08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8276.7000000000007" table:style-name="ce1">
            <text:p>8276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float" office:value="3575.74" table:style-name="ce1">
            <text:p>3575,74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3697.6" table:style-name="ce1">
            <text:p>3697,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6316.76" table:style-name="ce1">
            <text:p>6316,7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7610.61" table:style-name="ce1">
            <text:p>7610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8" table:style-name="ce1">
            <text:p>128</text:p>
          </table:table-cell>
          <table:table-cell office:value-type="float" office:value="1919.71" table:style-name="ce1">
            <text:p>1919,71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3522.06" table:style-name="ce1">
            <text:p>3522,0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7233.02" table:style-name="ce1">
            <text:p>7233,02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8238.83" table:style-name="ce1">
            <text:p>8238,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9" table:style-name="ce1">
            <text:p>129</text:p>
          </table:table-cell>
          <table:table-cell office:value-type="float" office:value="3733.68" table:style-name="ce1">
            <text:p>3733,68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3704.36" table:style-name="ce1">
            <text:p>3704,36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6405.75" table:style-name="ce1">
            <text:p>6405,75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7759.57" table:style-name="ce1">
            <text:p>7759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0" table:style-name="ce1">
            <text:p>130</text:p>
          </table:table-cell>
          <table:table-cell office:value-type="float" office:value="3858.83" table:style-name="ce1">
            <text:p>3858,83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3699.43" table:style-name="ce1">
            <text:p>3699,43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603.79" table:style-name="ce1">
            <text:p>6603,79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130.68" table:style-name="ce1">
            <text:p>8130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1" table:style-name="ce1">
            <text:p>131</text:p>
          </table:table-cell>
          <table:table-cell office:value-type="float" office:value="3790.77" table:style-name="ce1">
            <text:p>3790,77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3681.25" table:style-name="ce1">
            <text:p>3681,25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6468.27" table:style-name="ce1">
            <text:p>6468,27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7524.99" table:style-name="ce1">
            <text:p>7524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2" table:style-name="ce1">
            <text:p>132</text:p>
          </table:table-cell>
          <table:table-cell office:value-type="float" office:value="3826.35" table:style-name="ce1">
            <text:p>3826,35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3676.69" table:style-name="ce1">
            <text:p>3676,69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6730.24" table:style-name="ce1">
            <text:p>6730,2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8337.8799999999992" table:style-name="ce1">
            <text:p>8337,8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3" table:style-name="ce1">
            <text:p>133</text:p>
          </table:table-cell>
          <table:table-cell office:value-type="float" office:value="3796.78" table:style-name="ce1">
            <text:p>3796,78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3784.61" table:style-name="ce1">
            <text:p>3784,61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6545.54" table:style-name="ce1">
            <text:p>6545,54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7485.12" table:style-name="ce1">
            <text:p>7485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4" table:style-name="ce1">
            <text:p>134</text:p>
          </table:table-cell>
          <table:table-cell office:value-type="float" office:value="3781.39" table:style-name="ce1">
            <text:p>3781,39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3690.23" table:style-name="ce1">
            <text:p>3690,23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6791.4" table:style-name="ce1">
            <text:p>6791,4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8257.0400000000009" table:style-name="ce1">
            <text:p>8257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5" table:style-name="ce1">
            <text:p>135</text:p>
          </table:table-cell>
          <table:table-cell office:value-type="float" office:value="3865.83" table:style-name="ce1">
            <text:p>3865,83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3672.72" table:style-name="ce1">
            <text:p>3672,72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6733.19" table:style-name="ce1">
            <text:p>6733,19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7456.65" table:style-name="ce1">
            <text:p>7456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6" table:style-name="ce1">
            <text:p>136</text:p>
          </table:table-cell>
          <table:table-cell office:value-type="float" office:value="3625.56" table:style-name="ce1">
            <text:p>3625,56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3571.21" table:style-name="ce1">
            <text:p>3571,21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7056.79" table:style-name="ce1">
            <text:p>7056,79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8055.35" table:style-name="ce1">
            <text:p>8055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7" table:style-name="ce1">
            <text:p>137</text:p>
          </table:table-cell>
          <table:table-cell office:value-type="float" office:value="3844" table:style-name="ce1">
            <text:p>3844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3665" table:style-name="ce1">
            <text:p>3665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6742.46" table:style-name="ce1">
            <text:p>6742,46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7502.04" table:style-name="ce1">
            <text:p>7502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8" table:style-name="ce1">
            <text:p>138</text:p>
          </table:table-cell>
          <table:table-cell office:value-type="float" office:value="3721.72" table:style-name="ce1">
            <text:p>3721,72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3624.46" table:style-name="ce1">
            <text:p>3624,46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6823.84" table:style-name="ce1">
            <text:p>6823,84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8095.18" table:style-name="ce1">
            <text:p>8095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9" table:style-name="ce1">
            <text:p>139</text:p>
          </table:table-cell>
          <table:table-cell office:value-type="float" office:value="3824.28" table:style-name="ce1">
            <text:p>3824,28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3650.57" table:style-name="ce1">
            <text:p>3650,57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6783.07" table:style-name="ce1">
            <text:p>6783,07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6710.35" table:style-name="ce1">
            <text:p>6710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0" table:style-name="ce1">
            <text:p>140</text:p>
          </table:table-cell>
          <table:table-cell office:value-type="float" office:value="3674.15" table:style-name="ce1">
            <text:p>3674,15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3588.83" table:style-name="ce1">
            <text:p>3588,83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6912.45" table:style-name="ce1">
            <text:p>6912,45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8009.21" table:style-name="ce1">
            <text:p>8009,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1" table:style-name="ce1">
            <text:p>141</text:p>
          </table:table-cell>
          <table:table-cell office:value-type="float" office:value="3711.47" table:style-name="ce1">
            <text:p>3711,47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3531.65" table:style-name="ce1">
            <text:p>3531,65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4955.5600000000004" table:style-name="ce1">
            <text:p>4955,56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7316.5" table:style-name="ce1">
            <text:p>731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2" table:style-name="ce1">
            <text:p>142</text:p>
          </table:table-cell>
          <table:table-cell office:value-type="float" office:value="3768.98" table:style-name="ce1">
            <text:p>3768,98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3609.71" table:style-name="ce1">
            <text:p>3609,71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7216.93" table:style-name="ce1">
            <text:p>7216,93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8147.77" table:style-name="ce1">
            <text:p>8147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3" table:style-name="ce1">
            <text:p>143</text:p>
          </table:table-cell>
          <table:table-cell office:value-type="float" office:value="3700.76" table:style-name="ce1">
            <text:p>3700,76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3560.17" table:style-name="ce1">
            <text:p>3560,17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7026.7" table:style-name="ce1">
            <text:p>7026,7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7046.61" table:style-name="ce1">
            <text:p>7046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4" table:style-name="ce1">
            <text:p>144</text:p>
          </table:table-cell>
          <table:table-cell office:value-type="float" office:value="3570.25" table:style-name="ce1">
            <text:p>3570,25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3667.33" table:style-name="ce1">
            <text:p>3667,33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7429.48" table:style-name="ce1">
            <text:p>7429,48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7828.28" table:style-name="ce1">
            <text:p>7828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5" table:style-name="ce1">
            <text:p>145</text:p>
          </table:table-cell>
          <table:table-cell office:value-type="float" office:value="3637.33" table:style-name="ce1">
            <text:p>3637,33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3596.2" table:style-name="ce1">
            <text:p>3596,2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6857.77" table:style-name="ce1">
            <text:p>6857,77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7190.75" table:style-name="ce1">
            <text:p>7190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6" table:style-name="ce1">
            <text:p>146</text:p>
          </table:table-cell>
          <table:table-cell office:value-type="float" office:value="3807.22" table:style-name="ce1">
            <text:p>3807,22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3657.57" table:style-name="ce1">
            <text:p>3657,57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6544.22" table:style-name="ce1">
            <text:p>6544,22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7887.41" table:style-name="ce1">
            <text:p>788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7" table:style-name="ce1">
            <text:p>147</text:p>
          </table:table-cell>
          <table:table-cell office:value-type="float" office:value="3830.16" table:style-name="ce1">
            <text:p>3830,16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3602.74" table:style-name="ce1">
            <text:p>3602,74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6923.36" table:style-name="ce1">
            <text:p>6923,36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6936.59" table:style-name="ce1">
            <text:p>693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8" table:style-name="ce1">
            <text:p>148</text:p>
          </table:table-cell>
          <table:table-cell office:value-type="float" office:value="3867.3" table:style-name="ce1">
            <text:p>3867,3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3664.85" table:style-name="ce1">
            <text:p>3664,85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6945.28" table:style-name="ce1">
            <text:p>6945,28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7926.75" table:style-name="ce1">
            <text:p>7926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9" table:style-name="ce1">
            <text:p>149</text:p>
          </table:table-cell>
          <table:table-cell office:value-type="float" office:value="3804.32" table:style-name="ce1">
            <text:p>3804,32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2988.51" table:style-name="ce1">
            <text:p>2988,51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6845.32" table:style-name="ce1">
            <text:p>6845,32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7163.15" table:style-name="ce1">
            <text:p>7163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3727.13" table:style-name="ce1">
            <text:p>3727,13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774.57" table:style-name="ce1">
            <text:p>3774,57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6998.84" table:style-name="ce1">
            <text:p>6998,84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7889.19" table:style-name="ce1">
            <text:p>7889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1" table:style-name="ce1">
            <text:p>151</text:p>
          </table:table-cell>
          <table:table-cell office:value-type="float" office:value="3712.76" table:style-name="ce1">
            <text:p>3712,76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3616.75" table:style-name="ce1">
            <text:p>3616,75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6882.25" table:style-name="ce1">
            <text:p>6882,25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6912.58" table:style-name="ce1">
            <text:p>6912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2" table:style-name="ce1">
            <text:p>152</text:p>
          </table:table-cell>
          <table:table-cell office:value-type="float" office:value="3598.08" table:style-name="ce1">
            <text:p>3598,08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3649.34" table:style-name="ce1">
            <text:p>3649,34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7302.95" table:style-name="ce1">
            <text:p>7302,95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7643.39" table:style-name="ce1">
            <text:p>7643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3" table:style-name="ce1">
            <text:p>153</text:p>
          </table:table-cell>
          <table:table-cell office:value-type="float" office:value="3718.79" table:style-name="ce1">
            <text:p>3718,79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3656.39" table:style-name="ce1">
            <text:p>3656,39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6793.14" table:style-name="ce1">
            <text:p>6793,14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6055.76" table:style-name="ce1">
            <text:p>6055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4" table:style-name="ce1">
            <text:p>154</text:p>
          </table:table-cell>
          <table:table-cell office:value-type="float" office:value="3737.38" table:style-name="ce1">
            <text:p>3737,38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3600.23" table:style-name="ce1">
            <text:p>3600,23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6828.86" table:style-name="ce1">
            <text:p>6828,86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7615.27" table:style-name="ce1">
            <text:p>7615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5" table:style-name="ce1">
            <text:p>155</text:p>
          </table:table-cell>
          <table:table-cell office:value-type="float" office:value="3730.4" table:style-name="ce1">
            <text:p>3730,4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3598.16" table:style-name="ce1">
            <text:p>3598,16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6795.97" table:style-name="ce1">
            <text:p>6795,97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6866.81" table:style-name="ce1">
            <text:p>6866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6" table:style-name="ce1">
            <text:p>156</text:p>
          </table:table-cell>
          <table:table-cell office:value-type="float" office:value="3755.69" table:style-name="ce1">
            <text:p>3755,69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3551.24" table:style-name="ce1">
            <text:p>3551,24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6923.03" table:style-name="ce1">
            <text:p>6923,03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7598.06" table:style-name="ce1">
            <text:p>7598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7" table:style-name="ce1">
            <text:p>157</text:p>
          </table:table-cell>
          <table:table-cell office:value-type="float" office:value="3747.06" table:style-name="ce1">
            <text:p>3747,06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3541.35" table:style-name="ce1">
            <text:p>3541,35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6830.71" table:style-name="ce1">
            <text:p>6830,71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6797.95" table:style-name="ce1">
            <text:p>6797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8" table:style-name="ce1">
            <text:p>158</text:p>
          </table:table-cell>
          <table:table-cell office:value-type="float" office:value="3653.7" table:style-name="ce1">
            <text:p>3653,7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3524.85" table:style-name="ce1">
            <text:p>3524,85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7014.01" table:style-name="ce1">
            <text:p>7014,01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7677.38" table:style-name="ce1">
            <text:p>7677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9" table:style-name="ce1">
            <text:p>159</text:p>
          </table:table-cell>
          <table:table-cell office:value-type="float" office:value="3643.08" table:style-name="ce1">
            <text:p>3643,08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3558.96" table:style-name="ce1">
            <text:p>3558,96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6991.22" table:style-name="ce1">
            <text:p>6991,22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6568.44" table:style-name="ce1">
            <text:p>6568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0" table:style-name="ce1">
            <text:p>160</text:p>
          </table:table-cell>
          <table:table-cell office:value-type="float" office:value="1981.09" table:style-name="ce1">
            <text:p>1981,09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3545.12" table:style-name="ce1">
            <text:p>3545,12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7526.01" table:style-name="ce1">
            <text:p>7526,01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7426.65" table:style-name="ce1">
            <text:p>7426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1" table:style-name="ce1">
            <text:p>161</text:p>
          </table:table-cell>
          <table:table-cell office:value-type="float" office:value="3617.1" table:style-name="ce1">
            <text:p>3617,1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3545.41" table:style-name="ce1">
            <text:p>3545,41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6926.16" table:style-name="ce1">
            <text:p>6926,16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6735.13" table:style-name="ce1">
            <text:p>6735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2" table:style-name="ce1">
            <text:p>162</text:p>
          </table:table-cell>
          <table:table-cell office:value-type="float" office:value="3709.48" table:style-name="ce1">
            <text:p>3709,48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3552.49" table:style-name="ce1">
            <text:p>3552,49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7140.83" table:style-name="ce1">
            <text:p>7140,83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7484.78" table:style-name="ce1">
            <text:p>7484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3" table:style-name="ce1">
            <text:p>163</text:p>
          </table:table-cell>
          <table:table-cell office:value-type="float" office:value="3685.28" table:style-name="ce1">
            <text:p>3685,28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3651.2" table:style-name="ce1">
            <text:p>3651,2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7005.02" table:style-name="ce1">
            <text:p>7005,02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6668.78" table:style-name="ce1">
            <text:p>6668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4" table:style-name="ce1">
            <text:p>164</text:p>
          </table:table-cell>
          <table:table-cell office:value-type="float" office:value="3629.73" table:style-name="ce1">
            <text:p>3629,73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3628.54" table:style-name="ce1">
            <text:p>3628,54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7010.06" table:style-name="ce1">
            <text:p>7010,06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7561.23" table:style-name="ce1">
            <text:p>7561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5" table:style-name="ce1">
            <text:p>165</text:p>
          </table:table-cell>
          <table:table-cell office:value-type="float" office:value="3623.91" table:style-name="ce1">
            <text:p>3623,9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3596.58" table:style-name="ce1">
            <text:p>3596,58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7061.61" table:style-name="ce1">
            <text:p>7061,6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6658.31" table:style-name="ce1">
            <text:p>6658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6" table:style-name="ce1">
            <text:p>166</text:p>
          </table:table-cell>
          <table:table-cell office:value-type="float" office:value="3652.5" table:style-name="ce1">
            <text:p>3652,5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3646.2" table:style-name="ce1">
            <text:p>3646,2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7269.22" table:style-name="ce1">
            <text:p>7269,22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7467.1" table:style-name="ce1">
            <text:p>7467,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7" table:style-name="ce1">
            <text:p>167</text:p>
          </table:table-cell>
          <table:table-cell office:value-type="float" office:value="3595.02" table:style-name="ce1">
            <text:p>3595,02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2593.02" table:style-name="ce1">
            <text:p>2593,02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7032.62" table:style-name="ce1">
            <text:p>7032,62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6663.74" table:style-name="ce1">
            <text:p>6663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8" table:style-name="ce1">
            <text:p>168</text:p>
          </table:table-cell>
          <table:table-cell office:value-type="float" office:value="3501.06" table:style-name="ce1">
            <text:p>3501,06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3558.11" table:style-name="ce1">
            <text:p>3558,11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7777.85" table:style-name="ce1">
            <text:p>7777,85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9258.4599999999991" table:style-name="ce1">
            <text:p>9258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9" table:style-name="ce1">
            <text:p>169</text:p>
          </table:table-cell>
          <table:table-cell office:value-type="float" office:value="3592.92" table:style-name="ce1">
            <text:p>3592,92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3572.48" table:style-name="ce1">
            <text:p>3572,48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7177.29" table:style-name="ce1">
            <text:p>7177,29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8962.07" table:style-name="ce1">
            <text:p>8962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0" table:style-name="ce1">
            <text:p>170</text:p>
          </table:table-cell>
          <table:table-cell office:value-type="float" office:value="3580.66" table:style-name="ce1">
            <text:p>3580,6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3524.31" table:style-name="ce1">
            <text:p>3524,31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7325.66" table:style-name="ce1">
            <text:p>7325,6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8983.84" table:style-name="ce1">
            <text:p>8983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1" table:style-name="ce1">
            <text:p>171</text:p>
          </table:table-cell>
          <table:table-cell office:value-type="float" office:value="3434.19" table:style-name="ce1">
            <text:p>3434,19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3465.71" table:style-name="ce1">
            <text:p>3465,71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7065.52" table:style-name="ce1">
            <text:p>7065,5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8661.07" table:style-name="ce1">
            <text:p>8661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2" table:style-name="ce1">
            <text:p>172</text:p>
          </table:table-cell>
          <table:table-cell office:value-type="float" office:value="3380.01" table:style-name="ce1">
            <text:p>3380,01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3608.23" table:style-name="ce1">
            <text:p>3608,2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7360.15" table:style-name="ce1">
            <text:p>7360,15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8466.14" table:style-name="ce1">
            <text:p>8466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3" table:style-name="ce1">
            <text:p>173</text:p>
          </table:table-cell>
          <table:table-cell office:value-type="float" office:value="3305.64" table:style-name="ce1">
            <text:p>3305,64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3440.09" table:style-name="ce1">
            <text:p>3440,09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7035.61" table:style-name="ce1">
            <text:p>7035,61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8572.16" table:style-name="ce1">
            <text:p>8572,1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4" table:style-name="ce1">
            <text:p>174</text:p>
          </table:table-cell>
          <table:table-cell office:value-type="float" office:value="3575.33" table:style-name="ce1">
            <text:p>3575,33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3549.41" table:style-name="ce1">
            <text:p>3549,41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7088.42" table:style-name="ce1">
            <text:p>7088,42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8791.32" table:style-name="ce1">
            <text:p>8791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5" table:style-name="ce1">
            <text:p>175</text:p>
          </table:table-cell>
          <table:table-cell office:value-type="float" office:value="3485.6" table:style-name="ce1">
            <text:p>3485,6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3512.47" table:style-name="ce1">
            <text:p>3512,47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7019.95" table:style-name="ce1">
            <text:p>7019,95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8531.33" table:style-name="ce1">
            <text:p>8531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6" table:style-name="ce1">
            <text:p>176</text:p>
          </table:table-cell>
          <table:table-cell office:value-type="float" office:value="3423.96" table:style-name="ce1">
            <text:p>3423,96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3523.88" table:style-name="ce1">
            <text:p>3523,88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7880.38" table:style-name="ce1">
            <text:p>7880,38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8908.7000000000007" table:style-name="ce1">
            <text:p>8908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7" table:style-name="ce1">
            <text:p>177</text:p>
          </table:table-cell>
          <table:table-cell office:value-type="float" office:value="3508.03" table:style-name="ce1">
            <text:p>3508,03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3482.95" table:style-name="ce1">
            <text:p>3482,95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7095.52" table:style-name="ce1">
            <text:p>7095,52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8578.4500000000007" table:style-name="ce1">
            <text:p>8578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8" table:style-name="ce1">
            <text:p>178</text:p>
          </table:table-cell>
          <table:table-cell office:value-type="float" office:value="3598.07" table:style-name="ce1">
            <text:p>3598,07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3532.95" table:style-name="ce1">
            <text:p>3532,95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7102.05" table:style-name="ce1">
            <text:p>7102,05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8955.32" table:style-name="ce1">
            <text:p>895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9" table:style-name="ce1">
            <text:p>179</text:p>
          </table:table-cell>
          <table:table-cell office:value-type="float" office:value="3541.32" table:style-name="ce1">
            <text:p>3541,32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3479.52" table:style-name="ce1">
            <text:p>3479,52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6995.58" table:style-name="ce1">
            <text:p>6995,58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8418.0300000000007" table:style-name="ce1">
            <text:p>8418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0" table:style-name="ce1">
            <text:p>180</text:p>
          </table:table-cell>
          <table:table-cell office:value-type="float" office:value="3465.66" table:style-name="ce1">
            <text:p>3465,66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3423.79" table:style-name="ce1">
            <text:p>3423,79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7266.23" table:style-name="ce1">
            <text:p>7266,23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8937.4" table:style-name="ce1">
            <text:p>893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1" table:style-name="ce1">
            <text:p>181</text:p>
          </table:table-cell>
          <table:table-cell office:value-type="float" office:value="3507.81" table:style-name="ce1">
            <text:p>3507,81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3442.46" table:style-name="ce1">
            <text:p>3442,46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7021.86" table:style-name="ce1">
            <text:p>7021,86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8403.44" table:style-name="ce1">
            <text:p>8403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2" table:style-name="ce1">
            <text:p>182</text:p>
          </table:table-cell>
          <table:table-cell office:value-type="float" office:value="3508.9" table:style-name="ce1">
            <text:p>3508,9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3564.6" table:style-name="ce1">
            <text:p>3564,6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7005.83" table:style-name="ce1">
            <text:p>7005,83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9140.74" table:style-name="ce1">
            <text:p>9140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3" table:style-name="ce1">
            <text:p>183</text:p>
          </table:table-cell>
          <table:table-cell office:value-type="float" office:value="3511.56" table:style-name="ce1">
            <text:p>3511,56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3559.71" table:style-name="ce1">
            <text:p>3559,71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7050.63" table:style-name="ce1">
            <text:p>7050,63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8206.92" table:style-name="ce1">
            <text:p>8206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4" table:style-name="ce1">
            <text:p>184</text:p>
          </table:table-cell>
          <table:table-cell office:value-type="float" office:value="3414.01" table:style-name="ce1">
            <text:p>3414,01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3429.78" table:style-name="ce1">
            <text:p>3429,78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7757.34" table:style-name="ce1">
            <text:p>7757,34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8760.74" table:style-name="ce1">
            <text:p>8760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5" table:style-name="ce1">
            <text:p>185</text:p>
          </table:table-cell>
          <table:table-cell office:value-type="float" office:value="3453.12" table:style-name="ce1">
            <text:p>3453,12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3515.86" table:style-name="ce1">
            <text:p>3515,86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6868.55" table:style-name="ce1">
            <text:p>6868,55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8205.24" table:style-name="ce1">
            <text:p>8205,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6" table:style-name="ce1">
            <text:p>186</text:p>
          </table:table-cell>
          <table:table-cell office:value-type="float" office:value="3611" table:style-name="ce1">
            <text:p>3611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3525.71" table:style-name="ce1">
            <text:p>3525,71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6984.5" table:style-name="ce1">
            <text:p>6984,5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8441.6200000000008" table:style-name="ce1">
            <text:p>8441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7" table:style-name="ce1">
            <text:p>187</text:p>
          </table:table-cell>
          <table:table-cell office:value-type="float" office:value="3552.5" table:style-name="ce1">
            <text:p>3552,5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3492.46" table:style-name="ce1">
            <text:p>3492,46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6882.13" table:style-name="ce1">
            <text:p>6882,13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8125.99" table:style-name="ce1">
            <text:p>8125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8" table:style-name="ce1">
            <text:p>188</text:p>
          </table:table-cell>
          <table:table-cell office:value-type="float" office:value="3504.11" table:style-name="ce1">
            <text:p>3504,11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3449.12" table:style-name="ce1">
            <text:p>3449,12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6966.09" table:style-name="ce1">
            <text:p>6966,09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8642.64" table:style-name="ce1">
            <text:p>8642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9" table:style-name="ce1">
            <text:p>189</text:p>
          </table:table-cell>
          <table:table-cell office:value-type="float" office:value="3450.69" table:style-name="ce1">
            <text:p>3450,69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3466.19" table:style-name="ce1">
            <text:p>3466,19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6794.69" table:style-name="ce1">
            <text:p>6794,69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7957.22" table:style-name="ce1">
            <text:p>7957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0" table:style-name="ce1">
            <text:p>190</text:p>
          </table:table-cell>
          <table:table-cell office:value-type="float" office:value="3404.08" table:style-name="ce1">
            <text:p>3404,08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3441.92" table:style-name="ce1">
            <text:p>3441,92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6808.89" table:style-name="ce1">
            <text:p>6808,89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8652.59" table:style-name="ce1">
            <text:p>8652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1" table:style-name="ce1">
            <text:p>191</text:p>
          </table:table-cell>
          <table:table-cell office:value-type="float" office:value="3349.08" table:style-name="ce1">
            <text:p>3349,08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3414.52" table:style-name="ce1">
            <text:p>3414,52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6552.94" table:style-name="ce1">
            <text:p>6552,94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7978.6" table:style-name="ce1">
            <text:p>7978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2" table:style-name="ce1">
            <text:p>192</text:p>
          </table:table-cell>
          <table:table-cell office:value-type="float" office:value="1842.56" table:style-name="ce1">
            <text:p>1842,56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3400.17" table:style-name="ce1">
            <text:p>3400,17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7252.75" table:style-name="ce1">
            <text:p>7252,75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8607.7900000000009" table:style-name="ce1">
            <text:p>8607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3" table:style-name="ce1">
            <text:p>193</text:p>
          </table:table-cell>
          <table:table-cell office:value-type="float" office:value="3548.15" table:style-name="ce1">
            <text:p>3548,15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3459.16" table:style-name="ce1">
            <text:p>3459,16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6815.99" table:style-name="ce1">
            <text:p>6815,99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8073.84" table:style-name="ce1">
            <text:p>8073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4" table:style-name="ce1">
            <text:p>194</text:p>
          </table:table-cell>
          <table:table-cell office:value-type="float" office:value="3072.14" table:style-name="ce1">
            <text:p>3072,14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3422.11" table:style-name="ce1">
            <text:p>3422,11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6839.4" table:style-name="ce1">
            <text:p>6839,4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8496.4599999999991" table:style-name="ce1">
            <text:p>8496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5" table:style-name="ce1">
            <text:p>195</text:p>
          </table:table-cell>
          <table:table-cell office:value-type="float" office:value="3348.75" table:style-name="ce1">
            <text:p>3348,75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3480.8" table:style-name="ce1">
            <text:p>3480,8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6758.41" table:style-name="ce1">
            <text:p>6758,41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7781.26" table:style-name="ce1">
            <text:p>7781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6" table:style-name="ce1">
            <text:p>196</text:p>
          </table:table-cell>
          <table:table-cell office:value-type="float" office:value="2601.11" table:style-name="ce1">
            <text:p>2601,11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3500.33" table:style-name="ce1">
            <text:p>3500,33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6876.78" table:style-name="ce1">
            <text:p>6876,78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8549.91" table:style-name="ce1">
            <text:p>8549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7" table:style-name="ce1">
            <text:p>197</text:p>
          </table:table-cell>
          <table:table-cell office:value-type="float" office:value="3230.82" table:style-name="ce1">
            <text:p>3230,82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3478.73" table:style-name="ce1">
            <text:p>3478,73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6545.83" table:style-name="ce1">
            <text:p>6545,83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7694.91" table:style-name="ce1">
            <text:p>7694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8" table:style-name="ce1">
            <text:p>198</text:p>
          </table:table-cell>
          <table:table-cell office:value-type="float" office:value="3397.74" table:style-name="ce1">
            <text:p>3397,74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3488.37" table:style-name="ce1">
            <text:p>3488,37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6712.83" table:style-name="ce1">
            <text:p>6712,83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8444.91" table:style-name="ce1">
            <text:p>8444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9" table:style-name="ce1">
            <text:p>199</text:p>
          </table:table-cell>
          <table:table-cell office:value-type="float" office:value="3450.42" table:style-name="ce1">
            <text:p>3450,42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3455.1" table:style-name="ce1">
            <text:p>3455,1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6686.58" table:style-name="ce1">
            <text:p>6686,58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7682.07" table:style-name="ce1">
            <text:p>7682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3050.51" table:style-name="ce1">
            <text:p>3050,51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3421.29" table:style-name="ce1">
            <text:p>3421,29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7080.18" table:style-name="ce1">
            <text:p>7080,1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8581.4599999999991" table:style-name="ce1">
            <text:p>8581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1" table:style-name="ce1">
            <text:p>201</text:p>
          </table:table-cell>
          <table:table-cell office:value-type="float" office:value="3236.02" table:style-name="ce1">
            <text:p>3236,02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3465.67" table:style-name="ce1">
            <text:p>3465,67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6875.81" table:style-name="ce1">
            <text:p>6875,81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7808.8" table:style-name="ce1">
            <text:p>7808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2" table:style-name="ce1">
            <text:p>202</text:p>
          </table:table-cell>
          <table:table-cell office:value-type="float" office:value="2201.31" table:style-name="ce1">
            <text:p>2201,31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3440.61" table:style-name="ce1">
            <text:p>3440,61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6936.23" table:style-name="ce1">
            <text:p>6936,23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8432.67" table:style-name="ce1">
            <text:p>8432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3" table:style-name="ce1">
            <text:p>203</text:p>
          </table:table-cell>
          <table:table-cell office:value-type="float" office:value="3139.53" table:style-name="ce1">
            <text:p>3139,53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3416.16" table:style-name="ce1">
            <text:p>3416,16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6773.71" table:style-name="ce1">
            <text:p>6773,71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7608.66" table:style-name="ce1">
            <text:p>7608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4" table:style-name="ce1">
            <text:p>204</text:p>
          </table:table-cell>
          <table:table-cell office:value-type="float" office:value="2609.63" table:style-name="ce1">
            <text:p>2609,63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3383.62" table:style-name="ce1">
            <text:p>3383,62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6899.49" table:style-name="ce1">
            <text:p>6899,49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8478.34" table:style-name="ce1">
            <text:p>8478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5" table:style-name="ce1">
            <text:p>205</text:p>
          </table:table-cell>
          <table:table-cell office:value-type="float" office:value="3143.09" table:style-name="ce1">
            <text:p>3143,09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3009.13" table:style-name="ce1">
            <text:p>3009,13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6785.82" table:style-name="ce1">
            <text:p>6785,82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7566.51" table:style-name="ce1">
            <text:p>756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6" table:style-name="ce1">
            <text:p>206</text:p>
          </table:table-cell>
          <table:table-cell office:value-type="float" office:value="3376.95" table:style-name="ce1">
            <text:p>3376,9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3512.97" table:style-name="ce1">
            <text:p>3512,97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6922.24" table:style-name="ce1">
            <text:p>6922,24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8345.0400000000009" table:style-name="ce1">
            <text:p>8345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7" table:style-name="ce1">
            <text:p>207</text:p>
          </table:table-cell>
          <table:table-cell office:value-type="float" office:value="3041.18" table:style-name="ce1">
            <text:p>3041,18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3450.84" table:style-name="ce1">
            <text:p>3450,84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6905.88" table:style-name="ce1">
            <text:p>6905,88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7597.67" table:style-name="ce1">
            <text:p>759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8" table:style-name="ce1">
            <text:p>208</text:p>
          </table:table-cell>
          <table:table-cell office:value-type="float" office:value="2099.9299999999998" table:style-name="ce1">
            <text:p>2099,93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3366.99" table:style-name="ce1">
            <text:p>3366,99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6370.95" table:style-name="ce1">
            <text:p>6370,95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8311.64" table:style-name="ce1">
            <text:p>8311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9" table:style-name="ce1">
            <text:p>209</text:p>
          </table:table-cell>
          <table:table-cell office:value-type="float" office:value="3356.02" table:style-name="ce1">
            <text:p>3356,02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3360.06" table:style-name="ce1">
            <text:p>3360,06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6915.54" table:style-name="ce1">
            <text:p>6915,54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7591.17" table:style-name="ce1">
            <text:p>7591,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0" table:style-name="ce1">
            <text:p>210</text:p>
          </table:table-cell>
          <table:table-cell office:value-type="float" office:value="3325.71" table:style-name="ce1">
            <text:p>3325,71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3397.89" table:style-name="ce1">
            <text:p>3397,89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7014.08" table:style-name="ce1">
            <text:p>7014,08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8254.59" table:style-name="ce1">
            <text:p>8254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1" table:style-name="ce1">
            <text:p>211</text:p>
          </table:table-cell>
          <table:table-cell office:value-type="float" office:value="3325.17" table:style-name="ce1">
            <text:p>3325,17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3403.69" table:style-name="ce1">
            <text:p>3403,69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7043.29" table:style-name="ce1">
            <text:p>7043,29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5311.9" table:style-name="ce1">
            <text:p>5311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2" table:style-name="ce1">
            <text:p>212</text:p>
          </table:table-cell>
          <table:table-cell office:value-type="float" office:value="2238.5100000000002" table:style-name="ce1">
            <text:p>2238,51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3393.32" table:style-name="ce1">
            <text:p>3393,32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7021.91" table:style-name="ce1">
            <text:p>7021,91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8338.24" table:style-name="ce1">
            <text:p>8338,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3" table:style-name="ce1">
            <text:p>213</text:p>
          </table:table-cell>
          <table:table-cell office:value-type="float" office:value="3196.31" table:style-name="ce1">
            <text:p>3196,31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3439.63" table:style-name="ce1">
            <text:p>3439,63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6954.93" table:style-name="ce1">
            <text:p>6954,93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7427.96" table:style-name="ce1">
            <text:p>7427,9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4" table:style-name="ce1">
            <text:p>214</text:p>
          </table:table-cell>
          <table:table-cell office:value-type="float" office:value="3272.39" table:style-name="ce1">
            <text:p>3272,39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3437.45" table:style-name="ce1">
            <text:p>3437,45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7126.02" table:style-name="ce1">
            <text:p>7126,02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8383.25" table:style-name="ce1">
            <text:p>8383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5" table:style-name="ce1">
            <text:p>215</text:p>
          </table:table-cell>
          <table:table-cell office:value-type="float" office:value="2906.52" table:style-name="ce1">
            <text:p>2906,52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3396.66" table:style-name="ce1">
            <text:p>3396,66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7145.21" table:style-name="ce1">
            <text:p>7145,21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6177.34" table:style-name="ce1">
            <text:p>6177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6" table:style-name="ce1">
            <text:p>216</text:p>
          </table:table-cell>
          <table:table-cell office:value-type="float" office:value="3108.93" table:style-name="ce1">
            <text:p>3108,93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3387.69" table:style-name="ce1">
            <text:p>3387,69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7398.89" table:style-name="ce1">
            <text:p>7398,89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8526.76" table:style-name="ce1">
            <text:p>8526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7" table:style-name="ce1">
            <text:p>217</text:p>
          </table:table-cell>
          <table:table-cell office:value-type="float" office:value="3261.48" table:style-name="ce1">
            <text:p>3261,48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3386.74" table:style-name="ce1">
            <text:p>3386,74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7014.27" table:style-name="ce1">
            <text:p>7014,27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7795.26" table:style-name="ce1">
            <text:p>7795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8" table:style-name="ce1">
            <text:p>218</text:p>
          </table:table-cell>
          <table:table-cell office:value-type="float" office:value="3268.15" table:style-name="ce1">
            <text:p>3268,15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3402.79" table:style-name="ce1">
            <text:p>3402,79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7136.41" table:style-name="ce1">
            <text:p>7136,41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8673.34" table:style-name="ce1">
            <text:p>8673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9" table:style-name="ce1">
            <text:p>219</text:p>
          </table:table-cell>
          <table:table-cell office:value-type="float" office:value="3021.71" table:style-name="ce1">
            <text:p>3021,71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3358.42" table:style-name="ce1">
            <text:p>3358,42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6959.03" table:style-name="ce1">
            <text:p>6959,03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7476.4" table:style-name="ce1">
            <text:p>7476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0" table:style-name="ce1">
            <text:p>220</text:p>
          </table:table-cell>
          <table:table-cell office:value-type="float" office:value="3219.38" table:style-name="ce1">
            <text:p>3219,38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402.12" table:style-name="ce1">
            <text:p>3402,1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019.12" table:style-name="ce1">
            <text:p>7019,1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492.02" table:style-name="ce1">
            <text:p>8492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1" table:style-name="ce1">
            <text:p>221</text:p>
          </table:table-cell>
          <table:table-cell office:value-type="float" office:value="3202.07" table:style-name="ce1">
            <text:p>3202,07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3391.46" table:style-name="ce1">
            <text:p>3391,46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6924.62" table:style-name="ce1">
            <text:p>6924,62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7475.18" table:style-name="ce1">
            <text:p>7475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2" table:style-name="ce1">
            <text:p>222</text:p>
          </table:table-cell>
          <table:table-cell office:value-type="float" office:value="3212.35" table:style-name="ce1">
            <text:p>3212,35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3392.41" table:style-name="ce1">
            <text:p>3392,4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7100.36" table:style-name="ce1">
            <text:p>7100,36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8529.11" table:style-name="ce1">
            <text:p>8529,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3" table:style-name="ce1">
            <text:p>223</text:p>
          </table:table-cell>
          <table:table-cell office:value-type="float" office:value="3225.53" table:style-name="ce1">
            <text:p>3225,53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3388.13" table:style-name="ce1">
            <text:p>3388,13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6896.83" table:style-name="ce1">
            <text:p>6896,83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7441.76" table:style-name="ce1">
            <text:p>7441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4" table:style-name="ce1">
            <text:p>224</text:p>
          </table:table-cell>
          <table:table-cell office:value-type="float" office:value="1766.15" table:style-name="ce1">
            <text:p>1766,15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3356.68" table:style-name="ce1">
            <text:p>3356,68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6971.54" table:style-name="ce1">
            <text:p>6971,54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9624.6" table:style-name="ce1">
            <text:p>9624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5" table:style-name="ce1">
            <text:p>225</text:p>
          </table:table-cell>
          <table:table-cell office:value-type="float" office:value="2854.01" table:style-name="ce1">
            <text:p>2854,01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3395.5" table:style-name="ce1">
            <text:p>3395,5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6967.41" table:style-name="ce1">
            <text:p>6967,41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9297.11" table:style-name="ce1">
            <text:p>9297,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6" table:style-name="ce1">
            <text:p>226</text:p>
          </table:table-cell>
          <table:table-cell office:value-type="float" office:value="3377.17" table:style-name="ce1">
            <text:p>3377,17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3442.16" table:style-name="ce1">
            <text:p>3442,16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7174.34" table:style-name="ce1">
            <text:p>7174,34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9235.4599999999991" table:style-name="ce1">
            <text:p>9235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7" table:style-name="ce1">
            <text:p>227</text:p>
          </table:table-cell>
          <table:table-cell office:value-type="float" office:value="3175.51" table:style-name="ce1">
            <text:p>3175,51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3412.19" table:style-name="ce1">
            <text:p>3412,19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7209.99" table:style-name="ce1">
            <text:p>7209,99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8738.7999999999993" table:style-name="ce1">
            <text:p>8738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8" table:style-name="ce1">
            <text:p>228</text:p>
          </table:table-cell>
          <table:table-cell office:value-type="float" office:value="3264.38" table:style-name="ce1">
            <text:p>3264,38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3426.22" table:style-name="ce1">
            <text:p>3426,22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6677.44" table:style-name="ce1">
            <text:p>6677,44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8889.09" table:style-name="ce1">
            <text:p>8889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9" table:style-name="ce1">
            <text:p>229</text:p>
          </table:table-cell>
          <table:table-cell office:value-type="float" office:value="3245.12" table:style-name="ce1">
            <text:p>3245,1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3321.07" table:style-name="ce1">
            <text:p>3321,07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7180.33" table:style-name="ce1">
            <text:p>7180,33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8760.7900000000009" table:style-name="ce1">
            <text:p>8760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0" table:style-name="ce1">
            <text:p>230</text:p>
          </table:table-cell>
          <table:table-cell office:value-type="float" office:value="3295.2" table:style-name="ce1">
            <text:p>3295,2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3457.18" table:style-name="ce1">
            <text:p>3457,18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7163.97" table:style-name="ce1">
            <text:p>7163,97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6486.9" table:style-name="ce1">
            <text:p>6486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1" table:style-name="ce1">
            <text:p>231</text:p>
          </table:table-cell>
          <table:table-cell office:value-type="float" office:value="3305.19" table:style-name="ce1">
            <text:p>3305,19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3422.57" table:style-name="ce1">
            <text:p>3422,57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7386.39" table:style-name="ce1">
            <text:p>7386,39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8811.7900000000009" table:style-name="ce1">
            <text:p>8811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2" table:style-name="ce1">
            <text:p>232</text:p>
          </table:table-cell>
          <table:table-cell office:value-type="float" office:value="3180.1" table:style-name="ce1">
            <text:p>3180,1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3430.86" table:style-name="ce1">
            <text:p>3430,86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7801.13" table:style-name="ce1">
            <text:p>7801,13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9099.41" table:style-name="ce1">
            <text:p>9099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3" table:style-name="ce1">
            <text:p>233</text:p>
          </table:table-cell>
          <table:table-cell office:value-type="float" office:value="3263.06" table:style-name="ce1">
            <text:p>3263,06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3425.77" table:style-name="ce1">
            <text:p>3425,77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7100.57" table:style-name="ce1">
            <text:p>7100,57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8607.74" table:style-name="ce1">
            <text:p>860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4" table:style-name="ce1">
            <text:p>234</text:p>
          </table:table-cell>
          <table:table-cell office:value-type="float" office:value="3252.03" table:style-name="ce1">
            <text:p>3252,03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3409.25" table:style-name="ce1">
            <text:p>3409,25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7290.67" table:style-name="ce1">
            <text:p>7290,67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8994.86" table:style-name="ce1">
            <text:p>8994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5" table:style-name="ce1">
            <text:p>235</text:p>
          </table:table-cell>
          <table:table-cell office:value-type="float" office:value="3249.29" table:style-name="ce1">
            <text:p>3249,29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3415.65" table:style-name="ce1">
            <text:p>3415,65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7004.83" table:style-name="ce1">
            <text:p>7004,83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8620.0400000000009" table:style-name="ce1">
            <text:p>8620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6" table:style-name="ce1">
            <text:p>236</text:p>
          </table:table-cell>
          <table:table-cell office:value-type="float" office:value="3279.63" table:style-name="ce1">
            <text:p>3279,63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3375.98" table:style-name="ce1">
            <text:p>3375,98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7078.82" table:style-name="ce1">
            <text:p>7078,82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8993.82" table:style-name="ce1">
            <text:p>8993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7" table:style-name="ce1">
            <text:p>237</text:p>
          </table:table-cell>
          <table:table-cell office:value-type="float" office:value="3288.27" table:style-name="ce1">
            <text:p>3288,27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3378.43" table:style-name="ce1">
            <text:p>3378,43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7083.35" table:style-name="ce1">
            <text:p>7083,35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8788.1" table:style-name="ce1">
            <text:p>8788,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8" table:style-name="ce1">
            <text:p>238</text:p>
          </table:table-cell>
          <table:table-cell office:value-type="float" office:value="3298.95" table:style-name="ce1">
            <text:p>3298,95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3380.78" table:style-name="ce1">
            <text:p>3380,78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7003.37" table:style-name="ce1">
            <text:p>7003,37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8999.42" table:style-name="ce1">
            <text:p>8999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9" table:style-name="ce1">
            <text:p>239</text:p>
          </table:table-cell>
          <table:table-cell office:value-type="float" office:value="2740.49" table:style-name="ce1">
            <text:p>2740,49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3379.03" table:style-name="ce1">
            <text:p>3379,03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6933.54" table:style-name="ce1">
            <text:p>6933,54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8317.6" table:style-name="ce1">
            <text:p>831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0" table:style-name="ce1">
            <text:p>240</text:p>
          </table:table-cell>
          <table:table-cell office:value-type="float" office:value="2790.3" table:style-name="ce1">
            <text:p>2790,3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3355.49" table:style-name="ce1">
            <text:p>3355,49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7672.34" table:style-name="ce1">
            <text:p>7672,34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8802.1200000000008" table:style-name="ce1">
            <text:p>8802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1" table:style-name="ce1">
            <text:p>241</text:p>
          </table:table-cell>
          <table:table-cell office:value-type="float" office:value="2858.92" table:style-name="ce1">
            <text:p>2858,92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3414.97" table:style-name="ce1">
            <text:p>3414,97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6567.32" table:style-name="ce1">
            <text:p>6567,32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8673.2800000000007" table:style-name="ce1">
            <text:p>8673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2" table:style-name="ce1">
            <text:p>242</text:p>
          </table:table-cell>
          <table:table-cell office:value-type="float" office:value="3315.76" table:style-name="ce1">
            <text:p>3315,76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3455.12" table:style-name="ce1">
            <text:p>3455,12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7537.87" table:style-name="ce1">
            <text:p>7537,87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8960.4500000000007" table:style-name="ce1">
            <text:p>8960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3" table:style-name="ce1">
            <text:p>243</text:p>
          </table:table-cell>
          <table:table-cell office:value-type="float" office:value="3284.84" table:style-name="ce1">
            <text:p>3284,84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3425.43" table:style-name="ce1">
            <text:p>3425,43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7050.03" table:style-name="ce1">
            <text:p>7050,03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8325.2999999999993" table:style-name="ce1">
            <text:p>8325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4" table:style-name="ce1">
            <text:p>244</text:p>
          </table:table-cell>
          <table:table-cell office:value-type="float" office:value="3240.44" table:style-name="ce1">
            <text:p>3240,44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3442.8" table:style-name="ce1">
            <text:p>3442,8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7130.2" table:style-name="ce1">
            <text:p>7130,2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9018.73" table:style-name="ce1">
            <text:p>9018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5" table:style-name="ce1">
            <text:p>245</text:p>
          </table:table-cell>
          <table:table-cell office:value-type="float" office:value="3347.06" table:style-name="ce1">
            <text:p>3347,06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3404.47" table:style-name="ce1">
            <text:p>3404,47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6879.05" table:style-name="ce1">
            <text:p>6879,05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8485.93" table:style-name="ce1">
            <text:p>8485,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6" table:style-name="ce1">
            <text:p>246</text:p>
          </table:table-cell>
          <table:table-cell office:value-type="float" office:value="3384.91" table:style-name="ce1">
            <text:p>3384,91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3437.72" table:style-name="ce1">
            <text:p>3437,72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6912.35" table:style-name="ce1">
            <text:p>6912,35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8795.91" table:style-name="ce1">
            <text:p>8795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7" table:style-name="ce1">
            <text:p>247</text:p>
          </table:table-cell>
          <table:table-cell office:value-type="float" office:value="3350.55" table:style-name="ce1">
            <text:p>3350,55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3412.05" table:style-name="ce1">
            <text:p>3412,05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6953.5" table:style-name="ce1">
            <text:p>6953,5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7731.65" table:style-name="ce1">
            <text:p>7731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8" table:style-name="ce1">
            <text:p>248</text:p>
          </table:table-cell>
          <table:table-cell office:value-type="float" office:value="3224.05" table:style-name="ce1">
            <text:p>3224,05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3365.78" table:style-name="ce1">
            <text:p>3365,78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7572.37" table:style-name="ce1">
            <text:p>7572,37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8727.4500000000007" table:style-name="ce1">
            <text:p>872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9" table:style-name="ce1">
            <text:p>249</text:p>
          </table:table-cell>
          <table:table-cell office:value-type="float" office:value="3335.84" table:style-name="ce1">
            <text:p>3335,84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3378.63" table:style-name="ce1">
            <text:p>3378,63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6958.53" table:style-name="ce1">
            <text:p>6958,53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7582.87" table:style-name="ce1">
            <text:p>7582,8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3221.34" table:style-name="ce1">
            <text:p>3221,34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3352.91" table:style-name="ce1">
            <text:p>3352,91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6879.09" table:style-name="ce1">
            <text:p>6879,09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8694.14" table:style-name="ce1">
            <text:p>8694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1" table:style-name="ce1">
            <text:p>251</text:p>
          </table:table-cell>
          <table:table-cell office:value-type="float" office:value="3225.88" table:style-name="ce1">
            <text:p>3225,88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3374.33" table:style-name="ce1">
            <text:p>3374,33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6915.35" table:style-name="ce1">
            <text:p>6915,35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8198.9699999999993" table:style-name="ce1">
            <text:p>8198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2" table:style-name="ce1">
            <text:p>252</text:p>
          </table:table-cell>
          <table:table-cell office:value-type="float" office:value="3296.83" table:style-name="ce1">
            <text:p>3296,83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3437.05" table:style-name="ce1">
            <text:p>3437,05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6889.96" table:style-name="ce1">
            <text:p>6889,96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8925.58" table:style-name="ce1">
            <text:p>8925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3" table:style-name="ce1">
            <text:p>253</text:p>
          </table:table-cell>
          <table:table-cell office:value-type="float" office:value="2546.6" table:style-name="ce1">
            <text:p>2546,6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3065.9" table:style-name="ce1">
            <text:p>3065,9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6825.24" table:style-name="ce1">
            <text:p>6825,24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8292.5300000000007" table:style-name="ce1">
            <text:p>8292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4" table:style-name="ce1">
            <text:p>254</text:p>
          </table:table-cell>
          <table:table-cell office:value-type="float" office:value="3176.23" table:style-name="ce1">
            <text:p>3176,23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3278.33" table:style-name="ce1">
            <text:p>3278,33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6835.06" table:style-name="ce1">
            <text:p>6835,06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8886.77" table:style-name="ce1">
            <text:p>8886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5" table:style-name="ce1">
            <text:p>255</text:p>
          </table:table-cell>
          <table:table-cell office:value-type="float" office:value="3252.8" table:style-name="ce1">
            <text:p>3252,8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3388.99" table:style-name="ce1">
            <text:p>3388,99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6724.29" table:style-name="ce1">
            <text:p>6724,29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8392.31" table:style-name="ce1">
            <text:p>8392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6" table:style-name="ce1">
            <text:p>256</text:p>
          </table:table-cell>
          <table:table-cell office:value-type="float" office:value="930.452" table:style-name="ce1">
            <text:p>930,452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3333.4" table:style-name="ce1">
            <text:p>3333,4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6866.15" table:style-name="ce1">
            <text:p>6866,15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8635.32" table:style-name="ce1">
            <text:p>863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7" table:style-name="ce1">
            <text:p>257</text:p>
          </table:table-cell>
          <table:table-cell office:value-type="float" office:value="3266.64" table:style-name="ce1">
            <text:p>3266,64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3330.43" table:style-name="ce1">
            <text:p>3330,4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6723.73" table:style-name="ce1">
            <text:p>6723,7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7949.17" table:style-name="ce1">
            <text:p>7949,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8" table:style-name="ce1">
            <text:p>258</text:p>
          </table:table-cell>
          <table:table-cell office:value-type="float" office:value="3350.85" table:style-name="ce1">
            <text:p>3350,85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3455.89" table:style-name="ce1">
            <text:p>3455,89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6852.66" table:style-name="ce1">
            <text:p>6852,66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8555.61" table:style-name="ce1">
            <text:p>8555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9" table:style-name="ce1">
            <text:p>259</text:p>
          </table:table-cell>
          <table:table-cell office:value-type="float" office:value="3228.05" table:style-name="ce1">
            <text:p>3228,05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3409" table:style-name="ce1">
            <text:p>3409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6782.49" table:style-name="ce1">
            <text:p>6782,49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7789.06" table:style-name="ce1">
            <text:p>7789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0" table:style-name="ce1">
            <text:p>260</text:p>
          </table:table-cell>
          <table:table-cell office:value-type="float" office:value="3325.17" table:style-name="ce1">
            <text:p>3325,17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3365.68" table:style-name="ce1">
            <text:p>3365,68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6981.44" table:style-name="ce1">
            <text:p>6981,44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8710.76" table:style-name="ce1">
            <text:p>8710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1" table:style-name="ce1">
            <text:p>261</text:p>
          </table:table-cell>
          <table:table-cell office:value-type="float" office:value="3252.5" table:style-name="ce1">
            <text:p>3252,5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3402.32" table:style-name="ce1">
            <text:p>3402,32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6845.13" table:style-name="ce1">
            <text:p>6845,13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7928.85" table:style-name="ce1">
            <text:p>7928,8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2" table:style-name="ce1">
            <text:p>262</text:p>
          </table:table-cell>
          <table:table-cell office:value-type="float" office:value="3268.91" table:style-name="ce1">
            <text:p>3268,91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2116.4899999999998" table:style-name="ce1">
            <text:p>2116,49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6950.49" table:style-name="ce1">
            <text:p>6950,49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8665.3799999999992" table:style-name="ce1">
            <text:p>8665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3" table:style-name="ce1">
            <text:p>263</text:p>
          </table:table-cell>
          <table:table-cell office:value-type="float" office:value="3255.54" table:style-name="ce1">
            <text:p>3255,54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3491.89" table:style-name="ce1">
            <text:p>3491,89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6818.18" table:style-name="ce1">
            <text:p>6818,18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7728.45" table:style-name="ce1">
            <text:p>7728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4" table:style-name="ce1">
            <text:p>264</text:p>
          </table:table-cell>
          <table:table-cell office:value-type="float" office:value="3225.69" table:style-name="ce1">
            <text:p>3225,69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3429.79" table:style-name="ce1">
            <text:p>3429,79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7043.76" table:style-name="ce1">
            <text:p>7043,76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8657.18" table:style-name="ce1">
            <text:p>8657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5" table:style-name="ce1">
            <text:p>265</text:p>
          </table:table-cell>
          <table:table-cell office:value-type="float" office:value="3226.65" table:style-name="ce1">
            <text:p>3226,65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3428.67" table:style-name="ce1">
            <text:p>3428,67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6938.95" table:style-name="ce1">
            <text:p>6938,95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7802.83" table:style-name="ce1">
            <text:p>7802,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6" table:style-name="ce1">
            <text:p>266</text:p>
          </table:table-cell>
          <table:table-cell office:value-type="float" office:value="3259.1" table:style-name="ce1">
            <text:p>3259,1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3373.22" table:style-name="ce1">
            <text:p>3373,22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6998.44" table:style-name="ce1">
            <text:p>6998,44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8478.51" table:style-name="ce1">
            <text:p>8478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7" table:style-name="ce1">
            <text:p>267</text:p>
          </table:table-cell>
          <table:table-cell office:value-type="float" office:value="3227.79" table:style-name="ce1">
            <text:p>3227,79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3397.23" table:style-name="ce1">
            <text:p>3397,23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7230.41" table:style-name="ce1">
            <text:p>7230,41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7552.12" table:style-name="ce1">
            <text:p>7552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8" table:style-name="ce1">
            <text:p>268</text:p>
          </table:table-cell>
          <table:table-cell office:value-type="float" office:value="3150.28" table:style-name="ce1">
            <text:p>3150,28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3386.68" table:style-name="ce1">
            <text:p>3386,68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7109.08" table:style-name="ce1">
            <text:p>7109,08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8446.64" table:style-name="ce1">
            <text:p>8446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9" table:style-name="ce1">
            <text:p>269</text:p>
          </table:table-cell>
          <table:table-cell office:value-type="float" office:value="3215.28" table:style-name="ce1">
            <text:p>3215,28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3381.69" table:style-name="ce1">
            <text:p>3381,69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7332.1" table:style-name="ce1">
            <text:p>7332,1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7243.59" table:style-name="ce1">
            <text:p>7243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0" table:style-name="ce1">
            <text:p>270</text:p>
          </table:table-cell>
          <table:table-cell office:value-type="float" office:value="3179.28" table:style-name="ce1">
            <text:p>3179,28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3388.16" table:style-name="ce1">
            <text:p>3388,16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7386.39" table:style-name="ce1">
            <text:p>7386,39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8324.6" table:style-name="ce1">
            <text:p>8324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1" table:style-name="ce1">
            <text:p>271</text:p>
          </table:table-cell>
          <table:table-cell office:value-type="float" office:value="2611.88" table:style-name="ce1">
            <text:p>2611,88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3465.26" table:style-name="ce1">
            <text:p>3465,26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7211.95" table:style-name="ce1">
            <text:p>7211,95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7683.07" table:style-name="ce1">
            <text:p>7683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2" table:style-name="ce1">
            <text:p>272</text:p>
          </table:table-cell>
          <table:table-cell office:value-type="float" office:value="1985.78" table:style-name="ce1">
            <text:p>1985,78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3357.68" table:style-name="ce1">
            <text:p>3357,68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7242.96" table:style-name="ce1">
            <text:p>7242,96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8626.75" table:style-name="ce1">
            <text:p>8626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3" table:style-name="ce1">
            <text:p>273</text:p>
          </table:table-cell>
          <table:table-cell office:value-type="float" office:value="2583.3200000000002" table:style-name="ce1">
            <text:p>2583,32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3438.93" table:style-name="ce1">
            <text:p>3438,93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6910.63" table:style-name="ce1">
            <text:p>6910,63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7876.33" table:style-name="ce1">
            <text:p>7876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4" table:style-name="ce1">
            <text:p>274</text:p>
          </table:table-cell>
          <table:table-cell office:value-type="float" office:value="3225.25" table:style-name="ce1">
            <text:p>3225,25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3420.1" table:style-name="ce1">
            <text:p>3420,1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7077.14" table:style-name="ce1">
            <text:p>7077,14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8497.5400000000009" table:style-name="ce1">
            <text:p>849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5" table:style-name="ce1">
            <text:p>275</text:p>
          </table:table-cell>
          <table:table-cell office:value-type="float" office:value="3173.94" table:style-name="ce1">
            <text:p>3173,94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3407.12" table:style-name="ce1">
            <text:p>3407,12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7001.36" table:style-name="ce1">
            <text:p>7001,36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7643.76" table:style-name="ce1">
            <text:p>7643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6" table:style-name="ce1">
            <text:p>276</text:p>
          </table:table-cell>
          <table:table-cell office:value-type="float" office:value="3146.6" table:style-name="ce1">
            <text:p>3146,6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3439.59" table:style-name="ce1">
            <text:p>3439,59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7066.68" table:style-name="ce1">
            <text:p>7066,68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8564.5300000000007" table:style-name="ce1">
            <text:p>8564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7" table:style-name="ce1">
            <text:p>277</text:p>
          </table:table-cell>
          <table:table-cell office:value-type="float" office:value="3094.69" table:style-name="ce1">
            <text:p>3094,69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3394.82" table:style-name="ce1">
            <text:p>3394,82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7235.61" table:style-name="ce1">
            <text:p>7235,61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7554.6" table:style-name="ce1">
            <text:p>7554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8" table:style-name="ce1">
            <text:p>278</text:p>
          </table:table-cell>
          <table:table-cell office:value-type="float" office:value="3124.29" table:style-name="ce1">
            <text:p>3124,29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3403.37" table:style-name="ce1">
            <text:p>3403,37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7062.84" table:style-name="ce1">
            <text:p>7062,84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8423.82" table:style-name="ce1">
            <text:p>8423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9" table:style-name="ce1">
            <text:p>279</text:p>
          </table:table-cell>
          <table:table-cell office:value-type="float" office:value="3115.73" table:style-name="ce1">
            <text:p>3115,73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3459.5" table:style-name="ce1">
            <text:p>3459,5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7146.27" table:style-name="ce1">
            <text:p>7146,27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7572.44" table:style-name="ce1">
            <text:p>7572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0" table:style-name="ce1">
            <text:p>280</text:p>
          </table:table-cell>
          <table:table-cell office:value-type="float" office:value="3102.76" table:style-name="ce1">
            <text:p>3102,76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3433.62" table:style-name="ce1">
            <text:p>3433,62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7221.91" table:style-name="ce1">
            <text:p>7221,91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9400.59" table:style-name="ce1">
            <text:p>9400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1" table:style-name="ce1">
            <text:p>281</text:p>
          </table:table-cell>
          <table:table-cell office:value-type="float" office:value="3128.27" table:style-name="ce1">
            <text:p>3128,27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3469.49" table:style-name="ce1">
            <text:p>3469,49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6907.12" table:style-name="ce1">
            <text:p>6907,12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8942.6200000000008" table:style-name="ce1">
            <text:p>8942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2" table:style-name="ce1">
            <text:p>282</text:p>
          </table:table-cell>
          <table:table-cell office:value-type="float" office:value="3106.68" table:style-name="ce1">
            <text:p>3106,68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3394.6" table:style-name="ce1">
            <text:p>3394,6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7422.29" table:style-name="ce1">
            <text:p>7422,2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9023.77" table:style-name="ce1">
            <text:p>9023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3" table:style-name="ce1">
            <text:p>283</text:p>
          </table:table-cell>
          <table:table-cell office:value-type="float" office:value="3096.89" table:style-name="ce1">
            <text:p>3096,89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3296.51" table:style-name="ce1">
            <text:p>3296,51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6784.68" table:style-name="ce1">
            <text:p>6784,68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5715.84" table:style-name="ce1">
            <text:p>5715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4" table:style-name="ce1">
            <text:p>284</text:p>
          </table:table-cell>
          <table:table-cell office:value-type="float" office:value="3057.44" table:style-name="ce1">
            <text:p>3057,44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3379.98" table:style-name="ce1">
            <text:p>3379,98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7221.51" table:style-name="ce1">
            <text:p>7221,51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9077.25" table:style-name="ce1">
            <text:p>9077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5" table:style-name="ce1">
            <text:p>285</text:p>
          </table:table-cell>
          <table:table-cell office:value-type="float" office:value="3074.1" table:style-name="ce1">
            <text:p>3074,1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3450.62" table:style-name="ce1">
            <text:p>3450,62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7062.57" table:style-name="ce1">
            <text:p>7062,57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8756.07" table:style-name="ce1">
            <text:p>8756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6" table:style-name="ce1">
            <text:p>286</text:p>
          </table:table-cell>
          <table:table-cell office:value-type="float" office:value="3074.45" table:style-name="ce1">
            <text:p>3074,45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3476.64" table:style-name="ce1">
            <text:p>3476,64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7160.11" table:style-name="ce1">
            <text:p>7160,11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9179.2099999999991" table:style-name="ce1">
            <text:p>9179,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7" table:style-name="ce1">
            <text:p>287</text:p>
          </table:table-cell>
          <table:table-cell office:value-type="float" office:value="2996.83" table:style-name="ce1">
            <text:p>2996,83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3459.76" table:style-name="ce1">
            <text:p>3459,76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6855.5" table:style-name="ce1">
            <text:p>6855,5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8578.5400000000009" table:style-name="ce1">
            <text:p>8578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8" table:style-name="ce1">
            <text:p>288</text:p>
          </table:table-cell>
          <table:table-cell office:value-type="float" office:value="1747.24" table:style-name="ce1">
            <text:p>1747,24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3426.23" table:style-name="ce1">
            <text:p>3426,23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7355.21" table:style-name="ce1">
            <text:p>7355,21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8916.09" table:style-name="ce1">
            <text:p>8916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9" table:style-name="ce1">
            <text:p>289</text:p>
          </table:table-cell>
          <table:table-cell office:value-type="float" office:value="3057.4" table:style-name="ce1">
            <text:p>3057,4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3405.98" table:style-name="ce1">
            <text:p>3405,98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7123.12" table:style-name="ce1">
            <text:p>7123,12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8394.1299999999992" table:style-name="ce1">
            <text:p>8394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0" table:style-name="ce1">
            <text:p>290</text:p>
          </table:table-cell>
          <table:table-cell office:value-type="float" office:value="3086.82" table:style-name="ce1">
            <text:p>3086,82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3439.19" table:style-name="ce1">
            <text:p>3439,19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7498.9" table:style-name="ce1">
            <text:p>7498,9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8859.11" table:style-name="ce1">
            <text:p>8859,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1" table:style-name="ce1">
            <text:p>291</text:p>
          </table:table-cell>
          <table:table-cell office:value-type="float" office:value="2782.15" table:style-name="ce1">
            <text:p>2782,15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3447.75" table:style-name="ce1">
            <text:p>3447,75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7424.72" table:style-name="ce1">
            <text:p>7424,72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8595.6200000000008" table:style-name="ce1">
            <text:p>8595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2" table:style-name="ce1">
            <text:p>292</text:p>
          </table:table-cell>
          <table:table-cell office:value-type="float" office:value="3065.41" table:style-name="ce1">
            <text:p>3065,41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3403.54" table:style-name="ce1">
            <text:p>3403,54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7147.15" table:style-name="ce1">
            <text:p>7147,15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8910.56" table:style-name="ce1">
            <text:p>8910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3" table:style-name="ce1">
            <text:p>293</text:p>
          </table:table-cell>
          <table:table-cell office:value-type="float" office:value="3038.79" table:style-name="ce1">
            <text:p>3038,79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3424.11" table:style-name="ce1">
            <text:p>3424,11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7158.41" table:style-name="ce1">
            <text:p>7158,41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8765.4699999999993" table:style-name="ce1">
            <text:p>8765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4" table:style-name="ce1">
            <text:p>294</text:p>
          </table:table-cell>
          <table:table-cell office:value-type="float" office:value="3063.35" table:style-name="ce1">
            <text:p>3063,35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3448.15" table:style-name="ce1">
            <text:p>3448,15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7357.05" table:style-name="ce1">
            <text:p>7357,05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8985.92" table:style-name="ce1">
            <text:p>8985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5" table:style-name="ce1">
            <text:p>295</text:p>
          </table:table-cell>
          <table:table-cell office:value-type="float" office:value="3170.53" table:style-name="ce1">
            <text:p>3170,53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3449.75" table:style-name="ce1">
            <text:p>3449,75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7116.27" table:style-name="ce1">
            <text:p>7116,27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8554.92" table:style-name="ce1">
            <text:p>8554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6" table:style-name="ce1">
            <text:p>296</text:p>
          </table:table-cell>
          <table:table-cell office:value-type="float" office:value="3033.9" table:style-name="ce1">
            <text:p>3033,9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3403.71" table:style-name="ce1">
            <text:p>3403,71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7518.42" table:style-name="ce1">
            <text:p>7518,42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8864.92" table:style-name="ce1">
            <text:p>8864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7" table:style-name="ce1">
            <text:p>297</text:p>
          </table:table-cell>
          <table:table-cell office:value-type="float" office:value="3104.8" table:style-name="ce1">
            <text:p>3104,8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3440.38" table:style-name="ce1">
            <text:p>3440,38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7229.17" table:style-name="ce1">
            <text:p>7229,17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8496.6" table:style-name="ce1">
            <text:p>8496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8" table:style-name="ce1">
            <text:p>298</text:p>
          </table:table-cell>
          <table:table-cell office:value-type="float" office:value="3107.04" table:style-name="ce1">
            <text:p>3107,04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3435.02" table:style-name="ce1">
            <text:p>3435,02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7224.38" table:style-name="ce1">
            <text:p>7224,38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8921.7999999999993" table:style-name="ce1">
            <text:p>8921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9" table:style-name="ce1">
            <text:p>299</text:p>
          </table:table-cell>
          <table:table-cell office:value-type="float" office:value="3027.69" table:style-name="ce1">
            <text:p>3027,69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3432.59" table:style-name="ce1">
            <text:p>3432,59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7068.1" table:style-name="ce1">
            <text:p>7068,1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8757.23" table:style-name="ce1">
            <text:p>8757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0" table:style-name="ce1">
            <text:p>300</text:p>
          </table:table-cell>
          <table:table-cell office:value-type="float" office:value="3018.91" table:style-name="ce1">
            <text:p>3018,91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3396.68" table:style-name="ce1">
            <text:p>3396,68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7354.01" table:style-name="ce1">
            <text:p>7354,01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9085.51" table:style-name="ce1">
            <text:p>9085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1" table:style-name="ce1">
            <text:p>301</text:p>
          </table:table-cell>
          <table:table-cell office:value-type="float" office:value="2997.11" table:style-name="ce1">
            <text:p>2997,11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3381.31" table:style-name="ce1">
            <text:p>3381,31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7317.12" table:style-name="ce1">
            <text:p>7317,12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8568.01" table:style-name="ce1">
            <text:p>8568,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2" table:style-name="ce1">
            <text:p>302</text:p>
          </table:table-cell>
          <table:table-cell office:value-type="float" office:value="3056.5" table:style-name="ce1">
            <text:p>3056,5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3433.96" table:style-name="ce1">
            <text:p>3433,96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7013.85" table:style-name="ce1">
            <text:p>7013,85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8890.5" table:style-name="ce1">
            <text:p>8890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3" table:style-name="ce1">
            <text:p>303</text:p>
          </table:table-cell>
          <table:table-cell office:value-type="float" office:value="2986.12" table:style-name="ce1">
            <text:p>2986,12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3399.27" table:style-name="ce1">
            <text:p>3399,27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7192.27" table:style-name="ce1">
            <text:p>7192,27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8318.0400000000009" table:style-name="ce1">
            <text:p>8318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4" table:style-name="ce1">
            <text:p>304</text:p>
          </table:table-cell>
          <table:table-cell office:value-type="float" office:value="1739.42" table:style-name="ce1">
            <text:p>1739,42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2952.9" table:style-name="ce1">
            <text:p>2952,9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7381.02" table:style-name="ce1">
            <text:p>7381,02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8931.64" table:style-name="ce1">
            <text:p>8931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5" table:style-name="ce1">
            <text:p>305</text:p>
          </table:table-cell>
          <table:table-cell office:value-type="float" office:value="2474.15" table:style-name="ce1">
            <text:p>2474,15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3422.69" table:style-name="ce1">
            <text:p>3422,69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7203.46" table:style-name="ce1">
            <text:p>7203,46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8113.42" table:style-name="ce1">
            <text:p>8113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6" table:style-name="ce1">
            <text:p>306</text:p>
          </table:table-cell>
          <table:table-cell office:value-type="float" office:value="3097.87" table:style-name="ce1">
            <text:p>3097,87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3509.71" table:style-name="ce1">
            <text:p>3509,71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7198.13" table:style-name="ce1">
            <text:p>7198,13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8865.89" table:style-name="ce1">
            <text:p>8865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7" table:style-name="ce1">
            <text:p>307</text:p>
          </table:table-cell>
          <table:table-cell office:value-type="float" office:value="2725.09" table:style-name="ce1">
            <text:p>2725,09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3417.17" table:style-name="ce1">
            <text:p>3417,17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7346.33" table:style-name="ce1">
            <text:p>7346,33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8259.02" table:style-name="ce1">
            <text:p>8259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8" table:style-name="ce1">
            <text:p>308</text:p>
          </table:table-cell>
          <table:table-cell office:value-type="float" office:value="3035.43" table:style-name="ce1">
            <text:p>3035,43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3356.76" table:style-name="ce1">
            <text:p>3356,76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7136.38" table:style-name="ce1">
            <text:p>7136,38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8946.83" table:style-name="ce1">
            <text:p>8946,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9" table:style-name="ce1">
            <text:p>309</text:p>
          </table:table-cell>
          <table:table-cell office:value-type="float" office:value="3015.94" table:style-name="ce1">
            <text:p>3015,94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3322.69" table:style-name="ce1">
            <text:p>3322,69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7218.23" table:style-name="ce1">
            <text:p>7218,23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8211.35" table:style-name="ce1">
            <text:p>8211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0" table:style-name="ce1">
            <text:p>310</text:p>
          </table:table-cell>
          <table:table-cell office:value-type="float" office:value="3005.98" table:style-name="ce1">
            <text:p>3005,98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3382.94" table:style-name="ce1">
            <text:p>3382,94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7027.73" table:style-name="ce1">
            <text:p>7027,73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8582.2900000000009" table:style-name="ce1">
            <text:p>8582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1" table:style-name="ce1">
            <text:p>311</text:p>
          </table:table-cell>
          <table:table-cell office:value-type="float" office:value="3004.74" table:style-name="ce1">
            <text:p>3004,74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3385.13" table:style-name="ce1">
            <text:p>3385,13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6926.99" table:style-name="ce1">
            <text:p>6926,99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8197.7099999999991" table:style-name="ce1">
            <text:p>819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2" table:style-name="ce1">
            <text:p>312</text:p>
          </table:table-cell>
          <table:table-cell office:value-type="float" office:value="3048.11" table:style-name="ce1">
            <text:p>3048,11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3427.99" table:style-name="ce1">
            <text:p>3427,99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7501.7" table:style-name="ce1">
            <text:p>7501,7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8858.25" table:style-name="ce1">
            <text:p>8858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3" table:style-name="ce1">
            <text:p>313</text:p>
          </table:table-cell>
          <table:table-cell office:value-type="float" office:value="2633.63" table:style-name="ce1">
            <text:p>2633,63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3440.21" table:style-name="ce1">
            <text:p>3440,21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7042.74" table:style-name="ce1">
            <text:p>7042,74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8195.7900000000009" table:style-name="ce1">
            <text:p>8195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4" table:style-name="ce1">
            <text:p>314</text:p>
          </table:table-cell>
          <table:table-cell office:value-type="float" office:value="2850.95" table:style-name="ce1">
            <text:p>2850,95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3427.2" table:style-name="ce1">
            <text:p>3427,2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7016.83" table:style-name="ce1">
            <text:p>7016,83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8672.7099999999991" table:style-name="ce1">
            <text:p>8672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5" table:style-name="ce1">
            <text:p>315</text:p>
          </table:table-cell>
          <table:table-cell office:value-type="float" office:value="2444.08" table:style-name="ce1">
            <text:p>2444,08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3352.11" table:style-name="ce1">
            <text:p>3352,11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6905.66" table:style-name="ce1">
            <text:p>6905,66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7893.52" table:style-name="ce1">
            <text:p>7893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6" table:style-name="ce1">
            <text:p>316</text:p>
          </table:table-cell>
          <table:table-cell office:value-type="float" office:value="2938.05" table:style-name="ce1">
            <text:p>2938,05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3380.82" table:style-name="ce1">
            <text:p>3380,82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7015.72" table:style-name="ce1">
            <text:p>7015,72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7995.94" table:style-name="ce1">
            <text:p>7995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7" table:style-name="ce1">
            <text:p>317</text:p>
          </table:table-cell>
          <table:table-cell office:value-type="float" office:value="2460.87" table:style-name="ce1">
            <text:p>2460,87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3409.69" table:style-name="ce1">
            <text:p>3409,69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6986.51" table:style-name="ce1">
            <text:p>6986,51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8074.97" table:style-name="ce1">
            <text:p>8074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8" table:style-name="ce1">
            <text:p>318</text:p>
          </table:table-cell>
          <table:table-cell office:value-type="float" office:value="2691.82" table:style-name="ce1">
            <text:p>2691,82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3457.9" table:style-name="ce1">
            <text:p>3457,9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7277.24" table:style-name="ce1">
            <text:p>7277,24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8698.69" table:style-name="ce1">
            <text:p>8698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9" table:style-name="ce1">
            <text:p>319</text:p>
          </table:table-cell>
          <table:table-cell office:value-type="float" office:value="2945.63" table:style-name="ce1">
            <text:p>2945,63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3360.95" table:style-name="ce1">
            <text:p>3360,95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7012.5" table:style-name="ce1">
            <text:p>7012,5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7943.9" table:style-name="ce1">
            <text:p>7943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0" table:style-name="ce1">
            <text:p>320</text:p>
          </table:table-cell>
          <table:table-cell office:value-type="float" office:value="1559.6" table:style-name="ce1">
            <text:p>1559,6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3359.53" table:style-name="ce1">
            <text:p>3359,53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7237.15" table:style-name="ce1">
            <text:p>7237,15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8681.85" table:style-name="ce1">
            <text:p>8681,8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1" table:style-name="ce1">
            <text:p>321</text:p>
          </table:table-cell>
          <table:table-cell office:value-type="float" office:value="2825.14" table:style-name="ce1">
            <text:p>2825,14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3461.64" table:style-name="ce1">
            <text:p>3461,64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6944.76" table:style-name="ce1">
            <text:p>6944,76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8062.87" table:style-name="ce1">
            <text:p>8062,8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2" table:style-name="ce1">
            <text:p>322</text:p>
          </table:table-cell>
          <table:table-cell office:value-type="float" office:value="2643.43" table:style-name="ce1">
            <text:p>2643,43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3479.27" table:style-name="ce1">
            <text:p>3479,27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7184.67" table:style-name="ce1">
            <text:p>7184,67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8464" table:style-name="ce1">
            <text:p>84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3" table:style-name="ce1">
            <text:p>323</text:p>
          </table:table-cell>
          <table:table-cell office:value-type="float" office:value="2838.76" table:style-name="ce1">
            <text:p>2838,76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3112.43" table:style-name="ce1">
            <text:p>3112,43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6952.13" table:style-name="ce1">
            <text:p>6952,13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4486.97" table:style-name="ce1">
            <text:p>4486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4" table:style-name="ce1">
            <text:p>324</text:p>
          </table:table-cell>
          <table:table-cell office:value-type="float" office:value="2927.1" table:style-name="ce1">
            <text:p>2927,1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3382.87" table:style-name="ce1">
            <text:p>3382,87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7314.95" table:style-name="ce1">
            <text:p>7314,95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5068.6000000000004" table:style-name="ce1">
            <text:p>5068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5" table:style-name="ce1">
            <text:p>325</text:p>
          </table:table-cell>
          <table:table-cell office:value-type="float" office:value="2863.99" table:style-name="ce1">
            <text:p>2863,99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3368.58" table:style-name="ce1">
            <text:p>3368,58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7113.53" table:style-name="ce1">
            <text:p>7113,53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3687.97" table:style-name="ce1">
            <text:p>3687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6" table:style-name="ce1">
            <text:p>326</text:p>
          </table:table-cell>
          <table:table-cell office:value-type="float" office:value="2911.01" table:style-name="ce1">
            <text:p>2911,01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3421.02" table:style-name="ce1">
            <text:p>3421,02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7153.83" table:style-name="ce1">
            <text:p>7153,83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3802.34" table:style-name="ce1">
            <text:p>3802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7" table:style-name="ce1">
            <text:p>327</text:p>
          </table:table-cell>
          <table:table-cell office:value-type="float" office:value="2993.57" table:style-name="ce1">
            <text:p>2993,57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3316.65" table:style-name="ce1">
            <text:p>3316,65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7004.98" table:style-name="ce1">
            <text:p>7004,98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4782.26" table:style-name="ce1">
            <text:p>4782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8" table:style-name="ce1">
            <text:p>328</text:p>
          </table:table-cell>
          <table:table-cell office:value-type="float" office:value="3000.28" table:style-name="ce1">
            <text:p>3000,28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3151.64" table:style-name="ce1">
            <text:p>3151,64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7081.54" table:style-name="ce1">
            <text:p>7081,54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3307.89" table:style-name="ce1">
            <text:p>3307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9" table:style-name="ce1">
            <text:p>329</text:p>
          </table:table-cell>
          <table:table-cell office:value-type="float" office:value="2781.64" table:style-name="ce1">
            <text:p>2781,64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3325.05" table:style-name="ce1">
            <text:p>3325,05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7166.47" table:style-name="ce1">
            <text:p>7166,47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2973.54" table:style-name="ce1">
            <text:p>2973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0" table:style-name="ce1">
            <text:p>330</text:p>
          </table:table-cell>
          <table:table-cell office:value-type="float" office:value="2890.54" table:style-name="ce1">
            <text:p>2890,54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3383.48" table:style-name="ce1">
            <text:p>3383,48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7175.07" table:style-name="ce1">
            <text:p>7175,07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4502.8" table:style-name="ce1">
            <text:p>4502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1" table:style-name="ce1">
            <text:p>331</text:p>
          </table:table-cell>
          <table:table-cell office:value-type="float" office:value="2960.04" table:style-name="ce1">
            <text:p>2960,04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3444.31" table:style-name="ce1">
            <text:p>3444,31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7098.54" table:style-name="ce1">
            <text:p>7098,54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4953.18" table:style-name="ce1">
            <text:p>4953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2" table:style-name="ce1">
            <text:p>332</text:p>
          </table:table-cell>
          <table:table-cell office:value-type="float" office:value="2894.9" table:style-name="ce1">
            <text:p>2894,9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3354.26" table:style-name="ce1">
            <text:p>3354,26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6987.99" table:style-name="ce1">
            <text:p>6987,99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5871.83" table:style-name="ce1">
            <text:p>5871,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3" table:style-name="ce1">
            <text:p>333</text:p>
          </table:table-cell>
          <table:table-cell office:value-type="float" office:value="2843.06" table:style-name="ce1">
            <text:p>2843,06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3354.02" table:style-name="ce1">
            <text:p>3354,02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6502.31" table:style-name="ce1">
            <text:p>6502,31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4596.72" table:style-name="ce1">
            <text:p>4596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4" table:style-name="ce1">
            <text:p>334</text:p>
          </table:table-cell>
          <table:table-cell office:value-type="float" office:value="2914.47" table:style-name="ce1">
            <text:p>2914,47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3384.13" table:style-name="ce1">
            <text:p>3384,13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6923.54" table:style-name="ce1">
            <text:p>6923,54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5698.13" table:style-name="ce1">
            <text:p>5698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5" table:style-name="ce1">
            <text:p>335</text:p>
          </table:table-cell>
          <table:table-cell office:value-type="float" office:value="2969.77" table:style-name="ce1">
            <text:p>2969,77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3344.69" table:style-name="ce1">
            <text:p>3344,69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7198.39" table:style-name="ce1">
            <text:p>7198,39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3975.53" table:style-name="ce1">
            <text:p>3975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6" table:style-name="ce1">
            <text:p>336</text:p>
          </table:table-cell>
          <table:table-cell office:value-type="float" office:value="1733.75" table:style-name="ce1">
            <text:p>1733,75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3333.82" table:style-name="ce1">
            <text:p>3333,82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7392.78" table:style-name="ce1">
            <text:p>7392,78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5825.72" table:style-name="ce1">
            <text:p>5825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7" table:style-name="ce1">
            <text:p>337</text:p>
          </table:table-cell>
          <table:table-cell office:value-type="float" office:value="2961.71" table:style-name="ce1">
            <text:p>2961,71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3404.69" table:style-name="ce1">
            <text:p>3404,69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6948.1" table:style-name="ce1">
            <text:p>6948,1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5311.79" table:style-name="ce1">
            <text:p>5311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8" table:style-name="ce1">
            <text:p>338</text:p>
          </table:table-cell>
          <table:table-cell office:value-type="float" office:value="2968.4" table:style-name="ce1">
            <text:p>2968,4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3380.67" table:style-name="ce1">
            <text:p>3380,67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7002.51" table:style-name="ce1">
            <text:p>7002,51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5607.47" table:style-name="ce1">
            <text:p>560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9" table:style-name="ce1">
            <text:p>339</text:p>
          </table:table-cell>
          <table:table-cell office:value-type="float" office:value="3007.28" table:style-name="ce1">
            <text:p>3007,28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3424.37" table:style-name="ce1">
            <text:p>3424,37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6970.59" table:style-name="ce1">
            <text:p>6970,59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8113.18" table:style-name="ce1">
            <text:p>8113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0" table:style-name="ce1">
            <text:p>340</text:p>
          </table:table-cell>
          <table:table-cell office:value-type="float" office:value="2960.61" table:style-name="ce1">
            <text:p>2960,61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3428.15" table:style-name="ce1">
            <text:p>3428,15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6946.85" table:style-name="ce1">
            <text:p>6946,85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7618.25" table:style-name="ce1">
            <text:p>7618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1" table:style-name="ce1">
            <text:p>341</text:p>
          </table:table-cell>
          <table:table-cell office:value-type="float" office:value="2718.14" table:style-name="ce1">
            <text:p>2718,14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3414.34" table:style-name="ce1">
            <text:p>3414,34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7008.33" table:style-name="ce1">
            <text:p>7008,33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5883.39" table:style-name="ce1">
            <text:p>5883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2" table:style-name="ce1">
            <text:p>342</text:p>
          </table:table-cell>
          <table:table-cell office:value-type="float" office:value="2915.81" table:style-name="ce1">
            <text:p>2915,81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3370.16" table:style-name="ce1">
            <text:p>3370,16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7192.65" table:style-name="ce1">
            <text:p>7192,65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8017.58" table:style-name="ce1">
            <text:p>801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3" table:style-name="ce1">
            <text:p>343</text:p>
          </table:table-cell>
          <table:table-cell office:value-type="float" office:value="3004.15" table:style-name="ce1">
            <text:p>3004,15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3345.05" table:style-name="ce1">
            <text:p>3345,05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7246.32" table:style-name="ce1">
            <text:p>7246,32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8173.3" table:style-name="ce1">
            <text:p>8173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4" table:style-name="ce1">
            <text:p>344</text:p>
          </table:table-cell>
          <table:table-cell office:value-type="float" office:value="2954.56" table:style-name="ce1">
            <text:p>2954,56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3458.18" table:style-name="ce1">
            <text:p>3458,18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7304.59" table:style-name="ce1">
            <text:p>7304,59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7777.11" table:style-name="ce1">
            <text:p>7777,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5" table:style-name="ce1">
            <text:p>345</text:p>
          </table:table-cell>
          <table:table-cell office:value-type="float" office:value="2909.24" table:style-name="ce1">
            <text:p>2909,24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3367.96" table:style-name="ce1">
            <text:p>3367,96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7104.51" table:style-name="ce1">
            <text:p>7104,51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8245.35" table:style-name="ce1">
            <text:p>8245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6" table:style-name="ce1">
            <text:p>346</text:p>
          </table:table-cell>
          <table:table-cell office:value-type="float" office:value="2866.98" table:style-name="ce1">
            <text:p>2866,98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3487.36" table:style-name="ce1">
            <text:p>3487,36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7188.89" table:style-name="ce1">
            <text:p>7188,89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8481" table:style-name="ce1">
            <text:p>84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7" table:style-name="ce1">
            <text:p>347</text:p>
          </table:table-cell>
          <table:table-cell office:value-type="float" office:value="2989.2" table:style-name="ce1">
            <text:p>2989,2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3438.97" table:style-name="ce1">
            <text:p>3438,97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7294.01" table:style-name="ce1">
            <text:p>7294,01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7498.8" table:style-name="ce1">
            <text:p>7498,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8" table:style-name="ce1">
            <text:p>348</text:p>
          </table:table-cell>
          <table:table-cell office:value-type="float" office:value="2959.36" table:style-name="ce1">
            <text:p>2959,36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3422.27" table:style-name="ce1">
            <text:p>3422,27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7231.49" table:style-name="ce1">
            <text:p>7231,49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9108.93" table:style-name="ce1">
            <text:p>9108,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9" table:style-name="ce1">
            <text:p>349</text:p>
          </table:table-cell>
          <table:table-cell office:value-type="float" office:value="2790.01" table:style-name="ce1">
            <text:p>2790,01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3430.82" table:style-name="ce1">
            <text:p>3430,82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7187.82" table:style-name="ce1">
            <text:p>7187,82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8564.98" table:style-name="ce1">
            <text:p>8564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0" table:style-name="ce1">
            <text:p>350</text:p>
          </table:table-cell>
          <table:table-cell office:value-type="float" office:value="2928.12" table:style-name="ce1">
            <text:p>2928,12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3390.1" table:style-name="ce1">
            <text:p>3390,1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6975.94" table:style-name="ce1">
            <text:p>6975,94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8870.0400000000009" table:style-name="ce1">
            <text:p>8870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1" table:style-name="ce1">
            <text:p>351</text:p>
          </table:table-cell>
          <table:table-cell office:value-type="float" office:value="2879.21" table:style-name="ce1">
            <text:p>2879,21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3396.81" table:style-name="ce1">
            <text:p>3396,81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7068.65" table:style-name="ce1">
            <text:p>7068,65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8407.52" table:style-name="ce1">
            <text:p>840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2" table:style-name="ce1">
            <text:p>352</text:p>
          </table:table-cell>
          <table:table-cell office:value-type="float" office:value="1695.43" table:style-name="ce1">
            <text:p>1695,43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3380" table:style-name="ce1">
            <text:p>3380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7415.53" table:style-name="ce1">
            <text:p>7415,53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9056.4" table:style-name="ce1">
            <text:p>9056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3" table:style-name="ce1">
            <text:p>353</text:p>
          </table:table-cell>
          <table:table-cell office:value-type="float" office:value="2452.44" table:style-name="ce1">
            <text:p>2452,44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3418.06" table:style-name="ce1">
            <text:p>3418,06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7055.2" table:style-name="ce1">
            <text:p>7055,2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8760.7099999999991" table:style-name="ce1">
            <text:p>8760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4" table:style-name="ce1">
            <text:p>354</text:p>
          </table:table-cell>
          <table:table-cell office:value-type="float" office:value="2926.63" table:style-name="ce1">
            <text:p>2926,63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3295.62" table:style-name="ce1">
            <text:p>3295,62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7108.24" table:style-name="ce1">
            <text:p>7108,24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9195.1200000000008" table:style-name="ce1">
            <text:p>9195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5" table:style-name="ce1">
            <text:p>355</text:p>
          </table:table-cell>
          <table:table-cell office:value-type="float" office:value="2941.41" table:style-name="ce1">
            <text:p>2941,41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3389.18" table:style-name="ce1">
            <text:p>3389,18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7072.92" table:style-name="ce1">
            <text:p>7072,92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8411.7900000000009" table:style-name="ce1">
            <text:p>8411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6" table:style-name="ce1">
            <text:p>356</text:p>
          </table:table-cell>
          <table:table-cell office:value-type="float" office:value="2895.03" table:style-name="ce1">
            <text:p>2895,03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3259.5" table:style-name="ce1">
            <text:p>3259,5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7129.06" table:style-name="ce1">
            <text:p>7129,06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8805.23" table:style-name="ce1">
            <text:p>8805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7" table:style-name="ce1">
            <text:p>357</text:p>
          </table:table-cell>
          <table:table-cell office:value-type="float" office:value="2911.28" table:style-name="ce1">
            <text:p>2911,28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2949.21" table:style-name="ce1">
            <text:p>2949,21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7187.67" table:style-name="ce1">
            <text:p>7187,67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8494.2199999999993" table:style-name="ce1">
            <text:p>8494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8" table:style-name="ce1">
            <text:p>358</text:p>
          </table:table-cell>
          <table:table-cell office:value-type="float" office:value="2895.56" table:style-name="ce1">
            <text:p>2895,56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3332.53" table:style-name="ce1">
            <text:p>3332,53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7051.15" table:style-name="ce1">
            <text:p>7051,15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9153.09" table:style-name="ce1">
            <text:p>9153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9" table:style-name="ce1">
            <text:p>359</text:p>
          </table:table-cell>
          <table:table-cell office:value-type="float" office:value="2877.2" table:style-name="ce1">
            <text:p>2877,2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3285.84" table:style-name="ce1">
            <text:p>3285,84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6981.72" table:style-name="ce1">
            <text:p>6981,72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8070.34" table:style-name="ce1">
            <text:p>8070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0" table:style-name="ce1">
            <text:p>360</text:p>
          </table:table-cell>
          <table:table-cell office:value-type="float" office:value="2842.78" table:style-name="ce1">
            <text:p>2842,78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3333.43" table:style-name="ce1">
            <text:p>3333,43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7295.7" table:style-name="ce1">
            <text:p>7295,7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9064.15" table:style-name="ce1">
            <text:p>9064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1" table:style-name="ce1">
            <text:p>361</text:p>
          </table:table-cell>
          <table:table-cell office:value-type="float" office:value="2912.83" table:style-name="ce1">
            <text:p>2912,83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3254.84" table:style-name="ce1">
            <text:p>3254,84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7033.65" table:style-name="ce1">
            <text:p>7033,65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8459.64" table:style-name="ce1">
            <text:p>8459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2" table:style-name="ce1">
            <text:p>362</text:p>
          </table:table-cell>
          <table:table-cell office:value-type="float" office:value="2874.37" table:style-name="ce1">
            <text:p>2874,37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3312.13" table:style-name="ce1">
            <text:p>3312,13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7146.15" table:style-name="ce1">
            <text:p>7146,15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8878" table:style-name="ce1">
            <text:p>88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3" table:style-name="ce1">
            <text:p>363</text:p>
          </table:table-cell>
          <table:table-cell office:value-type="float" office:value="2868.9" table:style-name="ce1">
            <text:p>2868,9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3351.17" table:style-name="ce1">
            <text:p>3351,17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7012.55" table:style-name="ce1">
            <text:p>7012,55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8290.7000000000007" table:style-name="ce1">
            <text:p>8290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4" table:style-name="ce1">
            <text:p>364</text:p>
          </table:table-cell>
          <table:table-cell office:value-type="float" office:value="2895.5" table:style-name="ce1">
            <text:p>2895,5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3407.47" table:style-name="ce1">
            <text:p>3407,47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7137.17" table:style-name="ce1">
            <text:p>7137,17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8941.7199999999993" table:style-name="ce1">
            <text:p>8941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5" table:style-name="ce1">
            <text:p>365</text:p>
          </table:table-cell>
          <table:table-cell office:value-type="float" office:value="2866.55" table:style-name="ce1">
            <text:p>2866,55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3225.81" table:style-name="ce1">
            <text:p>3225,81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7092.12" table:style-name="ce1">
            <text:p>7092,12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8609.86" table:style-name="ce1">
            <text:p>8609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6" table:style-name="ce1">
            <text:p>366</text:p>
          </table:table-cell>
          <table:table-cell office:value-type="float" office:value="2716.6" table:style-name="ce1">
            <text:p>2716,6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3321.25" table:style-name="ce1">
            <text:p>3321,25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7181.4" table:style-name="ce1">
            <text:p>7181,4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8664.76" table:style-name="ce1">
            <text:p>8664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7" table:style-name="ce1">
            <text:p>367</text:p>
          </table:table-cell>
          <table:table-cell office:value-type="float" office:value="2860.17" table:style-name="ce1">
            <text:p>2860,17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3382.11" table:style-name="ce1">
            <text:p>3382,11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7138.1" table:style-name="ce1">
            <text:p>7138,1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8195.07" table:style-name="ce1">
            <text:p>8195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8" table:style-name="ce1">
            <text:p>368</text:p>
          </table:table-cell>
          <table:table-cell office:value-type="float" office:value="1719.28" table:style-name="ce1">
            <text:p>1719,28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3271.48" table:style-name="ce1">
            <text:p>3271,48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7795.1" table:style-name="ce1">
            <text:p>7795,1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8911.82" table:style-name="ce1">
            <text:p>8911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9" table:style-name="ce1">
            <text:p>369</text:p>
          </table:table-cell>
          <table:table-cell office:value-type="float" office:value="2656.01" table:style-name="ce1">
            <text:p>2656,01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3262.53" table:style-name="ce1">
            <text:p>3262,53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7205.16" table:style-name="ce1">
            <text:p>7205,16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8422.02" table:style-name="ce1">
            <text:p>8422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0" table:style-name="ce1">
            <text:p>370</text:p>
          </table:table-cell>
          <table:table-cell office:value-type="float" office:value="2825.32" table:style-name="ce1">
            <text:p>2825,32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3295.63" table:style-name="ce1">
            <text:p>3295,63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7137.18" table:style-name="ce1">
            <text:p>7137,18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8539.93" table:style-name="ce1">
            <text:p>8539,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1" table:style-name="ce1">
            <text:p>371</text:p>
          </table:table-cell>
          <table:table-cell office:value-type="float" office:value="2912.25" table:style-name="ce1">
            <text:p>2912,25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3231.75" table:style-name="ce1">
            <text:p>3231,75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7103.87" table:style-name="ce1">
            <text:p>7103,87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7462.96" table:style-name="ce1">
            <text:p>7462,9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2" table:style-name="ce1">
            <text:p>372</text:p>
          </table:table-cell>
          <table:table-cell office:value-type="float" office:value="2997.2" table:style-name="ce1">
            <text:p>2997,2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3250.75" table:style-name="ce1">
            <text:p>3250,75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7167.45" table:style-name="ce1">
            <text:p>7167,45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8819.7800000000007" table:style-name="ce1">
            <text:p>8819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3" table:style-name="ce1">
            <text:p>373</text:p>
          </table:table-cell>
          <table:table-cell office:value-type="float" office:value="2889.93" table:style-name="ce1">
            <text:p>2889,93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3241.62" table:style-name="ce1">
            <text:p>3241,62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7078.44" table:style-name="ce1">
            <text:p>7078,44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8185.59" table:style-name="ce1">
            <text:p>8185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4" table:style-name="ce1">
            <text:p>374</text:p>
          </table:table-cell>
          <table:table-cell office:value-type="float" office:value="2880.11" table:style-name="ce1">
            <text:p>2880,11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3254.04" table:style-name="ce1">
            <text:p>3254,04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7062.85" table:style-name="ce1">
            <text:p>7062,85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8831.0300000000007" table:style-name="ce1">
            <text:p>8831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5" table:style-name="ce1">
            <text:p>375</text:p>
          </table:table-cell>
          <table:table-cell office:value-type="float" office:value="2855.77" table:style-name="ce1">
            <text:p>2855,77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3216.71" table:style-name="ce1">
            <text:p>3216,71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7075.95" table:style-name="ce1">
            <text:p>7075,95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8138.26" table:style-name="ce1">
            <text:p>8138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6" table:style-name="ce1">
            <text:p>376</text:p>
          </table:table-cell>
          <table:table-cell office:value-type="float" office:value="2789.83" table:style-name="ce1">
            <text:p>2789,83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3307.09" table:style-name="ce1">
            <text:p>3307,09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7713.61" table:style-name="ce1">
            <text:p>7713,61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8718.7900000000009" table:style-name="ce1">
            <text:p>8718,7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7" table:style-name="ce1">
            <text:p>377</text:p>
          </table:table-cell>
          <table:table-cell office:value-type="float" office:value="2866.67" table:style-name="ce1">
            <text:p>2866,67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3273.17" table:style-name="ce1">
            <text:p>3273,17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7220.59" table:style-name="ce1">
            <text:p>7220,59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8083.75" table:style-name="ce1">
            <text:p>8083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8" table:style-name="ce1">
            <text:p>378</text:p>
          </table:table-cell>
          <table:table-cell office:value-type="float" office:value="2882.23" table:style-name="ce1">
            <text:p>2882,23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3305.42" table:style-name="ce1">
            <text:p>3305,42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7314.61" table:style-name="ce1">
            <text:p>7314,61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8883.2900000000009" table:style-name="ce1">
            <text:p>8883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9" table:style-name="ce1">
            <text:p>379</text:p>
          </table:table-cell>
          <table:table-cell office:value-type="float" office:value="2814.94" table:style-name="ce1">
            <text:p>2814,94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3254.03" table:style-name="ce1">
            <text:p>3254,03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7271.75" table:style-name="ce1">
            <text:p>7271,75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8259.27" table:style-name="ce1">
            <text:p>8259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0" table:style-name="ce1">
            <text:p>380</text:p>
          </table:table-cell>
          <table:table-cell office:value-type="float" office:value="2781.37" table:style-name="ce1">
            <text:p>2781,37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3226.44" table:style-name="ce1">
            <text:p>3226,44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7216.8" table:style-name="ce1">
            <text:p>7216,8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8608.64" table:style-name="ce1">
            <text:p>8608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1" table:style-name="ce1">
            <text:p>381</text:p>
          </table:table-cell>
          <table:table-cell office:value-type="float" office:value="2664.53" table:style-name="ce1">
            <text:p>2664,53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3228.6" table:style-name="ce1">
            <text:p>3228,6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7104.33" table:style-name="ce1">
            <text:p>7104,33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8106.98" table:style-name="ce1">
            <text:p>8106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2" table:style-name="ce1">
            <text:p>382</text:p>
          </table:table-cell>
          <table:table-cell office:value-type="float" office:value="2869.45" table:style-name="ce1">
            <text:p>2869,45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3179.77" table:style-name="ce1">
            <text:p>3179,77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7056.18" table:style-name="ce1">
            <text:p>7056,18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8835.64" table:style-name="ce1">
            <text:p>8835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3" table:style-name="ce1">
            <text:p>383</text:p>
          </table:table-cell>
          <table:table-cell office:value-type="float" office:value="2840.1" table:style-name="ce1">
            <text:p>2840,1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3176.68" table:style-name="ce1">
            <text:p>3176,68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6861.28" table:style-name="ce1">
            <text:p>6861,28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8113.64" table:style-name="ce1">
            <text:p>8113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4" table:style-name="ce1">
            <text:p>384</text:p>
          </table:table-cell>
          <table:table-cell office:value-type="float" office:value="957.88699999999994" table:style-name="ce1">
            <text:p>957,887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3194.51" table:style-name="ce1">
            <text:p>3194,51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7137.27" table:style-name="ce1">
            <text:p>7137,27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8701.1200000000008" table:style-name="ce1">
            <text:p>8701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5" table:style-name="ce1">
            <text:p>385</text:p>
          </table:table-cell>
          <table:table-cell office:value-type="float" office:value="2896.99" table:style-name="ce1">
            <text:p>2896,99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3104.32" table:style-name="ce1">
            <text:p>3104,32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6770.87" table:style-name="ce1">
            <text:p>6770,87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7821.9" table:style-name="ce1">
            <text:p>7821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6" table:style-name="ce1">
            <text:p>386</text:p>
          </table:table-cell>
          <table:table-cell office:value-type="float" office:value="2884.22" table:style-name="ce1">
            <text:p>2884,22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3127.76" table:style-name="ce1">
            <text:p>3127,76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6893.09" table:style-name="ce1">
            <text:p>6893,09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8713.1" table:style-name="ce1">
            <text:p>8713,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7" table:style-name="ce1">
            <text:p>387</text:p>
          </table:table-cell>
          <table:table-cell office:value-type="float" office:value="2832.86" table:style-name="ce1">
            <text:p>2832,86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3080.41" table:style-name="ce1">
            <text:p>3080,41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6661.9" table:style-name="ce1">
            <text:p>6661,9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7739.04" table:style-name="ce1">
            <text:p>7739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8" table:style-name="ce1">
            <text:p>388</text:p>
          </table:table-cell>
          <table:table-cell office:value-type="float" office:value="2862.38" table:style-name="ce1">
            <text:p>2862,38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3174.58" table:style-name="ce1">
            <text:p>3174,58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3917.35" table:style-name="ce1">
            <text:p>3917,35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8583.9500000000007" table:style-name="ce1">
            <text:p>8583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9" table:style-name="ce1">
            <text:p>389</text:p>
          </table:table-cell>
          <table:table-cell office:value-type="float" office:value="2866.3" table:style-name="ce1">
            <text:p>2866,3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3175.91" table:style-name="ce1">
            <text:p>3175,91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7064.37" table:style-name="ce1">
            <text:p>7064,37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7994.07" table:style-name="ce1">
            <text:p>7994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0" table:style-name="ce1">
            <text:p>390</text:p>
          </table:table-cell>
          <table:table-cell office:value-type="float" office:value="2543.2199999999998" table:style-name="ce1">
            <text:p>2543,22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3089.09" table:style-name="ce1">
            <text:p>3089,09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6763.47" table:style-name="ce1">
            <text:p>6763,47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8591.0400000000009" table:style-name="ce1">
            <text:p>8591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1" table:style-name="ce1">
            <text:p>391</text:p>
          </table:table-cell>
          <table:table-cell office:value-type="float" office:value="2903.94" table:style-name="ce1">
            <text:p>2903,94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3161.35" table:style-name="ce1">
            <text:p>3161,35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6807.28" table:style-name="ce1">
            <text:p>6807,28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7838.12" table:style-name="ce1">
            <text:p>7838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2" table:style-name="ce1">
            <text:p>392</text:p>
          </table:table-cell>
          <table:table-cell office:value-type="float" office:value="2887.49" table:style-name="ce1">
            <text:p>2887,49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3142.09" table:style-name="ce1">
            <text:p>3142,09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7140.86" table:style-name="ce1">
            <text:p>7140,86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9175.3700000000008" table:style-name="ce1">
            <text:p>9175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3" table:style-name="ce1">
            <text:p>393</text:p>
          </table:table-cell>
          <table:table-cell office:value-type="float" office:value="2885.78" table:style-name="ce1">
            <text:p>2885,78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3192.85" table:style-name="ce1">
            <text:p>3192,85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7066.64" table:style-name="ce1">
            <text:p>7066,64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7962.48" table:style-name="ce1">
            <text:p>7962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4" table:style-name="ce1">
            <text:p>394</text:p>
          </table:table-cell>
          <table:table-cell office:value-type="float" office:value="2523.59" table:style-name="ce1">
            <text:p>2523,59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3126.92" table:style-name="ce1">
            <text:p>3126,92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7149.02" table:style-name="ce1">
            <text:p>7149,02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8848.09" table:style-name="ce1">
            <text:p>8848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5" table:style-name="ce1">
            <text:p>395</text:p>
          </table:table-cell>
          <table:table-cell office:value-type="float" office:value="2514.63" table:style-name="ce1">
            <text:p>2514,63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3095.11" table:style-name="ce1">
            <text:p>3095,11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7004.24" table:style-name="ce1">
            <text:p>7004,24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8682.02" table:style-name="ce1">
            <text:p>8682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6" table:style-name="ce1">
            <text:p>396</text:p>
          </table:table-cell>
          <table:table-cell office:value-type="float" office:value="2838.67" table:style-name="ce1">
            <text:p>2838,67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3121.44" table:style-name="ce1">
            <text:p>3121,44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7075.06" table:style-name="ce1">
            <text:p>7075,06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8902.4599999999991" table:style-name="ce1">
            <text:p>8902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7" table:style-name="ce1">
            <text:p>397</text:p>
          </table:table-cell>
          <table:table-cell office:value-type="float" office:value="2806.12" table:style-name="ce1">
            <text:p>2806,12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3105.44" table:style-name="ce1">
            <text:p>3105,44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5539.57" table:style-name="ce1">
            <text:p>5539,57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8921.48" table:style-name="ce1">
            <text:p>8921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8" table:style-name="ce1">
            <text:p>398</text:p>
          </table:table-cell>
          <table:table-cell office:value-type="float" office:value="2572.1" table:style-name="ce1">
            <text:p>2572,1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3106.71" table:style-name="ce1">
            <text:p>3106,71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7308.59" table:style-name="ce1">
            <text:p>7308,59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9056.94" table:style-name="ce1">
            <text:p>9056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9" table:style-name="ce1">
            <text:p>399</text:p>
          </table:table-cell>
          <table:table-cell office:value-type="float" office:value="2754.87" table:style-name="ce1">
            <text:p>2754,87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3089.59" table:style-name="ce1">
            <text:p>3089,59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6856.22" table:style-name="ce1">
            <text:p>6856,22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8809.69" table:style-name="ce1">
            <text:p>8809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0" table:style-name="ce1">
            <text:p>400</text:p>
          </table:table-cell>
          <table:table-cell office:value-type="float" office:value="1713.02" table:style-name="ce1">
            <text:p>1713,02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3096.03" table:style-name="ce1">
            <text:p>3096,03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7016.97" table:style-name="ce1">
            <text:p>7016,97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9154.14" table:style-name="ce1">
            <text:p>9154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1" table:style-name="ce1">
            <text:p>401</text:p>
          </table:table-cell>
          <table:table-cell office:value-type="float" office:value="2768.07" table:style-name="ce1">
            <text:p>2768,07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3104.42" table:style-name="ce1">
            <text:p>3104,42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6597.51" table:style-name="ce1">
            <text:p>6597,51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8511.5300000000007" table:style-name="ce1">
            <text:p>8511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2" table:style-name="ce1">
            <text:p>402</text:p>
          </table:table-cell>
          <table:table-cell office:value-type="float" office:value="2827.25" table:style-name="ce1">
            <text:p>2827,25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3158.54" table:style-name="ce1">
            <text:p>3158,54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6857.89" table:style-name="ce1">
            <text:p>6857,89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8842.2099999999991" table:style-name="ce1">
            <text:p>8842,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3" table:style-name="ce1">
            <text:p>403</text:p>
          </table:table-cell>
          <table:table-cell office:value-type="float" office:value="2842.21" table:style-name="ce1">
            <text:p>2842,21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3084.61" table:style-name="ce1">
            <text:p>3084,61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7007.35" table:style-name="ce1">
            <text:p>7007,35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8582.94" table:style-name="ce1">
            <text:p>8582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4" table:style-name="ce1">
            <text:p>404</text:p>
          </table:table-cell>
          <table:table-cell office:value-type="float" office:value="1798.05" table:style-name="ce1">
            <text:p>1798,05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3102.81" table:style-name="ce1">
            <text:p>3102,81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6613.15" table:style-name="ce1">
            <text:p>6613,15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8939.33" table:style-name="ce1">
            <text:p>8939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5" table:style-name="ce1">
            <text:p>405</text:p>
          </table:table-cell>
          <table:table-cell office:value-type="float" office:value="2764.77" table:style-name="ce1">
            <text:p>2764,77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3067.71" table:style-name="ce1">
            <text:p>3067,71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6773.92" table:style-name="ce1">
            <text:p>6773,92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6134.29" table:style-name="ce1">
            <text:p>6134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6" table:style-name="ce1">
            <text:p>406</text:p>
          </table:table-cell>
          <table:table-cell office:value-type="float" office:value="2473.31" table:style-name="ce1">
            <text:p>2473,31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3097.48" table:style-name="ce1">
            <text:p>3097,48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7254.23" table:style-name="ce1">
            <text:p>7254,23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9117.01" table:style-name="ce1">
            <text:p>9117,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7" table:style-name="ce1">
            <text:p>407</text:p>
          </table:table-cell>
          <table:table-cell office:value-type="float" office:value="2489.54" table:style-name="ce1">
            <text:p>2489,54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2884.83" table:style-name="ce1">
            <text:p>2884,83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7115.34" table:style-name="ce1">
            <text:p>7115,34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8846.93" table:style-name="ce1">
            <text:p>8846,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8" table:style-name="ce1">
            <text:p>408</text:p>
          </table:table-cell>
          <table:table-cell office:value-type="float" office:value="2681.8" table:style-name="ce1">
            <text:p>2681,8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2976.53" table:style-name="ce1">
            <text:p>2976,53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7109.39" table:style-name="ce1">
            <text:p>7109,39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9113.89" table:style-name="ce1">
            <text:p>9113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9" table:style-name="ce1">
            <text:p>409</text:p>
          </table:table-cell>
          <table:table-cell office:value-type="float" office:value="2635.41" table:style-name="ce1">
            <text:p>2635,41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3082.01" table:style-name="ce1">
            <text:p>3082,01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7000.04" table:style-name="ce1">
            <text:p>7000,04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8553.51" table:style-name="ce1">
            <text:p>8553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0" table:style-name="ce1">
            <text:p>410</text:p>
          </table:table-cell>
          <table:table-cell office:value-type="float" office:value="2564.2199999999998" table:style-name="ce1">
            <text:p>2564,22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3157.75" table:style-name="ce1">
            <text:p>3157,75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6936.1" table:style-name="ce1">
            <text:p>6936,1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8882.65" table:style-name="ce1">
            <text:p>8882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1" table:style-name="ce1">
            <text:p>411</text:p>
          </table:table-cell>
          <table:table-cell office:value-type="float" office:value="2756.65" table:style-name="ce1">
            <text:p>2756,65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3117.4" table:style-name="ce1">
            <text:p>3117,4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6878.38" table:style-name="ce1">
            <text:p>6878,38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8590.07" table:style-name="ce1">
            <text:p>8590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2" table:style-name="ce1">
            <text:p>412</text:p>
          </table:table-cell>
          <table:table-cell office:value-type="float" office:value="2701.58" table:style-name="ce1">
            <text:p>2701,58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3122.04" table:style-name="ce1">
            <text:p>3122,04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6979.49" table:style-name="ce1">
            <text:p>6979,49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8830.4699999999993" table:style-name="ce1">
            <text:p>8830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3" table:style-name="ce1">
            <text:p>413</text:p>
          </table:table-cell>
          <table:table-cell office:value-type="float" office:value="2603.0500000000002" table:style-name="ce1">
            <text:p>2603,05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3125.26" table:style-name="ce1">
            <text:p>3125,26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7019.01" table:style-name="ce1">
            <text:p>7019,01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8745.9699999999993" table:style-name="ce1">
            <text:p>8745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4" table:style-name="ce1">
            <text:p>414</text:p>
          </table:table-cell>
          <table:table-cell office:value-type="float" office:value="2686.55" table:style-name="ce1">
            <text:p>2686,55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3136.52" table:style-name="ce1">
            <text:p>3136,52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6900.3" table:style-name="ce1">
            <text:p>6900,3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8977.9" table:style-name="ce1">
            <text:p>8977,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5" table:style-name="ce1">
            <text:p>415</text:p>
          </table:table-cell>
          <table:table-cell office:value-type="float" office:value="2714.32" table:style-name="ce1">
            <text:p>2714,32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3092.43" table:style-name="ce1">
            <text:p>3092,43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7079.2" table:style-name="ce1">
            <text:p>7079,2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8701.48" table:style-name="ce1">
            <text:p>8701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6" table:style-name="ce1">
            <text:p>416</text:p>
          </table:table-cell>
          <table:table-cell office:value-type="float" office:value="1706.46" table:style-name="ce1">
            <text:p>1706,46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3092.58" table:style-name="ce1">
            <text:p>3092,58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7553.68" table:style-name="ce1">
            <text:p>7553,68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9360.92" table:style-name="ce1">
            <text:p>9360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7" table:style-name="ce1">
            <text:p>417</text:p>
          </table:table-cell>
          <table:table-cell office:value-type="float" office:value="2715.39" table:style-name="ce1">
            <text:p>2715,39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2981.84" table:style-name="ce1">
            <text:p>2981,84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7071.42" table:style-name="ce1">
            <text:p>7071,42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8498.61" table:style-name="ce1">
            <text:p>8498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8" table:style-name="ce1">
            <text:p>418</text:p>
          </table:table-cell>
          <table:table-cell office:value-type="float" office:value="2689.52" table:style-name="ce1">
            <text:p>2689,52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3080.02" table:style-name="ce1">
            <text:p>3080,02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7019.35" table:style-name="ce1">
            <text:p>7019,35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8919.24" table:style-name="ce1">
            <text:p>8919,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9" table:style-name="ce1">
            <text:p>419</text:p>
          </table:table-cell>
          <table:table-cell office:value-type="float" office:value="2376.16" table:style-name="ce1">
            <text:p>2376,16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3091" table:style-name="ce1">
            <text:p>3091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6892.77" table:style-name="ce1">
            <text:p>6892,77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8489.64" table:style-name="ce1">
            <text:p>8489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0" table:style-name="ce1">
            <text:p>420</text:p>
          </table:table-cell>
          <table:table-cell office:value-type="float" office:value="2830.65" table:style-name="ce1">
            <text:p>2830,65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3105.67" table:style-name="ce1">
            <text:p>3105,67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6959.23" table:style-name="ce1">
            <text:p>6959,23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8907.2800000000007" table:style-name="ce1">
            <text:p>890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1" table:style-name="ce1">
            <text:p>421</text:p>
          </table:table-cell>
          <table:table-cell office:value-type="float" office:value="2588.02" table:style-name="ce1">
            <text:p>2588,02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3081.21" table:style-name="ce1">
            <text:p>3081,21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6619.37" table:style-name="ce1">
            <text:p>6619,37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8527.2199999999993" table:style-name="ce1">
            <text:p>8527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2" table:style-name="ce1">
            <text:p>422</text:p>
          </table:table-cell>
          <table:table-cell office:value-type="float" office:value="2638.84" table:style-name="ce1">
            <text:p>2638,84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3124.38" table:style-name="ce1">
            <text:p>3124,38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7009.86" table:style-name="ce1">
            <text:p>7009,86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8915.36" table:style-name="ce1">
            <text:p>891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3" table:style-name="ce1">
            <text:p>423</text:p>
          </table:table-cell>
          <table:table-cell office:value-type="float" office:value="2184.58" table:style-name="ce1">
            <text:p>2184,58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3145.89" table:style-name="ce1">
            <text:p>3145,89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6879.34" table:style-name="ce1">
            <text:p>6879,34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8433.0300000000007" table:style-name="ce1">
            <text:p>8433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4" table:style-name="ce1">
            <text:p>424</text:p>
          </table:table-cell>
          <table:table-cell office:value-type="float" office:value="2642.39" table:style-name="ce1">
            <text:p>2642,39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3006.09" table:style-name="ce1">
            <text:p>3006,09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7096.6" table:style-name="ce1">
            <text:p>7096,6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8952.18" table:style-name="ce1">
            <text:p>8952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5" table:style-name="ce1">
            <text:p>425</text:p>
          </table:table-cell>
          <table:table-cell office:value-type="float" office:value="2677.12" table:style-name="ce1">
            <text:p>2677,12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3107.67" table:style-name="ce1">
            <text:p>3107,67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6995.75" table:style-name="ce1">
            <text:p>6995,75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8271.43" table:style-name="ce1">
            <text:p>8271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6" table:style-name="ce1">
            <text:p>426</text:p>
          </table:table-cell>
          <table:table-cell office:value-type="float" office:value="2609.4" table:style-name="ce1">
            <text:p>2609,4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3092.3" table:style-name="ce1">
            <text:p>3092,3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6833.77" table:style-name="ce1">
            <text:p>6833,77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8895.4599999999991" table:style-name="ce1">
            <text:p>8895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7" table:style-name="ce1">
            <text:p>427</text:p>
          </table:table-cell>
          <table:table-cell office:value-type="float" office:value="2493.3000000000002" table:style-name="ce1">
            <text:p>2493,3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2961.85" table:style-name="ce1">
            <text:p>2961,85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6763.63" table:style-name="ce1">
            <text:p>6763,63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8309.85" table:style-name="ce1">
            <text:p>8309,8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8" table:style-name="ce1">
            <text:p>428</text:p>
          </table:table-cell>
          <table:table-cell office:value-type="float" office:value="2662.16" table:style-name="ce1">
            <text:p>2662,16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3013.93" table:style-name="ce1">
            <text:p>3013,93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7004.62" table:style-name="ce1">
            <text:p>7004,62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8863.57" table:style-name="ce1">
            <text:p>8863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9" table:style-name="ce1">
            <text:p>429</text:p>
          </table:table-cell>
          <table:table-cell office:value-type="float" office:value="2362.62" table:style-name="ce1">
            <text:p>2362,62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3037.7" table:style-name="ce1">
            <text:p>3037,7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7045.85" table:style-name="ce1">
            <text:p>7045,85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8330.36" table:style-name="ce1">
            <text:p>8330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0" table:style-name="ce1">
            <text:p>430</text:p>
          </table:table-cell>
          <table:table-cell office:value-type="float" office:value="2298.2600000000002" table:style-name="ce1">
            <text:p>2298,26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3012.4" table:style-name="ce1">
            <text:p>3012,4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6867.52" table:style-name="ce1">
            <text:p>6867,52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8955.7000000000007" table:style-name="ce1">
            <text:p>8955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1" table:style-name="ce1">
            <text:p>431</text:p>
          </table:table-cell>
          <table:table-cell office:value-type="float" office:value="2382.6" table:style-name="ce1">
            <text:p>2382,6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2975.93" table:style-name="ce1">
            <text:p>2975,93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7021.76" table:style-name="ce1">
            <text:p>7021,76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8335.7199999999993" table:style-name="ce1">
            <text:p>8335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2" table:style-name="ce1">
            <text:p>432</text:p>
          </table:table-cell>
          <table:table-cell office:value-type="float" office:value="1727.66" table:style-name="ce1">
            <text:p>1727,66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3039" table:style-name="ce1">
            <text:p>3039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7395.46" table:style-name="ce1">
            <text:p>7395,46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9244.07" table:style-name="ce1">
            <text:p>9244,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3" table:style-name="ce1">
            <text:p>433</text:p>
          </table:table-cell>
          <table:table-cell office:value-type="float" office:value="2342.41" table:style-name="ce1">
            <text:p>2342,41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3048.97" table:style-name="ce1">
            <text:p>3048,97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6926.04" table:style-name="ce1">
            <text:p>6926,04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8242.84" table:style-name="ce1">
            <text:p>8242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4" table:style-name="ce1">
            <text:p>434</text:p>
          </table:table-cell>
          <table:table-cell office:value-type="float" office:value="2623.38" table:style-name="ce1">
            <text:p>2623,38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3034.11" table:style-name="ce1">
            <text:p>3034,11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6885.76" table:style-name="ce1">
            <text:p>6885,76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8804.15" table:style-name="ce1">
            <text:p>8804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5" table:style-name="ce1">
            <text:p>435</text:p>
          </table:table-cell>
          <table:table-cell office:value-type="float" office:value="2434.75" table:style-name="ce1">
            <text:p>2434,75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2992.6" table:style-name="ce1">
            <text:p>2992,6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6860.34" table:style-name="ce1">
            <text:p>6860,34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8198.14" table:style-name="ce1">
            <text:p>8198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6" table:style-name="ce1">
            <text:p>436</text:p>
          </table:table-cell>
          <table:table-cell office:value-type="float" office:value="2550.37" table:style-name="ce1">
            <text:p>2550,37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2982.35" table:style-name="ce1">
            <text:p>2982,35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7098.4" table:style-name="ce1">
            <text:p>7098,4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8822.73" table:style-name="ce1">
            <text:p>8822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7" table:style-name="ce1">
            <text:p>437</text:p>
          </table:table-cell>
          <table:table-cell office:value-type="float" office:value="2596.88" table:style-name="ce1">
            <text:p>2596,88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3048.78" table:style-name="ce1">
            <text:p>3048,78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6989.26" table:style-name="ce1">
            <text:p>6989,26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8070.84" table:style-name="ce1">
            <text:p>8070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8" table:style-name="ce1">
            <text:p>438</text:p>
          </table:table-cell>
          <table:table-cell office:value-type="float" office:value="2696.8" table:style-name="ce1">
            <text:p>2696,8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3066.73" table:style-name="ce1">
            <text:p>3066,73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6179.98" table:style-name="ce1">
            <text:p>6179,98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8831.65" table:style-name="ce1">
            <text:p>8831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9" table:style-name="ce1">
            <text:p>439</text:p>
          </table:table-cell>
          <table:table-cell office:value-type="float" office:value="2461.2600000000002" table:style-name="ce1">
            <text:p>2461,26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3010.65" table:style-name="ce1">
            <text:p>3010,65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6862.31" table:style-name="ce1">
            <text:p>6862,31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7921.49" table:style-name="ce1">
            <text:p>7921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0" table:style-name="ce1">
            <text:p>440</text:p>
          </table:table-cell>
          <table:table-cell office:value-type="float" office:value="2671.75" table:style-name="ce1">
            <text:p>2671,75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3068.67" table:style-name="ce1">
            <text:p>3068,67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7405.57" table:style-name="ce1">
            <text:p>7405,57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8867.33" table:style-name="ce1">
            <text:p>886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1" table:style-name="ce1">
            <text:p>441</text:p>
          </table:table-cell>
          <table:table-cell office:value-type="float" office:value="2490.6999999999998" table:style-name="ce1">
            <text:p>2490,7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2992.98" table:style-name="ce1">
            <text:p>2992,98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6979.24" table:style-name="ce1">
            <text:p>6979,24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8154.56" table:style-name="ce1">
            <text:p>8154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2" table:style-name="ce1">
            <text:p>442</text:p>
          </table:table-cell>
          <table:table-cell office:value-type="float" office:value="2431.73" table:style-name="ce1">
            <text:p>2431,73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3031.24" table:style-name="ce1">
            <text:p>3031,24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6904.31" table:style-name="ce1">
            <text:p>6904,31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8717.52" table:style-name="ce1">
            <text:p>871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3" table:style-name="ce1">
            <text:p>443</text:p>
          </table:table-cell>
          <table:table-cell office:value-type="float" office:value="2539.9" table:style-name="ce1">
            <text:p>2539,9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3056.26" table:style-name="ce1">
            <text:p>3056,26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6685.25" table:style-name="ce1">
            <text:p>6685,25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8007.44" table:style-name="ce1">
            <text:p>8007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4" table:style-name="ce1">
            <text:p>444</text:p>
          </table:table-cell>
          <table:table-cell office:value-type="float" office:value="2276.35" table:style-name="ce1">
            <text:p>2276,35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3007.82" table:style-name="ce1">
            <text:p>3007,82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6725.13" table:style-name="ce1">
            <text:p>6725,13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8000.08" table:style-name="ce1">
            <text:p>8000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5" table:style-name="ce1">
            <text:p>445</text:p>
          </table:table-cell>
          <table:table-cell office:value-type="float" office:value="2494.7600000000002" table:style-name="ce1">
            <text:p>2494,76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3001.61" table:style-name="ce1">
            <text:p>3001,61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6722.51" table:style-name="ce1">
            <text:p>6722,51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6416.1" table:style-name="ce1">
            <text:p>6416,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6" table:style-name="ce1">
            <text:p>446</text:p>
          </table:table-cell>
          <table:table-cell office:value-type="float" office:value="2294.6999999999998" table:style-name="ce1">
            <text:p>2294,7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3063.02" table:style-name="ce1">
            <text:p>3063,02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6986.24" table:style-name="ce1">
            <text:p>6986,24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8683.17" table:style-name="ce1">
            <text:p>8683,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7" table:style-name="ce1">
            <text:p>447</text:p>
          </table:table-cell>
          <table:table-cell office:value-type="float" office:value="2521.64" table:style-name="ce1">
            <text:p>2521,64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3017.9" table:style-name="ce1">
            <text:p>3017,9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6695.88" table:style-name="ce1">
            <text:p>6695,88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7779.51" table:style-name="ce1">
            <text:p>7779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8" table:style-name="ce1">
            <text:p>448</text:p>
          </table:table-cell>
          <table:table-cell office:value-type="float" office:value="1255.04" table:style-name="ce1">
            <text:p>1255,04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3155.04" table:style-name="ce1">
            <text:p>3155,04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6896.87" table:style-name="ce1">
            <text:p>6896,87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9046.67" table:style-name="ce1">
            <text:p>9046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9" table:style-name="ce1">
            <text:p>449</text:p>
          </table:table-cell>
          <table:table-cell office:value-type="float" office:value="2546.0300000000002" table:style-name="ce1">
            <text:p>2546,03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3088.91" table:style-name="ce1">
            <text:p>3088,91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6590.86" table:style-name="ce1">
            <text:p>6590,86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8737.6" table:style-name="ce1">
            <text:p>873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0" table:style-name="ce1">
            <text:p>450</text:p>
          </table:table-cell>
          <table:table-cell office:value-type="float" office:value="2272.17" table:style-name="ce1">
            <text:p>2272,17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3094.15" table:style-name="ce1">
            <text:p>3094,15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6681.21" table:style-name="ce1">
            <text:p>6681,21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8711.5" table:style-name="ce1">
            <text:p>8711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1" table:style-name="ce1">
            <text:p>451</text:p>
          </table:table-cell>
          <table:table-cell office:value-type="float" office:value="2315.56" table:style-name="ce1">
            <text:p>2315,56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3041.37" table:style-name="ce1">
            <text:p>3041,37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6521.79" table:style-name="ce1">
            <text:p>6521,79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8385.0300000000007" table:style-name="ce1">
            <text:p>8385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2" table:style-name="ce1">
            <text:p>452</text:p>
          </table:table-cell>
          <table:table-cell office:value-type="float" office:value="2238.0700000000002" table:style-name="ce1">
            <text:p>2238,07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3099.8" table:style-name="ce1">
            <text:p>3099,8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6925.23" table:style-name="ce1">
            <text:p>6925,23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7889.06" table:style-name="ce1">
            <text:p>7889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3" table:style-name="ce1">
            <text:p>453</text:p>
          </table:table-cell>
          <table:table-cell office:value-type="float" office:value="2168.81" table:style-name="ce1">
            <text:p>2168,81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3093.47" table:style-name="ce1">
            <text:p>3093,47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6773.02" table:style-name="ce1">
            <text:p>6773,02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8883.2800000000007" table:style-name="ce1">
            <text:p>8883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4" table:style-name="ce1">
            <text:p>454</text:p>
          </table:table-cell>
          <table:table-cell office:value-type="float" office:value="2442.87" table:style-name="ce1">
            <text:p>2442,87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3058.66" table:style-name="ce1">
            <text:p>3058,66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6785.28" table:style-name="ce1">
            <text:p>6785,28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8870.7199999999993" table:style-name="ce1">
            <text:p>8870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5" table:style-name="ce1">
            <text:p>455</text:p>
          </table:table-cell>
          <table:table-cell office:value-type="float" office:value="2296.5100000000002" table:style-name="ce1">
            <text:p>2296,51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3085.19" table:style-name="ce1">
            <text:p>3085,19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6595.81" table:style-name="ce1">
            <text:p>6595,81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8298.23" table:style-name="ce1">
            <text:p>8298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6" table:style-name="ce1">
            <text:p>456</text:p>
          </table:table-cell>
          <table:table-cell office:value-type="float" office:value="2368.7399999999998" table:style-name="ce1">
            <text:p>2368,74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3063.07" table:style-name="ce1">
            <text:p>3063,07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6930.19" table:style-name="ce1">
            <text:p>6930,19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9020.2199999999993" table:style-name="ce1">
            <text:p>9020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7" table:style-name="ce1">
            <text:p>457</text:p>
          </table:table-cell>
          <table:table-cell office:value-type="float" office:value="2156.29" table:style-name="ce1">
            <text:p>2156,29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3066.25" table:style-name="ce1">
            <text:p>3066,25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6831.7" table:style-name="ce1">
            <text:p>6831,7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8805.0499999999993" table:style-name="ce1">
            <text:p>8805,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8" table:style-name="ce1">
            <text:p>458</text:p>
          </table:table-cell>
          <table:table-cell office:value-type="float" office:value="2033.09" table:style-name="ce1">
            <text:p>2033,09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3096.55" table:style-name="ce1">
            <text:p>3096,55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6891.75" table:style-name="ce1">
            <text:p>6891,75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9212.82" table:style-name="ce1">
            <text:p>9212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9" table:style-name="ce1">
            <text:p>459</text:p>
          </table:table-cell>
          <table:table-cell office:value-type="float" office:value="2115.64" table:style-name="ce1">
            <text:p>2115,64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3076.47" table:style-name="ce1">
            <text:p>3076,47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6799.09" table:style-name="ce1">
            <text:p>6799,09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8560.35" table:style-name="ce1">
            <text:p>8560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0" table:style-name="ce1">
            <text:p>460</text:p>
          </table:table-cell>
          <table:table-cell office:value-type="float" office:value="2257.33" table:style-name="ce1">
            <text:p>2257,33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3093.44" table:style-name="ce1">
            <text:p>3093,44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6857.61" table:style-name="ce1">
            <text:p>6857,61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8883.5499999999993" table:style-name="ce1">
            <text:p>8883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1" table:style-name="ce1">
            <text:p>461</text:p>
          </table:table-cell>
          <table:table-cell office:value-type="float" office:value="2165.2399999999998" table:style-name="ce1">
            <text:p>2165,24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3069.88" table:style-name="ce1">
            <text:p>3069,88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6894.84" table:style-name="ce1">
            <text:p>6894,84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8538.9500000000007" table:style-name="ce1">
            <text:p>8538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2" table:style-name="ce1">
            <text:p>462</text:p>
          </table:table-cell>
          <table:table-cell office:value-type="float" office:value="2174.79" table:style-name="ce1">
            <text:p>2174,79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3019.99" table:style-name="ce1">
            <text:p>3019,99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6864.62" table:style-name="ce1">
            <text:p>6864,62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8915.91" table:style-name="ce1">
            <text:p>8915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3" table:style-name="ce1">
            <text:p>463</text:p>
          </table:table-cell>
          <table:table-cell office:value-type="float" office:value="2142.4899999999998" table:style-name="ce1">
            <text:p>2142,49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3056.52" table:style-name="ce1">
            <text:p>3056,52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6831.18" table:style-name="ce1">
            <text:p>6831,18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8859.69" table:style-name="ce1">
            <text:p>8859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4" table:style-name="ce1">
            <text:p>464</text:p>
          </table:table-cell>
          <table:table-cell office:value-type="float" office:value="1672.55" table:style-name="ce1">
            <text:p>1672,55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3072.68" table:style-name="ce1">
            <text:p>3072,68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7105.52" table:style-name="ce1">
            <text:p>7105,52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8949.52" table:style-name="ce1">
            <text:p>8949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5" table:style-name="ce1">
            <text:p>465</text:p>
          </table:table-cell>
          <table:table-cell office:value-type="float" office:value="2192.71" table:style-name="ce1">
            <text:p>2192,71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3031.31" table:style-name="ce1">
            <text:p>3031,31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6835.47" table:style-name="ce1">
            <text:p>6835,47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8512.98" table:style-name="ce1">
            <text:p>8512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6" table:style-name="ce1">
            <text:p>466</text:p>
          </table:table-cell>
          <table:table-cell office:value-type="float" office:value="2130.3000000000002" table:style-name="ce1">
            <text:p>2130,3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3032.64" table:style-name="ce1">
            <text:p>3032,64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7041.04" table:style-name="ce1">
            <text:p>7041,04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9224.31" table:style-name="ce1">
            <text:p>9224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7" table:style-name="ce1">
            <text:p>467</text:p>
          </table:table-cell>
          <table:table-cell office:value-type="float" office:value="2106.1799999999998" table:style-name="ce1">
            <text:p>2106,18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3041.97" table:style-name="ce1">
            <text:p>3041,97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7123.39" table:style-name="ce1">
            <text:p>7123,39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7915.56" table:style-name="ce1">
            <text:p>7915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8" table:style-name="ce1">
            <text:p>468</text:p>
          </table:table-cell>
          <table:table-cell office:value-type="float" office:value="2057.46" table:style-name="ce1">
            <text:p>2057,46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3018.53" table:style-name="ce1">
            <text:p>3018,53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7102.68" table:style-name="ce1">
            <text:p>7102,68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8922.64" table:style-name="ce1">
            <text:p>8922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9" table:style-name="ce1">
            <text:p>469</text:p>
          </table:table-cell>
          <table:table-cell office:value-type="float" office:value="1994.45" table:style-name="ce1">
            <text:p>1994,45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3018.7" table:style-name="ce1">
            <text:p>3018,7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7062.91" table:style-name="ce1">
            <text:p>7062,91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8809.43" table:style-name="ce1">
            <text:p>8809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0" table:style-name="ce1">
            <text:p>470</text:p>
          </table:table-cell>
          <table:table-cell office:value-type="float" office:value="2031.62" table:style-name="ce1">
            <text:p>2031,62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2976.34" table:style-name="ce1">
            <text:p>2976,34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7047.81" table:style-name="ce1">
            <text:p>7047,81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9061.3799999999992" table:style-name="ce1">
            <text:p>9061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1" table:style-name="ce1">
            <text:p>471</text:p>
          </table:table-cell>
          <table:table-cell office:value-type="float" office:value="1898.26" table:style-name="ce1">
            <text:p>1898,26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3085.31" table:style-name="ce1">
            <text:p>3085,31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7019.62" table:style-name="ce1">
            <text:p>7019,62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8426.2900000000009" table:style-name="ce1">
            <text:p>8426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2" table:style-name="ce1">
            <text:p>472</text:p>
          </table:table-cell>
          <table:table-cell office:value-type="float" office:value="2020.85" table:style-name="ce1">
            <text:p>2020,85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3078.39" table:style-name="ce1">
            <text:p>3078,39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7298.44" table:style-name="ce1">
            <text:p>7298,44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8907.49" table:style-name="ce1">
            <text:p>890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3" table:style-name="ce1">
            <text:p>473</text:p>
          </table:table-cell>
          <table:table-cell office:value-type="float" office:value="1954.43" table:style-name="ce1">
            <text:p>1954,43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3017.52" table:style-name="ce1">
            <text:p>3017,52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6977.59" table:style-name="ce1">
            <text:p>6977,59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8464.9699999999993" table:style-name="ce1">
            <text:p>8464,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4" table:style-name="ce1">
            <text:p>474</text:p>
          </table:table-cell>
          <table:table-cell office:value-type="float" office:value="1842.23" table:style-name="ce1">
            <text:p>1842,23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3029.77" table:style-name="ce1">
            <text:p>3029,77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6979.42" table:style-name="ce1">
            <text:p>6979,42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9081.74" table:style-name="ce1">
            <text:p>9081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5" table:style-name="ce1">
            <text:p>475</text:p>
          </table:table-cell>
          <table:table-cell office:value-type="float" office:value="1832.45" table:style-name="ce1">
            <text:p>1832,45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3048.01" table:style-name="ce1">
            <text:p>3048,01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5345.53" table:style-name="ce1">
            <text:p>5345,53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8420" table:style-name="ce1">
            <text:p>842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6" table:style-name="ce1">
            <text:p>476</text:p>
          </table:table-cell>
          <table:table-cell office:value-type="float" office:value="1861.38" table:style-name="ce1">
            <text:p>1861,38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3119.04" table:style-name="ce1">
            <text:p>3119,04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7016.13" table:style-name="ce1">
            <text:p>7016,13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8875.69" table:style-name="ce1">
            <text:p>8875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7" table:style-name="ce1">
            <text:p>477</text:p>
          </table:table-cell>
          <table:table-cell office:value-type="float" office:value="1793.43" table:style-name="ce1">
            <text:p>1793,43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3109.27" table:style-name="ce1">
            <text:p>3109,27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7190.6" table:style-name="ce1">
            <text:p>7190,6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7965.31" table:style-name="ce1">
            <text:p>7965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8" table:style-name="ce1">
            <text:p>478</text:p>
          </table:table-cell>
          <table:table-cell office:value-type="float" office:value="1822.35" table:style-name="ce1">
            <text:p>1822,35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3140.43" table:style-name="ce1">
            <text:p>3140,43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7351.48" table:style-name="ce1">
            <text:p>7351,48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8954.56" table:style-name="ce1">
            <text:p>8954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9" table:style-name="ce1">
            <text:p>479</text:p>
          </table:table-cell>
          <table:table-cell office:value-type="float" office:value="1859.69" table:style-name="ce1">
            <text:p>1859,69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3120.96" table:style-name="ce1">
            <text:p>3120,96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7224.47" table:style-name="ce1">
            <text:p>7224,47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8295.2900000000009" table:style-name="ce1">
            <text:p>8295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0" table:style-name="ce1">
            <text:p>480</text:p>
          </table:table-cell>
          <table:table-cell office:value-type="float" office:value="1612.45" table:style-name="ce1">
            <text:p>1612,45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3136.65" table:style-name="ce1">
            <text:p>3136,65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7533.26" table:style-name="ce1">
            <text:p>7533,26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8813.69" table:style-name="ce1">
            <text:p>8813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1" table:style-name="ce1">
            <text:p>481</text:p>
          </table:table-cell>
          <table:table-cell office:value-type="float" office:value="1801.74" table:style-name="ce1">
            <text:p>1801,74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3161.63" table:style-name="ce1">
            <text:p>3161,63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6864.07" table:style-name="ce1">
            <text:p>6864,07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8204.49" table:style-name="ce1">
            <text:p>8204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2" table:style-name="ce1">
            <text:p>482</text:p>
          </table:table-cell>
          <table:table-cell office:value-type="float" office:value="1551.22" table:style-name="ce1">
            <text:p>1551,22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3163.3" table:style-name="ce1">
            <text:p>3163,3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6891.88" table:style-name="ce1">
            <text:p>6891,88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8739.32" table:style-name="ce1">
            <text:p>8739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3" table:style-name="ce1">
            <text:p>483</text:p>
          </table:table-cell>
          <table:table-cell office:value-type="float" office:value="1833.5" table:style-name="ce1">
            <text:p>1833,5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3102.68" table:style-name="ce1">
            <text:p>3102,68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6772.47" table:style-name="ce1">
            <text:p>6772,47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8181.12" table:style-name="ce1">
            <text:p>8181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4" table:style-name="ce1">
            <text:p>484</text:p>
          </table:table-cell>
          <table:table-cell office:value-type="float" office:value="1776.61" table:style-name="ce1">
            <text:p>1776,61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2916.32" table:style-name="ce1">
            <text:p>2916,32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6926.45" table:style-name="ce1">
            <text:p>6926,45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8811.51" table:style-name="ce1">
            <text:p>8811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5" table:style-name="ce1">
            <text:p>485</text:p>
          </table:table-cell>
          <table:table-cell office:value-type="float" office:value="1743.53" table:style-name="ce1">
            <text:p>1743,53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3078.4" table:style-name="ce1">
            <text:p>3078,4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7033.11" table:style-name="ce1">
            <text:p>7033,11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8565.76" table:style-name="ce1">
            <text:p>8565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6" table:style-name="ce1">
            <text:p>486</text:p>
          </table:table-cell>
          <table:table-cell office:value-type="float" office:value="1768.9" table:style-name="ce1">
            <text:p>1768,9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3105.49" table:style-name="ce1">
            <text:p>3105,49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7034.05" table:style-name="ce1">
            <text:p>7034,05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8997.94" table:style-name="ce1">
            <text:p>8997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7" table:style-name="ce1">
            <text:p>487</text:p>
          </table:table-cell>
          <table:table-cell office:value-type="float" office:value="1746.04" table:style-name="ce1">
            <text:p>1746,04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3130.12" table:style-name="ce1">
            <text:p>3130,12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6927.45" table:style-name="ce1">
            <text:p>6927,45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8472.5" table:style-name="ce1">
            <text:p>8472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8" table:style-name="ce1">
            <text:p>488</text:p>
          </table:table-cell>
          <table:table-cell office:value-type="float" office:value="1749.36" table:style-name="ce1">
            <text:p>1749,36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3238.81" table:style-name="ce1">
            <text:p>3238,81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7194.71" table:style-name="ce1">
            <text:p>7194,71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8851.5499999999993" table:style-name="ce1">
            <text:p>8851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9" table:style-name="ce1">
            <text:p>489</text:p>
          </table:table-cell>
          <table:table-cell office:value-type="float" office:value="1751.17" table:style-name="ce1">
            <text:p>1751,17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3089.59" table:style-name="ce1">
            <text:p>3089,59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6993.12" table:style-name="ce1">
            <text:p>6993,12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8103.13" table:style-name="ce1">
            <text:p>8103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0" table:style-name="ce1">
            <text:p>490</text:p>
          </table:table-cell>
          <table:table-cell office:value-type="float" office:value="1711.87" table:style-name="ce1">
            <text:p>1711,87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3032.25" table:style-name="ce1">
            <text:p>3032,25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6985.76" table:style-name="ce1">
            <text:p>6985,76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8866.5400000000009" table:style-name="ce1">
            <text:p>8866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1" table:style-name="ce1">
            <text:p>491</text:p>
          </table:table-cell>
          <table:table-cell office:value-type="float" office:value="1653.73" table:style-name="ce1">
            <text:p>1653,73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3091.37" table:style-name="ce1">
            <text:p>3091,37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6855.42" table:style-name="ce1">
            <text:p>6855,42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8257.61" table:style-name="ce1">
            <text:p>825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2" table:style-name="ce1">
            <text:p>492</text:p>
          </table:table-cell>
          <table:table-cell office:value-type="float" office:value="1697.15" table:style-name="ce1">
            <text:p>1697,15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3124.9" table:style-name="ce1">
            <text:p>3124,9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7006.65" table:style-name="ce1">
            <text:p>7006,65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8799.73" table:style-name="ce1">
            <text:p>8799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3" table:style-name="ce1">
            <text:p>493</text:p>
          </table:table-cell>
          <table:table-cell office:value-type="float" office:value="1685.44" table:style-name="ce1">
            <text:p>1685,44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3123.04" table:style-name="ce1">
            <text:p>3123,04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6964.79" table:style-name="ce1">
            <text:p>6964,79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8352.08" table:style-name="ce1">
            <text:p>8352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4" table:style-name="ce1">
            <text:p>494</text:p>
          </table:table-cell>
          <table:table-cell office:value-type="float" office:value="1667.91" table:style-name="ce1">
            <text:p>1667,91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2954.51" table:style-name="ce1">
            <text:p>2954,51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7020.37" table:style-name="ce1">
            <text:p>7020,37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9262.77" table:style-name="ce1">
            <text:p>9262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5" table:style-name="ce1">
            <text:p>495</text:p>
          </table:table-cell>
          <table:table-cell office:value-type="float" office:value="1691.02" table:style-name="ce1">
            <text:p>1691,02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3148.2" table:style-name="ce1">
            <text:p>3148,2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6955.05" table:style-name="ce1">
            <text:p>6955,05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8268.42" table:style-name="ce1">
            <text:p>8268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6" table:style-name="ce1">
            <text:p>496</text:p>
          </table:table-cell>
          <table:table-cell office:value-type="float" office:value="1572.23" table:style-name="ce1">
            <text:p>1572,23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3132.63" table:style-name="ce1">
            <text:p>3132,63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7212.78" table:style-name="ce1">
            <text:p>7212,78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8902.23" table:style-name="ce1">
            <text:p>8902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7" table:style-name="ce1">
            <text:p>497</text:p>
          </table:table-cell>
          <table:table-cell office:value-type="float" office:value="1652.55" table:style-name="ce1">
            <text:p>1652,55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3156.34" table:style-name="ce1">
            <text:p>3156,34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6905.6" table:style-name="ce1">
            <text:p>6905,6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8228.6" table:style-name="ce1">
            <text:p>8228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8" table:style-name="ce1">
            <text:p>498</text:p>
          </table:table-cell>
          <table:table-cell office:value-type="float" office:value="1648.88" table:style-name="ce1">
            <text:p>1648,88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3137.46" table:style-name="ce1">
            <text:p>3137,46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6981.59" table:style-name="ce1">
            <text:p>6981,59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8980.8700000000008" table:style-name="ce1">
            <text:p>8980,8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9" table:style-name="ce1">
            <text:p>499</text:p>
          </table:table-cell>
          <table:table-cell office:value-type="float" office:value="1544.65" table:style-name="ce1">
            <text:p>1544,65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3135.63" table:style-name="ce1">
            <text:p>3135,63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6848.31" table:style-name="ce1">
            <text:p>6848,31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8010.48" table:style-name="ce1">
            <text:p>8010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office:value-type="float" office:value="1555.54" table:style-name="ce1">
            <text:p>1555,54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3142.93" table:style-name="ce1">
            <text:p>3142,93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6947.82" table:style-name="ce1">
            <text:p>6947,82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9013.8799999999992" table:style-name="ce1">
            <text:p>9013,8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1" table:style-name="ce1">
            <text:p>501</text:p>
          </table:table-cell>
          <table:table-cell office:value-type="float" office:value="1489.15" table:style-name="ce1">
            <text:p>1489,15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3048.74" table:style-name="ce1">
            <text:p>3048,74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6738.06" table:style-name="ce1">
            <text:p>6738,06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8141.89" table:style-name="ce1">
            <text:p>8141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2" table:style-name="ce1">
            <text:p>502</text:p>
          </table:table-cell>
          <table:table-cell office:value-type="float" office:value="1489.54" table:style-name="ce1">
            <text:p>1489,54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3165.62" table:style-name="ce1">
            <text:p>3165,62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6805.1" table:style-name="ce1">
            <text:p>6805,1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8916.25" table:style-name="ce1">
            <text:p>8916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3" table:style-name="ce1">
            <text:p>503</text:p>
          </table:table-cell>
          <table:table-cell office:value-type="float" office:value="1444.94" table:style-name="ce1">
            <text:p>1444,94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3087.48" table:style-name="ce1">
            <text:p>3087,48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6773.07" table:style-name="ce1">
            <text:p>6773,07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8244.5300000000007" table:style-name="ce1">
            <text:p>8244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4" table:style-name="ce1">
            <text:p>504</text:p>
          </table:table-cell>
          <table:table-cell office:value-type="float" office:value="1473.16" table:style-name="ce1">
            <text:p>1473,16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3116.23" table:style-name="ce1">
            <text:p>3116,23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7058.97" table:style-name="ce1">
            <text:p>7058,97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9450.4500000000007" table:style-name="ce1">
            <text:p>9450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5" table:style-name="ce1">
            <text:p>505</text:p>
          </table:table-cell>
          <table:table-cell office:value-type="float" office:value="1437.31" table:style-name="ce1">
            <text:p>1437,31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3104.33" table:style-name="ce1">
            <text:p>3104,33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6900.51" table:style-name="ce1">
            <text:p>6900,51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9080.58" table:style-name="ce1">
            <text:p>9080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6" table:style-name="ce1">
            <text:p>506</text:p>
          </table:table-cell>
          <table:table-cell office:value-type="float" office:value="1497.3" table:style-name="ce1">
            <text:p>1497,3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3140.9" table:style-name="ce1">
            <text:p>3140,9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6907.95" table:style-name="ce1">
            <text:p>6907,95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9185.4699999999993" table:style-name="ce1">
            <text:p>9185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7" table:style-name="ce1">
            <text:p>507</text:p>
          </table:table-cell>
          <table:table-cell office:value-type="float" office:value="1530.56" table:style-name="ce1">
            <text:p>1530,56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3074.02" table:style-name="ce1">
            <text:p>3074,02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6832.63" table:style-name="ce1">
            <text:p>6832,63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8934.86" table:style-name="ce1">
            <text:p>8934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8" table:style-name="ce1">
            <text:p>508</text:p>
          </table:table-cell>
          <table:table-cell office:value-type="float" office:value="1532.32" table:style-name="ce1">
            <text:p>1532,32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3128.27" table:style-name="ce1">
            <text:p>3128,27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7072.34" table:style-name="ce1">
            <text:p>7072,34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9109.86" table:style-name="ce1">
            <text:p>9109,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9" table:style-name="ce1">
            <text:p>509</text:p>
          </table:table-cell>
          <table:table-cell office:value-type="float" office:value="1581.44" table:style-name="ce1">
            <text:p>1581,44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3104.3" table:style-name="ce1">
            <text:p>3104,3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6825.07" table:style-name="ce1">
            <text:p>6825,07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8861.41" table:style-name="ce1">
            <text:p>8861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0" table:style-name="ce1">
            <text:p>510</text:p>
          </table:table-cell>
          <table:table-cell office:value-type="float" office:value="1658.53" table:style-name="ce1">
            <text:p>1658,53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3087.04" table:style-name="ce1">
            <text:p>3087,04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6887.65" table:style-name="ce1">
            <text:p>6887,65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8982.17" table:style-name="ce1">
            <text:p>8982,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1" table:style-name="ce1">
            <text:p>511</text:p>
          </table:table-cell>
          <table:table-cell office:value-type="float" office:value="1710.13" table:style-name="ce1">
            <text:p>1710,13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3076.53" table:style-name="ce1">
            <text:p>3076,53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6651.35" table:style-name="ce1">
            <text:p>6651,35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9210.0499999999993" table:style-name="ce1">
            <text:p>9210,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2" table:style-name="ce1">
            <text:p>512</text:p>
          </table:table-cell>
          <table:table-cell office:value-type="float" office:value="840.42899999999997" table:style-name="ce1">
            <text:p>840,429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117.52" table:style-name="ce1">
            <text:p>3117,52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5856.56" table:style-name="ce1">
            <text:p>5856,56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9208.61" table:style-name="ce1">
            <text:p>9208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3" table:style-name="ce1">
            <text:p>513</text:p>
          </table:table-cell>
          <table:table-cell office:value-type="float" office:value="1512.58" table:style-name="ce1">
            <text:p>1512,58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3070.96" table:style-name="ce1">
            <text:p>3070,96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6564.71" table:style-name="ce1">
            <text:p>6564,71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8742.34" table:style-name="ce1">
            <text:p>8742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4" table:style-name="ce1">
            <text:p>514</text:p>
          </table:table-cell>
          <table:table-cell office:value-type="float" office:value="1179.73" table:style-name="ce1">
            <text:p>1179,73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3056.71" table:style-name="ce1">
            <text:p>3056,71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6783.14" table:style-name="ce1">
            <text:p>6783,14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9386.57" table:style-name="ce1">
            <text:p>938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5" table:style-name="ce1">
            <text:p>515</text:p>
          </table:table-cell>
          <table:table-cell office:value-type="float" office:value="994.96199999999999" table:style-name="ce1">
            <text:p>994,962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3087.34" table:style-name="ce1">
            <text:p>3087,34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6734.13" table:style-name="ce1">
            <text:p>6734,13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8758" table:style-name="ce1">
            <text:p>87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6" table:style-name="ce1">
            <text:p>516</text:p>
          </table:table-cell>
          <table:table-cell office:value-type="float" office:value="856.80399999999997" table:style-name="ce1">
            <text:p>856,804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3104.01" table:style-name="ce1">
            <text:p>3104,01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6765.8" table:style-name="ce1">
            <text:p>6765,8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9169.98" table:style-name="ce1">
            <text:p>9169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7" table:style-name="ce1">
            <text:p>517</text:p>
          </table:table-cell>
          <table:table-cell office:value-type="float" office:value="772.399" table:style-name="ce1">
            <text:p>772,399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3081.52" table:style-name="ce1">
            <text:p>3081,52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6737.2" table:style-name="ce1">
            <text:p>6737,2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8847.8799999999992" table:style-name="ce1">
            <text:p>8847,8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8" table:style-name="ce1">
            <text:p>518</text:p>
          </table:table-cell>
          <table:table-cell office:value-type="float" office:value="717.93100000000004" table:style-name="ce1">
            <text:p>717,931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3050.52" table:style-name="ce1">
            <text:p>3050,52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6806.69" table:style-name="ce1">
            <text:p>6806,69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9125.2099999999991" table:style-name="ce1">
            <text:p>9125,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9" table:style-name="ce1">
            <text:p>519</text:p>
          </table:table-cell>
          <table:table-cell office:value-type="float" office:value="673.31700000000001" table:style-name="ce1">
            <text:p>673,317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3077.67" table:style-name="ce1">
            <text:p>3077,67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6816.19" table:style-name="ce1">
            <text:p>6816,19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8868.34" table:style-name="ce1">
            <text:p>8868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0" table:style-name="ce1">
            <text:p>520</text:p>
          </table:table-cell>
          <table:table-cell office:value-type="float" office:value="625.88599999999997" table:style-name="ce1">
            <text:p>625,886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3063.51" table:style-name="ce1">
            <text:p>3063,51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6856.71" table:style-name="ce1">
            <text:p>6856,71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9155.9500000000007" table:style-name="ce1">
            <text:p>9155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1" table:style-name="ce1">
            <text:p>521</text:p>
          </table:table-cell>
          <table:table-cell office:value-type="float" office:value="534.64700000000005" table:style-name="ce1">
            <text:p>534,647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3144.8" table:style-name="ce1">
            <text:p>3144,8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6630.17" table:style-name="ce1">
            <text:p>6630,17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8826.66" table:style-name="ce1">
            <text:p>8826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2" table:style-name="ce1">
            <text:p>522</text:p>
          </table:table-cell>
          <table:table-cell office:value-type="float" office:value="551.06799999999998" table:style-name="ce1">
            <text:p>551,068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3084.76" table:style-name="ce1">
            <text:p>3084,76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6839.33" table:style-name="ce1">
            <text:p>6839,33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9176.26" table:style-name="ce1">
            <text:p>9176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3" table:style-name="ce1">
            <text:p>523</text:p>
          </table:table-cell>
          <table:table-cell office:value-type="float" office:value="533.92200000000003" table:style-name="ce1">
            <text:p>533,922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3159.27" table:style-name="ce1">
            <text:p>3159,27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6664.33" table:style-name="ce1">
            <text:p>6664,33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8814.68" table:style-name="ce1">
            <text:p>8814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4" table:style-name="ce1">
            <text:p>524</text:p>
          </table:table-cell>
          <table:table-cell office:value-type="float" office:value="505.45299999999997" table:style-name="ce1">
            <text:p>505,453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3123.74" table:style-name="ce1">
            <text:p>3123,74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6656.89" table:style-name="ce1">
            <text:p>6656,89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9117.73" table:style-name="ce1">
            <text:p>911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5" table:style-name="ce1">
            <text:p>525</text:p>
          </table:table-cell>
          <table:table-cell office:value-type="float" office:value="476.31799999999998" table:style-name="ce1">
            <text:p>476,318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3127.01" table:style-name="ce1">
            <text:p>3127,01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6441.41" table:style-name="ce1">
            <text:p>6441,41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8671.5400000000009" table:style-name="ce1">
            <text:p>8671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6" table:style-name="ce1">
            <text:p>526</text:p>
          </table:table-cell>
          <table:table-cell office:value-type="float" office:value="456.08800000000002" table:style-name="ce1">
            <text:p>456,088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3161.44" table:style-name="ce1">
            <text:p>3161,44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6504.75" table:style-name="ce1">
            <text:p>6504,75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9286.16" table:style-name="ce1">
            <text:p>9286,1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7" table:style-name="ce1">
            <text:p>527</text:p>
          </table:table-cell>
          <table:table-cell office:value-type="float" office:value="433.08699999999999" table:style-name="ce1">
            <text:p>433,087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3130.98" table:style-name="ce1">
            <text:p>3130,98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6562.86" table:style-name="ce1">
            <text:p>6562,86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8899.2199999999993" table:style-name="ce1">
            <text:p>8899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8" table:style-name="ce1">
            <text:p>528</text:p>
          </table:table-cell>
          <table:table-cell office:value-type="float" office:value="435.70499999999998" table:style-name="ce1">
            <text:p>435,705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3189.35" table:style-name="ce1">
            <text:p>3189,35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6903.13" table:style-name="ce1">
            <text:p>6903,13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9358.4500000000007" table:style-name="ce1">
            <text:p>9358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9" table:style-name="ce1">
            <text:p>529</text:p>
          </table:table-cell>
          <table:table-cell office:value-type="float" office:value="396.57100000000003" table:style-name="ce1">
            <text:p>396,571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3238.59" table:style-name="ce1">
            <text:p>3238,59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5936.66" table:style-name="ce1">
            <text:p>5936,66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8979.49" table:style-name="ce1">
            <text:p>8979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0" table:style-name="ce1">
            <text:p>530</text:p>
          </table:table-cell>
          <table:table-cell office:value-type="float" office:value="388.36900000000003" table:style-name="ce1">
            <text:p>388,369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3167.12" table:style-name="ce1">
            <text:p>3167,12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6802.35" table:style-name="ce1">
            <text:p>6802,35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8984.32" table:style-name="ce1">
            <text:p>8984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1" table:style-name="ce1">
            <text:p>531</text:p>
          </table:table-cell>
          <table:table-cell office:value-type="float" office:value="372.74599999999998" table:style-name="ce1">
            <text:p>372,746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3132.47" table:style-name="ce1">
            <text:p>3132,47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6608.83" table:style-name="ce1">
            <text:p>6608,83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8648.35" table:style-name="ce1">
            <text:p>8648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2" table:style-name="ce1">
            <text:p>532</text:p>
          </table:table-cell>
          <table:table-cell office:value-type="float" office:value="349.12700000000001" table:style-name="ce1">
            <text:p>349,127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3133.36" table:style-name="ce1">
            <text:p>3133,36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6954.44" table:style-name="ce1">
            <text:p>6954,44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8885.2099999999991" table:style-name="ce1">
            <text:p>8885,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3" table:style-name="ce1">
            <text:p>533</text:p>
          </table:table-cell>
          <table:table-cell office:value-type="float" office:value="350.28800000000001" table:style-name="ce1">
            <text:p>350,288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3118.64" table:style-name="ce1">
            <text:p>3118,64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6725.12" table:style-name="ce1">
            <text:p>6725,12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8952.18" table:style-name="ce1">
            <text:p>8952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4" table:style-name="ce1">
            <text:p>534</text:p>
          </table:table-cell>
          <table:table-cell office:value-type="float" office:value="345.08499999999998" table:style-name="ce1">
            <text:p>345,085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3168.07" table:style-name="ce1">
            <text:p>3168,07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6657.12" table:style-name="ce1">
            <text:p>6657,12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9313.99" table:style-name="ce1">
            <text:p>9313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5" table:style-name="ce1">
            <text:p>535</text:p>
          </table:table-cell>
          <table:table-cell office:value-type="float" office:value="277.60599999999999" table:style-name="ce1">
            <text:p>277,606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3133.66" table:style-name="ce1">
            <text:p>3133,66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6527.71" table:style-name="ce1">
            <text:p>6527,71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8701.39" table:style-name="ce1">
            <text:p>8701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6" table:style-name="ce1">
            <text:p>536</text:p>
          </table:table-cell>
          <table:table-cell office:value-type="float" office:value="318.60300000000001" table:style-name="ce1">
            <text:p>318,603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3116.6" table:style-name="ce1">
            <text:p>3116,6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5649.74" table:style-name="ce1">
            <text:p>5649,74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9075.49" table:style-name="ce1">
            <text:p>9075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7" table:style-name="ce1">
            <text:p>537</text:p>
          </table:table-cell>
          <table:table-cell office:value-type="float" office:value="312.92599999999999" table:style-name="ce1">
            <text:p>312,926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3111.43" table:style-name="ce1">
            <text:p>3111,43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6692.92" table:style-name="ce1">
            <text:p>6692,92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8641.66" table:style-name="ce1">
            <text:p>8641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8" table:style-name="ce1">
            <text:p>538</text:p>
          </table:table-cell>
          <table:table-cell office:value-type="float" office:value="324.69799999999998" table:style-name="ce1">
            <text:p>324,698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3157.71" table:style-name="ce1">
            <text:p>3157,71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6763.23" table:style-name="ce1">
            <text:p>6763,23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8994.84" table:style-name="ce1">
            <text:p>8994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9" table:style-name="ce1">
            <text:p>539</text:p>
          </table:table-cell>
          <table:table-cell office:value-type="float" office:value="302.39499999999998" table:style-name="ce1">
            <text:p>302,395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3132.22" table:style-name="ce1">
            <text:p>3132,22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6921.1" table:style-name="ce1">
            <text:p>6921,1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8325.15" table:style-name="ce1">
            <text:p>8325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0" table:style-name="ce1">
            <text:p>540</text:p>
          </table:table-cell>
          <table:table-cell office:value-type="float" office:value="288.11399999999998" table:style-name="ce1">
            <text:p>288,114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3081.37" table:style-name="ce1">
            <text:p>3081,37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6927.97" table:style-name="ce1">
            <text:p>6927,97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9004.89" table:style-name="ce1">
            <text:p>9004,89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541" table:style-name="ce1">
            <text:p>541</text:p>
          </table:table-cell>
          <table:table-cell office:value-type="float" office:value="3130.71" table:style-name="ce1">
            <text:p>3130,71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6919.04" table:style-name="ce1">
            <text:p>6919,04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8538.35" table:style-name="ce1">
            <text:p>8538,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2" table:style-name="ce1">
            <text:p>542</text:p>
          </table:table-cell>
          <table:table-cell office:value-type="float" office:value="3127.45" table:style-name="ce1">
            <text:p>3127,45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7195.09" table:style-name="ce1">
            <text:p>7195,09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8238.06" table:style-name="ce1">
            <text:p>8238,0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3" table:style-name="ce1">
            <text:p>543</text:p>
          </table:table-cell>
          <table:table-cell office:value-type="float" office:value="3053.68" table:style-name="ce1">
            <text:p>3053,68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6710.84" table:style-name="ce1">
            <text:p>6710,84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8593.6" table:style-name="ce1">
            <text:p>8593,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4" table:style-name="ce1">
            <text:p>544</text:p>
          </table:table-cell>
          <table:table-cell office:value-type="float" office:value="3084.85" table:style-name="ce1">
            <text:p>3084,85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7222.4" table:style-name="ce1">
            <text:p>7222,4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9042.94" table:style-name="ce1">
            <text:p>9042,9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5" table:style-name="ce1">
            <text:p>545</text:p>
          </table:table-cell>
          <table:table-cell office:value-type="float" office:value="3112.3" table:style-name="ce1">
            <text:p>3112,3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6870.76" table:style-name="ce1">
            <text:p>6870,76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8333.31" table:style-name="ce1">
            <text:p>8333,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6" table:style-name="ce1">
            <text:p>546</text:p>
          </table:table-cell>
          <table:table-cell office:value-type="float" office:value="3069.65" table:style-name="ce1">
            <text:p>3069,65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7007.25" table:style-name="ce1">
            <text:p>7007,25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8993.08" table:style-name="ce1">
            <text:p>8993,0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7" table:style-name="ce1">
            <text:p>547</text:p>
          </table:table-cell>
          <table:table-cell office:value-type="float" office:value="3151.78" table:style-name="ce1">
            <text:p>3151,78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6858.95" table:style-name="ce1">
            <text:p>6858,95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8188.94" table:style-name="ce1">
            <text:p>8188,9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8" table:style-name="ce1">
            <text:p>548</text:p>
          </table:table-cell>
          <table:table-cell office:value-type="float" office:value="3222.81" table:style-name="ce1">
            <text:p>3222,81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6992.01" table:style-name="ce1">
            <text:p>6992,01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8887.26" table:style-name="ce1">
            <text:p>8887,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49" table:style-name="ce1">
            <text:p>549</text:p>
          </table:table-cell>
          <table:table-cell office:value-type="float" office:value="3206.64" table:style-name="ce1">
            <text:p>3206,64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7018.02" table:style-name="ce1">
            <text:p>7018,02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8083.79" table:style-name="ce1">
            <text:p>8083,7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0" table:style-name="ce1">
            <text:p>550</text:p>
          </table:table-cell>
          <table:table-cell office:value-type="float" office:value="3272.1" table:style-name="ce1">
            <text:p>3272,1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6934.93" table:style-name="ce1">
            <text:p>6934,93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9003.89" table:style-name="ce1">
            <text:p>9003,8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1" table:style-name="ce1">
            <text:p>551</text:p>
          </table:table-cell>
          <table:table-cell office:value-type="float" office:value="3272.38" table:style-name="ce1">
            <text:p>3272,38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6941.14" table:style-name="ce1">
            <text:p>6941,14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8049.62" table:style-name="ce1">
            <text:p>8049,6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2" table:style-name="ce1">
            <text:p>552</text:p>
          </table:table-cell>
          <table:table-cell office:value-type="float" office:value="3242" table:style-name="ce1">
            <text:p>3242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7310" table:style-name="ce1">
            <text:p>731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8916.92" table:style-name="ce1">
            <text:p>8916,9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3" table:style-name="ce1">
            <text:p>553</text:p>
          </table:table-cell>
          <table:table-cell office:value-type="float" office:value="3253.41" table:style-name="ce1">
            <text:p>3253,41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6731.11" table:style-name="ce1">
            <text:p>6731,11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8237.48" table:style-name="ce1">
            <text:p>8237,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4" table:style-name="ce1">
            <text:p>554</text:p>
          </table:table-cell>
          <table:table-cell office:value-type="float" office:value="3285.66" table:style-name="ce1">
            <text:p>3285,66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7077.09" table:style-name="ce1">
            <text:p>7077,09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9020.7199999999993" table:style-name="ce1">
            <text:p>9020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5" table:style-name="ce1">
            <text:p>555</text:p>
          </table:table-cell>
          <table:table-cell office:value-type="float" office:value="3281.99" table:style-name="ce1">
            <text:p>3281,99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6602.77" table:style-name="ce1">
            <text:p>6602,77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8281.65" table:style-name="ce1">
            <text:p>8281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6" table:style-name="ce1">
            <text:p>556</text:p>
          </table:table-cell>
          <table:table-cell office:value-type="float" office:value="3249.73" table:style-name="ce1">
            <text:p>3249,73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7168.56" table:style-name="ce1">
            <text:p>7168,56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8905.74" table:style-name="ce1">
            <text:p>8905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7" table:style-name="ce1">
            <text:p>557</text:p>
          </table:table-cell>
          <table:table-cell office:value-type="float" office:value="3209.79" table:style-name="ce1">
            <text:p>3209,79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7053.88" table:style-name="ce1">
            <text:p>7053,88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8302.2199999999993" table:style-name="ce1">
            <text:p>8302,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8" table:style-name="ce1">
            <text:p>558</text:p>
          </table:table-cell>
          <table:table-cell office:value-type="float" office:value="3274.89" table:style-name="ce1">
            <text:p>3274,89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7098.57" table:style-name="ce1">
            <text:p>7098,57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8928.11" table:style-name="ce1">
            <text:p>8928,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59" table:style-name="ce1">
            <text:p>559</text:p>
          </table:table-cell>
          <table:table-cell office:value-type="float" office:value="3257.59" table:style-name="ce1">
            <text:p>3257,59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6944.78" table:style-name="ce1">
            <text:p>6944,78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8247.16" table:style-name="ce1">
            <text:p>8247,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0" table:style-name="ce1">
            <text:p>560</text:p>
          </table:table-cell>
          <table:table-cell office:value-type="float" office:value="3209.3" table:style-name="ce1">
            <text:p>3209,3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7225.55" table:style-name="ce1">
            <text:p>7225,55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9125.2800000000007" table:style-name="ce1">
            <text:p>9125,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1" table:style-name="ce1">
            <text:p>561</text:p>
          </table:table-cell>
          <table:table-cell office:value-type="float" office:value="3194.47" table:style-name="ce1">
            <text:p>3194,47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6837.39" table:style-name="ce1">
            <text:p>6837,39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8672.9500000000007" table:style-name="ce1">
            <text:p>8672,9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2" table:style-name="ce1">
            <text:p>562</text:p>
          </table:table-cell>
          <table:table-cell office:value-type="float" office:value="3199" table:style-name="ce1">
            <text:p>3199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6929.91" table:style-name="ce1">
            <text:p>6929,91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8856.84" table:style-name="ce1">
            <text:p>8856,8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3" table:style-name="ce1">
            <text:p>563</text:p>
          </table:table-cell>
          <table:table-cell office:value-type="float" office:value="3195.09" table:style-name="ce1">
            <text:p>3195,09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6916.54" table:style-name="ce1">
            <text:p>6916,54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8948.57" table:style-name="ce1">
            <text:p>8948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4" table:style-name="ce1">
            <text:p>564</text:p>
          </table:table-cell>
          <table:table-cell office:value-type="float" office:value="3149.11" table:style-name="ce1">
            <text:p>3149,11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7040.09" table:style-name="ce1">
            <text:p>7040,09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9260.51" table:style-name="ce1">
            <text:p>9260,5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5" table:style-name="ce1">
            <text:p>565</text:p>
          </table:table-cell>
          <table:table-cell office:value-type="float" office:value="3518.92" table:style-name="ce1">
            <text:p>3518,92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6851.43" table:style-name="ce1">
            <text:p>6851,43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9022.73" table:style-name="ce1">
            <text:p>9022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6" table:style-name="ce1">
            <text:p>566</text:p>
          </table:table-cell>
          <table:table-cell office:value-type="float" office:value="3439.04" table:style-name="ce1">
            <text:p>3439,04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6891.6" table:style-name="ce1">
            <text:p>6891,6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9248.86" table:style-name="ce1">
            <text:p>9248,8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7" table:style-name="ce1">
            <text:p>567</text:p>
          </table:table-cell>
          <table:table-cell office:value-type="float" office:value="3384.38" table:style-name="ce1">
            <text:p>3384,38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6764.42" table:style-name="ce1">
            <text:p>6764,42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8868.18" table:style-name="ce1">
            <text:p>8868,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8" table:style-name="ce1">
            <text:p>568</text:p>
          </table:table-cell>
          <table:table-cell office:value-type="float" office:value="3445.82" table:style-name="ce1">
            <text:p>3445,82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7144.75" table:style-name="ce1">
            <text:p>7144,75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9154.9699999999993" table:style-name="ce1">
            <text:p>9154,9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69" table:style-name="ce1">
            <text:p>569</text:p>
          </table:table-cell>
          <table:table-cell office:value-type="float" office:value="3444.52" table:style-name="ce1">
            <text:p>3444,52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6890.72" table:style-name="ce1">
            <text:p>6890,72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8844.8799999999992" table:style-name="ce1">
            <text:p>8844,8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0" table:style-name="ce1">
            <text:p>570</text:p>
          </table:table-cell>
          <table:table-cell office:value-type="float" office:value="3447.05" table:style-name="ce1">
            <text:p>3447,05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7084.46" table:style-name="ce1">
            <text:p>7084,46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9114.2199999999993" table:style-name="ce1">
            <text:p>9114,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1" table:style-name="ce1">
            <text:p>571</text:p>
          </table:table-cell>
          <table:table-cell office:value-type="float" office:value="3445.09" table:style-name="ce1">
            <text:p>3445,09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6878.86" table:style-name="ce1">
            <text:p>6878,86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8838.27" table:style-name="ce1">
            <text:p>8838,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2" table:style-name="ce1">
            <text:p>572</text:p>
          </table:table-cell>
          <table:table-cell office:value-type="float" office:value="3432.61" table:style-name="ce1">
            <text:p>3432,61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6789.93" table:style-name="ce1">
            <text:p>6789,93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9087.7800000000007" table:style-name="ce1">
            <text:p>9087,7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3" table:style-name="ce1">
            <text:p>573</text:p>
          </table:table-cell>
          <table:table-cell office:value-type="float" office:value="3229.52" table:style-name="ce1">
            <text:p>3229,52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6756.06" table:style-name="ce1">
            <text:p>6756,06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8850.33" table:style-name="ce1">
            <text:p>8850,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4" table:style-name="ce1">
            <text:p>574</text:p>
          </table:table-cell>
          <table:table-cell office:value-type="float" office:value="3310.56" table:style-name="ce1">
            <text:p>3310,56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6800.83" table:style-name="ce1">
            <text:p>6800,83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8758.31" table:style-name="ce1">
            <text:p>8758,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5" table:style-name="ce1">
            <text:p>575</text:p>
          </table:table-cell>
          <table:table-cell office:value-type="float" office:value="3244.24" table:style-name="ce1">
            <text:p>3244,24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6664.66" table:style-name="ce1">
            <text:p>6664,66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8812.83" table:style-name="ce1">
            <text:p>8812,8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6" table:style-name="ce1">
            <text:p>576</text:p>
          </table:table-cell>
          <table:table-cell office:value-type="float" office:value="3210.76" table:style-name="ce1">
            <text:p>3210,76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7147.44" table:style-name="ce1">
            <text:p>7147,44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9140.35" table:style-name="ce1">
            <text:p>9140,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7" table:style-name="ce1">
            <text:p>577</text:p>
          </table:table-cell>
          <table:table-cell office:value-type="float" office:value="3213.85" table:style-name="ce1">
            <text:p>3213,85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6667.48" table:style-name="ce1">
            <text:p>6667,48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8627.99" table:style-name="ce1">
            <text:p>8627,9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8" table:style-name="ce1">
            <text:p>578</text:p>
          </table:table-cell>
          <table:table-cell office:value-type="float" office:value="3250.33" table:style-name="ce1">
            <text:p>3250,33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6915.03" table:style-name="ce1">
            <text:p>6915,03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8973.39" table:style-name="ce1">
            <text:p>8973,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79" table:style-name="ce1">
            <text:p>579</text:p>
          </table:table-cell>
          <table:table-cell office:value-type="float" office:value="3061.13" table:style-name="ce1">
            <text:p>3061,13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6499.94" table:style-name="ce1">
            <text:p>6499,94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8683.31" table:style-name="ce1">
            <text:p>8683,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0" table:style-name="ce1">
            <text:p>580</text:p>
          </table:table-cell>
          <table:table-cell office:value-type="float" office:value="3138.97" table:style-name="ce1">
            <text:p>3138,97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7030.18" table:style-name="ce1">
            <text:p>7030,18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8961.09" table:style-name="ce1">
            <text:p>8961,0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1" table:style-name="ce1">
            <text:p>581</text:p>
          </table:table-cell>
          <table:table-cell office:value-type="float" office:value="3221.79" table:style-name="ce1">
            <text:p>3221,79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6763.03" table:style-name="ce1">
            <text:p>6763,03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8756.51" table:style-name="ce1">
            <text:p>8756,5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2" table:style-name="ce1">
            <text:p>582</text:p>
          </table:table-cell>
          <table:table-cell office:value-type="float" office:value="3243.35" table:style-name="ce1">
            <text:p>3243,35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6735.65" table:style-name="ce1">
            <text:p>6735,65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9014.0499999999993" table:style-name="ce1">
            <text:p>9014,0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3" table:style-name="ce1">
            <text:p>583</text:p>
          </table:table-cell>
          <table:table-cell office:value-type="float" office:value="3225.68" table:style-name="ce1">
            <text:p>3225,68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6664.94" table:style-name="ce1">
            <text:p>6664,94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8858.23" table:style-name="ce1">
            <text:p>8858,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4" table:style-name="ce1">
            <text:p>584</text:p>
          </table:table-cell>
          <table:table-cell office:value-type="float" office:value="3159.38" table:style-name="ce1">
            <text:p>3159,38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6894.43" table:style-name="ce1">
            <text:p>6894,43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9088.5499999999993" table:style-name="ce1">
            <text:p>9088,5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5" table:style-name="ce1">
            <text:p>585</text:p>
          </table:table-cell>
          <table:table-cell office:value-type="float" office:value="3196.09" table:style-name="ce1">
            <text:p>3196,09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6731.73" table:style-name="ce1">
            <text:p>6731,73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8761.4599999999991" table:style-name="ce1">
            <text:p>8761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6" table:style-name="ce1">
            <text:p>586</text:p>
          </table:table-cell>
          <table:table-cell office:value-type="float" office:value="3179.64" table:style-name="ce1">
            <text:p>3179,64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6710.41" table:style-name="ce1">
            <text:p>6710,41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9022.66" table:style-name="ce1">
            <text:p>9022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7" table:style-name="ce1">
            <text:p>587</text:p>
          </table:table-cell>
          <table:table-cell office:value-type="float" office:value="3191.84" table:style-name="ce1">
            <text:p>3191,84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6668.44" table:style-name="ce1">
            <text:p>6668,44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8636.75" table:style-name="ce1">
            <text:p>8636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8" table:style-name="ce1">
            <text:p>588</text:p>
          </table:table-cell>
          <table:table-cell office:value-type="float" office:value="3205.7" table:style-name="ce1">
            <text:p>3205,7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6824.07" table:style-name="ce1">
            <text:p>6824,07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9178.01" table:style-name="ce1">
            <text:p>9178,0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89" table:style-name="ce1">
            <text:p>589</text:p>
          </table:table-cell>
          <table:table-cell office:value-type="float" office:value="3162.15" table:style-name="ce1">
            <text:p>3162,15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6835.2" table:style-name="ce1">
            <text:p>6835,2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8481.2900000000009" table:style-name="ce1">
            <text:p>8481,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0" table:style-name="ce1">
            <text:p>590</text:p>
          </table:table-cell>
          <table:table-cell office:value-type="float" office:value="3119.77" table:style-name="ce1">
            <text:p>3119,77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6818.52" table:style-name="ce1">
            <text:p>6818,52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9169.83" table:style-name="ce1">
            <text:p>9169,8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1" table:style-name="ce1">
            <text:p>591</text:p>
          </table:table-cell>
          <table:table-cell office:value-type="float" office:value="3103.93" table:style-name="ce1">
            <text:p>3103,93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6753.7" table:style-name="ce1">
            <text:p>6753,7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8511.67" table:style-name="ce1">
            <text:p>8511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2" table:style-name="ce1">
            <text:p>592</text:p>
          </table:table-cell>
          <table:table-cell office:value-type="float" office:value="3002.53" table:style-name="ce1">
            <text:p>3002,53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7175.33" table:style-name="ce1">
            <text:p>7175,33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9028.64" table:style-name="ce1">
            <text:p>9028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3" table:style-name="ce1">
            <text:p>593</text:p>
          </table:table-cell>
          <table:table-cell office:value-type="float" office:value="2952.54" table:style-name="ce1">
            <text:p>2952,54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6797.59" table:style-name="ce1">
            <text:p>6797,59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8659.2099999999991" table:style-name="ce1">
            <text:p>8659,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4" table:style-name="ce1">
            <text:p>594</text:p>
          </table:table-cell>
          <table:table-cell office:value-type="float" office:value="3022.54" table:style-name="ce1">
            <text:p>3022,54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6813.71" table:style-name="ce1">
            <text:p>6813,71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9014.44" table:style-name="ce1">
            <text:p>9014,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5" table:style-name="ce1">
            <text:p>595</text:p>
          </table:table-cell>
          <table:table-cell office:value-type="float" office:value="3138.5" table:style-name="ce1">
            <text:p>3138,5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6551.94" table:style-name="ce1">
            <text:p>6551,94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7612.41" table:style-name="ce1">
            <text:p>7612,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6" table:style-name="ce1">
            <text:p>596</text:p>
          </table:table-cell>
          <table:table-cell office:value-type="float" office:value="3069.07" table:style-name="ce1">
            <text:p>3069,07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6790.65" table:style-name="ce1">
            <text:p>6790,65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9311.4599999999991" table:style-name="ce1">
            <text:p>9311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7" table:style-name="ce1">
            <text:p>597</text:p>
          </table:table-cell>
          <table:table-cell office:value-type="float" office:value="2909.04" table:style-name="ce1">
            <text:p>2909,04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6161.75" table:style-name="ce1">
            <text:p>6161,75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8987.57" table:style-name="ce1">
            <text:p>8987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8" table:style-name="ce1">
            <text:p>598</text:p>
          </table:table-cell>
          <table:table-cell office:value-type="float" office:value="3165.6" table:style-name="ce1">
            <text:p>3165,6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6563.56" table:style-name="ce1">
            <text:p>6563,56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9156.57" table:style-name="ce1">
            <text:p>9156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99" table:style-name="ce1">
            <text:p>599</text:p>
          </table:table-cell>
          <table:table-cell office:value-type="float" office:value="2800.14" table:style-name="ce1">
            <text:p>2800,14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6717.99" table:style-name="ce1">
            <text:p>6717,99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8591.85" table:style-name="ce1">
            <text:p>8591,8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0" table:style-name="ce1">
            <text:p>600</text:p>
          </table:table-cell>
          <table:table-cell office:value-type="float" office:value="3136.37" table:style-name="ce1">
            <text:p>3136,37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6907.03" table:style-name="ce1">
            <text:p>6907,03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8936.98" table:style-name="ce1">
            <text:p>8936,9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1" table:style-name="ce1">
            <text:p>601</text:p>
          </table:table-cell>
          <table:table-cell office:value-type="float" office:value="3172.64" table:style-name="ce1">
            <text:p>3172,64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6743.77" table:style-name="ce1">
            <text:p>6743,77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8752.33" table:style-name="ce1">
            <text:p>8752,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2" table:style-name="ce1">
            <text:p>602</text:p>
          </table:table-cell>
          <table:table-cell office:value-type="float" office:value="3128.29" table:style-name="ce1">
            <text:p>3128,29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6720.02" table:style-name="ce1">
            <text:p>6720,02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8405.68" table:style-name="ce1">
            <text:p>8405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3" table:style-name="ce1">
            <text:p>603</text:p>
          </table:table-cell>
          <table:table-cell office:value-type="float" office:value="3190.5" table:style-name="ce1">
            <text:p>3190,5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6804.5" table:style-name="ce1">
            <text:p>6804,5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8116.77" table:style-name="ce1">
            <text:p>8116,7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4" table:style-name="ce1">
            <text:p>604</text:p>
          </table:table-cell>
          <table:table-cell office:value-type="float" office:value="3117.62" table:style-name="ce1">
            <text:p>3117,62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6804.99" table:style-name="ce1">
            <text:p>6804,99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8898.6200000000008" table:style-name="ce1">
            <text:p>8898,6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5" table:style-name="ce1">
            <text:p>605</text:p>
          </table:table-cell>
          <table:table-cell office:value-type="float" office:value="3157.77" table:style-name="ce1">
            <text:p>3157,77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6902.69" table:style-name="ce1">
            <text:p>6902,69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8417.33" table:style-name="ce1">
            <text:p>8417,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6" table:style-name="ce1">
            <text:p>606</text:p>
          </table:table-cell>
          <table:table-cell office:value-type="float" office:value="3136.69" table:style-name="ce1">
            <text:p>3136,69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7049.87" table:style-name="ce1">
            <text:p>7049,87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9076.76" table:style-name="ce1">
            <text:p>9076,7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7" table:style-name="ce1">
            <text:p>607</text:p>
          </table:table-cell>
          <table:table-cell office:value-type="float" office:value="3167.85" table:style-name="ce1">
            <text:p>3167,85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7053.1" table:style-name="ce1">
            <text:p>7053,1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8425.42" table:style-name="ce1">
            <text:p>8425,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8" table:style-name="ce1">
            <text:p>608</text:p>
          </table:table-cell>
          <table:table-cell office:value-type="float" office:value="3130.45" table:style-name="ce1">
            <text:p>3130,45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7187.93" table:style-name="ce1">
            <text:p>7187,93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8940.65" table:style-name="ce1">
            <text:p>8940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09" table:style-name="ce1">
            <text:p>609</text:p>
          </table:table-cell>
          <table:table-cell office:value-type="float" office:value="3136.32" table:style-name="ce1">
            <text:p>3136,32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6837.91" table:style-name="ce1">
            <text:p>6837,91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8489.39" table:style-name="ce1">
            <text:p>8489,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0" table:style-name="ce1">
            <text:p>610</text:p>
          </table:table-cell>
          <table:table-cell office:value-type="float" office:value="3177.16" table:style-name="ce1">
            <text:p>3177,16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6856.24" table:style-name="ce1">
            <text:p>6856,24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8944.27" table:style-name="ce1">
            <text:p>8944,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1" table:style-name="ce1">
            <text:p>611</text:p>
          </table:table-cell>
          <table:table-cell office:value-type="float" office:value="3186.05" table:style-name="ce1">
            <text:p>3186,05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7011.96" table:style-name="ce1">
            <text:p>7011,96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8350.4599999999991" table:style-name="ce1">
            <text:p>8350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2" table:style-name="ce1">
            <text:p>612</text:p>
          </table:table-cell>
          <table:table-cell office:value-type="float" office:value="3231.88" table:style-name="ce1">
            <text:p>3231,88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7062.62" table:style-name="ce1">
            <text:p>7062,62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9135.1299999999992" table:style-name="ce1">
            <text:p>9135,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3" table:style-name="ce1">
            <text:p>613</text:p>
          </table:table-cell>
          <table:table-cell office:value-type="float" office:value="3154.07" table:style-name="ce1">
            <text:p>3154,07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6780.38" table:style-name="ce1">
            <text:p>6780,38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7788.81" table:style-name="ce1">
            <text:p>7788,8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4" table:style-name="ce1">
            <text:p>614</text:p>
          </table:table-cell>
          <table:table-cell office:value-type="float" office:value="3136.14" table:style-name="ce1">
            <text:p>3136,14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6760.14" table:style-name="ce1">
            <text:p>6760,14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9110.7900000000009" table:style-name="ce1">
            <text:p>9110,7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5" table:style-name="ce1">
            <text:p>615</text:p>
          </table:table-cell>
          <table:table-cell office:value-type="float" office:value="2995.41" table:style-name="ce1">
            <text:p>2995,41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6752.84" table:style-name="ce1">
            <text:p>6752,84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8480.4599999999991" table:style-name="ce1">
            <text:p>8480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6" table:style-name="ce1">
            <text:p>616</text:p>
          </table:table-cell>
          <table:table-cell office:value-type="float" office:value="3004.12" table:style-name="ce1">
            <text:p>3004,12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7061.41" table:style-name="ce1">
            <text:p>7061,41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9020.2800000000007" table:style-name="ce1">
            <text:p>9020,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7" table:style-name="ce1">
            <text:p>617</text:p>
          </table:table-cell>
          <table:table-cell office:value-type="float" office:value="2995.03" table:style-name="ce1">
            <text:p>2995,03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6782.9" table:style-name="ce1">
            <text:p>6782,9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8831.76" table:style-name="ce1">
            <text:p>8831,7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8" table:style-name="ce1">
            <text:p>618</text:p>
          </table:table-cell>
          <table:table-cell office:value-type="float" office:value="2937.35" table:style-name="ce1">
            <text:p>2937,35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7107.65" table:style-name="ce1">
            <text:p>7107,65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8968.35" table:style-name="ce1">
            <text:p>8968,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19" table:style-name="ce1">
            <text:p>619</text:p>
          </table:table-cell>
          <table:table-cell office:value-type="float" office:value="3035.84" table:style-name="ce1">
            <text:p>3035,84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6834.77" table:style-name="ce1">
            <text:p>6834,77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6433.61" table:style-name="ce1">
            <text:p>6433,6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0" table:style-name="ce1">
            <text:p>620</text:p>
          </table:table-cell>
          <table:table-cell office:value-type="float" office:value="3108.73" table:style-name="ce1">
            <text:p>3108,73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7008.31" table:style-name="ce1">
            <text:p>7008,31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9020.32" table:style-name="ce1">
            <text:p>9020,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1" table:style-name="ce1">
            <text:p>621</text:p>
          </table:table-cell>
          <table:table-cell office:value-type="float" office:value="3043.51" table:style-name="ce1">
            <text:p>3043,51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6923.08" table:style-name="ce1">
            <text:p>6923,08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8614.89" table:style-name="ce1">
            <text:p>8614,8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2" table:style-name="ce1">
            <text:p>622</text:p>
          </table:table-cell>
          <table:table-cell office:value-type="float" office:value="3044.75" table:style-name="ce1">
            <text:p>3044,75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6967" table:style-name="ce1">
            <text:p>6967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8932.59" table:style-name="ce1">
            <text:p>8932,5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3" table:style-name="ce1">
            <text:p>623</text:p>
          </table:table-cell>
          <table:table-cell office:value-type="float" office:value="3145.42" table:style-name="ce1">
            <text:p>3145,42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6976.17" table:style-name="ce1">
            <text:p>6976,17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8978.75" table:style-name="ce1">
            <text:p>8978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4" table:style-name="ce1">
            <text:p>624</text:p>
          </table:table-cell>
          <table:table-cell office:value-type="float" office:value="3097.26" table:style-name="ce1">
            <text:p>3097,26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7195.4" table:style-name="ce1">
            <text:p>7195,4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8728.8799999999992" table:style-name="ce1">
            <text:p>8728,8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5" table:style-name="ce1">
            <text:p>625</text:p>
          </table:table-cell>
          <table:table-cell office:value-type="float" office:value="3162.77" table:style-name="ce1">
            <text:p>3162,77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6851.68" table:style-name="ce1">
            <text:p>6851,68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9044.76" table:style-name="ce1">
            <text:p>9044,7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6" table:style-name="ce1">
            <text:p>626</text:p>
          </table:table-cell>
          <table:table-cell office:value-type="float" office:value="3133.33" table:style-name="ce1">
            <text:p>3133,33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6906.71" table:style-name="ce1">
            <text:p>6906,71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9124.58" table:style-name="ce1">
            <text:p>9124,5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7" table:style-name="ce1">
            <text:p>627</text:p>
          </table:table-cell>
          <table:table-cell office:value-type="float" office:value="3159.28" table:style-name="ce1">
            <text:p>3159,28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7043.63" table:style-name="ce1">
            <text:p>7043,63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8977.7099999999991" table:style-name="ce1">
            <text:p>897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8" table:style-name="ce1">
            <text:p>628</text:p>
          </table:table-cell>
          <table:table-cell office:value-type="float" office:value="3096.01" table:style-name="ce1">
            <text:p>3096,01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6937.82" table:style-name="ce1">
            <text:p>6937,82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9106.2199999999993" table:style-name="ce1">
            <text:p>9106,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29" table:style-name="ce1">
            <text:p>629</text:p>
          </table:table-cell>
          <table:table-cell office:value-type="float" office:value="3102.6" table:style-name="ce1">
            <text:p>3102,6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6827.9" table:style-name="ce1">
            <text:p>6827,9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8555.58" table:style-name="ce1">
            <text:p>8555,5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0" table:style-name="ce1">
            <text:p>630</text:p>
          </table:table-cell>
          <table:table-cell office:value-type="float" office:value="3114.43" table:style-name="ce1">
            <text:p>3114,43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6934.58" table:style-name="ce1">
            <text:p>6934,58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4356.37" table:style-name="ce1">
            <text:p>4356,3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1" table:style-name="ce1">
            <text:p>631</text:p>
          </table:table-cell>
          <table:table-cell office:value-type="float" office:value="3140.99" table:style-name="ce1">
            <text:p>3140,99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6741.02" table:style-name="ce1">
            <text:p>6741,02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8582.27" table:style-name="ce1">
            <text:p>8582,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2" table:style-name="ce1">
            <text:p>632</text:p>
          </table:table-cell>
          <table:table-cell office:value-type="float" office:value="3116.22" table:style-name="ce1">
            <text:p>3116,22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7149.03" table:style-name="ce1">
            <text:p>7149,03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9186.84" table:style-name="ce1">
            <text:p>9186,8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3" table:style-name="ce1">
            <text:p>633</text:p>
          </table:table-cell>
          <table:table-cell office:value-type="float" office:value="3193.12" table:style-name="ce1">
            <text:p>3193,12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7139.85" table:style-name="ce1">
            <text:p>7139,85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8886.18" table:style-name="ce1">
            <text:p>8886,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4" table:style-name="ce1">
            <text:p>634</text:p>
          </table:table-cell>
          <table:table-cell office:value-type="float" office:value="3178.75" table:style-name="ce1">
            <text:p>3178,75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7032.25" table:style-name="ce1">
            <text:p>7032,25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9195.44" table:style-name="ce1">
            <text:p>9195,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5" table:style-name="ce1">
            <text:p>635</text:p>
          </table:table-cell>
          <table:table-cell office:value-type="float" office:value="3147.83" table:style-name="ce1">
            <text:p>3147,83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6890.14" table:style-name="ce1">
            <text:p>6890,14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8748.39" table:style-name="ce1">
            <text:p>8748,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6" table:style-name="ce1">
            <text:p>636</text:p>
          </table:table-cell>
          <table:table-cell office:value-type="float" office:value="3163.6" table:style-name="ce1">
            <text:p>3163,6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7045.79" table:style-name="ce1">
            <text:p>7045,79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9133.44" table:style-name="ce1">
            <text:p>9133,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7" table:style-name="ce1">
            <text:p>637</text:p>
          </table:table-cell>
          <table:table-cell office:value-type="float" office:value="3217.04" table:style-name="ce1">
            <text:p>3217,04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6845.97" table:style-name="ce1">
            <text:p>6845,97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8942.4500000000007" table:style-name="ce1">
            <text:p>8942,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8" table:style-name="ce1">
            <text:p>638</text:p>
          </table:table-cell>
          <table:table-cell office:value-type="float" office:value="3147.85" table:style-name="ce1">
            <text:p>3147,85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6997.29" table:style-name="ce1">
            <text:p>6997,29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9096.75" table:style-name="ce1">
            <text:p>9096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39" table:style-name="ce1">
            <text:p>639</text:p>
          </table:table-cell>
          <table:table-cell office:value-type="float" office:value="3182.87" table:style-name="ce1">
            <text:p>3182,87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6845.43" table:style-name="ce1">
            <text:p>6845,43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8884.6299999999992" table:style-name="ce1">
            <text:p>8884,6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0" table:style-name="ce1">
            <text:p>640</text:p>
          </table:table-cell>
          <table:table-cell office:value-type="float" office:value="3120.46" table:style-name="ce1">
            <text:p>3120,46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6958.77" table:style-name="ce1">
            <text:p>6958,77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9103.8799999999992" table:style-name="ce1">
            <text:p>9103,8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1" table:style-name="ce1">
            <text:p>641</text:p>
          </table:table-cell>
          <table:table-cell office:value-type="float" office:value="3160.53" table:style-name="ce1">
            <text:p>3160,53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6955.12" table:style-name="ce1">
            <text:p>6955,12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8675.1299999999992" table:style-name="ce1">
            <text:p>8675,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2" table:style-name="ce1">
            <text:p>642</text:p>
          </table:table-cell>
          <table:table-cell office:value-type="float" office:value="3171.63" table:style-name="ce1">
            <text:p>3171,63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7143.25" table:style-name="ce1">
            <text:p>7143,25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9019.57" table:style-name="ce1">
            <text:p>9019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3" table:style-name="ce1">
            <text:p>643</text:p>
          </table:table-cell>
          <table:table-cell office:value-type="float" office:value="3150.75" table:style-name="ce1">
            <text:p>3150,75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7186.72" table:style-name="ce1">
            <text:p>7186,72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8668.43" table:style-name="ce1">
            <text:p>8668,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4" table:style-name="ce1">
            <text:p>644</text:p>
          </table:table-cell>
          <table:table-cell office:value-type="float" office:value="3117.62" table:style-name="ce1">
            <text:p>3117,62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7127.67" table:style-name="ce1">
            <text:p>7127,67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8538.89" table:style-name="ce1">
            <text:p>8538,8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5" table:style-name="ce1">
            <text:p>645</text:p>
          </table:table-cell>
          <table:table-cell office:value-type="float" office:value="3109.11" table:style-name="ce1">
            <text:p>3109,11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6857.95" table:style-name="ce1">
            <text:p>6857,95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8642.2000000000007" table:style-name="ce1">
            <text:p>8642,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6" table:style-name="ce1">
            <text:p>646</text:p>
          </table:table-cell>
          <table:table-cell office:value-type="float" office:value="3196.97" table:style-name="ce1">
            <text:p>3196,97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7178.15" table:style-name="ce1">
            <text:p>7178,15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9136.73" table:style-name="ce1">
            <text:p>9136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7" table:style-name="ce1">
            <text:p>647</text:p>
          </table:table-cell>
          <table:table-cell office:value-type="float" office:value="3116.29" table:style-name="ce1">
            <text:p>3116,29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7079.07" table:style-name="ce1">
            <text:p>7079,07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8687.73" table:style-name="ce1">
            <text:p>868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8" table:style-name="ce1">
            <text:p>648</text:p>
          </table:table-cell>
          <table:table-cell office:value-type="float" office:value="3092.65" table:style-name="ce1">
            <text:p>3092,65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7316.87" table:style-name="ce1">
            <text:p>7316,87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6059.48" table:style-name="ce1">
            <text:p>6059,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49" table:style-name="ce1">
            <text:p>649</text:p>
          </table:table-cell>
          <table:table-cell office:value-type="float" office:value="3130.37" table:style-name="ce1">
            <text:p>3130,37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6810.02" table:style-name="ce1">
            <text:p>6810,02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9033.4699999999993" table:style-name="ce1">
            <text:p>9033,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0" table:style-name="ce1">
            <text:p>650</text:p>
          </table:table-cell>
          <table:table-cell office:value-type="float" office:value="3164.39" table:style-name="ce1">
            <text:p>3164,39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6146.45" table:style-name="ce1">
            <text:p>6146,45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9282.58" table:style-name="ce1">
            <text:p>9282,5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1" table:style-name="ce1">
            <text:p>651</text:p>
          </table:table-cell>
          <table:table-cell office:value-type="float" office:value="3134.27" table:style-name="ce1">
            <text:p>3134,27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6865.18" table:style-name="ce1">
            <text:p>6865,18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8730.77" table:style-name="ce1">
            <text:p>8730,7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2" table:style-name="ce1">
            <text:p>652</text:p>
          </table:table-cell>
          <table:table-cell office:value-type="float" office:value="3132.95" table:style-name="ce1">
            <text:p>3132,95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7110.7" table:style-name="ce1">
            <text:p>7110,7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9177.1299999999992" table:style-name="ce1">
            <text:p>9177,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3" table:style-name="ce1">
            <text:p>653</text:p>
          </table:table-cell>
          <table:table-cell office:value-type="float" office:value="3169.52" table:style-name="ce1">
            <text:p>3169,52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6985.05" table:style-name="ce1">
            <text:p>6985,05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8788.82" table:style-name="ce1">
            <text:p>8788,8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4" table:style-name="ce1">
            <text:p>654</text:p>
          </table:table-cell>
          <table:table-cell office:value-type="float" office:value="3157.88" table:style-name="ce1">
            <text:p>3157,88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7115.95" table:style-name="ce1">
            <text:p>7115,95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9229.76" table:style-name="ce1">
            <text:p>9229,7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5" table:style-name="ce1">
            <text:p>655</text:p>
          </table:table-cell>
          <table:table-cell office:value-type="float" office:value="2595.67" table:style-name="ce1">
            <text:p>2595,67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6865.11" table:style-name="ce1">
            <text:p>6865,11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8232.7800000000007" table:style-name="ce1">
            <text:p>8232,7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6" table:style-name="ce1">
            <text:p>656</text:p>
          </table:table-cell>
          <table:table-cell office:value-type="float" office:value="3078.72" table:style-name="ce1">
            <text:p>3078,72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7076.22" table:style-name="ce1">
            <text:p>7076,22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9318.69" table:style-name="ce1">
            <text:p>9318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7" table:style-name="ce1">
            <text:p>657</text:p>
          </table:table-cell>
          <table:table-cell office:value-type="float" office:value="3129.74" table:style-name="ce1">
            <text:p>3129,74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6724.09" table:style-name="ce1">
            <text:p>6724,09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8815.26" table:style-name="ce1">
            <text:p>8815,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8" table:style-name="ce1">
            <text:p>658</text:p>
          </table:table-cell>
          <table:table-cell office:value-type="float" office:value="3080.78" table:style-name="ce1">
            <text:p>3080,78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7019.03" table:style-name="ce1">
            <text:p>7019,03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9177.7199999999993" table:style-name="ce1">
            <text:p>9177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59" table:style-name="ce1">
            <text:p>659</text:p>
          </table:table-cell>
          <table:table-cell office:value-type="float" office:value="3112.72" table:style-name="ce1">
            <text:p>3112,72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6542.22" table:style-name="ce1">
            <text:p>6542,22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8685.9500000000007" table:style-name="ce1">
            <text:p>8685,9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0" table:style-name="ce1">
            <text:p>660</text:p>
          </table:table-cell>
          <table:table-cell office:value-type="float" office:value="3123.94" table:style-name="ce1">
            <text:p>3123,94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6827.1" table:style-name="ce1">
            <text:p>6827,1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9182.24" table:style-name="ce1">
            <text:p>9182,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1" table:style-name="ce1">
            <text:p>661</text:p>
          </table:table-cell>
          <table:table-cell office:value-type="float" office:value="3156.91" table:style-name="ce1">
            <text:p>3156,91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6524.16" table:style-name="ce1">
            <text:p>6524,16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8385.19" table:style-name="ce1">
            <text:p>8385,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2" table:style-name="ce1">
            <text:p>662</text:p>
          </table:table-cell>
          <table:table-cell office:value-type="float" office:value="3127.21" table:style-name="ce1">
            <text:p>3127,21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6660.95" table:style-name="ce1">
            <text:p>6660,95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9150.9599999999991" table:style-name="ce1">
            <text:p>9150,9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3" table:style-name="ce1">
            <text:p>663</text:p>
          </table:table-cell>
          <table:table-cell office:value-type="float" office:value="3195.18" table:style-name="ce1">
            <text:p>3195,18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6632.21" table:style-name="ce1">
            <text:p>6632,21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8634" table:style-name="ce1">
            <text:p>86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4" table:style-name="ce1">
            <text:p>664</text:p>
          </table:table-cell>
          <table:table-cell office:value-type="float" office:value="3094.17" table:style-name="ce1">
            <text:p>3094,17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6877.99" table:style-name="ce1">
            <text:p>6877,99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9378.59" table:style-name="ce1">
            <text:p>9378,5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5" table:style-name="ce1">
            <text:p>665</text:p>
          </table:table-cell>
          <table:table-cell office:value-type="float" office:value="3175.96" table:style-name="ce1">
            <text:p>3175,96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6381.97" table:style-name="ce1">
            <text:p>6381,97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8641.08" table:style-name="ce1">
            <text:p>8641,0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6" table:style-name="ce1">
            <text:p>666</text:p>
          </table:table-cell>
          <table:table-cell office:value-type="float" office:value="3194.1" table:style-name="ce1">
            <text:p>3194,1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6824.61" table:style-name="ce1">
            <text:p>6824,61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8874.58" table:style-name="ce1">
            <text:p>8874,5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7" table:style-name="ce1">
            <text:p>667</text:p>
          </table:table-cell>
          <table:table-cell office:value-type="float" office:value="3138.37" table:style-name="ce1">
            <text:p>3138,37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6617.15" table:style-name="ce1">
            <text:p>6617,15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8330.27" table:style-name="ce1">
            <text:p>8330,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8" table:style-name="ce1">
            <text:p>668</text:p>
          </table:table-cell>
          <table:table-cell office:value-type="float" office:value="3132.94" table:style-name="ce1">
            <text:p>3132,94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6956.75" table:style-name="ce1">
            <text:p>6956,75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8859.69" table:style-name="ce1">
            <text:p>8859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69" table:style-name="ce1">
            <text:p>669</text:p>
          </table:table-cell>
          <table:table-cell office:value-type="float" office:value="3098.24" table:style-name="ce1">
            <text:p>3098,24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6586.96" table:style-name="ce1">
            <text:p>6586,96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8344.2900000000009" table:style-name="ce1">
            <text:p>8344,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0" table:style-name="ce1">
            <text:p>670</text:p>
          </table:table-cell>
          <table:table-cell office:value-type="float" office:value="3086.08" table:style-name="ce1">
            <text:p>3086,08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6762.78" table:style-name="ce1">
            <text:p>6762,78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8649.82" table:style-name="ce1">
            <text:p>8649,8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1" table:style-name="ce1">
            <text:p>671</text:p>
          </table:table-cell>
          <table:table-cell office:value-type="float" office:value="3232.54" table:style-name="ce1">
            <text:p>3232,54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6593.19" table:style-name="ce1">
            <text:p>6593,19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8199.31" table:style-name="ce1">
            <text:p>8199,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2" table:style-name="ce1">
            <text:p>672</text:p>
          </table:table-cell>
          <table:table-cell office:value-type="float" office:value="3265.38" table:style-name="ce1">
            <text:p>3265,38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6991.54" table:style-name="ce1">
            <text:p>6991,54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9149.7999999999993" table:style-name="ce1">
            <text:p>9149,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3" table:style-name="ce1">
            <text:p>673</text:p>
          </table:table-cell>
          <table:table-cell office:value-type="float" office:value="3189.99" table:style-name="ce1">
            <text:p>3189,99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6699.29" table:style-name="ce1">
            <text:p>6699,29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9077.73" table:style-name="ce1">
            <text:p>907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4" table:style-name="ce1">
            <text:p>674</text:p>
          </table:table-cell>
          <table:table-cell office:value-type="float" office:value="3200.31" table:style-name="ce1">
            <text:p>3200,31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6338.88" table:style-name="ce1">
            <text:p>6338,88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9091.0499999999993" table:style-name="ce1">
            <text:p>9091,0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5" table:style-name="ce1">
            <text:p>675</text:p>
          </table:table-cell>
          <table:table-cell office:value-type="float" office:value="3257.58" table:style-name="ce1">
            <text:p>3257,58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4658.95" table:style-name="ce1">
            <text:p>4658,95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9058.75" table:style-name="ce1">
            <text:p>9058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6" table:style-name="ce1">
            <text:p>676</text:p>
          </table:table-cell>
          <table:table-cell office:value-type="float" office:value="3346.34" table:style-name="ce1">
            <text:p>3346,34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6653.65" table:style-name="ce1">
            <text:p>6653,65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9035.4699999999993" table:style-name="ce1">
            <text:p>9035,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7" table:style-name="ce1">
            <text:p>677</text:p>
          </table:table-cell>
          <table:table-cell office:value-type="float" office:value="3218.6" table:style-name="ce1">
            <text:p>3218,6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6121.9" table:style-name="ce1">
            <text:p>6121,9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9155.15" table:style-name="ce1">
            <text:p>9155,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8" table:style-name="ce1">
            <text:p>678</text:p>
          </table:table-cell>
          <table:table-cell office:value-type="float" office:value="3237.63" table:style-name="ce1">
            <text:p>3237,63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6161.17" table:style-name="ce1">
            <text:p>6161,17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9209.5" table:style-name="ce1">
            <text:p>9209,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79" table:style-name="ce1">
            <text:p>679</text:p>
          </table:table-cell>
          <table:table-cell office:value-type="float" office:value="3118.48" table:style-name="ce1">
            <text:p>3118,48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5887.11" table:style-name="ce1">
            <text:p>5887,11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9206.0400000000009" table:style-name="ce1">
            <text:p>9206,0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0" table:style-name="ce1">
            <text:p>680</text:p>
          </table:table-cell>
          <table:table-cell office:value-type="float" office:value="3141.7" table:style-name="ce1">
            <text:p>3141,7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5639.13" table:style-name="ce1">
            <text:p>5639,1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9189.82" table:style-name="ce1">
            <text:p>9189,8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1" table:style-name="ce1">
            <text:p>681</text:p>
          </table:table-cell>
          <table:table-cell office:value-type="float" office:value="3207.58" table:style-name="ce1">
            <text:p>3207,58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6494.64" table:style-name="ce1">
            <text:p>6494,64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9042.7099999999991" table:style-name="ce1">
            <text:p>9042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2" table:style-name="ce1">
            <text:p>682</text:p>
          </table:table-cell>
          <table:table-cell office:value-type="float" office:value="3267.1" table:style-name="ce1">
            <text:p>3267,1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4754.93" table:style-name="ce1">
            <text:p>4754,93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9098.24" table:style-name="ce1">
            <text:p>9098,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3" table:style-name="ce1">
            <text:p>683</text:p>
          </table:table-cell>
          <table:table-cell office:value-type="float" office:value="3100.64" table:style-name="ce1">
            <text:p>3100,64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6413.74" table:style-name="ce1">
            <text:p>6413,74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9135.0400000000009" table:style-name="ce1">
            <text:p>9135,0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4" table:style-name="ce1">
            <text:p>684</text:p>
          </table:table-cell>
          <table:table-cell office:value-type="float" office:value="3194.58" table:style-name="ce1">
            <text:p>3194,58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6671.29" table:style-name="ce1">
            <text:p>6671,29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9266.49" table:style-name="ce1">
            <text:p>9266,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5" table:style-name="ce1">
            <text:p>685</text:p>
          </table:table-cell>
          <table:table-cell office:value-type="float" office:value="3182.21" table:style-name="ce1">
            <text:p>3182,21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6339.32" table:style-name="ce1">
            <text:p>6339,32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9060.57" table:style-name="ce1">
            <text:p>9060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6" table:style-name="ce1">
            <text:p>686</text:p>
          </table:table-cell>
          <table:table-cell office:value-type="float" office:value="3216.72" table:style-name="ce1">
            <text:p>3216,72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6735.25" table:style-name="ce1">
            <text:p>6735,25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9198.7099999999991" table:style-name="ce1">
            <text:p>9198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7" table:style-name="ce1">
            <text:p>687</text:p>
          </table:table-cell>
          <table:table-cell office:value-type="float" office:value="3185.55" table:style-name="ce1">
            <text:p>3185,55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6589.6" table:style-name="ce1">
            <text:p>6589,6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8767.4" table:style-name="ce1">
            <text:p>8767,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8" table:style-name="ce1">
            <text:p>688</text:p>
          </table:table-cell>
          <table:table-cell office:value-type="float" office:value="3141.71" table:style-name="ce1">
            <text:p>3141,71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7193.34" table:style-name="ce1">
            <text:p>7193,34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9069.81" table:style-name="ce1">
            <text:p>9069,8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89" table:style-name="ce1">
            <text:p>689</text:p>
          </table:table-cell>
          <table:table-cell office:value-type="float" office:value="3224.32" table:style-name="ce1">
            <text:p>3224,32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6532.12" table:style-name="ce1">
            <text:p>6532,12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5729.55" table:style-name="ce1">
            <text:p>5729,5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0" table:style-name="ce1">
            <text:p>690</text:p>
          </table:table-cell>
          <table:table-cell office:value-type="float" office:value="3298.93" table:style-name="ce1">
            <text:p>3298,93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6779.25" table:style-name="ce1">
            <text:p>6779,25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9063.8799999999992" table:style-name="ce1">
            <text:p>9063,8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1" table:style-name="ce1">
            <text:p>691</text:p>
          </table:table-cell>
          <table:table-cell office:value-type="float" office:value="3259.06" table:style-name="ce1">
            <text:p>3259,06</text:p>
          </table:table-cell>
          <table:table-cell table:style-name="ce1"/>
          <table:table-cell office:value-type="float" office:value="691" table:style-name="ce1">
            <text:p>691</text:p>
          </table:table-cell>
          <table:table-cell office:value-type="float" office:value="6707.11" table:style-name="ce1">
            <text:p>6707,11</text:p>
          </table:table-cell>
          <table:table-cell table:style-name="ce1"/>
          <table:table-cell office:value-type="float" office:value="691" table:style-name="ce1">
            <text:p>691</text:p>
          </table:table-cell>
          <table:table-cell office:value-type="float" office:value="8859.2199999999993" table:style-name="ce1">
            <text:p>8859,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2" table:style-name="ce1">
            <text:p>692</text:p>
          </table:table-cell>
          <table:table-cell office:value-type="float" office:value="3255.88" table:style-name="ce1">
            <text:p>3255,88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office:value-type="float" office:value="6895.65" table:style-name="ce1">
            <text:p>6895,65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office:value-type="float" office:value="8951.4500000000007" table:style-name="ce1">
            <text:p>8951,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3" table:style-name="ce1">
            <text:p>693</text:p>
          </table:table-cell>
          <table:table-cell office:value-type="float" office:value="3264.56" table:style-name="ce1">
            <text:p>3264,56</text:p>
          </table:table-cell>
          <table:table-cell table:style-name="ce1"/>
          <table:table-cell office:value-type="float" office:value="693" table:style-name="ce1">
            <text:p>693</text:p>
          </table:table-cell>
          <table:table-cell office:value-type="float" office:value="6579.6" table:style-name="ce1">
            <text:p>6579,6</text:p>
          </table:table-cell>
          <table:table-cell table:style-name="ce1"/>
          <table:table-cell office:value-type="float" office:value="693" table:style-name="ce1">
            <text:p>693</text:p>
          </table:table-cell>
          <table:table-cell office:value-type="float" office:value="8836.1200000000008" table:style-name="ce1">
            <text:p>8836,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4" table:style-name="ce1">
            <text:p>694</text:p>
          </table:table-cell>
          <table:table-cell office:value-type="float" office:value="3229.41" table:style-name="ce1">
            <text:p>3229,41</text:p>
          </table:table-cell>
          <table:table-cell table:style-name="ce1"/>
          <table:table-cell office:value-type="float" office:value="694" table:style-name="ce1">
            <text:p>694</text:p>
          </table:table-cell>
          <table:table-cell office:value-type="float" office:value="6656.09" table:style-name="ce1">
            <text:p>6656,09</text:p>
          </table:table-cell>
          <table:table-cell table:style-name="ce1"/>
          <table:table-cell office:value-type="float" office:value="694" table:style-name="ce1">
            <text:p>694</text:p>
          </table:table-cell>
          <table:table-cell office:value-type="float" office:value="8976.19" table:style-name="ce1">
            <text:p>8976,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5" table:style-name="ce1">
            <text:p>695</text:p>
          </table:table-cell>
          <table:table-cell office:value-type="float" office:value="3293.48" table:style-name="ce1">
            <text:p>3293,48</text:p>
          </table:table-cell>
          <table:table-cell table:style-name="ce1"/>
          <table:table-cell office:value-type="float" office:value="695" table:style-name="ce1">
            <text:p>695</text:p>
          </table:table-cell>
          <table:table-cell office:value-type="float" office:value="6682.31" table:style-name="ce1">
            <text:p>6682,31</text:p>
          </table:table-cell>
          <table:table-cell table:style-name="ce1"/>
          <table:table-cell office:value-type="float" office:value="695" table:style-name="ce1">
            <text:p>695</text:p>
          </table:table-cell>
          <table:table-cell office:value-type="float" office:value="8890.7199999999993" table:style-name="ce1">
            <text:p>8890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6" table:style-name="ce1">
            <text:p>696</text:p>
          </table:table-cell>
          <table:table-cell office:value-type="float" office:value="3241.44" table:style-name="ce1">
            <text:p>3241,44</text:p>
          </table:table-cell>
          <table:table-cell table:style-name="ce1"/>
          <table:table-cell office:value-type="float" office:value="696" table:style-name="ce1">
            <text:p>696</text:p>
          </table:table-cell>
          <table:table-cell office:value-type="float" office:value="7020.34" table:style-name="ce1">
            <text:p>7020,34</text:p>
          </table:table-cell>
          <table:table-cell table:style-name="ce1"/>
          <table:table-cell office:value-type="float" office:value="696" table:style-name="ce1">
            <text:p>696</text:p>
          </table:table-cell>
          <table:table-cell office:value-type="float" office:value="9211.15" table:style-name="ce1">
            <text:p>9211,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7" table:style-name="ce1">
            <text:p>697</text:p>
          </table:table-cell>
          <table:table-cell office:value-type="float" office:value="3267.09" table:style-name="ce1">
            <text:p>3267,09</text:p>
          </table:table-cell>
          <table:table-cell table:style-name="ce1"/>
          <table:table-cell office:value-type="float" office:value="697" table:style-name="ce1">
            <text:p>697</text:p>
          </table:table-cell>
          <table:table-cell office:value-type="float" office:value="6736.14" table:style-name="ce1">
            <text:p>6736,14</text:p>
          </table:table-cell>
          <table:table-cell table:style-name="ce1"/>
          <table:table-cell office:value-type="float" office:value="697" table:style-name="ce1">
            <text:p>697</text:p>
          </table:table-cell>
          <table:table-cell office:value-type="float" office:value="8889.4699999999993" table:style-name="ce1">
            <text:p>8889,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8" table:style-name="ce1">
            <text:p>698</text:p>
          </table:table-cell>
          <table:table-cell office:value-type="float" office:value="3230.46" table:style-name="ce1">
            <text:p>3230,46</text:p>
          </table:table-cell>
          <table:table-cell table:style-name="ce1"/>
          <table:table-cell office:value-type="float" office:value="698" table:style-name="ce1">
            <text:p>698</text:p>
          </table:table-cell>
          <table:table-cell office:value-type="float" office:value="6780.42" table:style-name="ce1">
            <text:p>6780,42</text:p>
          </table:table-cell>
          <table:table-cell table:style-name="ce1"/>
          <table:table-cell office:value-type="float" office:value="698" table:style-name="ce1">
            <text:p>698</text:p>
          </table:table-cell>
          <table:table-cell office:value-type="float" office:value="8812.4599999999991" table:style-name="ce1">
            <text:p>8812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99" table:style-name="ce1">
            <text:p>699</text:p>
          </table:table-cell>
          <table:table-cell office:value-type="float" office:value="3291.7" table:style-name="ce1">
            <text:p>3291,7</text:p>
          </table:table-cell>
          <table:table-cell table:style-name="ce1"/>
          <table:table-cell office:value-type="float" office:value="699" table:style-name="ce1">
            <text:p>699</text:p>
          </table:table-cell>
          <table:table-cell office:value-type="float" office:value="6625.19" table:style-name="ce1">
            <text:p>6625,19</text:p>
          </table:table-cell>
          <table:table-cell table:style-name="ce1"/>
          <table:table-cell office:value-type="float" office:value="699" table:style-name="ce1">
            <text:p>699</text:p>
          </table:table-cell>
          <table:table-cell office:value-type="float" office:value="8634.52" table:style-name="ce1">
            <text:p>8634,5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0" table:style-name="ce1">
            <text:p>700</text:p>
          </table:table-cell>
          <table:table-cell office:value-type="float" office:value="3283.41" table:style-name="ce1">
            <text:p>3283,41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6839.69" table:style-name="ce1">
            <text:p>6839,69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9021.15" table:style-name="ce1">
            <text:p>9021,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1" table:style-name="ce1">
            <text:p>701</text:p>
          </table:table-cell>
          <table:table-cell office:value-type="float" office:value="3322.17" table:style-name="ce1">
            <text:p>3322,17</text:p>
          </table:table-cell>
          <table:table-cell table:style-name="ce1"/>
          <table:table-cell office:value-type="float" office:value="701" table:style-name="ce1">
            <text:p>701</text:p>
          </table:table-cell>
          <table:table-cell office:value-type="float" office:value="6494.39" table:style-name="ce1">
            <text:p>6494,39</text:p>
          </table:table-cell>
          <table:table-cell table:style-name="ce1"/>
          <table:table-cell office:value-type="float" office:value="701" table:style-name="ce1">
            <text:p>701</text:p>
          </table:table-cell>
          <table:table-cell office:value-type="float" office:value="8696.2099999999991" table:style-name="ce1">
            <text:p>8696,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2" table:style-name="ce1">
            <text:p>702</text:p>
          </table:table-cell>
          <table:table-cell office:value-type="float" office:value="3275.48" table:style-name="ce1">
            <text:p>3275,48</text:p>
          </table:table-cell>
          <table:table-cell table:style-name="ce1"/>
          <table:table-cell office:value-type="float" office:value="702" table:style-name="ce1">
            <text:p>702</text:p>
          </table:table-cell>
          <table:table-cell office:value-type="float" office:value="6681.44" table:style-name="ce1">
            <text:p>6681,44</text:p>
          </table:table-cell>
          <table:table-cell table:style-name="ce1"/>
          <table:table-cell office:value-type="float" office:value="702" table:style-name="ce1">
            <text:p>702</text:p>
          </table:table-cell>
          <table:table-cell office:value-type="float" office:value="9038.14" table:style-name="ce1">
            <text:p>9038,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3" table:style-name="ce1">
            <text:p>703</text:p>
          </table:table-cell>
          <table:table-cell office:value-type="float" office:value="3251.65" table:style-name="ce1">
            <text:p>3251,65</text:p>
          </table:table-cell>
          <table:table-cell table:style-name="ce1"/>
          <table:table-cell office:value-type="float" office:value="703" table:style-name="ce1">
            <text:p>703</text:p>
          </table:table-cell>
          <table:table-cell office:value-type="float" office:value="6451.25" table:style-name="ce1">
            <text:p>6451,25</text:p>
          </table:table-cell>
          <table:table-cell table:style-name="ce1"/>
          <table:table-cell office:value-type="float" office:value="703" table:style-name="ce1">
            <text:p>703</text:p>
          </table:table-cell>
          <table:table-cell office:value-type="float" office:value="8915.01" table:style-name="ce1">
            <text:p>8915,0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4" table:style-name="ce1">
            <text:p>704</text:p>
          </table:table-cell>
          <table:table-cell office:value-type="float" office:value="3246.58" table:style-name="ce1">
            <text:p>3246,58</text:p>
          </table:table-cell>
          <table:table-cell table:style-name="ce1"/>
          <table:table-cell office:value-type="float" office:value="704" table:style-name="ce1">
            <text:p>704</text:p>
          </table:table-cell>
          <table:table-cell office:value-type="float" office:value="6898.19" table:style-name="ce1">
            <text:p>6898,19</text:p>
          </table:table-cell>
          <table:table-cell table:style-name="ce1"/>
          <table:table-cell office:value-type="float" office:value="704" table:style-name="ce1">
            <text:p>704</text:p>
          </table:table-cell>
          <table:table-cell office:value-type="float" office:value="9223.02" table:style-name="ce1">
            <text:p>9223,0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5" table:style-name="ce1">
            <text:p>705</text:p>
          </table:table-cell>
          <table:table-cell office:value-type="float" office:value="3258.03" table:style-name="ce1">
            <text:p>3258,03</text:p>
          </table:table-cell>
          <table:table-cell table:style-name="ce1"/>
          <table:table-cell office:value-type="float" office:value="705" table:style-name="ce1">
            <text:p>705</text:p>
          </table:table-cell>
          <table:table-cell office:value-type="float" office:value="6522.46" table:style-name="ce1">
            <text:p>6522,46</text:p>
          </table:table-cell>
          <table:table-cell table:style-name="ce1"/>
          <table:table-cell office:value-type="float" office:value="705" table:style-name="ce1">
            <text:p>705</text:p>
          </table:table-cell>
          <table:table-cell office:value-type="float" office:value="8835.94" table:style-name="ce1">
            <text:p>8835,9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6" table:style-name="ce1">
            <text:p>706</text:p>
          </table:table-cell>
          <table:table-cell office:value-type="float" office:value="3278.99" table:style-name="ce1">
            <text:p>3278,99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6795.65" table:style-name="ce1">
            <text:p>6795,65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9001.0400000000009" table:style-name="ce1">
            <text:p>9001,0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7" table:style-name="ce1">
            <text:p>707</text:p>
          </table:table-cell>
          <table:table-cell office:value-type="float" office:value="3277.9" table:style-name="ce1">
            <text:p>3277,9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6549.78" table:style-name="ce1">
            <text:p>6549,78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9054.11" table:style-name="ce1">
            <text:p>9054,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8" table:style-name="ce1">
            <text:p>708</text:p>
          </table:table-cell>
          <table:table-cell office:value-type="float" office:value="3257.19" table:style-name="ce1">
            <text:p>3257,19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6679.93" table:style-name="ce1">
            <text:p>6679,93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9382.92" table:style-name="ce1">
            <text:p>9382,9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9" table:style-name="ce1">
            <text:p>709</text:p>
          </table:table-cell>
          <table:table-cell office:value-type="float" office:value="3279.12" table:style-name="ce1">
            <text:p>3279,12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6685" table:style-name="ce1">
            <text:p>6685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8862.66" table:style-name="ce1">
            <text:p>8862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0" table:style-name="ce1">
            <text:p>710</text:p>
          </table:table-cell>
          <table:table-cell office:value-type="float" office:value="3247.82" table:style-name="ce1">
            <text:p>3247,82</text:p>
          </table:table-cell>
          <table:table-cell table:style-name="ce1"/>
          <table:table-cell office:value-type="float" office:value="710" table:style-name="ce1">
            <text:p>710</text:p>
          </table:table-cell>
          <table:table-cell office:value-type="float" office:value="6657.63" table:style-name="ce1">
            <text:p>6657,63</text:p>
          </table:table-cell>
          <table:table-cell table:style-name="ce1"/>
          <table:table-cell office:value-type="float" office:value="710" table:style-name="ce1">
            <text:p>710</text:p>
          </table:table-cell>
          <table:table-cell office:value-type="float" office:value="8988.17" table:style-name="ce1">
            <text:p>8988,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1" table:style-name="ce1">
            <text:p>711</text:p>
          </table:table-cell>
          <table:table-cell office:value-type="float" office:value="3289.02" table:style-name="ce1">
            <text:p>3289,02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6725.96" table:style-name="ce1">
            <text:p>6725,96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8753.2900000000009" table:style-name="ce1">
            <text:p>8753,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2" table:style-name="ce1">
            <text:p>712</text:p>
          </table:table-cell>
          <table:table-cell office:value-type="float" office:value="3199.65" table:style-name="ce1">
            <text:p>3199,65</text:p>
          </table:table-cell>
          <table:table-cell table:style-name="ce1"/>
          <table:table-cell office:value-type="float" office:value="712" table:style-name="ce1">
            <text:p>712</text:p>
          </table:table-cell>
          <table:table-cell office:value-type="float" office:value="6996.46" table:style-name="ce1">
            <text:p>6996,46</text:p>
          </table:table-cell>
          <table:table-cell table:style-name="ce1"/>
          <table:table-cell office:value-type="float" office:value="712" table:style-name="ce1">
            <text:p>712</text:p>
          </table:table-cell>
          <table:table-cell office:value-type="float" office:value="9213.75" table:style-name="ce1">
            <text:p>9213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3" table:style-name="ce1">
            <text:p>713</text:p>
          </table:table-cell>
          <table:table-cell office:value-type="float" office:value="3300.78" table:style-name="ce1">
            <text:p>3300,78</text:p>
          </table:table-cell>
          <table:table-cell table:style-name="ce1"/>
          <table:table-cell office:value-type="float" office:value="713" table:style-name="ce1">
            <text:p>713</text:p>
          </table:table-cell>
          <table:table-cell office:value-type="float" office:value="6496.99" table:style-name="ce1">
            <text:p>6496,99</text:p>
          </table:table-cell>
          <table:table-cell table:style-name="ce1"/>
          <table:table-cell office:value-type="float" office:value="713" table:style-name="ce1">
            <text:p>713</text:p>
          </table:table-cell>
          <table:table-cell office:value-type="float" office:value="8654.17" table:style-name="ce1">
            <text:p>8654,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4" table:style-name="ce1">
            <text:p>714</text:p>
          </table:table-cell>
          <table:table-cell office:value-type="float" office:value="3311.01" table:style-name="ce1">
            <text:p>3311,01</text:p>
          </table:table-cell>
          <table:table-cell table:style-name="ce1"/>
          <table:table-cell office:value-type="float" office:value="714" table:style-name="ce1">
            <text:p>714</text:p>
          </table:table-cell>
          <table:table-cell office:value-type="float" office:value="6175.52" table:style-name="ce1">
            <text:p>6175,52</text:p>
          </table:table-cell>
          <table:table-cell table:style-name="ce1"/>
          <table:table-cell office:value-type="float" office:value="714" table:style-name="ce1">
            <text:p>714</text:p>
          </table:table-cell>
          <table:table-cell office:value-type="float" office:value="9028.14" table:style-name="ce1">
            <text:p>9028,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5" table:style-name="ce1">
            <text:p>715</text:p>
          </table:table-cell>
          <table:table-cell office:value-type="float" office:value="3300.92" table:style-name="ce1">
            <text:p>3300,92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float" office:value="6481.93" table:style-name="ce1">
            <text:p>6481,93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float" office:value="8530.56" table:style-name="ce1">
            <text:p>8530,5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6" table:style-name="ce1">
            <text:p>716</text:p>
          </table:table-cell>
          <table:table-cell office:value-type="float" office:value="3301.85" table:style-name="ce1">
            <text:p>3301,85</text:p>
          </table:table-cell>
          <table:table-cell table:style-name="ce1"/>
          <table:table-cell office:value-type="float" office:value="716" table:style-name="ce1">
            <text:p>716</text:p>
          </table:table-cell>
          <table:table-cell office:value-type="float" office:value="6671.18" table:style-name="ce1">
            <text:p>6671,18</text:p>
          </table:table-cell>
          <table:table-cell table:style-name="ce1"/>
          <table:table-cell office:value-type="float" office:value="716" table:style-name="ce1">
            <text:p>716</text:p>
          </table:table-cell>
          <table:table-cell office:value-type="float" office:value="8988.1299999999992" table:style-name="ce1">
            <text:p>8988,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7" table:style-name="ce1">
            <text:p>717</text:p>
          </table:table-cell>
          <table:table-cell office:value-type="float" office:value="3279.22" table:style-name="ce1">
            <text:p>3279,22</text:p>
          </table:table-cell>
          <table:table-cell table:style-name="ce1"/>
          <table:table-cell office:value-type="float" office:value="717" table:style-name="ce1">
            <text:p>717</text:p>
          </table:table-cell>
          <table:table-cell office:value-type="float" office:value="6455.83" table:style-name="ce1">
            <text:p>6455,83</text:p>
          </table:table-cell>
          <table:table-cell table:style-name="ce1"/>
          <table:table-cell office:value-type="float" office:value="717" table:style-name="ce1">
            <text:p>717</text:p>
          </table:table-cell>
          <table:table-cell office:value-type="float" office:value="8449.52" table:style-name="ce1">
            <text:p>8449,5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8" table:style-name="ce1">
            <text:p>718</text:p>
          </table:table-cell>
          <table:table-cell office:value-type="float" office:value="3338.64" table:style-name="ce1">
            <text:p>3338,64</text:p>
          </table:table-cell>
          <table:table-cell table:style-name="ce1"/>
          <table:table-cell office:value-type="float" office:value="718" table:style-name="ce1">
            <text:p>718</text:p>
          </table:table-cell>
          <table:table-cell office:value-type="float" office:value="6640.17" table:style-name="ce1">
            <text:p>6640,17</text:p>
          </table:table-cell>
          <table:table-cell table:style-name="ce1"/>
          <table:table-cell office:value-type="float" office:value="718" table:style-name="ce1">
            <text:p>718</text:p>
          </table:table-cell>
          <table:table-cell office:value-type="float" office:value="9037.3799999999992" table:style-name="ce1">
            <text:p>9037,3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9" table:style-name="ce1">
            <text:p>719</text:p>
          </table:table-cell>
          <table:table-cell office:value-type="float" office:value="3266.01" table:style-name="ce1">
            <text:p>3266,01</text:p>
          </table:table-cell>
          <table:table-cell table:style-name="ce1"/>
          <table:table-cell office:value-type="float" office:value="719" table:style-name="ce1">
            <text:p>719</text:p>
          </table:table-cell>
          <table:table-cell office:value-type="float" office:value="6526.46" table:style-name="ce1">
            <text:p>6526,46</text:p>
          </table:table-cell>
          <table:table-cell table:style-name="ce1"/>
          <table:table-cell office:value-type="float" office:value="719" table:style-name="ce1">
            <text:p>719</text:p>
          </table:table-cell>
          <table:table-cell office:value-type="float" office:value="8663.9699999999993" table:style-name="ce1">
            <text:p>8663,9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0" table:style-name="ce1">
            <text:p>720</text:p>
          </table:table-cell>
          <table:table-cell office:value-type="float" office:value="3263.47" table:style-name="ce1">
            <text:p>3263,47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office:value-type="float" office:value="6728.64" table:style-name="ce1">
            <text:p>6728,64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office:value-type="float" office:value="8815.18" table:style-name="ce1">
            <text:p>8815,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1" table:style-name="ce1">
            <text:p>721</text:p>
          </table:table-cell>
          <table:table-cell office:value-type="float" office:value="3334.89" table:style-name="ce1">
            <text:p>3334,89</text:p>
          </table:table-cell>
          <table:table-cell table:style-name="ce1"/>
          <table:table-cell office:value-type="float" office:value="721" table:style-name="ce1">
            <text:p>721</text:p>
          </table:table-cell>
          <table:table-cell office:value-type="float" office:value="6598.45" table:style-name="ce1">
            <text:p>6598,45</text:p>
          </table:table-cell>
          <table:table-cell table:style-name="ce1"/>
          <table:table-cell office:value-type="float" office:value="721" table:style-name="ce1">
            <text:p>721</text:p>
          </table:table-cell>
          <table:table-cell office:value-type="float" office:value="8484.08" table:style-name="ce1">
            <text:p>8484,0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2" table:style-name="ce1">
            <text:p>722</text:p>
          </table:table-cell>
          <table:table-cell office:value-type="float" office:value="3305.84" table:style-name="ce1">
            <text:p>3305,84</text:p>
          </table:table-cell>
          <table:table-cell table:style-name="ce1"/>
          <table:table-cell office:value-type="float" office:value="722" table:style-name="ce1">
            <text:p>722</text:p>
          </table:table-cell>
          <table:table-cell office:value-type="float" office:value="6673.53" table:style-name="ce1">
            <text:p>6673,53</text:p>
          </table:table-cell>
          <table:table-cell table:style-name="ce1"/>
          <table:table-cell office:value-type="float" office:value="722" table:style-name="ce1">
            <text:p>722</text:p>
          </table:table-cell>
          <table:table-cell office:value-type="float" office:value="9018.07" table:style-name="ce1">
            <text:p>9018,0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3" table:style-name="ce1">
            <text:p>723</text:p>
          </table:table-cell>
          <table:table-cell office:value-type="float" office:value="3298.77" table:style-name="ce1">
            <text:p>3298,77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office:value-type="float" office:value="6523.57" table:style-name="ce1">
            <text:p>6523,57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office:value-type="float" office:value="8554.68" table:style-name="ce1">
            <text:p>8554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4" table:style-name="ce1">
            <text:p>724</text:p>
          </table:table-cell>
          <table:table-cell office:value-type="float" office:value="3300.85" table:style-name="ce1">
            <text:p>3300,85</text:p>
          </table:table-cell>
          <table:table-cell table:style-name="ce1"/>
          <table:table-cell office:value-type="float" office:value="724" table:style-name="ce1">
            <text:p>724</text:p>
          </table:table-cell>
          <table:table-cell office:value-type="float" office:value="6867.54" table:style-name="ce1">
            <text:p>6867,54</text:p>
          </table:table-cell>
          <table:table-cell table:style-name="ce1"/>
          <table:table-cell office:value-type="float" office:value="724" table:style-name="ce1">
            <text:p>724</text:p>
          </table:table-cell>
          <table:table-cell office:value-type="float" office:value="8973.73" table:style-name="ce1">
            <text:p>8973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5" table:style-name="ce1">
            <text:p>725</text:p>
          </table:table-cell>
          <table:table-cell office:value-type="float" office:value="3296.91" table:style-name="ce1">
            <text:p>3296,91</text:p>
          </table:table-cell>
          <table:table-cell table:style-name="ce1"/>
          <table:table-cell office:value-type="float" office:value="725" table:style-name="ce1">
            <text:p>725</text:p>
          </table:table-cell>
          <table:table-cell office:value-type="float" office:value="6788.54" table:style-name="ce1">
            <text:p>6788,54</text:p>
          </table:table-cell>
          <table:table-cell table:style-name="ce1"/>
          <table:table-cell office:value-type="float" office:value="725" table:style-name="ce1">
            <text:p>725</text:p>
          </table:table-cell>
          <table:table-cell office:value-type="float" office:value="8592.0300000000007" table:style-name="ce1">
            <text:p>8592,0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6" table:style-name="ce1">
            <text:p>726</text:p>
          </table:table-cell>
          <table:table-cell office:value-type="float" office:value="3308.25" table:style-name="ce1">
            <text:p>3308,25</text:p>
          </table:table-cell>
          <table:table-cell table:style-name="ce1"/>
          <table:table-cell office:value-type="float" office:value="726" table:style-name="ce1">
            <text:p>726</text:p>
          </table:table-cell>
          <table:table-cell office:value-type="float" office:value="6328.31" table:style-name="ce1">
            <text:p>6328,31</text:p>
          </table:table-cell>
          <table:table-cell table:style-name="ce1"/>
          <table:table-cell office:value-type="float" office:value="726" table:style-name="ce1">
            <text:p>726</text:p>
          </table:table-cell>
          <table:table-cell office:value-type="float" office:value="8954.8700000000008" table:style-name="ce1">
            <text:p>8954,8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7" table:style-name="ce1">
            <text:p>727</text:p>
          </table:table-cell>
          <table:table-cell office:value-type="float" office:value="3263.94" table:style-name="ce1">
            <text:p>3263,94</text:p>
          </table:table-cell>
          <table:table-cell table:style-name="ce1"/>
          <table:table-cell office:value-type="float" office:value="727" table:style-name="ce1">
            <text:p>727</text:p>
          </table:table-cell>
          <table:table-cell office:value-type="float" office:value="6685.18" table:style-name="ce1">
            <text:p>6685,18</text:p>
          </table:table-cell>
          <table:table-cell table:style-name="ce1"/>
          <table:table-cell office:value-type="float" office:value="727" table:style-name="ce1">
            <text:p>727</text:p>
          </table:table-cell>
          <table:table-cell office:value-type="float" office:value="9036.17" table:style-name="ce1">
            <text:p>9036,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8" table:style-name="ce1">
            <text:p>728</text:p>
          </table:table-cell>
          <table:table-cell office:value-type="float" office:value="3370.81" table:style-name="ce1">
            <text:p>3370,81</text:p>
          </table:table-cell>
          <table:table-cell table:style-name="ce1"/>
          <table:table-cell office:value-type="float" office:value="728" table:style-name="ce1">
            <text:p>728</text:p>
          </table:table-cell>
          <table:table-cell office:value-type="float" office:value="6725.26" table:style-name="ce1">
            <text:p>6725,26</text:p>
          </table:table-cell>
          <table:table-cell table:style-name="ce1"/>
          <table:table-cell office:value-type="float" office:value="728" table:style-name="ce1">
            <text:p>728</text:p>
          </table:table-cell>
          <table:table-cell office:value-type="float" office:value="9404.8799999999992" table:style-name="ce1">
            <text:p>9404,8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9" table:style-name="ce1">
            <text:p>729</text:p>
          </table:table-cell>
          <table:table-cell office:value-type="float" office:value="3403.11" table:style-name="ce1">
            <text:p>3403,11</text:p>
          </table:table-cell>
          <table:table-cell table:style-name="ce1"/>
          <table:table-cell office:value-type="float" office:value="729" table:style-name="ce1">
            <text:p>729</text:p>
          </table:table-cell>
          <table:table-cell office:value-type="float" office:value="6376.19" table:style-name="ce1">
            <text:p>6376,19</text:p>
          </table:table-cell>
          <table:table-cell table:style-name="ce1"/>
          <table:table-cell office:value-type="float" office:value="729" table:style-name="ce1">
            <text:p>729</text:p>
          </table:table-cell>
          <table:table-cell office:value-type="float" office:value="9279.09" table:style-name="ce1">
            <text:p>9279,0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0" table:style-name="ce1">
            <text:p>730</text:p>
          </table:table-cell>
          <table:table-cell office:value-type="float" office:value="3366.92" table:style-name="ce1">
            <text:p>3366,92</text:p>
          </table:table-cell>
          <table:table-cell table:style-name="ce1"/>
          <table:table-cell office:value-type="float" office:value="730" table:style-name="ce1">
            <text:p>730</text:p>
          </table:table-cell>
          <table:table-cell office:value-type="float" office:value="6653.45" table:style-name="ce1">
            <text:p>6653,45</text:p>
          </table:table-cell>
          <table:table-cell table:style-name="ce1"/>
          <table:table-cell office:value-type="float" office:value="730" table:style-name="ce1">
            <text:p>730</text:p>
          </table:table-cell>
          <table:table-cell office:value-type="float" office:value="9375.7099999999991" table:style-name="ce1">
            <text:p>9375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1" table:style-name="ce1">
            <text:p>731</text:p>
          </table:table-cell>
          <table:table-cell office:value-type="float" office:value="3262.33" table:style-name="ce1">
            <text:p>3262,33</text:p>
          </table:table-cell>
          <table:table-cell table:style-name="ce1"/>
          <table:table-cell office:value-type="float" office:value="731" table:style-name="ce1">
            <text:p>731</text:p>
          </table:table-cell>
          <table:table-cell office:value-type="float" office:value="6490.61" table:style-name="ce1">
            <text:p>6490,61</text:p>
          </table:table-cell>
          <table:table-cell table:style-name="ce1"/>
          <table:table-cell office:value-type="float" office:value="731" table:style-name="ce1">
            <text:p>731</text:p>
          </table:table-cell>
          <table:table-cell office:value-type="float" office:value="9268.65" table:style-name="ce1">
            <text:p>9268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2" table:style-name="ce1">
            <text:p>732</text:p>
          </table:table-cell>
          <table:table-cell office:value-type="float" office:value="3319.27" table:style-name="ce1">
            <text:p>3319,27</text:p>
          </table:table-cell>
          <table:table-cell table:style-name="ce1"/>
          <table:table-cell office:value-type="float" office:value="732" table:style-name="ce1">
            <text:p>732</text:p>
          </table:table-cell>
          <table:table-cell office:value-type="float" office:value="6581.59" table:style-name="ce1">
            <text:p>6581,59</text:p>
          </table:table-cell>
          <table:table-cell table:style-name="ce1"/>
          <table:table-cell office:value-type="float" office:value="732" table:style-name="ce1">
            <text:p>732</text:p>
          </table:table-cell>
          <table:table-cell office:value-type="float" office:value="9265.57" table:style-name="ce1">
            <text:p>9265,5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3" table:style-name="ce1">
            <text:p>733</text:p>
          </table:table-cell>
          <table:table-cell office:value-type="float" office:value="3274.59" table:style-name="ce1">
            <text:p>3274,59</text:p>
          </table:table-cell>
          <table:table-cell table:style-name="ce1"/>
          <table:table-cell office:value-type="float" office:value="733" table:style-name="ce1">
            <text:p>733</text:p>
          </table:table-cell>
          <table:table-cell office:value-type="float" office:value="6403.99" table:style-name="ce1">
            <text:p>6403,99</text:p>
          </table:table-cell>
          <table:table-cell table:style-name="ce1"/>
          <table:table-cell office:value-type="float" office:value="733" table:style-name="ce1">
            <text:p>733</text:p>
          </table:table-cell>
          <table:table-cell office:value-type="float" office:value="9733.94" table:style-name="ce1">
            <text:p>9733,9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4" table:style-name="ce1">
            <text:p>734</text:p>
          </table:table-cell>
          <table:table-cell office:value-type="float" office:value="3354.16" table:style-name="ce1">
            <text:p>3354,16</text:p>
          </table:table-cell>
          <table:table-cell table:style-name="ce1"/>
          <table:table-cell office:value-type="float" office:value="734" table:style-name="ce1">
            <text:p>734</text:p>
          </table:table-cell>
          <table:table-cell office:value-type="float" office:value="6908.52" table:style-name="ce1">
            <text:p>6908,52</text:p>
          </table:table-cell>
          <table:table-cell table:style-name="ce1"/>
          <table:table-cell office:value-type="float" office:value="734" table:style-name="ce1">
            <text:p>734</text:p>
          </table:table-cell>
          <table:table-cell office:value-type="float" office:value="9198.5300000000007" table:style-name="ce1">
            <text:p>9198,5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5" table:style-name="ce1">
            <text:p>735</text:p>
          </table:table-cell>
          <table:table-cell office:value-type="float" office:value="3370.37" table:style-name="ce1">
            <text:p>3370,37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float" office:value="6788.54" table:style-name="ce1">
            <text:p>6788,54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float" office:value="9177.89" table:style-name="ce1">
            <text:p>9177,8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6" table:style-name="ce1">
            <text:p>736</text:p>
          </table:table-cell>
          <table:table-cell office:value-type="float" office:value="3278.09" table:style-name="ce1">
            <text:p>3278,09</text:p>
          </table:table-cell>
          <table:table-cell table:style-name="ce1"/>
          <table:table-cell office:value-type="float" office:value="736" table:style-name="ce1">
            <text:p>736</text:p>
          </table:table-cell>
          <table:table-cell office:value-type="float" office:value="6409.42" table:style-name="ce1">
            <text:p>6409,42</text:p>
          </table:table-cell>
          <table:table-cell table:style-name="ce1"/>
          <table:table-cell office:value-type="float" office:value="736" table:style-name="ce1">
            <text:p>736</text:p>
          </table:table-cell>
          <table:table-cell office:value-type="float" office:value="9124.7099999999991" table:style-name="ce1">
            <text:p>9124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7" table:style-name="ce1">
            <text:p>737</text:p>
          </table:table-cell>
          <table:table-cell office:value-type="float" office:value="3157.3" table:style-name="ce1">
            <text:p>3157,3</text:p>
          </table:table-cell>
          <table:table-cell table:style-name="ce1"/>
          <table:table-cell office:value-type="float" office:value="737" table:style-name="ce1">
            <text:p>737</text:p>
          </table:table-cell>
          <table:table-cell office:value-type="float" office:value="6803.29" table:style-name="ce1">
            <text:p>6803,29</text:p>
          </table:table-cell>
          <table:table-cell table:style-name="ce1"/>
          <table:table-cell office:value-type="float" office:value="737" table:style-name="ce1">
            <text:p>737</text:p>
          </table:table-cell>
          <table:table-cell office:value-type="float" office:value="7693.86" table:style-name="ce1">
            <text:p>7693,8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8" table:style-name="ce1">
            <text:p>738</text:p>
          </table:table-cell>
          <table:table-cell office:value-type="float" office:value="3368.18" table:style-name="ce1">
            <text:p>3368,18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office:value-type="float" office:value="7009.83" table:style-name="ce1">
            <text:p>7009,83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office:value-type="float" office:value="9027.1" table:style-name="ce1">
            <text:p>9027,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9" table:style-name="ce1">
            <text:p>739</text:p>
          </table:table-cell>
          <table:table-cell office:value-type="float" office:value="3315.51" table:style-name="ce1">
            <text:p>3315,51</text:p>
          </table:table-cell>
          <table:table-cell table:style-name="ce1"/>
          <table:table-cell office:value-type="float" office:value="739" table:style-name="ce1">
            <text:p>739</text:p>
          </table:table-cell>
          <table:table-cell office:value-type="float" office:value="6943.49" table:style-name="ce1">
            <text:p>6943,49</text:p>
          </table:table-cell>
          <table:table-cell table:style-name="ce1"/>
          <table:table-cell office:value-type="float" office:value="739" table:style-name="ce1">
            <text:p>739</text:p>
          </table:table-cell>
          <table:table-cell office:value-type="float" office:value="8773.4599999999991" table:style-name="ce1">
            <text:p>8773,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0" table:style-name="ce1">
            <text:p>740</text:p>
          </table:table-cell>
          <table:table-cell office:value-type="float" office:value="3300.54" table:style-name="ce1">
            <text:p>3300,54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office:value-type="float" office:value="7013.28" table:style-name="ce1">
            <text:p>7013,28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office:value-type="float" office:value="9171.23" table:style-name="ce1">
            <text:p>9171,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1" table:style-name="ce1">
            <text:p>741</text:p>
          </table:table-cell>
          <table:table-cell office:value-type="float" office:value="3261.04" table:style-name="ce1">
            <text:p>3261,04</text:p>
          </table:table-cell>
          <table:table-cell table:style-name="ce1"/>
          <table:table-cell office:value-type="float" office:value="741" table:style-name="ce1">
            <text:p>741</text:p>
          </table:table-cell>
          <table:table-cell office:value-type="float" office:value="6778.95" table:style-name="ce1">
            <text:p>6778,95</text:p>
          </table:table-cell>
          <table:table-cell table:style-name="ce1"/>
          <table:table-cell office:value-type="float" office:value="741" table:style-name="ce1">
            <text:p>741</text:p>
          </table:table-cell>
          <table:table-cell office:value-type="float" office:value="9138.61" table:style-name="ce1">
            <text:p>9138,6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2" table:style-name="ce1">
            <text:p>742</text:p>
          </table:table-cell>
          <table:table-cell office:value-type="float" office:value="3267.83" table:style-name="ce1">
            <text:p>3267,83</text:p>
          </table:table-cell>
          <table:table-cell table:style-name="ce1"/>
          <table:table-cell office:value-type="float" office:value="742" table:style-name="ce1">
            <text:p>742</text:p>
          </table:table-cell>
          <table:table-cell office:value-type="float" office:value="6997.16" table:style-name="ce1">
            <text:p>6997,16</text:p>
          </table:table-cell>
          <table:table-cell table:style-name="ce1"/>
          <table:table-cell office:value-type="float" office:value="742" table:style-name="ce1">
            <text:p>742</text:p>
          </table:table-cell>
          <table:table-cell office:value-type="float" office:value="9195.1200000000008" table:style-name="ce1">
            <text:p>9195,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3" table:style-name="ce1">
            <text:p>743</text:p>
          </table:table-cell>
          <table:table-cell office:value-type="float" office:value="3291.09" table:style-name="ce1">
            <text:p>3291,09</text:p>
          </table:table-cell>
          <table:table-cell table:style-name="ce1"/>
          <table:table-cell office:value-type="float" office:value="743" table:style-name="ce1">
            <text:p>743</text:p>
          </table:table-cell>
          <table:table-cell office:value-type="float" office:value="6918.25" table:style-name="ce1">
            <text:p>6918,25</text:p>
          </table:table-cell>
          <table:table-cell table:style-name="ce1"/>
          <table:table-cell office:value-type="float" office:value="743" table:style-name="ce1">
            <text:p>743</text:p>
          </table:table-cell>
          <table:table-cell office:value-type="float" office:value="8086.68" table:style-name="ce1">
            <text:p>8086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4" table:style-name="ce1">
            <text:p>744</text:p>
          </table:table-cell>
          <table:table-cell office:value-type="float" office:value="3195.05" table:style-name="ce1">
            <text:p>3195,05</text:p>
          </table:table-cell>
          <table:table-cell table:style-name="ce1"/>
          <table:table-cell office:value-type="float" office:value="744" table:style-name="ce1">
            <text:p>744</text:p>
          </table:table-cell>
          <table:table-cell office:value-type="float" office:value="7207.53" table:style-name="ce1">
            <text:p>7207,53</text:p>
          </table:table-cell>
          <table:table-cell table:style-name="ce1"/>
          <table:table-cell office:value-type="float" office:value="744" table:style-name="ce1">
            <text:p>744</text:p>
          </table:table-cell>
          <table:table-cell office:value-type="float" office:value="9146.9699999999993" table:style-name="ce1">
            <text:p>9146,9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5" table:style-name="ce1">
            <text:p>745</text:p>
          </table:table-cell>
          <table:table-cell office:value-type="float" office:value="3237.78" table:style-name="ce1">
            <text:p>3237,78</text:p>
          </table:table-cell>
          <table:table-cell table:style-name="ce1"/>
          <table:table-cell office:value-type="float" office:value="745" table:style-name="ce1">
            <text:p>745</text:p>
          </table:table-cell>
          <table:table-cell office:value-type="float" office:value="7033.88" table:style-name="ce1">
            <text:p>7033,88</text:p>
          </table:table-cell>
          <table:table-cell table:style-name="ce1"/>
          <table:table-cell office:value-type="float" office:value="745" table:style-name="ce1">
            <text:p>745</text:p>
          </table:table-cell>
          <table:table-cell office:value-type="float" office:value="9016.6299999999992" table:style-name="ce1">
            <text:p>9016,6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6" table:style-name="ce1">
            <text:p>746</text:p>
          </table:table-cell>
          <table:table-cell office:value-type="float" office:value="3259.28" table:style-name="ce1">
            <text:p>3259,28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float" office:value="6875.23" table:style-name="ce1">
            <text:p>6875,23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float" office:value="9304.84" table:style-name="ce1">
            <text:p>9304,8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7" table:style-name="ce1">
            <text:p>747</text:p>
          </table:table-cell>
          <table:table-cell office:value-type="float" office:value="3250.36" table:style-name="ce1">
            <text:p>3250,36</text:p>
          </table:table-cell>
          <table:table-cell table:style-name="ce1"/>
          <table:table-cell office:value-type="float" office:value="747" table:style-name="ce1">
            <text:p>747</text:p>
          </table:table-cell>
          <table:table-cell office:value-type="float" office:value="6572.52" table:style-name="ce1">
            <text:p>6572,52</text:p>
          </table:table-cell>
          <table:table-cell table:style-name="ce1"/>
          <table:table-cell office:value-type="float" office:value="747" table:style-name="ce1">
            <text:p>747</text:p>
          </table:table-cell>
          <table:table-cell office:value-type="float" office:value="9098.82" table:style-name="ce1">
            <text:p>9098,8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8" table:style-name="ce1">
            <text:p>748</text:p>
          </table:table-cell>
          <table:table-cell office:value-type="float" office:value="3319.09" table:style-name="ce1">
            <text:p>3319,09</text:p>
          </table:table-cell>
          <table:table-cell table:style-name="ce1"/>
          <table:table-cell office:value-type="float" office:value="748" table:style-name="ce1">
            <text:p>748</text:p>
          </table:table-cell>
          <table:table-cell office:value-type="float" office:value="6936.13" table:style-name="ce1">
            <text:p>6936,13</text:p>
          </table:table-cell>
          <table:table-cell table:style-name="ce1"/>
          <table:table-cell office:value-type="float" office:value="748" table:style-name="ce1">
            <text:p>748</text:p>
          </table:table-cell>
          <table:table-cell office:value-type="float" office:value="9131.07" table:style-name="ce1">
            <text:p>9131,0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9" table:style-name="ce1">
            <text:p>749</text:p>
          </table:table-cell>
          <table:table-cell office:value-type="float" office:value="3337.3" table:style-name="ce1">
            <text:p>3337,3</text:p>
          </table:table-cell>
          <table:table-cell table:style-name="ce1"/>
          <table:table-cell office:value-type="float" office:value="749" table:style-name="ce1">
            <text:p>749</text:p>
          </table:table-cell>
          <table:table-cell office:value-type="float" office:value="6818.55" table:style-name="ce1">
            <text:p>6818,55</text:p>
          </table:table-cell>
          <table:table-cell table:style-name="ce1"/>
          <table:table-cell office:value-type="float" office:value="749" table:style-name="ce1">
            <text:p>749</text:p>
          </table:table-cell>
          <table:table-cell office:value-type="float" office:value="8923.64" table:style-name="ce1">
            <text:p>8923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0" table:style-name="ce1">
            <text:p>750</text:p>
          </table:table-cell>
          <table:table-cell office:value-type="float" office:value="3388.21" table:style-name="ce1">
            <text:p>3388,21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6882.19" table:style-name="ce1">
            <text:p>6882,19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9113.1" table:style-name="ce1">
            <text:p>9113,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1" table:style-name="ce1">
            <text:p>751</text:p>
          </table:table-cell>
          <table:table-cell office:value-type="float" office:value="3413.02" table:style-name="ce1">
            <text:p>3413,02</text:p>
          </table:table-cell>
          <table:table-cell table:style-name="ce1"/>
          <table:table-cell office:value-type="float" office:value="751" table:style-name="ce1">
            <text:p>751</text:p>
          </table:table-cell>
          <table:table-cell office:value-type="float" office:value="6939.3" table:style-name="ce1">
            <text:p>6939,3</text:p>
          </table:table-cell>
          <table:table-cell table:style-name="ce1"/>
          <table:table-cell office:value-type="float" office:value="751" table:style-name="ce1">
            <text:p>751</text:p>
          </table:table-cell>
          <table:table-cell office:value-type="float" office:value="8913.8700000000008" table:style-name="ce1">
            <text:p>8913,8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2" table:style-name="ce1">
            <text:p>752</text:p>
          </table:table-cell>
          <table:table-cell office:value-type="float" office:value="3346.48" table:style-name="ce1">
            <text:p>3346,48</text:p>
          </table:table-cell>
          <table:table-cell table:style-name="ce1"/>
          <table:table-cell office:value-type="float" office:value="752" table:style-name="ce1">
            <text:p>752</text:p>
          </table:table-cell>
          <table:table-cell office:value-type="float" office:value="7186.46" table:style-name="ce1">
            <text:p>7186,46</text:p>
          </table:table-cell>
          <table:table-cell table:style-name="ce1"/>
          <table:table-cell office:value-type="float" office:value="752" table:style-name="ce1">
            <text:p>752</text:p>
          </table:table-cell>
          <table:table-cell office:value-type="float" office:value="9129.4" table:style-name="ce1">
            <text:p>9129,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3" table:style-name="ce1">
            <text:p>753</text:p>
          </table:table-cell>
          <table:table-cell office:value-type="float" office:value="3327.69" table:style-name="ce1">
            <text:p>3327,69</text:p>
          </table:table-cell>
          <table:table-cell table:style-name="ce1"/>
          <table:table-cell office:value-type="float" office:value="753" table:style-name="ce1">
            <text:p>753</text:p>
          </table:table-cell>
          <table:table-cell office:value-type="float" office:value="6920.57" table:style-name="ce1">
            <text:p>6920,57</text:p>
          </table:table-cell>
          <table:table-cell table:style-name="ce1"/>
          <table:table-cell office:value-type="float" office:value="753" table:style-name="ce1">
            <text:p>753</text:p>
          </table:table-cell>
          <table:table-cell office:value-type="float" office:value="8895.0499999999993" table:style-name="ce1">
            <text:p>8895,0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4" table:style-name="ce1">
            <text:p>754</text:p>
          </table:table-cell>
          <table:table-cell office:value-type="float" office:value="3394.26" table:style-name="ce1">
            <text:p>3394,26</text:p>
          </table:table-cell>
          <table:table-cell table:style-name="ce1"/>
          <table:table-cell office:value-type="float" office:value="754" table:style-name="ce1">
            <text:p>754</text:p>
          </table:table-cell>
          <table:table-cell office:value-type="float" office:value="6689.31" table:style-name="ce1">
            <text:p>6689,31</text:p>
          </table:table-cell>
          <table:table-cell table:style-name="ce1"/>
          <table:table-cell office:value-type="float" office:value="754" table:style-name="ce1">
            <text:p>754</text:p>
          </table:table-cell>
          <table:table-cell office:value-type="float" office:value="9126.56" table:style-name="ce1">
            <text:p>9126,5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5" table:style-name="ce1">
            <text:p>755</text:p>
          </table:table-cell>
          <table:table-cell office:value-type="float" office:value="3344.4" table:style-name="ce1">
            <text:p>3344,4</text:p>
          </table:table-cell>
          <table:table-cell table:style-name="ce1"/>
          <table:table-cell office:value-type="float" office:value="755" table:style-name="ce1">
            <text:p>755</text:p>
          </table:table-cell>
          <table:table-cell office:value-type="float" office:value="6492.12" table:style-name="ce1">
            <text:p>6492,12</text:p>
          </table:table-cell>
          <table:table-cell table:style-name="ce1"/>
          <table:table-cell office:value-type="float" office:value="755" table:style-name="ce1">
            <text:p>755</text:p>
          </table:table-cell>
          <table:table-cell office:value-type="float" office:value="9239.7000000000007" table:style-name="ce1">
            <text:p>9239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6" table:style-name="ce1">
            <text:p>756</text:p>
          </table:table-cell>
          <table:table-cell office:value-type="float" office:value="3323.39" table:style-name="ce1">
            <text:p>3323,39</text:p>
          </table:table-cell>
          <table:table-cell table:style-name="ce1"/>
          <table:table-cell office:value-type="float" office:value="756" table:style-name="ce1">
            <text:p>756</text:p>
          </table:table-cell>
          <table:table-cell office:value-type="float" office:value="6685.05" table:style-name="ce1">
            <text:p>6685,05</text:p>
          </table:table-cell>
          <table:table-cell table:style-name="ce1"/>
          <table:table-cell office:value-type="float" office:value="756" table:style-name="ce1">
            <text:p>756</text:p>
          </table:table-cell>
          <table:table-cell office:value-type="float" office:value="9631.1299999999992" table:style-name="ce1">
            <text:p>9631,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7" table:style-name="ce1">
            <text:p>757</text:p>
          </table:table-cell>
          <table:table-cell office:value-type="float" office:value="3347.84" table:style-name="ce1">
            <text:p>3347,84</text:p>
          </table:table-cell>
          <table:table-cell table:style-name="ce1"/>
          <table:table-cell office:value-type="float" office:value="757" table:style-name="ce1">
            <text:p>757</text:p>
          </table:table-cell>
          <table:table-cell office:value-type="float" office:value="6503.77" table:style-name="ce1">
            <text:p>6503,77</text:p>
          </table:table-cell>
          <table:table-cell table:style-name="ce1"/>
          <table:table-cell office:value-type="float" office:value="757" table:style-name="ce1">
            <text:p>757</text:p>
          </table:table-cell>
          <table:table-cell office:value-type="float" office:value="9279.7000000000007" table:style-name="ce1">
            <text:p>9279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8" table:style-name="ce1">
            <text:p>758</text:p>
          </table:table-cell>
          <table:table-cell office:value-type="float" office:value="3347.95" table:style-name="ce1">
            <text:p>3347,95</text:p>
          </table:table-cell>
          <table:table-cell table:style-name="ce1"/>
          <table:table-cell office:value-type="float" office:value="758" table:style-name="ce1">
            <text:p>758</text:p>
          </table:table-cell>
          <table:table-cell office:value-type="float" office:value="6529.33" table:style-name="ce1">
            <text:p>6529,33</text:p>
          </table:table-cell>
          <table:table-cell table:style-name="ce1"/>
          <table:table-cell office:value-type="float" office:value="758" table:style-name="ce1">
            <text:p>758</text:p>
          </table:table-cell>
          <table:table-cell office:value-type="float" office:value="9500.76" table:style-name="ce1">
            <text:p>9500,7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9" table:style-name="ce1">
            <text:p>759</text:p>
          </table:table-cell>
          <table:table-cell office:value-type="float" office:value="3333.29" table:style-name="ce1">
            <text:p>3333,29</text:p>
          </table:table-cell>
          <table:table-cell table:style-name="ce1"/>
          <table:table-cell office:value-type="float" office:value="759" table:style-name="ce1">
            <text:p>759</text:p>
          </table:table-cell>
          <table:table-cell office:value-type="float" office:value="6783.52" table:style-name="ce1">
            <text:p>6783,52</text:p>
          </table:table-cell>
          <table:table-cell table:style-name="ce1"/>
          <table:table-cell office:value-type="float" office:value="759" table:style-name="ce1">
            <text:p>759</text:p>
          </table:table-cell>
          <table:table-cell office:value-type="float" office:value="9184.86" table:style-name="ce1">
            <text:p>9184,8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0" table:style-name="ce1">
            <text:p>760</text:p>
          </table:table-cell>
          <table:table-cell office:value-type="float" office:value="3281.36" table:style-name="ce1">
            <text:p>3281,36</text:p>
          </table:table-cell>
          <table:table-cell table:style-name="ce1"/>
          <table:table-cell office:value-type="float" office:value="760" table:style-name="ce1">
            <text:p>760</text:p>
          </table:table-cell>
          <table:table-cell office:value-type="float" office:value="7161.69" table:style-name="ce1">
            <text:p>7161,69</text:p>
          </table:table-cell>
          <table:table-cell table:style-name="ce1"/>
          <table:table-cell office:value-type="float" office:value="760" table:style-name="ce1">
            <text:p>760</text:p>
          </table:table-cell>
          <table:table-cell office:value-type="float" office:value="9090.18" table:style-name="ce1">
            <text:p>9090,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1" table:style-name="ce1">
            <text:p>761</text:p>
          </table:table-cell>
          <table:table-cell office:value-type="float" office:value="3321.28" table:style-name="ce1">
            <text:p>3321,28</text:p>
          </table:table-cell>
          <table:table-cell table:style-name="ce1"/>
          <table:table-cell office:value-type="float" office:value="761" table:style-name="ce1">
            <text:p>761</text:p>
          </table:table-cell>
          <table:table-cell office:value-type="float" office:value="6852.54" table:style-name="ce1">
            <text:p>6852,54</text:p>
          </table:table-cell>
          <table:table-cell table:style-name="ce1"/>
          <table:table-cell office:value-type="float" office:value="761" table:style-name="ce1">
            <text:p>761</text:p>
          </table:table-cell>
          <table:table-cell office:value-type="float" office:value="8740.89" table:style-name="ce1">
            <text:p>8740,8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2" table:style-name="ce1">
            <text:p>762</text:p>
          </table:table-cell>
          <table:table-cell office:value-type="float" office:value="3325.07" table:style-name="ce1">
            <text:p>3325,07</text:p>
          </table:table-cell>
          <table:table-cell table:style-name="ce1"/>
          <table:table-cell office:value-type="float" office:value="762" table:style-name="ce1">
            <text:p>762</text:p>
          </table:table-cell>
          <table:table-cell office:value-type="float" office:value="7285.84" table:style-name="ce1">
            <text:p>7285,84</text:p>
          </table:table-cell>
          <table:table-cell table:style-name="ce1"/>
          <table:table-cell office:value-type="float" office:value="762" table:style-name="ce1">
            <text:p>762</text:p>
          </table:table-cell>
          <table:table-cell office:value-type="float" office:value="9124.81" table:style-name="ce1">
            <text:p>9124,8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3" table:style-name="ce1">
            <text:p>763</text:p>
          </table:table-cell>
          <table:table-cell office:value-type="float" office:value="3459.34" table:style-name="ce1">
            <text:p>3459,34</text:p>
          </table:table-cell>
          <table:table-cell table:style-name="ce1"/>
          <table:table-cell office:value-type="float" office:value="763" table:style-name="ce1">
            <text:p>763</text:p>
          </table:table-cell>
          <table:table-cell office:value-type="float" office:value="7370.45" table:style-name="ce1">
            <text:p>7370,45</text:p>
          </table:table-cell>
          <table:table-cell table:style-name="ce1"/>
          <table:table-cell office:value-type="float" office:value="763" table:style-name="ce1">
            <text:p>763</text:p>
          </table:table-cell>
          <table:table-cell office:value-type="float" office:value="8702.9599999999991" table:style-name="ce1">
            <text:p>8702,9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4" table:style-name="ce1">
            <text:p>764</text:p>
          </table:table-cell>
          <table:table-cell office:value-type="float" office:value="3437.21" table:style-name="ce1">
            <text:p>3437,21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float" office:value="7487.49" table:style-name="ce1">
            <text:p>7487,49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float" office:value="9157.1" table:style-name="ce1">
            <text:p>9157,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5" table:style-name="ce1">
            <text:p>765</text:p>
          </table:table-cell>
          <table:table-cell office:value-type="float" office:value="3556.06" table:style-name="ce1">
            <text:p>3556,06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float" office:value="7102.92" table:style-name="ce1">
            <text:p>7102,92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float" office:value="8669.66" table:style-name="ce1">
            <text:p>8669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6" table:style-name="ce1">
            <text:p>766</text:p>
          </table:table-cell>
          <table:table-cell office:value-type="float" office:value="3425.95" table:style-name="ce1">
            <text:p>3425,95</text:p>
          </table:table-cell>
          <table:table-cell table:style-name="ce1"/>
          <table:table-cell office:value-type="float" office:value="766" table:style-name="ce1">
            <text:p>766</text:p>
          </table:table-cell>
          <table:table-cell office:value-type="float" office:value="6953.31" table:style-name="ce1">
            <text:p>6953,31</text:p>
          </table:table-cell>
          <table:table-cell table:style-name="ce1"/>
          <table:table-cell office:value-type="float" office:value="766" table:style-name="ce1">
            <text:p>766</text:p>
          </table:table-cell>
          <table:table-cell office:value-type="float" office:value="9243.91" table:style-name="ce1">
            <text:p>9243,9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7" table:style-name="ce1">
            <text:p>767</text:p>
          </table:table-cell>
          <table:table-cell office:value-type="float" office:value="3465.31" table:style-name="ce1">
            <text:p>3465,31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6761.13" table:style-name="ce1">
            <text:p>6761,13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8760.32" table:style-name="ce1">
            <text:p>8760,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8" table:style-name="ce1">
            <text:p>768</text:p>
          </table:table-cell>
          <table:table-cell office:value-type="float" office:value="3344.44" table:style-name="ce1">
            <text:p>3344,44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6611.76" table:style-name="ce1">
            <text:p>6611,76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9025.31" table:style-name="ce1">
            <text:p>9025,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9" table:style-name="ce1">
            <text:p>769</text:p>
          </table:table-cell>
          <table:table-cell office:value-type="float" office:value="3362.59" table:style-name="ce1">
            <text:p>3362,59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7197.51" table:style-name="ce1">
            <text:p>7197,51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8910.24" table:style-name="ce1">
            <text:p>8910,24</text:p>
          </table:table-cell>
          <table:table-cell table:number-columns-repeated="16372"/>
        </table:table-row>
        <table:table-row table:number-rows-repeated="1047804" table:style-name="ro1">
          <table:table-cell table:number-columns-repeated="16384"/>
        </table:table-row>
      </table:table>
      <table:table table:name="FINAL" table:style-name="ta3">
        <table:table-column table:style-name="co2" table:default-cell-style-name="ce1"/>
        <table:table-column table:style-name="co3" table:default-cell-style-name="ce1"/>
        <table:table-column table:style-name="co2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AIVE:</text:p>
          </table:table-cell>
          <table:table-cell table:number-columns-repeated="2" table:style-name="ce1"/>
          <table:table-cell office:value-type="string" table:style-name="ce2">
            <text:p>TRANSPOSED:</text:p>
          </table:table-cell>
          <table:table-cell table:number-columns-repeated="2" table:style-name="ce1"/>
          <table:table-cell office:value-type="string" table:style-name="ce2">
            <text:p>BLOCKED:</text:p>
          </table:table-cell>
          <table:table-cell table:number-columns-repeated="2" table:style-name="ce1"/>
          <table:table-cell office:value-type="string" table:style-name="ce2">
            <text:p>BLAS:</text:p>
          </table:table-cell>
          <table:table-cell table:number-columns-repeated="2" table:style-name="ce1"/>
          <table:table-cell office:value-type="string" table:style-name="ce1">
            <text:p>NAIVE GRAPH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Peak %</text:p>
          </table:table-cell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.34699999999999998" table:style-name="ce1">
            <text:p>0,34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18" table:style-name="ce1">
            <text:p>0,2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123" table:style-name="ce1">
            <text:p>0,123</text:p>
          </table:table-cell>
          <table:table-cell office:value-type="float" office:value="1.4642857142857141E-2" table:formula="of:=[.I4]/8.4" table:style-name="ce1">
            <text:p>0,014642857</text:p>
          </table:table-cell>
          <table:table-cell office:value-type="float" office:value="2" table:style-name="ce1">
            <text:p>2</text:p>
          </table:table-cell>
          <table:table-cell office:value-type="float" office:value="7.1099999999999997E-2" table:style-name="ce1">
            <text:p>0,0711</text:p>
          </table:table-cell>
          <table:table-cell table:style-name="ce1">
            <draw:frame draw:z-index="1" draw:id="id17" draw:style-name="a17" draw:name="Chart 4" svg:x="0.55833in" svg:y="0.11667in" svg:width="12.45833in" svg:height="7.5583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.47199999999999998" table:style-name="ce1">
            <text:p>0,47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5699999999999998" table:style-name="ce1">
            <text:p>0,35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245" table:style-name="ce1">
            <text:p>0,245</text:p>
          </table:table-cell>
          <table:table-cell office:value-type="float" office:value="2.9166666666666664E-2" table:formula="of:=[.I5]/8.4" table:style-name="ce1">
            <text:p>0,029166667</text:p>
          </table:table-cell>
          <table:table-cell office:value-type="float" office:value="3" table:style-name="ce1">
            <text:p>3</text:p>
          </table:table-cell>
          <table:table-cell office:value-type="float" office:value="0.20100000000000001" table:style-name="ce1">
            <text:p>0,20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.58899999999999997" table:style-name="ce1">
            <text:p>0,58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8699999999999999" table:style-name="ce1">
            <text:p>0,48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502" table:style-name="ce1">
            <text:p>0,502</text:p>
          </table:table-cell>
          <table:table-cell office:value-type="float" office:value="5.9761904761904759E-2" table:formula="of:=[.I6]/8.4" table:style-name="ce1">
            <text:p>0,059761905</text:p>
          </table:table-cell>
          <table:table-cell office:value-type="float" office:value="4" table:style-name="ce1">
            <text:p>4</text:p>
          </table:table-cell>
          <table:table-cell office:value-type="float" office:value="0.48699999999999999" table:style-name="ce1">
            <text:p>0,48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.63800000000000001" table:style-name="ce1">
            <text:p>0,63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3900000000000003" table:style-name="ce1">
            <text:p>0,53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7399999999999995" table:style-name="ce1">
            <text:p>0,574</text:p>
          </table:table-cell>
          <table:table-cell office:value-type="float" office:value="6.8333333333333329E-2" table:formula="of:=[.I7]/8.4" table:style-name="ce1">
            <text:p>0,068333333</text:p>
          </table:table-cell>
          <table:table-cell office:value-type="float" office:value="5" table:style-name="ce1">
            <text:p>5</text:p>
          </table:table-cell>
          <table:table-cell office:value-type="float" office:value="0.73499999999999999" table:style-name="ce1">
            <text:p>0,73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.70199999999999996" table:style-name="ce1">
            <text:p>0,70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3100000000000001" table:style-name="ce1">
            <text:p>0,63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82" table:style-name="ce1">
            <text:p>0,82</text:p>
          </table:table-cell>
          <table:table-cell office:value-type="float" office:value="9.7619047619047605E-2" table:formula="of:=[.I8]/8.4" table:style-name="ce1">
            <text:p>0,097619048</text:p>
          </table:table-cell>
          <table:table-cell office:value-type="float" office:value="6" table:style-name="ce1">
            <text:p>6</text:p>
          </table:table-cell>
          <table:table-cell office:value-type="float" office:value="1.1100000000000001" table:style-name="ce1">
            <text:p>1,1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.77" table:style-name="ce1">
            <text:p>0,7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599999999999996" table:style-name="ce1">
            <text:p>0,70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83399999999999996" table:style-name="ce1">
            <text:p>0,834</text:p>
          </table:table-cell>
          <table:table-cell office:value-type="float" office:value="9.9285714285714283E-2" table:formula="of:=[.I9]/8.4" table:style-name="ce1">
            <text:p>0,099285714</text:p>
          </table:table-cell>
          <table:table-cell office:value-type="float" office:value="7" table:style-name="ce1">
            <text:p>7</text:p>
          </table:table-cell>
          <table:table-cell office:value-type="float" office:value="1.39" table:style-name="ce1">
            <text:p>1,3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.84199999999999997" table:style-name="ce1">
            <text:p>0,84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74" table:style-name="ce1">
            <text:p>0,7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.06" table:style-name="ce1">
            <text:p>2,06</text:p>
          </table:table-cell>
          <table:table-cell office:value-type="float" office:value="0.24523809523809523" table:formula="of:=[.I10]/8.4" table:style-name="ce1">
            <text:p>0,245238095</text:p>
          </table:table-cell>
          <table:table-cell office:value-type="float" office:value="8" table:style-name="ce1">
            <text:p>8</text:p>
          </table:table-cell>
          <table:table-cell office:value-type="float" office:value="1.97" table:style-name="ce1">
            <text:p>1,9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82199999999999995" table:style-name="ce1">
            <text:p>0,82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31" table:style-name="ce1">
            <text:p>1,31</text:p>
          </table:table-cell>
          <table:table-cell office:value-type="float" office:value="0.15595238095238095" table:formula="of:=[.I11]/8.4" table:style-name="ce1">
            <text:p>0,155952381</text:p>
          </table:table-cell>
          <table:table-cell office:value-type="float" office:value="9" table:style-name="ce1">
            <text:p>9</text:p>
          </table:table-cell>
          <table:table-cell office:value-type="float" office:value="2.12" table:style-name="ce1">
            <text:p>2,1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.01" table:style-name="ce1">
            <text:p>1,0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83699999999999997" table:style-name="ce1">
            <text:p>0,83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62" table:style-name="ce1">
            <text:p>1,62</text:p>
          </table:table-cell>
          <table:table-cell office:value-type="float" office:value="0.19285714285714287" table:formula="of:=[.I12]/8.4" table:style-name="ce1">
            <text:p>0,192857143</text:p>
          </table:table-cell>
          <table:table-cell office:value-type="float" office:value="10" table:style-name="ce1">
            <text:p>10</text:p>
          </table:table-cell>
          <table:table-cell office:value-type="float" office:value="2.58" table:style-name="ce1">
            <text:p>2,5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.95299999999999996" table:style-name="ce1">
            <text:p>0,95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86299999999999999" table:style-name="ce1">
            <text:p>0,86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59" table:style-name="ce1">
            <text:p>1,59</text:p>
          </table:table-cell>
          <table:table-cell office:value-type="float" office:value="0.18928571428571428" table:formula="of:=[.I13]/8.4" table:style-name="ce1">
            <text:p>0,189285714</text:p>
          </table:table-cell>
          <table:table-cell office:value-type="float" office:value="11" table:style-name="ce1">
            <text:p>11</text:p>
          </table:table-cell>
          <table:table-cell office:value-type="float" office:value="2.6" table:style-name="ce1">
            <text:p>2,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.999" table:style-name="ce1">
            <text:p>0,99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.88500000000000001" table:style-name="ce1">
            <text:p>0,88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97" table:style-name="ce1">
            <text:p>1,97</text:p>
          </table:table-cell>
          <table:table-cell office:value-type="float" office:value="0.23452380952380952" table:formula="of:=[.I14]/8.4" table:style-name="ce1">
            <text:p>0,23452381</text:p>
          </table:table-cell>
          <table:table-cell office:value-type="float" office:value="12" table:style-name="ce1">
            <text:p>12</text:p>
          </table:table-cell>
          <table:table-cell office:value-type="float" office:value="3.41" table:style-name="ce1">
            <text:p>3,4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.98099999999999998" table:style-name="ce1">
            <text:p>0,98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86" table:style-name="ce1">
            <text:p>1,86</text:p>
          </table:table-cell>
          <table:table-cell office:value-type="float" office:value="0.22142857142857142" table:formula="of:=[.I15]/8.4" table:style-name="ce1">
            <text:p>0,221428571</text:p>
          </table:table-cell>
          <table:table-cell office:value-type="float" office:value="13" table:style-name="ce1">
            <text:p>13</text:p>
          </table:table-cell>
          <table:table-cell office:value-type="float" office:value="3.33" table:style-name="ce1">
            <text:p>3,3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.01" table:style-name="ce1">
            <text:p>1,0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.14" table:style-name="ce1">
            <text:p>2,14</text:p>
          </table:table-cell>
          <table:table-cell office:value-type="float" office:value="0.25476190476190474" table:formula="of:=[.I16]/8.4" table:style-name="ce1">
            <text:p>0,254761905</text:p>
          </table:table-cell>
          <table:table-cell office:value-type="float" office:value="14" table:style-name="ce1">
            <text:p>14</text:p>
          </table:table-cell>
          <table:table-cell office:value-type="float" office:value="3.71" table:style-name="ce1">
            <text:p>3,7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42" table:style-name="ce1">
            <text:p>1,4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06" table:style-name="ce1">
            <text:p>2,06</text:p>
          </table:table-cell>
          <table:table-cell office:value-type="float" office:value="0.24523809523809523" table:formula="of:=[.I17]/8.4" table:style-name="ce1">
            <text:p>0,245238095</text:p>
          </table:table-cell>
          <table:table-cell office:value-type="float" office:value="15" table:style-name="ce1">
            <text:p>15</text:p>
          </table:table-cell>
          <table:table-cell office:value-type="float" office:value="3.47" table:style-name="ce1">
            <text:p>3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3.86" table:style-name="ce1">
            <text:p>3,86</text:p>
          </table:table-cell>
          <table:table-cell office:value-type="float" office:value="0.4595238095238095" table:formula="of:=[.I18]/8.4" table:style-name="ce1">
            <text:p>0,45952381</text:p>
          </table:table-cell>
          <table:table-cell office:value-type="float" office:value="16" table:style-name="ce1">
            <text:p>16</text:p>
          </table:table-cell>
          <table:table-cell office:value-type="float" office:value="4.24" table:style-name="ce1">
            <text:p>4,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1.24" table:style-name="ce1">
            <text:p>1,2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0.28928571428571431" table:formula="of:=[.I19]/8.4" table:style-name="ce1">
            <text:p>0,289285714</text:p>
          </table:table-cell>
          <table:table-cell office:value-type="float" office:value="17" table:style-name="ce1">
            <text:p>17</text:p>
          </table:table-cell>
          <table:table-cell office:value-type="float" office:value="3.99" table:style-name="ce1">
            <text:p>3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.7" table:style-name="ce1">
            <text:p>2,7</text:p>
          </table:table-cell>
          <table:table-cell office:value-type="float" office:value="0.32142857142857145" table:formula="of:=[.I20]/8.4" table:style-name="ce1">
            <text:p>0,321428571</text:p>
          </table:table-cell>
          <table:table-cell office:value-type="float" office:value="18" table:style-name="ce1">
            <text:p>18</text:p>
          </table:table-cell>
          <table:table-cell office:value-type="float" office:value="4.41" table:style-name="ce1">
            <text:p>4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.42" table:style-name="ce1">
            <text:p>2,42</text:p>
          </table:table-cell>
          <table:table-cell office:value-type="float" office:value="0.28809523809523807" table:formula="of:=[.I21]/8.4" table:style-name="ce1">
            <text:p>0,288095238</text:p>
          </table:table-cell>
          <table:table-cell office:value-type="float" office:value="19" table:style-name="ce1">
            <text:p>19</text:p>
          </table:table-cell>
          <table:table-cell office:value-type="float" office:value="4.2300000000000004" table:style-name="ce1">
            <text:p>4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.67" table:style-name="ce1">
            <text:p>2,67</text:p>
          </table:table-cell>
          <table:table-cell office:value-type="float" office:value="0.31785714285714284" table:formula="of:=[.I22]/8.4" table:style-name="ce1">
            <text:p>0,317857143</text:p>
          </table:table-cell>
          <table:table-cell office:value-type="float" office:value="20" table:style-name="ce1">
            <text:p>20</text:p>
          </table:table-cell>
          <table:table-cell office:value-type="float" office:value="4.9400000000000004" table:style-name="ce1">
            <text:p>4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52" table:style-name="ce1">
            <text:p>2,52</text:p>
          </table:table-cell>
          <table:table-cell office:value-type="float" office:value="0.3" table:formula="of:=[.I23]/8.4" table:style-name="ce1">
            <text:p>0,3</text:p>
          </table:table-cell>
          <table:table-cell office:value-type="float" office:value="21" table:style-name="ce1">
            <text:p>21</text:p>
          </table:table-cell>
          <table:table-cell office:value-type="float" office:value="4.6900000000000004" table:style-name="ce1">
            <text:p>4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77" table:style-name="ce1">
            <text:p>2,77</text:p>
          </table:table-cell>
          <table:table-cell office:value-type="float" office:value="0.32976190476190476" table:formula="of:=[.I24]/8.4" table:style-name="ce1">
            <text:p>0,329761905</text:p>
          </table:table-cell>
          <table:table-cell office:value-type="float" office:value="22" table:style-name="ce1">
            <text:p>22</text:p>
          </table:table-cell>
          <table:table-cell office:value-type="float" office:value="5.03" table:style-name="ce1">
            <text:p>5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6" table:style-name="ce1">
            <text:p>2,6</text:p>
          </table:table-cell>
          <table:table-cell office:value-type="float" office:value="0.30952380952380953" table:formula="of:=[.I25]/8.4" table:style-name="ce1">
            <text:p>0,30952381</text:p>
          </table:table-cell>
          <table:table-cell office:value-type="float" office:value="23" table:style-name="ce1">
            <text:p>23</text:p>
          </table:table-cell>
          <table:table-cell office:value-type="float" office:value="4.82" table:style-name="ce1">
            <text:p>4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0.59761904761904749" table:formula="of:=[.I26]/8.4" table:style-name="ce1">
            <text:p>0,597619048</text:p>
          </table:table-cell>
          <table:table-cell office:value-type="float" office:value="24" table:style-name="ce1">
            <text:p>24</text:p>
          </table:table-cell>
          <table:table-cell office:value-type="float" office:value="5.44" table:style-name="ce1">
            <text:p>5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.72" table:style-name="ce1">
            <text:p>1,7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81" table:style-name="ce1">
            <text:p>2,81</text:p>
          </table:table-cell>
          <table:table-cell office:value-type="float" office:value="0.3345238095238095" table:formula="of:=[.I27]/8.4" table:style-name="ce1">
            <text:p>0,33452381</text:p>
          </table:table-cell>
          <table:table-cell office:value-type="float" office:value="25" table:style-name="ce1">
            <text:p>25</text:p>
          </table:table-cell>
          <table:table-cell office:value-type="float" office:value="5.19" table:style-name="ce1">
            <text:p>5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.03" table:style-name="ce1">
            <text:p>3,03</text:p>
          </table:table-cell>
          <table:table-cell office:value-type="float" office:value="0.36071428571428565" table:formula="of:=[.I28]/8.4" table:style-name="ce1">
            <text:p>0,360714286</text:p>
          </table:table-cell>
          <table:table-cell office:value-type="float" office:value="26" table:style-name="ce1">
            <text:p>26</text:p>
          </table:table-cell>
          <table:table-cell office:value-type="float" office:value="5.46" table:style-name="ce1">
            <text:p>5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.72" table:style-name="ce1">
            <text:p>1,7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9" table:style-name="ce1">
            <text:p>2,9</text:p>
          </table:table-cell>
          <table:table-cell office:value-type="float" office:value="0.34523809523809523" table:formula="of:=[.I29]/8.4" table:style-name="ce1">
            <text:p>0,345238095</text:p>
          </table:table-cell>
          <table:table-cell office:value-type="float" office:value="27" table:style-name="ce1">
            <text:p>27</text:p>
          </table:table-cell>
          <table:table-cell office:value-type="float" office:value="5.23" table:style-name="ce1">
            <text:p>5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3.13" table:style-name="ce1">
            <text:p>3,13</text:p>
          </table:table-cell>
          <table:table-cell office:value-type="float" office:value="0.37261904761904757" table:formula="of:=[.I30]/8.4" table:style-name="ce1">
            <text:p>0,372619048</text:p>
          </table:table-cell>
          <table:table-cell office:value-type="float" office:value="28" table:style-name="ce1">
            <text:p>28</text:p>
          </table:table-cell>
          <table:table-cell office:value-type="float" office:value="5.82" table:style-name="ce1">
            <text:p>5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2" table:style-name="ce1">
            <text:p>2,92</text:p>
          </table:table-cell>
          <table:table-cell office:value-type="float" office:value="0.34761904761904761" table:formula="of:=[.I31]/8.4" table:style-name="ce1">
            <text:p>0,347619048</text:p>
          </table:table-cell>
          <table:table-cell office:value-type="float" office:value="29" table:style-name="ce1">
            <text:p>29</text:p>
          </table:table-cell>
          <table:table-cell office:value-type="float" office:value="5.52" table:style-name="ce1">
            <text:p>5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.12" table:style-name="ce1">
            <text:p>3,12</text:p>
          </table:table-cell>
          <table:table-cell office:value-type="float" office:value="0.37142857142857144" table:formula="of:=[.I32]/8.4" table:style-name="ce1">
            <text:p>0,371428571</text:p>
          </table:table-cell>
          <table:table-cell office:value-type="float" office:value="30" table:style-name="ce1">
            <text:p>30</text:p>
          </table:table-cell>
          <table:table-cell office:value-type="float" office:value="5.78" table:style-name="ce1">
            <text:p>5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float" office:value="1.69" table:style-name="ce1">
            <text:p>1,6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4" table:style-name="ce1">
            <text:p>3,04</text:p>
          </table:table-cell>
          <table:table-cell office:value-type="float" office:value="0.3619047619047619" table:formula="of:=[.I33]/8.4" table:style-name="ce1">
            <text:p>0,361904762</text:p>
          </table:table-cell>
          <table:table-cell office:value-type="float" office:value="31" table:style-name="ce1">
            <text:p>31</text:p>
          </table:table-cell>
          <table:table-cell office:value-type="float" office:value="5.54" table:style-name="ce1">
            <text:p>5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5" table:style-name="ce1">
            <text:p>5,25</text:p>
          </table:table-cell>
          <table:table-cell office:value-type="float" office:value="0.625" table:formula="of:=[.I34]/8.4" table:style-name="ce1">
            <text:p>0,625</text:p>
          </table:table-cell>
          <table:table-cell office:value-type="float" office:value="32" table:style-name="ce1">
            <text:p>32</text:p>
          </table:table-cell>
          <table:table-cell office:value-type="float" office:value="6.08" table:style-name="ce1">
            <text:p>6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.86" table:style-name="ce1">
            <text:p>2,86</text:p>
          </table:table-cell>
          <table:table-cell office:value-type="float" office:value="0.34047619047619043" table:formula="of:=[.I35]/8.4" table:style-name="ce1">
            <text:p>0,34047619</text:p>
          </table:table-cell>
          <table:table-cell office:value-type="float" office:value="33" table:style-name="ce1">
            <text:p>33</text:p>
          </table:table-cell>
          <table:table-cell office:value-type="float" office:value="5.81" table:style-name="ce1">
            <text:p>5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.25" table:style-name="ce1">
            <text:p>2,25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3.02" table:style-name="ce1">
            <text:p>3,02</text:p>
          </table:table-cell>
          <table:table-cell office:value-type="float" office:value="0.35952380952380952" table:formula="of:=[.I36]/8.4" table:style-name="ce1">
            <text:p>0,35952381</text:p>
          </table:table-cell>
          <table:table-cell office:value-type="float" office:value="34" table:style-name="ce1">
            <text:p>34</text:p>
          </table:table-cell>
          <table:table-cell office:value-type="float" office:value="6.03" table:style-name="ce1">
            <text:p>6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.15" table:style-name="ce1">
            <text:p>2,1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.99" table:style-name="ce1">
            <text:p>2,99</text:p>
          </table:table-cell>
          <table:table-cell office:value-type="float" office:value="0.35595238095238096" table:formula="of:=[.I37]/8.4" table:style-name="ce1">
            <text:p>0,355952381</text:p>
          </table:table-cell>
          <table:table-cell office:value-type="float" office:value="35" table:style-name="ce1">
            <text:p>35</text:p>
          </table:table-cell>
          <table:table-cell office:value-type="float" office:value="5.75" table:style-name="ce1">
            <text:p>5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.2400000000000002" table:style-name="ce1">
            <text:p>2,24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.16" table:style-name="ce1">
            <text:p>3,16</text:p>
          </table:table-cell>
          <table:table-cell office:value-type="float" office:value="0.37619047619047619" table:formula="of:=[.I38]/8.4" table:style-name="ce1">
            <text:p>0,376190476</text:p>
          </table:table-cell>
          <table:table-cell office:value-type="float" office:value="36" table:style-name="ce1">
            <text:p>36</text:p>
          </table:table-cell>
          <table:table-cell office:value-type="float" office:value="6.28" table:style-name="ce1">
            <text:p>6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" table:style-name="ce1">
            <text:p>37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.05" table:style-name="ce1">
            <text:p>3,05</text:p>
          </table:table-cell>
          <table:table-cell office:value-type="float" office:value="0.36309523809523808" table:formula="of:=[.I39]/8.4" table:style-name="ce1">
            <text:p>0,363095238</text:p>
          </table:table-cell>
          <table:table-cell office:value-type="float" office:value="37" table:style-name="ce1">
            <text:p>37</text:p>
          </table:table-cell>
          <table:table-cell office:value-type="float" office:value="5.98" table:style-name="ce1">
            <text:p>5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.13" table:style-name="ce1">
            <text:p>2,13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.2" table:style-name="ce1">
            <text:p>3,2</text:p>
          </table:table-cell>
          <table:table-cell office:value-type="float" office:value="0.38095238095238093" table:formula="of:=[.I40]/8.4" table:style-name="ce1">
            <text:p>0,380952381</text:p>
          </table:table-cell>
          <table:table-cell office:value-type="float" office:value="38" table:style-name="ce1">
            <text:p>38</text:p>
          </table:table-cell>
          <table:table-cell office:value-type="float" office:value="6.19" table:style-name="ce1">
            <text:p>6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" table:style-name="ce1">
            <text:p>39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.89" table:style-name="ce1">
            <text:p>1,89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3.06" table:style-name="ce1">
            <text:p>3,06</text:p>
          </table:table-cell>
          <table:table-cell office:value-type="float" office:value="0.36428571428571427" table:formula="of:=[.I41]/8.4" table:style-name="ce1">
            <text:p>0,364285714</text:p>
          </table:table-cell>
          <table:table-cell office:value-type="float" office:value="39" table:style-name="ce1">
            <text:p>39</text:p>
          </table:table-cell>
          <table:table-cell office:value-type="float" office:value="5.94" table:style-name="ce1">
            <text:p>5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40" table:style-name="ce5">
            <text:p>40</text:p>
          </table:table-cell>
          <table:table-cell office:value-type="float" office:value="5.81" table:style-name="ce5">
            <text:p>5,81</text:p>
          </table:table-cell>
          <table:table-cell office:value-type="float" office:value="0.69166666666666654" table:formula="of:=[.I42]/8.4" table:style-name="ce5">
            <text:p>0,691666667</text:p>
          </table:table-cell>
          <table:table-cell office:value-type="float" office:value="40" table:style-name="ce1">
            <text:p>40</text:p>
          </table:table-cell>
          <table:table-cell office:value-type="float" office:value="6.37" table:style-name="ce1">
            <text:p>6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" table:style-name="ce1">
            <text:p>4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3.17" table:style-name="ce1">
            <text:p>3,17</text:p>
          </table:table-cell>
          <table:table-cell office:value-type="float" office:value="0.37738095238095237" table:formula="of:=[.I43]/8.4" table:style-name="ce1">
            <text:p>0,377380952</text:p>
          </table:table-cell>
          <table:table-cell office:value-type="float" office:value="41" table:style-name="ce1">
            <text:p>41</text:p>
          </table:table-cell>
          <table:table-cell office:value-type="float" office:value="6.12" table:style-name="ce1">
            <text:p>6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.29" table:style-name="ce1">
            <text:p>3,29</text:p>
          </table:table-cell>
          <table:table-cell office:value-type="float" office:value="0.39166666666666666" table:formula="of:=[.I44]/8.4" table:style-name="ce1">
            <text:p>0,391666667</text:p>
          </table:table-cell>
          <table:table-cell office:value-type="float" office:value="42" table:style-name="ce1">
            <text:p>42</text:p>
          </table:table-cell>
          <table:table-cell office:value-type="float" office:value="6.3" table:style-name="ce1">
            <text:p>6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" table:style-name="ce1">
            <text:p>4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3.19" table:style-name="ce1">
            <text:p>3,19</text:p>
          </table:table-cell>
          <table:table-cell office:value-type="float" office:value="0.37976190476190474" table:formula="of:=[.I45]/8.4" table:style-name="ce1">
            <text:p>0,379761905</text:p>
          </table:table-cell>
          <table:table-cell office:value-type="float" office:value="43" table:style-name="ce1">
            <text:p>43</text:p>
          </table:table-cell>
          <table:table-cell office:value-type="float" office:value="6.08" table:style-name="ce1">
            <text:p>6,08</text:p>
          </table:table-cell>
          <table:table-cell table:style-name="ce1">
            <draw:frame draw:z-index="2" draw:id="id18" draw:style-name="a18" draw:name="Chart 4" svg:x="0.55833in" svg:y="0in" svg:width="12.45833in" svg:height="7.5583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3.35" table:style-name="ce1">
            <text:p>3,35</text:p>
          </table:table-cell>
          <table:table-cell office:value-type="float" office:value="0.39880952380952378" table:formula="of:=[.I46]/8.4" table:style-name="ce1">
            <text:p>0,398809524</text:p>
          </table:table-cell>
          <table:table-cell office:value-type="float" office:value="44" table:style-name="ce1">
            <text:p>44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3.18" table:style-name="ce1">
            <text:p>3,18</text:p>
          </table:table-cell>
          <table:table-cell office:value-type="float" office:value="0.37857142857142856" table:formula="of:=[.I47]/8.4" table:style-name="ce1">
            <text:p>0,378571429</text:p>
          </table:table-cell>
          <table:table-cell office:value-type="float" office:value="45" table:style-name="ce1">
            <text:p>45</text:p>
          </table:table-cell>
          <table:table-cell office:value-type="float" office:value="6.26" table:style-name="ce1">
            <text:p>6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3.3" table:style-name="ce1">
            <text:p>3,3</text:p>
          </table:table-cell>
          <table:table-cell office:value-type="float" office:value="0.39285714285714279" table:formula="of:=[.I48]/8.4" table:style-name="ce1">
            <text:p>0,392857143</text:p>
          </table:table-cell>
          <table:table-cell office:value-type="float" office:value="46" table:style-name="ce1">
            <text:p>46</text:p>
          </table:table-cell>
          <table:table-cell office:value-type="float" office:value="6.44" table:style-name="ce1">
            <text:p>6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" table:style-name="ce1">
            <text:p>47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3.2" table:style-name="ce1">
            <text:p>3,2</text:p>
          </table:table-cell>
          <table:table-cell office:value-type="float" office:value="0.38095238095238093" table:formula="of:=[.I49]/8.4" table:style-name="ce1">
            <text:p>0,380952381</text:p>
          </table:table-cell>
          <table:table-cell office:value-type="float" office:value="47" table:style-name="ce1">
            <text:p>47</text:p>
          </table:table-cell>
          <table:table-cell office:value-type="float" office:value="6.2" table:style-name="ce1">
            <text:p>6,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5.73" table:style-name="ce1">
            <text:p>5,73</text:p>
          </table:table-cell>
          <table:table-cell office:value-type="float" office:value="0.68214285714285716" table:formula="of:=[.I50]/8.4" table:style-name="ce1">
            <text:p>0,682142857</text:p>
          </table:table-cell>
          <table:table-cell office:value-type="float" office:value="48" table:style-name="ce1">
            <text:p>48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3.05" table:style-name="ce1">
            <text:p>3,05</text:p>
          </table:table-cell>
          <table:table-cell office:value-type="float" office:value="0.36309523809523808" table:formula="of:=[.I51]/8.4" table:style-name="ce1">
            <text:p>0,363095238</text:p>
          </table:table-cell>
          <table:table-cell office:value-type="float" office:value="49" table:style-name="ce1">
            <text:p>49</text:p>
          </table:table-cell>
          <table:table-cell office:value-type="float" office:value="6.34" table:style-name="ce1">
            <text:p>6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.25" table:style-name="ce1">
            <text:p>2,2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.17" table:style-name="ce1">
            <text:p>3,17</text:p>
          </table:table-cell>
          <table:table-cell office:value-type="float" office:value="0.37738095238095237" table:formula="of:=[.I52]/8.4" table:style-name="ce1">
            <text:p>0,377380952</text:p>
          </table:table-cell>
          <table:table-cell office:value-type="float" office:value="50" table:style-name="ce1">
            <text:p>50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" table:style-name="ce1">
            <text:p>51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.14" table:style-name="ce1">
            <text:p>2,14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3.13" table:style-name="ce1">
            <text:p>3,13</text:p>
          </table:table-cell>
          <table:table-cell office:value-type="float" office:value="0.37261904761904757" table:formula="of:=[.I53]/8.4" table:style-name="ce1">
            <text:p>0,372619048</text:p>
          </table:table-cell>
          <table:table-cell office:value-type="float" office:value="51" table:style-name="ce1">
            <text:p>51</text:p>
          </table:table-cell>
          <table:table-cell office:value-type="float" office:value="6.29" table:style-name="ce1">
            <text:p>6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.21" table:style-name="ce1">
            <text:p>2,2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.25" table:style-name="ce1">
            <text:p>3,25</text:p>
          </table:table-cell>
          <table:table-cell office:value-type="float" office:value="0.38690476190476186" table:formula="of:=[.I54]/8.4" table:style-name="ce1">
            <text:p>0,386904762</text:p>
          </table:table-cell>
          <table:table-cell office:value-type="float" office:value="52" table:style-name="ce1">
            <text:p>52</text:p>
          </table:table-cell>
          <table:table-cell office:value-type="float" office:value="6.36" table:style-name="ce1">
            <text:p>6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" table:style-name="ce1">
            <text:p>53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3.15" table:style-name="ce1">
            <text:p>3,15</text:p>
          </table:table-cell>
          <table:table-cell office:value-type="float" office:value="0.375" table:formula="of:=[.I55]/8.4" table:style-name="ce1">
            <text:p>0,375</text:p>
          </table:table-cell>
          <table:table-cell office:value-type="float" office:value="53" table:style-name="ce1">
            <text:p>53</text:p>
          </table:table-cell>
          <table:table-cell office:value-type="float" office:value="6.18" table:style-name="ce1">
            <text:p>6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" table:style-name="ce1">
            <text:p>54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.13" table:style-name="ce1">
            <text:p>2,13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.26" table:style-name="ce1">
            <text:p>3,26</text:p>
          </table:table-cell>
          <table:table-cell office:value-type="float" office:value="0.38809523809523805" table:formula="of:=[.I56]/8.4" table:style-name="ce1">
            <text:p>0,388095238</text:p>
          </table:table-cell>
          <table:table-cell office:value-type="float" office:value="54" table:style-name="ce1">
            <text:p>54</text:p>
          </table:table-cell>
          <table:table-cell office:value-type="float" office:value="6.22" table:style-name="ce1">
            <text:p>6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" table:style-name="ce1">
            <text:p>55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.14" table:style-name="ce1">
            <text:p>3,14</text:p>
          </table:table-cell>
          <table:table-cell office:value-type="float" office:value="0.37380952380952381" table:formula="of:=[.I57]/8.4" table:style-name="ce1">
            <text:p>0,373809524</text:p>
          </table:table-cell>
          <table:table-cell office:value-type="float" office:value="55" table:style-name="ce1">
            <text:p>55</text:p>
          </table:table-cell>
          <table:table-cell office:value-type="float" office:value="6.03" table:style-name="ce1">
            <text:p>6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.78" table:style-name="ce1">
            <text:p>5,78</text:p>
          </table:table-cell>
          <table:table-cell office:value-type="float" office:value="0.68809523809523809" table:formula="of:=[.I58]/8.4" table:style-name="ce1">
            <text:p>0,688095238</text:p>
          </table:table-cell>
          <table:table-cell office:value-type="float" office:value="56" table:style-name="ce1">
            <text:p>56</text:p>
          </table:table-cell>
          <table:table-cell office:value-type="float" office:value="5.99" table:style-name="ce1">
            <text:p>5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3.22" table:style-name="ce1">
            <text:p>3,22</text:p>
          </table:table-cell>
          <table:table-cell office:value-type="float" office:value="0.38333333333333336" table:formula="of:=[.I59]/8.4" table:style-name="ce1">
            <text:p>0,383333333</text:p>
          </table:table-cell>
          <table:table-cell office:value-type="float" office:value="57" table:style-name="ce1">
            <text:p>57</text:p>
          </table:table-cell>
          <table:table-cell office:value-type="float" office:value="5.83" table:style-name="ce1">
            <text:p>5,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" table:style-name="ce1">
            <text:p>58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3.33" table:style-name="ce1">
            <text:p>3,33</text:p>
          </table:table-cell>
          <table:table-cell office:value-type="float" office:value="0.39642857142857141" table:formula="of:=[.I60]/8.4" table:style-name="ce1">
            <text:p>0,396428571</text:p>
          </table:table-cell>
          <table:table-cell office:value-type="float" office:value="58" table:style-name="ce1">
            <text:p>58</text:p>
          </table:table-cell>
          <table:table-cell office:value-type="float" office:value="5.89" table:style-name="ce1">
            <text:p>5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" table:style-name="ce1">
            <text:p>59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3.26" table:style-name="ce1">
            <text:p>3,26</text:p>
          </table:table-cell>
          <table:table-cell office:value-type="float" office:value="0.38809523809523805" table:formula="of:=[.I61]/8.4" table:style-name="ce1">
            <text:p>0,388095238</text:p>
          </table:table-cell>
          <table:table-cell office:value-type="float" office:value="59" table:style-name="ce1">
            <text:p>59</text:p>
          </table:table-cell>
          <table:table-cell office:value-type="float" office:value="5.75" table:style-name="ce1">
            <text:p>5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.36" table:style-name="ce1">
            <text:p>3,36</text:p>
          </table:table-cell>
          <table:table-cell office:value-type="float" office:value="0.39999999999999997" table:formula="of:=[.I62]/8.4" table:style-name="ce1">
            <text:p>0,4</text:p>
          </table:table-cell>
          <table:table-cell office:value-type="float" office:value="60" table:style-name="ce1">
            <text:p>60</text:p>
          </table:table-cell>
          <table:table-cell office:value-type="float" office:value="5.76" table:style-name="ce1">
            <text:p>5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" table:style-name="ce1">
            <text:p>61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3.25" table:style-name="ce1">
            <text:p>3,25</text:p>
          </table:table-cell>
          <table:table-cell office:value-type="float" office:value="0.38690476190476186" table:formula="of:=[.I63]/8.4" table:style-name="ce1">
            <text:p>0,386904762</text:p>
          </table:table-cell>
          <table:table-cell office:value-type="float" office:value="61" table:style-name="ce1">
            <text:p>61</text:p>
          </table:table-cell>
          <table:table-cell office:value-type="float" office:value="5.63" table:style-name="ce1">
            <text:p>5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" table:style-name="ce1">
            <text:p>6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3.35" table:style-name="ce1">
            <text:p>3,35</text:p>
          </table:table-cell>
          <table:table-cell office:value-type="float" office:value="0.39880952380952378" table:formula="of:=[.I64]/8.4" table:style-name="ce1">
            <text:p>0,398809524</text:p>
          </table:table-cell>
          <table:table-cell office:value-type="float" office:value="62" table:style-name="ce1">
            <text:p>62</text:p>
          </table:table-cell>
          <table:table-cell office:value-type="float" office:value="5.72" table:style-name="ce1">
            <text:p>5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" table:style-name="ce1">
            <text:p>63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3.29" table:style-name="ce1">
            <text:p>3,29</text:p>
          </table:table-cell>
          <table:table-cell office:value-type="float" office:value="0.39166666666666666" table:formula="of:=[.I65]/8.4" table:style-name="ce1">
            <text:p>0,391666667</text:p>
          </table:table-cell>
          <table:table-cell office:value-type="float" office:value="63" table:style-name="ce1">
            <text:p>63</text:p>
          </table:table-cell>
          <table:table-cell office:value-type="float" office:value="5.67" table:style-name="ce1">
            <text:p>5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.71" table:style-name="ce1">
            <text:p>5,71</text:p>
          </table:table-cell>
          <table:table-cell office:value-type="float" office:value="0.67976190476190468" table:formula="of:=[.I66]/8.4" table:style-name="ce1">
            <text:p>0,679761905</text:p>
          </table:table-cell>
          <table:table-cell office:value-type="float" office:value="64" table:style-name="ce1">
            <text:p>64</text:p>
          </table:table-cell>
          <table:table-cell office:value-type="float" office:value="5.63" table:style-name="ce1">
            <text:p>5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" table:style-name="ce1">
            <text:p>65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67]/8.4" table:style-name="ce1">
            <text:p>0,558333333</text:p>
          </table:table-cell>
          <table:table-cell office:value-type="float" office:value="65" table:style-name="ce1">
            <text:p>65</text:p>
          </table:table-cell>
          <table:table-cell office:value-type="float" office:value="5.52" table:style-name="ce1">
            <text:p>5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" table:style-name="ce1">
            <text:p>66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2.2000000000000002" table:style-name="ce1">
            <text:p>2,2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68]/8.4" table:style-name="ce1">
            <text:p>0,572619048</text:p>
          </table:table-cell>
          <table:table-cell office:value-type="float" office:value="66" table:style-name="ce1">
            <text:p>66</text:p>
          </table:table-cell>
          <table:table-cell office:value-type="float" office:value="5.59" table:style-name="ce1">
            <text:p>5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" table:style-name="ce1">
            <text:p>67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2.12" table:style-name="ce1">
            <text:p>2,12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69]/8.4" table:style-name="ce1">
            <text:p>0,560714286</text:p>
          </table:table-cell>
          <table:table-cell office:value-type="float" office:value="67" table:style-name="ce1">
            <text:p>67</text:p>
          </table:table-cell>
          <table:table-cell office:value-type="float" office:value="5.49" table:style-name="ce1">
            <text:p>5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" table:style-name="ce1">
            <text:p>68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2.17" table:style-name="ce1">
            <text:p>2,17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4.75" table:style-name="ce1">
            <text:p>4,75</text:p>
          </table:table-cell>
          <table:table-cell office:value-type="float" office:value="0.56547619047619047" table:formula="of:=[.I70]/8.4" table:style-name="ce1">
            <text:p>0,56547619</text:p>
          </table:table-cell>
          <table:table-cell office:value-type="float" office:value="68" table:style-name="ce1">
            <text:p>68</text:p>
          </table:table-cell>
          <table:table-cell office:value-type="float" office:value="5.51" table:style-name="ce1">
            <text:p>5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9" table:style-name="ce1">
            <text:p>69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4.59" table:style-name="ce1">
            <text:p>4,59</text:p>
          </table:table-cell>
          <table:table-cell office:value-type="float" office:value="0.54642857142857137" table:formula="of:=[.I71]/8.4" table:style-name="ce1">
            <text:p>0,546428571</text:p>
          </table:table-cell>
          <table:table-cell office:value-type="float" office:value="69" table:style-name="ce1">
            <text:p>69</text:p>
          </table:table-cell>
          <table:table-cell office:value-type="float" office:value="5.4" table:style-name="ce1">
            <text:p>5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.11" table:style-name="ce1">
            <text:p>2,1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72]/8.4" table:style-name="ce1">
            <text:p>0,554761905</text:p>
          </table:table-cell>
          <table:table-cell office:value-type="float" office:value="70" table:style-name="ce1">
            <text:p>70</text:p>
          </table:table-cell>
          <table:table-cell office:value-type="float" office:value="5.5" table:style-name="ce1">
            <text:p>5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1" table:style-name="ce1">
            <text:p>71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4.51" table:style-name="ce1">
            <text:p>4,51</text:p>
          </table:table-cell>
          <table:table-cell office:value-type="float" office:value="0.53690476190476188" table:formula="of:=[.I73]/8.4" table:style-name="ce1">
            <text:p>0,536904762</text:p>
          </table:table-cell>
          <table:table-cell office:value-type="float" office:value="71" table:style-name="ce1">
            <text:p>71</text:p>
          </table:table-cell>
          <table:table-cell office:value-type="float" office:value="5.5" table:style-name="ce1">
            <text:p>5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2" table:style-name="ce1">
            <text:p>72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.01" table:style-name="ce1">
            <text:p>5,01</text:p>
          </table:table-cell>
          <table:table-cell office:value-type="float" office:value="0.59642857142857142" table:formula="of:=[.I74]/8.4" table:style-name="ce1">
            <text:p>0,596428571</text:p>
          </table:table-cell>
          <table:table-cell office:value-type="float" office:value="72" table:style-name="ce1">
            <text:p>72</text:p>
          </table:table-cell>
          <table:table-cell office:value-type="float" office:value="5.45" table:style-name="ce1">
            <text:p>5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3" table:style-name="ce1">
            <text:p>7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0.54285714285714282" table:formula="of:=[.I75]/8.4" table:style-name="ce1">
            <text:p>0,542857143</text:p>
          </table:table-cell>
          <table:table-cell office:value-type="float" office:value="73" table:style-name="ce1">
            <text:p>73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76]/8.4" table:style-name="ce1">
            <text:p>0,555952381</text:p>
          </table:table-cell>
          <table:table-cell office:value-type="float" office:value="74" table:style-name="ce1">
            <text:p>74</text:p>
          </table:table-cell>
          <table:table-cell office:value-type="float" office:value="5.44" table:style-name="ce1">
            <text:p>5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4.54" table:style-name="ce1">
            <text:p>4,54</text:p>
          </table:table-cell>
          <table:table-cell office:value-type="float" office:value="0.54047619047619044" table:formula="of:=[.I77]/8.4" table:style-name="ce1">
            <text:p>0,54047619</text:p>
          </table:table-cell>
          <table:table-cell office:value-type="float" office:value="75" table:style-name="ce1">
            <text:p>75</text:p>
          </table:table-cell>
          <table:table-cell office:value-type="float" office:value="5.38" table:style-name="ce1">
            <text:p>5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4.58" table:style-name="ce1">
            <text:p>4,58</text:p>
          </table:table-cell>
          <table:table-cell office:value-type="float" office:value="0.54523809523809519" table:formula="of:=[.I78]/8.4" table:style-name="ce1">
            <text:p>0,545238095</text:p>
          </table:table-cell>
          <table:table-cell office:value-type="float" office:value="76" table:style-name="ce1">
            <text:p>76</text:p>
          </table:table-cell>
          <table:table-cell office:value-type="float" office:value="5.39" table:style-name="ce1">
            <text:p>5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4.5" table:style-name="ce1">
            <text:p>4,5</text:p>
          </table:table-cell>
          <table:table-cell office:value-type="float" office:value="0.5357142857142857" table:formula="of:=[.I79]/8.4" table:style-name="ce1">
            <text:p>0,535714286</text:p>
          </table:table-cell>
          <table:table-cell office:value-type="float" office:value="77" table:style-name="ce1">
            <text:p>77</text:p>
          </table:table-cell>
          <table:table-cell office:value-type="float" office:value="5.33" table:style-name="ce1">
            <text:p>5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4.58" table:style-name="ce1">
            <text:p>4,58</text:p>
          </table:table-cell>
          <table:table-cell office:value-type="float" office:value="0.54523809523809519" table:formula="of:=[.I80]/8.4" table:style-name="ce1">
            <text:p>0,545238095</text:p>
          </table:table-cell>
          <table:table-cell office:value-type="float" office:value="78" table:style-name="ce1">
            <text:p>78</text:p>
          </table:table-cell>
          <table:table-cell office:value-type="float" office:value="5.4" table:style-name="ce1">
            <text:p>5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4.43" table:style-name="ce1">
            <text:p>4,43</text:p>
          </table:table-cell>
          <table:table-cell office:value-type="float" office:value="0.52738095238095228" table:formula="of:=[.I81]/8.4" table:style-name="ce1">
            <text:p>0,527380952</text:p>
          </table:table-cell>
          <table:table-cell office:value-type="float" office:value="79" table:style-name="ce1">
            <text:p>79</text:p>
          </table:table-cell>
          <table:table-cell office:value-type="float" office:value="5.41" table:style-name="ce1">
            <text:p>5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0.59761904761904749" table:formula="of:=[.I82]/8.4" table:style-name="ce1">
            <text:p>0,597619048</text:p>
          </table:table-cell>
          <table:table-cell office:value-type="float" office:value="80" table:style-name="ce1">
            <text:p>80</text:p>
          </table:table-cell>
          <table:table-cell office:value-type="float" office:value="5.27" table:style-name="ce1">
            <text:p>5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0.53809523809523807" table:formula="of:=[.I83]/8.4" table:style-name="ce1">
            <text:p>0,538095238</text:p>
          </table:table-cell>
          <table:table-cell office:value-type="float" office:value="81" table:style-name="ce1">
            <text:p>81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2.16" table:style-name="ce1">
            <text:p>2,16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4.43" table:style-name="ce1">
            <text:p>4,43</text:p>
          </table:table-cell>
          <table:table-cell office:value-type="float" office:value="0.52738095238095228" table:formula="of:=[.I84]/8.4" table:style-name="ce1">
            <text:p>0,527380952</text:p>
          </table:table-cell>
          <table:table-cell office:value-type="float" office:value="82" table:style-name="ce1">
            <text:p>82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.47" table:style-name="ce1">
            <text:p>4,47</text:p>
          </table:table-cell>
          <table:table-cell office:value-type="float" office:value="0.53214285714285714" table:formula="of:=[.I85]/8.4" table:style-name="ce1">
            <text:p>0,532142857</text:p>
          </table:table-cell>
          <table:table-cell office:value-type="float" office:value="83" table:style-name="ce1">
            <text:p>83</text:p>
          </table:table-cell>
          <table:table-cell office:value-type="float" office:value="5.33" table:style-name="ce1">
            <text:p>5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2.12" table:style-name="ce1">
            <text:p>2,12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0.53809523809523807" table:formula="of:=[.I86]/8.4" table:style-name="ce1">
            <text:p>0,538095238</text:p>
          </table:table-cell>
          <table:table-cell office:value-type="float" office:value="84" table:style-name="ce1">
            <text:p>84</text:p>
          </table:table-cell>
          <table:table-cell office:value-type="float" office:value="5.35" table:style-name="ce1">
            <text:p>5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5" table:style-name="ce1">
            <text:p>85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4.45" table:style-name="ce1">
            <text:p>4,45</text:p>
          </table:table-cell>
          <table:table-cell office:value-type="float" office:value="0.52976190476190477" table:formula="of:=[.I87]/8.4" table:style-name="ce1">
            <text:p>0,529761905</text:p>
          </table:table-cell>
          <table:table-cell office:value-type="float" office:value="85" table:style-name="ce1">
            <text:p>85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6" table:style-name="ce1">
            <text:p>86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4.51" table:style-name="ce1">
            <text:p>4,51</text:p>
          </table:table-cell>
          <table:table-cell office:value-type="float" office:value="0.53690476190476188" table:formula="of:=[.I88]/8.4" table:style-name="ce1">
            <text:p>0,536904762</text:p>
          </table:table-cell>
          <table:table-cell office:value-type="float" office:value="86" table:style-name="ce1">
            <text:p>86</text:p>
          </table:table-cell>
          <table:table-cell office:value-type="float" office:value="5.37" table:style-name="ce1">
            <text:p>5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7" table:style-name="ce1">
            <text:p>87</text:p>
          </table:table-cell>
          <table:table-cell office:value-type="float" office:value="1.89" table:style-name="ce1">
            <text:p>1,89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0.52857142857142858" table:formula="of:=[.I89]/8.4" table:style-name="ce1">
            <text:p>0,528571429</text:p>
          </table:table-cell>
          <table:table-cell office:value-type="float" office:value="87" table:style-name="ce1">
            <text:p>87</text:p>
          </table:table-cell>
          <table:table-cell office:value-type="float" office:value="5.39" table:style-name="ce1">
            <text:p>5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8" table:style-name="ce1">
            <text:p>88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5.26" table:style-name="ce1">
            <text:p>5,26</text:p>
          </table:table-cell>
          <table:table-cell office:value-type="float" office:value="0.62619047619047619" table:formula="of:=[.I90]/8.4" table:style-name="ce1">
            <text:p>0,626190476</text:p>
          </table:table-cell>
          <table:table-cell office:value-type="float" office:value="88" table:style-name="ce1">
            <text:p>88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9" table:style-name="ce1">
            <text:p>89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0.5083333333333333" table:formula="of:=[.I91]/8.4" table:style-name="ce1">
            <text:p>0,508333333</text:p>
          </table:table-cell>
          <table:table-cell office:value-type="float" office:value="89" table:style-name="ce1">
            <text:p>89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0.53809523809523807" table:formula="of:=[.I92]/8.4" table:style-name="ce1">
            <text:p>0,538095238</text:p>
          </table:table-cell>
          <table:table-cell office:value-type="float" office:value="90" table:style-name="ce1">
            <text:p>90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1" table:style-name="ce1">
            <text:p>91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4.22" table:style-name="ce1">
            <text:p>4,22</text:p>
          </table:table-cell>
          <table:table-cell office:value-type="float" office:value="0.50238095238095237" table:formula="of:=[.I93]/8.4" table:style-name="ce1">
            <text:p>0,502380952</text:p>
          </table:table-cell>
          <table:table-cell office:value-type="float" office:value="91" table:style-name="ce1">
            <text:p>91</text:p>
          </table:table-cell>
          <table:table-cell office:value-type="float" office:value="5.33" table:style-name="ce1">
            <text:p>5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2" table:style-name="ce1">
            <text:p>9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4.49" table:style-name="ce1">
            <text:p>4,49</text:p>
          </table:table-cell>
          <table:table-cell office:value-type="float" office:value="0.53452380952380951" table:formula="of:=[.I94]/8.4" table:style-name="ce1">
            <text:p>0,53452381</text:p>
          </table:table-cell>
          <table:table-cell office:value-type="float" office:value="92" table:style-name="ce1">
            <text:p>92</text:p>
          </table:table-cell>
          <table:table-cell office:value-type="float" office:value="5.28" table:style-name="ce1">
            <text:p>5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3" table:style-name="ce1">
            <text:p>93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0.5083333333333333" table:formula="of:=[.I95]/8.4" table:style-name="ce1">
            <text:p>0,508333333</text:p>
          </table:table-cell>
          <table:table-cell office:value-type="float" office:value="93" table:style-name="ce1">
            <text:p>93</text:p>
          </table:table-cell>
          <table:table-cell office:value-type="float" office:value="5.25" table:style-name="ce1">
            <text:p>5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4" table:style-name="ce1">
            <text:p>94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0.53333333333333333" table:formula="of:=[.I96]/8.4" table:style-name="ce1">
            <text:p>0,533333333</text:p>
          </table:table-cell>
          <table:table-cell office:value-type="float" office:value="94" table:style-name="ce1">
            <text:p>94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5" table:style-name="ce1">
            <text:p>95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0.51904761904761909" table:formula="of:=[.I97]/8.4" table:style-name="ce1">
            <text:p>0,519047619</text:p>
          </table:table-cell>
          <table:table-cell office:value-type="float" office:value="95" table:style-name="ce1">
            <text:p>95</text:p>
          </table:table-cell>
          <table:table-cell office:value-type="float" office:value="5.34" table:style-name="ce1">
            <text:p>5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6" table:style-name="ce1">
            <text:p>96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8" table:style-name="ce1">
            <text:p>5,38</text:p>
          </table:table-cell>
          <table:table-cell office:value-type="float" office:value="0.64047619047619042" table:formula="of:=[.I98]/8.4" table:style-name="ce1">
            <text:p>0,64047619</text:p>
          </table:table-cell>
          <table:table-cell office:value-type="float" office:value="96" table:style-name="ce1">
            <text:p>96</text:p>
          </table:table-cell>
          <table:table-cell office:value-type="float" office:value="5.27" table:style-name="ce1">
            <text:p>5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7" table:style-name="ce1">
            <text:p>9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8" table:style-name="ce1">
            <text:p>4,38</text:p>
          </table:table-cell>
          <table:table-cell office:value-type="float" office:value="0.52142857142857135" table:formula="of:=[.I99]/8.4" table:style-name="ce1">
            <text:p>0,521428571</text:p>
          </table:table-cell>
          <table:table-cell office:value-type="float" office:value="97" table:style-name="ce1">
            <text:p>97</text:p>
          </table:table-cell>
          <table:table-cell office:value-type="float" office:value="5.23" table:style-name="ce1">
            <text:p>5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8" table:style-name="ce1">
            <text:p>98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.11" table:style-name="ce1">
            <text:p>2,1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4.42" table:style-name="ce1">
            <text:p>4,42</text:p>
          </table:table-cell>
          <table:table-cell office:value-type="float" office:value="0.52619047619047621" table:formula="of:=[.I100]/8.4" table:style-name="ce1">
            <text:p>0,526190476</text:p>
          </table:table-cell>
          <table:table-cell office:value-type="float" office:value="98" table:style-name="ce1">
            <text:p>98</text:p>
          </table:table-cell>
          <table:table-cell office:value-type="float" office:value="5.25" table:style-name="ce1">
            <text:p>5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9" table:style-name="ce1">
            <text:p>99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4.38" table:style-name="ce1">
            <text:p>4,38</text:p>
          </table:table-cell>
          <table:table-cell office:value-type="float" office:value="0.52142857142857135" table:formula="of:=[.I101]/8.4" table:style-name="ce1">
            <text:p>0,521428571</text:p>
          </table:table-cell>
          <table:table-cell office:value-type="float" office:value="99" table:style-name="ce1">
            <text:p>99</text:p>
          </table:table-cell>
          <table:table-cell office:value-type="float" office:value="5.26" table:style-name="ce1">
            <text:p>5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0.50357142857142856" table:formula="of:=[.I102]/8.4" table:style-name="ce1">
            <text:p>0,503571429</text:p>
          </table:table-cell>
          <table:table-cell office:value-type="float" office:value="100" table:style-name="ce1">
            <text:p>100</text:p>
          </table:table-cell>
          <table:table-cell office:value-type="float" office:value="6.95" table:style-name="ce1">
            <text:p>6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1" table:style-name="ce1">
            <text:p>101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0.51904761904761909" table:formula="of:=[.I103]/8.4" table:style-name="ce1">
            <text:p>0,519047619</text:p>
          </table:table-cell>
          <table:table-cell office:value-type="float" office:value="101" table:style-name="ce1">
            <text:p>101</text:p>
          </table:table-cell>
          <table:table-cell office:value-type="float" office:value="6.98" table:style-name="ce1">
            <text:p>6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2" table:style-name="ce1">
            <text:p>102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4.41" table:style-name="ce1">
            <text:p>4,41</text:p>
          </table:table-cell>
          <table:table-cell office:value-type="float" office:value="0.52500000000000002" table:formula="of:=[.I104]/8.4" table:style-name="ce1">
            <text:p>0,525</text:p>
          </table:table-cell>
          <table:table-cell office:value-type="float" office:value="102" table:style-name="ce1">
            <text:p>102</text:p>
          </table:table-cell>
          <table:table-cell office:value-type="float" office:value="7.11" table:style-name="ce1">
            <text:p>7,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3" table:style-name="ce1">
            <text:p>103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0.51785714285714279" table:formula="of:=[.I105]/8.4" table:style-name="ce1">
            <text:p>0,517857143</text:p>
          </table:table-cell>
          <table:table-cell office:value-type="float" office:value="103" table:style-name="ce1">
            <text:p>103</text:p>
          </table:table-cell>
          <table:table-cell office:value-type="float" office:value="6.99" table:style-name="ce1">
            <text:p>6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4" table:style-name="ce1">
            <text:p>104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5.54" table:style-name="ce1">
            <text:p>5,54</text:p>
          </table:table-cell>
          <table:table-cell office:value-type="float" office:value="0.65952380952380951" table:formula="of:=[.I106]/8.4" table:style-name="ce1">
            <text:p>0,65952381</text:p>
          </table:table-cell>
          <table:table-cell office:value-type="float" office:value="104" table:style-name="ce1">
            <text:p>104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5" table:style-name="ce1">
            <text:p>105</text:p>
          </table:table-cell>
          <table:table-cell office:value-type="float" office:value="0.72599999999999998" table:style-name="ce1">
            <text:p>0,72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4.08" table:style-name="ce1">
            <text:p>4,08</text:p>
          </table:table-cell>
          <table:table-cell office:value-type="float" office:value="0.48571428571428571" table:formula="of:=[.I107]/8.4" table:style-name="ce1">
            <text:p>0,485714286</text:p>
          </table:table-cell>
          <table:table-cell office:value-type="float" office:value="105" table:style-name="ce1">
            <text:p>105</text:p>
          </table:table-cell>
          <table:table-cell office:value-type="float" office:value="7.08" table:style-name="ce1">
            <text:p>7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6" table:style-name="ce1">
            <text:p>106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4.41" table:style-name="ce1">
            <text:p>4,41</text:p>
          </table:table-cell>
          <table:table-cell office:value-type="float" office:value="0.52500000000000002" table:formula="of:=[.I108]/8.4" table:style-name="ce1">
            <text:p>0,525</text:p>
          </table:table-cell>
          <table:table-cell office:value-type="float" office:value="106" table:style-name="ce1">
            <text:p>106</text:p>
          </table:table-cell>
          <table:table-cell office:value-type="float" office:value="7.13" table:style-name="ce1">
            <text:p>7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7" table:style-name="ce1">
            <text:p>107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0.51785714285714279" table:formula="of:=[.I109]/8.4" table:style-name="ce1">
            <text:p>0,517857143</text:p>
          </table:table-cell>
          <table:table-cell office:value-type="float" office:value="107" table:style-name="ce1">
            <text:p>107</text:p>
          </table:table-cell>
          <table:table-cell office:value-type="float" office:value="7.02" table:style-name="ce1">
            <text:p>7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8" table:style-name="ce1">
            <text:p>108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0.52261904761904754" table:formula="of:=[.I110]/8.4" table:style-name="ce1">
            <text:p>0,522619048</text:p>
          </table:table-cell>
          <table:table-cell office:value-type="float" office:value="108" table:style-name="ce1">
            <text:p>108</text:p>
          </table:table-cell>
          <table:table-cell office:value-type="float" office:value="7.29" table:style-name="ce1">
            <text:p>7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4.33" table:style-name="ce1">
            <text:p>4,33</text:p>
          </table:table-cell>
          <table:table-cell office:value-type="float" office:value="0.51547619047619042" table:formula="of:=[.I111]/8.4" table:style-name="ce1">
            <text:p>0,51547619</text:p>
          </table:table-cell>
          <table:table-cell office:value-type="float" office:value="109" table:style-name="ce1">
            <text:p>109</text:p>
          </table:table-cell>
          <table:table-cell office:value-type="float" office:value="7.1" table:style-name="ce1">
            <text:p>7,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4.37" table:style-name="ce1">
            <text:p>4,37</text:p>
          </table:table-cell>
          <table:table-cell office:value-type="float" office:value="0.52023809523809528" table:formula="of:=[.I112]/8.4" table:style-name="ce1">
            <text:p>0,520238095</text:p>
          </table:table-cell>
          <table:table-cell office:value-type="float" office:value="110" table:style-name="ce1">
            <text:p>110</text:p>
          </table:table-cell>
          <table:table-cell office:value-type="float" office:value="7.15" table:style-name="ce1">
            <text:p>7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1" table:style-name="ce1">
            <text:p>111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4.32" table:style-name="ce1">
            <text:p>4,32</text:p>
          </table:table-cell>
          <table:table-cell office:value-type="float" office:value="0.51428571428571435" table:formula="of:=[.I113]/8.4" table:style-name="ce1">
            <text:p>0,514285714</text:p>
          </table:table-cell>
          <table:table-cell office:value-type="float" office:value="111" table:style-name="ce1">
            <text:p>111</text:p>
          </table:table-cell>
          <table:table-cell office:value-type="float" office:value="7.04" table:style-name="ce1">
            <text:p>7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2" table:style-name="ce1">
            <text:p>112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5.59" table:style-name="ce1">
            <text:p>5,59</text:p>
          </table:table-cell>
          <table:table-cell office:value-type="float" office:value="0.66547619047619044" table:formula="of:=[.I114]/8.4" table:style-name="ce1">
            <text:p>0,66547619</text:p>
          </table:table-cell>
          <table:table-cell office:value-type="float" office:value="112" table:style-name="ce1">
            <text:p>112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3" table:style-name="ce1">
            <text:p>113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0.5083333333333333" table:formula="of:=[.I115]/8.4" table:style-name="ce1">
            <text:p>0,508333333</text:p>
          </table:table-cell>
          <table:table-cell office:value-type="float" office:value="113" table:style-name="ce1">
            <text:p>113</text:p>
          </table:table-cell>
          <table:table-cell office:value-type="float" office:value="7.12" table:style-name="ce1">
            <text:p>7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4.32" table:style-name="ce1">
            <text:p>4,32</text:p>
          </table:table-cell>
          <table:table-cell office:value-type="float" office:value="0.51428571428571435" table:formula="of:=[.I116]/8.4" table:style-name="ce1">
            <text:p>0,514285714</text:p>
          </table:table-cell>
          <table:table-cell office:value-type="float" office:value="114" table:style-name="ce1">
            <text:p>114</text:p>
          </table:table-cell>
          <table:table-cell office:value-type="float" office:value="7.14" table:style-name="ce1">
            <text:p>7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4.28" table:style-name="ce1">
            <text:p>4,28</text:p>
          </table:table-cell>
          <table:table-cell office:value-type="float" office:value="0.50952380952380949" table:formula="of:=[.I117]/8.4" table:style-name="ce1">
            <text:p>0,50952381</text:p>
          </table:table-cell>
          <table:table-cell office:value-type="float" office:value="115" table:style-name="ce1">
            <text:p>115</text:p>
          </table:table-cell>
          <table:table-cell office:value-type="float" office:value="7.08" table:style-name="ce1">
            <text:p>7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0.51309523809523805" table:formula="of:=[.I118]/8.4" table:style-name="ce1">
            <text:p>0,513095238</text:p>
          </table:table-cell>
          <table:table-cell office:value-type="float" office:value="116" table:style-name="ce1">
            <text:p>116</text:p>
          </table:table-cell>
          <table:table-cell office:value-type="float" office:value="7.25" table:style-name="ce1">
            <text:p>7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office:value-type="float" office:value="0.54700000000000004" table:style-name="ce1">
            <text:p>0,547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3.96" table:style-name="ce1">
            <text:p>3,96</text:p>
          </table:table-cell>
          <table:table-cell office:value-type="float" office:value="0.47142857142857142" table:formula="of:=[.I119]/8.4" table:style-name="ce1">
            <text:p>0,471428571</text:p>
          </table:table-cell>
          <table:table-cell office:value-type="float" office:value="117" table:style-name="ce1">
            <text:p>117</text:p>
          </table:table-cell>
          <table:table-cell office:value-type="float" office:value="7.09" table:style-name="ce1">
            <text:p>7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4.3" table:style-name="ce1">
            <text:p>4,3</text:p>
          </table:table-cell>
          <table:table-cell office:value-type="float" office:value="0.51190476190476186" table:formula="of:=[.I120]/8.4" table:style-name="ce1">
            <text:p>0,511904762</text:p>
          </table:table-cell>
          <table:table-cell office:value-type="float" office:value="118" table:style-name="ce1">
            <text:p>118</text:p>
          </table:table-cell>
          <table:table-cell office:value-type="float" office:value="7.04" table:style-name="ce1">
            <text:p>7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4.24" table:style-name="ce1">
            <text:p>4,24</text:p>
          </table:table-cell>
          <table:table-cell office:value-type="float" office:value="0.50476190476190474" table:formula="of:=[.I121]/8.4" table:style-name="ce1">
            <text:p>0,504761905</text:p>
          </table:table-cell>
          <table:table-cell office:value-type="float" office:value="119" table:style-name="ce1">
            <text:p>119</text:p>
          </table:table-cell>
          <table:table-cell office:value-type="float" office:value="7.01" table:style-name="ce1">
            <text:p>7,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5.77" table:style-name="ce1">
            <text:p>5,77</text:p>
          </table:table-cell>
          <table:table-cell office:value-type="float" office:value="0.6869047619047618" table:formula="of:=[.I122]/8.4" table:style-name="ce1">
            <text:p>0,686904762</text:p>
          </table:table-cell>
          <table:table-cell office:value-type="float" office:value="120" table:style-name="ce1">
            <text:p>120</text:p>
          </table:table-cell>
          <table:table-cell office:value-type="float" office:value="7.16" table:style-name="ce1">
            <text:p>7,1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4.28" table:style-name="ce1">
            <text:p>4,28</text:p>
          </table:table-cell>
          <table:table-cell office:value-type="float" office:value="0.50952380952380949" table:formula="of:=[.I123]/8.4" table:style-name="ce1">
            <text:p>0,50952381</text:p>
          </table:table-cell>
          <table:table-cell office:value-type="float" office:value="121" table:style-name="ce1">
            <text:p>121</text:p>
          </table:table-cell>
          <table:table-cell office:value-type="float" office:value="6.99" table:style-name="ce1">
            <text:p>6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4.32" table:style-name="ce1">
            <text:p>4,32</text:p>
          </table:table-cell>
          <table:table-cell office:value-type="float" office:value="0.51428571428571435" table:formula="of:=[.I124]/8.4" table:style-name="ce1">
            <text:p>0,514285714</text:p>
          </table:table-cell>
          <table:table-cell office:value-type="float" office:value="122" table:style-name="ce1">
            <text:p>122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4.26" table:style-name="ce1">
            <text:p>4,26</text:p>
          </table:table-cell>
          <table:table-cell office:value-type="float" office:value="0.50714285714285712" table:formula="of:=[.I125]/8.4" table:style-name="ce1">
            <text:p>0,507142857</text:p>
          </table:table-cell>
          <table:table-cell office:value-type="float" office:value="123" table:style-name="ce1">
            <text:p>123</text:p>
          </table:table-cell>
          <table:table-cell office:value-type="float" office:value="6.93" table:style-name="ce1">
            <text:p>6,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4.13" table:style-name="ce1">
            <text:p>4,13</text:p>
          </table:table-cell>
          <table:table-cell office:value-type="float" office:value="0.49166666666666664" table:formula="of:=[.I126]/8.4" table:style-name="ce1">
            <text:p>0,491666667</text:p>
          </table:table-cell>
          <table:table-cell office:value-type="float" office:value="124" table:style-name="ce1">
            <text:p>124</text:p>
          </table:table-cell>
          <table:table-cell office:value-type="float" office:value="7.06" table:style-name="ce1">
            <text:p>7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5" table:style-name="ce1">
            <text:p>125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4.24" table:style-name="ce1">
            <text:p>4,24</text:p>
          </table:table-cell>
          <table:table-cell office:value-type="float" office:value="0.50476190476190474" table:formula="of:=[.I127]/8.4" table:style-name="ce1">
            <text:p>0,504761905</text:p>
          </table:table-cell>
          <table:table-cell office:value-type="float" office:value="125" table:style-name="ce1">
            <text:p>125</text:p>
          </table:table-cell>
          <table:table-cell office:value-type="float" office:value="6.92" table:style-name="ce1">
            <text:p>6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4.24" table:style-name="ce1">
            <text:p>4,24</text:p>
          </table:table-cell>
          <table:table-cell office:value-type="float" office:value="0.50476190476190474" table:formula="of:=[.I128]/8.4" table:style-name="ce1">
            <text:p>0,504761905</text:p>
          </table:table-cell>
          <table:table-cell office:value-type="float" office:value="126" table:style-name="ce1">
            <text:p>126</text:p>
          </table:table-cell>
          <table:table-cell office:value-type="float" office:value="6.91" table:style-name="ce1">
            <text:p>6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2" table:style-name="ce1">
            <text:p>4,22</text:p>
          </table:table-cell>
          <table:table-cell office:value-type="float" office:value="0.50238095238095237" table:formula="of:=[.I129]/8.4" table:style-name="ce1">
            <text:p>0,502380952</text:p>
          </table:table-cell>
          <table:table-cell office:value-type="float" office:value="127" table:style-name="ce1">
            <text:p>127</text:p>
          </table:table-cell>
          <table:table-cell office:value-type="float" office:value="6.84" table:style-name="ce1">
            <text:p>6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8" table:style-name="ce1">
            <text:p>128</text:p>
          </table:table-cell>
          <table:table-cell office:value-type="float" office:value="0.44500000000000001" table:style-name="ce1">
            <text:p>0,44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130]/8.4" table:style-name="ce1">
            <text:p>0,567857143</text:p>
          </table:table-cell>
          <table:table-cell office:value-type="float" office:value="128" table:style-name="ce1">
            <text:p>128</text:p>
          </table:table-cell>
          <table:table-cell office:value-type="float" office:value="6.95" table:style-name="ce1">
            <text:p>6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9" table:style-name="ce1">
            <text:p>129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23" table:style-name="ce1">
            <text:p>5,23</text:p>
          </table:table-cell>
          <table:table-cell office:value-type="float" office:value="0.62261904761904763" table:formula="of:=[.I131]/8.4" table:style-name="ce1">
            <text:p>0,622619048</text:p>
          </table:table-cell>
          <table:table-cell office:value-type="float" office:value="129" table:style-name="ce1">
            <text:p>129</text:p>
          </table:table-cell>
          <table:table-cell office:value-type="float" office:value="6.76" table:style-name="ce1">
            <text:p>6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0" table:style-name="ce1">
            <text:p>13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5.13" table:style-name="ce1">
            <text:p>5,13</text:p>
          </table:table-cell>
          <table:table-cell office:value-type="float" office:value="0.61071428571428565" table:formula="of:=[.I132]/8.4" table:style-name="ce1">
            <text:p>0,610714286</text:p>
          </table:table-cell>
          <table:table-cell office:value-type="float" office:value="130" table:style-name="ce1">
            <text:p>130</text:p>
          </table:table-cell>
          <table:table-cell office:value-type="float" office:value="6.81" table:style-name="ce1">
            <text:p>6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1" table:style-name="ce1">
            <text:p>13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5.16" table:style-name="ce1">
            <text:p>5,16</text:p>
          </table:table-cell>
          <table:table-cell office:value-type="float" office:value="0.61428571428571432" table:formula="of:=[.I133]/8.4" table:style-name="ce1">
            <text:p>0,614285714</text:p>
          </table:table-cell>
          <table:table-cell office:value-type="float" office:value="131" table:style-name="ce1">
            <text:p>131</text:p>
          </table:table-cell>
          <table:table-cell office:value-type="float" office:value="6.78" table:style-name="ce1">
            <text:p>6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2" table:style-name="ce1">
            <text:p>132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134]/8.4" table:style-name="ce1">
            <text:p>0,579761905</text:p>
          </table:table-cell>
          <table:table-cell office:value-type="float" office:value="132" table:style-name="ce1">
            <text:p>132</text:p>
          </table:table-cell>
          <table:table-cell office:value-type="float" office:value="6.89" table:style-name="ce1">
            <text:p>6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3" table:style-name="ce1">
            <text:p>13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5.08" table:style-name="ce1">
            <text:p>5,08</text:p>
          </table:table-cell>
          <table:table-cell office:value-type="float" office:value="0.60476190476190472" table:formula="of:=[.I135]/8.4" table:style-name="ce1">
            <text:p>0,604761905</text:p>
          </table:table-cell>
          <table:table-cell office:value-type="float" office:value="133" table:style-name="ce1">
            <text:p>133</text:p>
          </table:table-cell>
          <table:table-cell office:value-type="float" office:value="6.77" table:style-name="ce1">
            <text:p>6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4" table:style-name="ce1">
            <text:p>134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.6071428571428571" table:formula="of:=[.I136]/8.4" table:style-name="ce1">
            <text:p>0,607142857</text:p>
          </table:table-cell>
          <table:table-cell office:value-type="float" office:value="134" table:style-name="ce1">
            <text:p>134</text:p>
          </table:table-cell>
          <table:table-cell office:value-type="float" office:value="6.78" table:style-name="ce1">
            <text:p>6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5" table:style-name="ce1">
            <text:p>135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5.04" table:style-name="ce1">
            <text:p>5,04</text:p>
          </table:table-cell>
          <table:table-cell office:value-type="float" office:value="0.6" table:formula="of:=[.I137]/8.4" table:style-name="ce1">
            <text:p>0,6</text:p>
          </table:table-cell>
          <table:table-cell office:value-type="float" office:value="135" table:style-name="ce1">
            <text:p>135</text:p>
          </table:table-cell>
          <table:table-cell office:value-type="float" office:value="6.72" table:style-name="ce1">
            <text:p>6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6" table:style-name="ce1">
            <text:p>136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5.26" table:style-name="ce1">
            <text:p>5,26</text:p>
          </table:table-cell>
          <table:table-cell office:value-type="float" office:value="0.62619047619047619" table:formula="of:=[.I138]/8.4" table:style-name="ce1">
            <text:p>0,626190476</text:p>
          </table:table-cell>
          <table:table-cell office:value-type="float" office:value="136" table:style-name="ce1">
            <text:p>136</text:p>
          </table:table-cell>
          <table:table-cell office:value-type="float" office:value="6.84" table:style-name="ce1">
            <text:p>6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7" table:style-name="ce1">
            <text:p>137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5.08" table:style-name="ce1">
            <text:p>5,08</text:p>
          </table:table-cell>
          <table:table-cell office:value-type="float" office:value="0.60476190476190472" table:formula="of:=[.I139]/8.4" table:style-name="ce1">
            <text:p>0,604761905</text:p>
          </table:table-cell>
          <table:table-cell office:value-type="float" office:value="137" table:style-name="ce1">
            <text:p>137</text:p>
          </table:table-cell>
          <table:table-cell office:value-type="float" office:value="6.66" table:style-name="ce1">
            <text:p>6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8" table:style-name="ce1">
            <text:p>138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5.09" table:style-name="ce1">
            <text:p>5,09</text:p>
          </table:table-cell>
          <table:table-cell office:value-type="float" office:value="0.60595238095238091" table:formula="of:=[.I140]/8.4" table:style-name="ce1">
            <text:p>0,605952381</text:p>
          </table:table-cell>
          <table:table-cell office:value-type="float" office:value="138" table:style-name="ce1">
            <text:p>138</text:p>
          </table:table-cell>
          <table:table-cell office:value-type="float" office:value="6.71" table:style-name="ce1">
            <text:p>6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9" table:style-name="ce1">
            <text:p>139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0.59761904761904749" table:formula="of:=[.I141]/8.4" table:style-name="ce1">
            <text:p>0,597619048</text:p>
          </table:table-cell>
          <table:table-cell office:value-type="float" office:value="139" table:style-name="ce1">
            <text:p>139</text:p>
          </table:table-cell>
          <table:table-cell office:value-type="float" office:value="6.66" table:style-name="ce1">
            <text:p>6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0" table:style-name="ce1">
            <text:p>140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5.03" table:style-name="ce1">
            <text:p>5,03</text:p>
          </table:table-cell>
          <table:table-cell office:value-type="float" office:value="0.59880952380952379" table:formula="of:=[.I142]/8.4" table:style-name="ce1">
            <text:p>0,598809524</text:p>
          </table:table-cell>
          <table:table-cell office:value-type="float" office:value="140" table:style-name="ce1">
            <text:p>140</text:p>
          </table:table-cell>
          <table:table-cell office:value-type="float" office:value="6.78" table:style-name="ce1">
            <text:p>6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1" table:style-name="ce1">
            <text:p>141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5" table:style-name="ce1">
            <text:p>5</text:p>
          </table:table-cell>
          <table:table-cell office:value-type="float" office:value="0.59523809523809523" table:formula="of:=[.I143]/8.4" table:style-name="ce1">
            <text:p>0,595238095</text:p>
          </table:table-cell>
          <table:table-cell office:value-type="float" office:value="141" table:style-name="ce1">
            <text:p>141</text:p>
          </table:table-cell>
          <table:table-cell office:value-type="float" office:value="6.64" table:style-name="ce1">
            <text:p>6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2" table:style-name="ce1">
            <text:p>142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5.04" table:style-name="ce1">
            <text:p>5,04</text:p>
          </table:table-cell>
          <table:table-cell office:value-type="float" office:value="0.6" table:formula="of:=[.I144]/8.4" table:style-name="ce1">
            <text:p>0,6</text:p>
          </table:table-cell>
          <table:table-cell office:value-type="float" office:value="142" table:style-name="ce1">
            <text:p>142</text:p>
          </table:table-cell>
          <table:table-cell office:value-type="float" office:value="6.67" table:style-name="ce1">
            <text:p>6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3" table:style-name="ce1">
            <text:p>143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145]/8.4" table:style-name="ce1">
            <text:p>0,588095238</text:p>
          </table:table-cell>
          <table:table-cell office:value-type="float" office:value="143" table:style-name="ce1">
            <text:p>143</text:p>
          </table:table-cell>
          <table:table-cell office:value-type="float" office:value="6.62" table:style-name="ce1">
            <text:p>6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4" table:style-name="ce1">
            <text:p>144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5.29" table:style-name="ce1">
            <text:p>5,29</text:p>
          </table:table-cell>
          <table:table-cell office:value-type="float" office:value="0.62976190476190474" table:formula="of:=[.I146]/8.4" table:style-name="ce1">
            <text:p>0,629761905</text:p>
          </table:table-cell>
          <table:table-cell office:value-type="float" office:value="144" table:style-name="ce1">
            <text:p>144</text:p>
          </table:table-cell>
          <table:table-cell office:value-type="float" office:value="6.74" table:style-name="ce1">
            <text:p>6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5" table:style-name="ce1">
            <text:p>145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0.59285714285714286" table:formula="of:=[.I147]/8.4" table:style-name="ce1">
            <text:p>0,592857143</text:p>
          </table:table-cell>
          <table:table-cell office:value-type="float" office:value="145" table:style-name="ce1">
            <text:p>145</text:p>
          </table:table-cell>
          <table:table-cell office:value-type="float" office:value="6.6" table:style-name="ce1">
            <text:p>6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6" table:style-name="ce1">
            <text:p>146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0.59761904761904749" table:formula="of:=[.I148]/8.4" table:style-name="ce1">
            <text:p>0,597619048</text:p>
          </table:table-cell>
          <table:table-cell office:value-type="float" office:value="146" table:style-name="ce1">
            <text:p>146</text:p>
          </table:table-cell>
          <table:table-cell office:value-type="float" office:value="6.62" table:style-name="ce1">
            <text:p>6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7" table:style-name="ce1">
            <text:p>147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149]/8.4" table:style-name="ce1">
            <text:p>0,588095238</text:p>
          </table:table-cell>
          <table:table-cell office:value-type="float" office:value="147" table:style-name="ce1">
            <text:p>147</text:p>
          </table:table-cell>
          <table:table-cell office:value-type="float" office:value="6.58" table:style-name="ce1">
            <text:p>6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8" table:style-name="ce1">
            <text:p>148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4.95" table:style-name="ce1">
            <text:p>4,95</text:p>
          </table:table-cell>
          <table:table-cell office:value-type="float" office:value="0.5892857142857143" table:formula="of:=[.I150]/8.4" table:style-name="ce1">
            <text:p>0,589285714</text:p>
          </table:table-cell>
          <table:table-cell office:value-type="float" office:value="148" table:style-name="ce1">
            <text:p>148</text:p>
          </table:table-cell>
          <table:table-cell office:value-type="float" office:value="6.7" table:style-name="ce1">
            <text:p>6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9" table:style-name="ce1">
            <text:p>149</text:p>
          </table:table-cell>
          <table:table-cell office:value-type="float" office:value="1.27" table:style-name="ce1">
            <text:p>1,27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151]/8.4" table:style-name="ce1">
            <text:p>0,567857143</text:p>
          </table:table-cell>
          <table:table-cell office:value-type="float" office:value="149" table:style-name="ce1">
            <text:p>149</text:p>
          </table:table-cell>
          <table:table-cell office:value-type="float" office:value="6.6" table:style-name="ce1">
            <text:p>6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152]/8.4" table:style-name="ce1">
            <text:p>0,588095238</text:p>
          </table:table-cell>
          <table:table-cell office:value-type="float" office:value="150" table:style-name="ce1">
            <text:p>150</text:p>
          </table:table-cell>
          <table:table-cell office:value-type="float" office:value="6.61" table:style-name="ce1">
            <text:p>6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1" table:style-name="ce1">
            <text:p>151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0.58333333333333337" table:formula="of:=[.I153]/8.4" table:style-name="ce1">
            <text:p>0,583333333</text:p>
          </table:table-cell>
          <table:table-cell office:value-type="float" office:value="151" table:style-name="ce1">
            <text:p>151</text:p>
          </table:table-cell>
          <table:table-cell office:value-type="float" office:value="6.56" table:style-name="ce1">
            <text:p>6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2" table:style-name="ce1">
            <text:p>152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5.42" table:style-name="ce1">
            <text:p>5,42</text:p>
          </table:table-cell>
          <table:table-cell office:value-type="float" office:value="0.64523809523809517" table:formula="of:=[.I154]/8.4" table:style-name="ce1">
            <text:p>0,645238095</text:p>
          </table:table-cell>
          <table:table-cell office:value-type="float" office:value="152" table:style-name="ce1">
            <text:p>152</text:p>
          </table:table-cell>
          <table:table-cell office:value-type="float" office:value="6.68" table:style-name="ce1">
            <text:p>6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3" table:style-name="ce1">
            <text:p>15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4.88" table:style-name="ce1">
            <text:p>4,88</text:p>
          </table:table-cell>
          <table:table-cell office:value-type="float" office:value="0.58095238095238089" table:formula="of:=[.I155]/8.4" table:style-name="ce1">
            <text:p>0,580952381</text:p>
          </table:table-cell>
          <table:table-cell office:value-type="float" office:value="153" table:style-name="ce1">
            <text:p>153</text:p>
          </table:table-cell>
          <table:table-cell office:value-type="float" office:value="6.55" table:style-name="ce1">
            <text:p>6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4" table:style-name="ce1">
            <text:p>154</text:p>
          </table:table-cell>
          <table:table-cell office:value-type="float" office:value="1.35" table:style-name="ce1">
            <text:p>1,35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4.91" table:style-name="ce1">
            <text:p>4,91</text:p>
          </table:table-cell>
          <table:table-cell office:value-type="float" office:value="0.58452380952380956" table:formula="of:=[.I156]/8.4" table:style-name="ce1">
            <text:p>0,58452381</text:p>
          </table:table-cell>
          <table:table-cell office:value-type="float" office:value="154" table:style-name="ce1">
            <text:p>154</text:p>
          </table:table-cell>
          <table:table-cell office:value-type="float" office:value="6.56" table:style-name="ce1">
            <text:p>6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5" table:style-name="ce1">
            <text:p>155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.57857142857142863" table:formula="of:=[.I157]/8.4" table:style-name="ce1">
            <text:p>0,578571429</text:p>
          </table:table-cell>
          <table:table-cell office:value-type="float" office:value="155" table:style-name="ce1">
            <text:p>155</text:p>
          </table:table-cell>
          <table:table-cell office:value-type="float" office:value="6.53" table:style-name="ce1">
            <text:p>6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6" table:style-name="ce1">
            <text:p>156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4.88" table:style-name="ce1">
            <text:p>4,88</text:p>
          </table:table-cell>
          <table:table-cell office:value-type="float" office:value="0.58095238095238089" table:formula="of:=[.I158]/8.4" table:style-name="ce1">
            <text:p>0,580952381</text:p>
          </table:table-cell>
          <table:table-cell office:value-type="float" office:value="156" table:style-name="ce1">
            <text:p>156</text:p>
          </table:table-cell>
          <table:table-cell office:value-type="float" office:value="6.65" table:style-name="ce1">
            <text:p>6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7" table:style-name="ce1">
            <text:p>157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4.83" table:style-name="ce1">
            <text:p>4,83</text:p>
          </table:table-cell>
          <table:table-cell office:value-type="float" office:value="0.57499999999999996" table:formula="of:=[.I159]/8.4" table:style-name="ce1">
            <text:p>0,575</text:p>
          </table:table-cell>
          <table:table-cell office:value-type="float" office:value="157" table:style-name="ce1">
            <text:p>157</text:p>
          </table:table-cell>
          <table:table-cell office:value-type="float" office:value="6.55" table:style-name="ce1">
            <text:p>6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8" table:style-name="ce1">
            <text:p>158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160]/8.4" table:style-name="ce1">
            <text:p>0,579761905</text:p>
          </table:table-cell>
          <table:table-cell office:value-type="float" office:value="158" table:style-name="ce1">
            <text:p>158</text:p>
          </table:table-cell>
          <table:table-cell office:value-type="float" office:value="6.55" table:style-name="ce1">
            <text:p>6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9" table:style-name="ce1">
            <text:p>159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161]/8.4" table:style-name="ce1">
            <text:p>0,572619048</text:p>
          </table:table-cell>
          <table:table-cell office:value-type="float" office:value="159" table:style-name="ce1">
            <text:p>159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0" table:style-name="ce1">
            <text:p>160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5.41" table:style-name="ce1">
            <text:p>5,41</text:p>
          </table:table-cell>
          <table:table-cell office:value-type="float" office:value="0.64404761904761909" table:formula="of:=[.I162]/8.4" table:style-name="ce1">
            <text:p>0,644047619</text:p>
          </table:table-cell>
          <table:table-cell office:value-type="float" office:value="160" table:style-name="ce1">
            <text:p>160</text:p>
          </table:table-cell>
          <table:table-cell office:value-type="float" office:value="6.64" table:style-name="ce1">
            <text:p>6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1" table:style-name="ce1">
            <text:p>161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4.79" table:style-name="ce1">
            <text:p>4,79</text:p>
          </table:table-cell>
          <table:table-cell office:value-type="float" office:value="0.57023809523809521" table:formula="of:=[.I163]/8.4" table:style-name="ce1">
            <text:p>0,570238095</text:p>
          </table:table-cell>
          <table:table-cell office:value-type="float" office:value="161" table:style-name="ce1">
            <text:p>161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2" table:style-name="ce1">
            <text:p>162</text:p>
          </table:table-cell>
          <table:table-cell office:value-type="float" office:value="1.34" table:style-name="ce1">
            <text:p>1,34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164]/8.4" table:style-name="ce1">
            <text:p>0,572619048</text:p>
          </table:table-cell>
          <table:table-cell office:value-type="float" office:value="162" table:style-name="ce1">
            <text:p>162</text:p>
          </table:table-cell>
          <table:table-cell office:value-type="float" office:value="6.53" table:style-name="ce1">
            <text:p>6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3" table:style-name="ce1">
            <text:p>163</text:p>
          </table:table-cell>
          <table:table-cell office:value-type="float" office:value="1.44" table:style-name="ce1">
            <text:p>1,44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165]/8.4" table:style-name="ce1">
            <text:p>0,569047619</text:p>
          </table:table-cell>
          <table:table-cell office:value-type="float" office:value="163" table:style-name="ce1">
            <text:p>163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4" table:style-name="ce1">
            <text:p>164</text:p>
          </table:table-cell>
          <table:table-cell office:value-type="float" office:value="1.26" table:style-name="ce1">
            <text:p>1,26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4.45" table:style-name="ce1">
            <text:p>4,45</text:p>
          </table:table-cell>
          <table:table-cell office:value-type="float" office:value="0.52976190476190477" table:formula="of:=[.I166]/8.4" table:style-name="ce1">
            <text:p>0,529761905</text:p>
          </table:table-cell>
          <table:table-cell office:value-type="float" office:value="164" table:style-name="ce1">
            <text:p>164</text:p>
          </table:table-cell>
          <table:table-cell office:value-type="float" office:value="6.61" table:style-name="ce1">
            <text:p>6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5" table:style-name="ce1">
            <text:p>165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167]/8.4" table:style-name="ce1">
            <text:p>0,566666667</text:p>
          </table:table-cell>
          <table:table-cell office:value-type="float" office:value="165" table:style-name="ce1">
            <text:p>165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6" table:style-name="ce1">
            <text:p>166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168]/8.4" table:style-name="ce1">
            <text:p>0,569047619</text:p>
          </table:table-cell>
          <table:table-cell office:value-type="float" office:value="166" table:style-name="ce1">
            <text:p>166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7" table:style-name="ce1">
            <text:p>167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169]/8.4" table:style-name="ce1">
            <text:p>0,564285714</text:p>
          </table:table-cell>
          <table:table-cell office:value-type="float" office:value="167" table:style-name="ce1">
            <text:p>167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8" table:style-name="ce1">
            <text:p>168</text:p>
          </table:table-cell>
          <table:table-cell office:value-type="float" office:value="1.32" table:style-name="ce1">
            <text:p>1,32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5.51" table:style-name="ce1">
            <text:p>5,51</text:p>
          </table:table-cell>
          <table:table-cell office:value-type="float" office:value="0.65595238095238095" table:formula="of:=[.I170]/8.4" table:style-name="ce1">
            <text:p>0,655952381</text:p>
          </table:table-cell>
          <table:table-cell office:value-type="float" office:value="168" table:style-name="ce1">
            <text:p>168</text:p>
          </table:table-cell>
          <table:table-cell office:value-type="float" office:value="6.61" table:style-name="ce1">
            <text:p>6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9" table:style-name="ce1">
            <text:p>169</text:p>
          </table:table-cell>
          <table:table-cell office:value-type="float" office:value="1.42" table:style-name="ce1">
            <text:p>1,42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0.56309523809523809" table:formula="of:=[.I171]/8.4" table:style-name="ce1">
            <text:p>0,563095238</text:p>
          </table:table-cell>
          <table:table-cell office:value-type="float" office:value="169" table:style-name="ce1">
            <text:p>169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0" table:style-name="ce1">
            <text:p>170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172]/8.4" table:style-name="ce1">
            <text:p>0,566666667</text:p>
          </table:table-cell>
          <table:table-cell office:value-type="float" office:value="170" table:style-name="ce1">
            <text:p>170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1" table:style-name="ce1">
            <text:p>171</text:p>
          </table:table-cell>
          <table:table-cell office:value-type="float" office:value="1.42" table:style-name="ce1">
            <text:p>1,4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173]/8.4" table:style-name="ce1">
            <text:p>0,561904762</text:p>
          </table:table-cell>
          <table:table-cell office:value-type="float" office:value="171" table:style-name="ce1">
            <text:p>171</text:p>
          </table:table-cell>
          <table:table-cell office:value-type="float" office:value="6.44" table:style-name="ce1">
            <text:p>6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2" table:style-name="ce1">
            <text:p>172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174]/8.4" table:style-name="ce1">
            <text:p>0,564285714</text:p>
          </table:table-cell>
          <table:table-cell office:value-type="float" office:value="172" table:style-name="ce1">
            <text:p>172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3" table:style-name="ce1">
            <text:p>173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175]/8.4" table:style-name="ce1">
            <text:p>0,558333333</text:p>
          </table:table-cell>
          <table:table-cell office:value-type="float" office:value="173" table:style-name="ce1">
            <text:p>173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4" table:style-name="ce1">
            <text:p>174</text:p>
          </table:table-cell>
          <table:table-cell office:value-type="float" office:value="1.32" table:style-name="ce1">
            <text:p>1,32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176]/8.4" table:style-name="ce1">
            <text:p>0,560714286</text:p>
          </table:table-cell>
          <table:table-cell office:value-type="float" office:value="174" table:style-name="ce1">
            <text:p>174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5" table:style-name="ce1">
            <text:p>175</text:p>
          </table:table-cell>
          <table:table-cell office:value-type="float" office:value="1.37" table:style-name="ce1">
            <text:p>1,37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177]/8.4" table:style-name="ce1">
            <text:p>0,554761905</text:p>
          </table:table-cell>
          <table:table-cell office:value-type="float" office:value="175" table:style-name="ce1">
            <text:p>175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6" table:style-name="ce1">
            <text:p>176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5.51" table:style-name="ce1">
            <text:p>5,51</text:p>
          </table:table-cell>
          <table:table-cell office:value-type="float" office:value="0.65595238095238095" table:formula="of:=[.I178]/8.4" table:style-name="ce1">
            <text:p>0,655952381</text:p>
          </table:table-cell>
          <table:table-cell office:value-type="float" office:value="176" table:style-name="ce1">
            <text:p>176</text:p>
          </table:table-cell>
          <table:table-cell office:value-type="float" office:value="6.6" table:style-name="ce1">
            <text:p>6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7" table:style-name="ce1">
            <text:p>177</text:p>
          </table:table-cell>
          <table:table-cell office:value-type="float" office:value="1.37" table:style-name="ce1">
            <text:p>1,37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179]/8.4" table:style-name="ce1">
            <text:p>0,554761905</text:p>
          </table:table-cell>
          <table:table-cell office:value-type="float" office:value="177" table:style-name="ce1">
            <text:p>177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8" table:style-name="ce1">
            <text:p>178</text:p>
          </table:table-cell>
          <table:table-cell office:value-type="float" office:value="0.53" table:style-name="ce1">
            <text:p>0,53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4.24" table:style-name="ce1">
            <text:p>4,24</text:p>
          </table:table-cell>
          <table:table-cell office:value-type="float" office:value="0.50476190476190474" table:formula="of:=[.I180]/8.4" table:style-name="ce1">
            <text:p>0,504761905</text:p>
          </table:table-cell>
          <table:table-cell office:value-type="float" office:value="178" table:style-name="ce1">
            <text:p>178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9" table:style-name="ce1">
            <text:p>179</text:p>
          </table:table-cell>
          <table:table-cell office:value-type="float" office:value="1.4" table:style-name="ce1">
            <text:p>1,4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181]/8.4" table:style-name="ce1">
            <text:p>0,554761905</text:p>
          </table:table-cell>
          <table:table-cell office:value-type="float" office:value="179" table:style-name="ce1">
            <text:p>179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0" table:style-name="ce1">
            <text:p>180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182]/8.4" table:style-name="ce1">
            <text:p>0,554761905</text:p>
          </table:table-cell>
          <table:table-cell office:value-type="float" office:value="180" table:style-name="ce1">
            <text:p>180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1" table:style-name="ce1">
            <text:p>181</text:p>
          </table:table-cell>
          <table:table-cell office:value-type="float" office:value="1.4" table:style-name="ce1">
            <text:p>1,4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183]/8.4" table:style-name="ce1">
            <text:p>0,551190476</text:p>
          </table:table-cell>
          <table:table-cell office:value-type="float" office:value="181" table:style-name="ce1">
            <text:p>181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2" table:style-name="ce1">
            <text:p>182</text:p>
          </table:table-cell>
          <table:table-cell office:value-type="float" office:value="0.63300000000000001" table:style-name="ce1">
            <text:p>0,633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4.43" table:style-name="ce1">
            <text:p>4,43</text:p>
          </table:table-cell>
          <table:table-cell office:value-type="float" office:value="0.52738095238095228" table:formula="of:=[.I184]/8.4" table:style-name="ce1">
            <text:p>0,527380952</text:p>
          </table:table-cell>
          <table:table-cell office:value-type="float" office:value="182" table:style-name="ce1">
            <text:p>182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3" table:style-name="ce1">
            <text:p>183</text:p>
          </table:table-cell>
          <table:table-cell office:value-type="float" office:value="1.39" table:style-name="ce1">
            <text:p>1,39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185]/8.4" table:style-name="ce1">
            <text:p>0,548809524</text:p>
          </table:table-cell>
          <table:table-cell office:value-type="float" office:value="183" table:style-name="ce1">
            <text:p>183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4" table:style-name="ce1">
            <text:p>184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5.62" table:style-name="ce1">
            <text:p>5,62</text:p>
          </table:table-cell>
          <table:table-cell office:value-type="float" office:value="0.669047619047619" table:formula="of:=[.I186]/8.4" table:style-name="ce1">
            <text:p>0,669047619</text:p>
          </table:table-cell>
          <table:table-cell office:value-type="float" office:value="184" table:style-name="ce1">
            <text:p>184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5" table:style-name="ce1">
            <text:p>185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187]/8.4" table:style-name="ce1">
            <text:p>0,551190476</text:p>
          </table:table-cell>
          <table:table-cell office:value-type="float" office:value="185" table:style-name="ce1">
            <text:p>185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6" table:style-name="ce1">
            <text:p>186</text:p>
          </table:table-cell>
          <table:table-cell office:value-type="float" office:value="1.22" table:style-name="ce1">
            <text:p>1,22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0.51309523809523805" table:formula="of:=[.I188]/8.4" table:style-name="ce1">
            <text:p>0,513095238</text:p>
          </table:table-cell>
          <table:table-cell office:value-type="float" office:value="186" table:style-name="ce1">
            <text:p>186</text:p>
          </table:table-cell>
          <table:table-cell office:value-type="float" office:value="6.44" table:style-name="ce1">
            <text:p>6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7" table:style-name="ce1">
            <text:p>187</text:p>
          </table:table-cell>
          <table:table-cell office:value-type="float" office:value="1.38" table:style-name="ce1">
            <text:p>1,38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4.62" table:style-name="ce1">
            <text:p>4,62</text:p>
          </table:table-cell>
          <table:table-cell office:value-type="float" office:value="0.55000000000000004" table:formula="of:=[.I189]/8.4" table:style-name="ce1">
            <text:p>0,55</text:p>
          </table:table-cell>
          <table:table-cell office:value-type="float" office:value="187" table:style-name="ce1">
            <text:p>187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8" table:style-name="ce1">
            <text:p>188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4.62" table:style-name="ce1">
            <text:p>4,62</text:p>
          </table:table-cell>
          <table:table-cell office:value-type="float" office:value="0.55000000000000004" table:formula="of:=[.I190]/8.4" table:style-name="ce1">
            <text:p>0,55</text:p>
          </table:table-cell>
          <table:table-cell office:value-type="float" office:value="188" table:style-name="ce1">
            <text:p>188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9" table:style-name="ce1">
            <text:p>189</text:p>
          </table:table-cell>
          <table:table-cell office:value-type="float" office:value="0.98899999999999999" table:style-name="ce1">
            <text:p>0,989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4.54" table:style-name="ce1">
            <text:p>4,54</text:p>
          </table:table-cell>
          <table:table-cell office:value-type="float" office:value="0.54047619047619044" table:formula="of:=[.I191]/8.4" table:style-name="ce1">
            <text:p>0,54047619</text:p>
          </table:table-cell>
          <table:table-cell office:value-type="float" office:value="189" table:style-name="ce1">
            <text:p>189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0" table:style-name="ce1">
            <text:p>190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192]/8.4" table:style-name="ce1">
            <text:p>0,548809524</text:p>
          </table:table-cell>
          <table:table-cell office:value-type="float" office:value="190" table:style-name="ce1">
            <text:p>190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1" table:style-name="ce1">
            <text:p>191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7" table:style-name="ce1">
            <text:p>4,57</text:p>
          </table:table-cell>
          <table:table-cell office:value-type="float" office:value="0.54404761904761911" table:formula="of:=[.I193]/8.4" table:style-name="ce1">
            <text:p>0,544047619</text:p>
          </table:table-cell>
          <table:table-cell office:value-type="float" office:value="191" table:style-name="ce1">
            <text:p>191</text:p>
          </table:table-cell>
          <table:table-cell office:value-type="float" office:value="6.45" table:style-name="ce1">
            <text:p>6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2" table:style-name="ce1">
            <text:p>192</text:p>
          </table:table-cell>
          <table:table-cell office:value-type="float" office:value="0.44800000000000001" table:style-name="ce1">
            <text:p>0,448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44" table:style-name="ce1">
            <text:p>5,44</text:p>
          </table:table-cell>
          <table:table-cell office:value-type="float" office:value="0.64761904761904765" table:formula="of:=[.I194]/8.4" table:style-name="ce1">
            <text:p>0,647619048</text:p>
          </table:table-cell>
          <table:table-cell office:value-type="float" office:value="192" table:style-name="ce1">
            <text:p>192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3" table:style-name="ce1">
            <text:p>193</text:p>
          </table:table-cell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5.27" table:style-name="ce1">
            <text:p>5,27</text:p>
          </table:table-cell>
          <table:table-cell office:value-type="float" office:value="0.62738095238095226" table:formula="of:=[.I195]/8.4" table:style-name="ce1">
            <text:p>0,627380952</text:p>
          </table:table-cell>
          <table:table-cell office:value-type="float" office:value="193" table:style-name="ce1">
            <text:p>193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4" table:style-name="ce1">
            <text:p>194</text:p>
          </table:table-cell>
          <table:table-cell office:value-type="float" office:value="1.27" table:style-name="ce1">
            <text:p>1,27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5.29" table:style-name="ce1">
            <text:p>5,29</text:p>
          </table:table-cell>
          <table:table-cell office:value-type="float" office:value="0.62976190476190474" table:formula="of:=[.I196]/8.4" table:style-name="ce1">
            <text:p>0,629761905</text:p>
          </table:table-cell>
          <table:table-cell office:value-type="float" office:value="194" table:style-name="ce1">
            <text:p>194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5" table:style-name="ce1">
            <text:p>195</text:p>
          </table:table-cell>
          <table:table-cell office:value-type="float" office:value="0.48199999999999998" table:style-name="ce1">
            <text:p>0,482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0.52380952380952384" table:formula="of:=[.I197]/8.4" table:style-name="ce1">
            <text:p>0,523809524</text:p>
          </table:table-cell>
          <table:table-cell office:value-type="float" office:value="195" table:style-name="ce1">
            <text:p>195</text:p>
          </table:table-cell>
          <table:table-cell office:value-type="float" office:value="6.46" table:style-name="ce1">
            <text:p>6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6" table:style-name="ce1">
            <text:p>196</text:p>
          </table:table-cell>
          <table:table-cell office:value-type="float" office:value="1.27" table:style-name="ce1">
            <text:p>1,27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5.22" table:style-name="ce1">
            <text:p>5,22</text:p>
          </table:table-cell>
          <table:table-cell office:value-type="float" office:value="0.62142857142857133" table:formula="of:=[.I198]/8.4" table:style-name="ce1">
            <text:p>0,621428571</text:p>
          </table:table-cell>
          <table:table-cell office:value-type="float" office:value="196" table:style-name="ce1">
            <text:p>196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7" table:style-name="ce1">
            <text:p>197</text:p>
          </table:table-cell>
          <table:table-cell office:value-type="float" office:value="1.35" table:style-name="ce1">
            <text:p>1,35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5.16" table:style-name="ce1">
            <text:p>5,16</text:p>
          </table:table-cell>
          <table:table-cell office:value-type="float" office:value="0.61428571428571432" table:formula="of:=[.I199]/8.4" table:style-name="ce1">
            <text:p>0,614285714</text:p>
          </table:table-cell>
          <table:table-cell office:value-type="float" office:value="197" table:style-name="ce1">
            <text:p>197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8" table:style-name="ce1">
            <text:p>198</text:p>
          </table:table-cell>
          <table:table-cell office:value-type="float" office:value="1.28" table:style-name="ce1">
            <text:p>1,28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5.19" table:style-name="ce1">
            <text:p>5,19</text:p>
          </table:table-cell>
          <table:table-cell office:value-type="float" office:value="0.61785714285714288" table:formula="of:=[.I200]/8.4" table:style-name="ce1">
            <text:p>0,617857143</text:p>
          </table:table-cell>
          <table:table-cell office:value-type="float" office:value="198" table:style-name="ce1">
            <text:p>198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9" table:style-name="ce1">
            <text:p>199</text:p>
          </table:table-cell>
          <table:table-cell office:value-type="float" office:value="1.35" table:style-name="ce1">
            <text:p>1,35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5.15" table:style-name="ce1">
            <text:p>5,15</text:p>
          </table:table-cell>
          <table:table-cell office:value-type="float" office:value="0.61309523809523814" table:formula="of:=[.I201]/8.4" table:style-name="ce1">
            <text:p>0,613095238</text:p>
          </table:table-cell>
          <table:table-cell office:value-type="float" office:value="199" table:style-name="ce1">
            <text:p>199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5.26" table:style-name="ce1">
            <text:p>5,26</text:p>
          </table:table-cell>
          <table:table-cell office:value-type="float" office:value="0.62619047619047619" table:formula="of:=[.I202]/8.4" table:style-name="ce1">
            <text:p>0,626190476</text:p>
          </table:table-cell>
          <table:table-cell office:value-type="float" office:value="200" table:style-name="ce1">
            <text:p>200</text:p>
          </table:table-cell>
          <table:table-cell office:value-type="float" office:value="6.58" table:style-name="ce1">
            <text:p>6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1" table:style-name="ce1">
            <text:p>201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5.16" table:style-name="ce1">
            <text:p>5,16</text:p>
          </table:table-cell>
          <table:table-cell office:value-type="float" office:value="0.61428571428571432" table:formula="of:=[.I203]/8.4" table:style-name="ce1">
            <text:p>0,614285714</text:p>
          </table:table-cell>
          <table:table-cell office:value-type="float" office:value="201" table:style-name="ce1">
            <text:p>201</text:p>
          </table:table-cell>
          <table:table-cell office:value-type="float" office:value="6.41" table:style-name="ce1">
            <text:p>6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2" table:style-name="ce1">
            <text:p>202</text:p>
          </table:table-cell>
          <table:table-cell office:value-type="float" office:value="1.26" table:style-name="ce1">
            <text:p>1,26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5.16" table:style-name="ce1">
            <text:p>5,16</text:p>
          </table:table-cell>
          <table:table-cell office:value-type="float" office:value="0.61428571428571432" table:formula="of:=[.I204]/8.4" table:style-name="ce1">
            <text:p>0,614285714</text:p>
          </table:table-cell>
          <table:table-cell office:value-type="float" office:value="202" table:style-name="ce1">
            <text:p>202</text:p>
          </table:table-cell>
          <table:table-cell office:value-type="float" office:value="6.42" table:style-name="ce1">
            <text:p>6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3" table:style-name="ce1">
            <text:p>203</text:p>
          </table:table-cell>
          <table:table-cell office:value-type="float" office:value="1.34" table:style-name="ce1">
            <text:p>1,34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5.14" table:style-name="ce1">
            <text:p>5,14</text:p>
          </table:table-cell>
          <table:table-cell office:value-type="float" office:value="0.61190476190476184" table:formula="of:=[.I205]/8.4" table:style-name="ce1">
            <text:p>0,611904762</text:p>
          </table:table-cell>
          <table:table-cell office:value-type="float" office:value="203" table:style-name="ce1">
            <text:p>203</text:p>
          </table:table-cell>
          <table:table-cell office:value-type="float" office:value="6.41" table:style-name="ce1">
            <text:p>6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4" table:style-name="ce1">
            <text:p>204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5.15" table:style-name="ce1">
            <text:p>5,15</text:p>
          </table:table-cell>
          <table:table-cell office:value-type="float" office:value="0.61309523809523814" table:formula="of:=[.I206]/8.4" table:style-name="ce1">
            <text:p>0,613095238</text:p>
          </table:table-cell>
          <table:table-cell office:value-type="float" office:value="204" table:style-name="ce1">
            <text:p>204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5" table:style-name="ce1">
            <text:p>205</text:p>
          </table:table-cell>
          <table:table-cell office:value-type="float" office:value="1.19" table:style-name="ce1">
            <text:p>1,19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0.54761904761904756" table:formula="of:=[.I207]/8.4" table:style-name="ce1">
            <text:p>0,547619048</text:p>
          </table:table-cell>
          <table:table-cell office:value-type="float" office:value="205" table:style-name="ce1">
            <text:p>205</text:p>
          </table:table-cell>
          <table:table-cell office:value-type="float" office:value="6.46" table:style-name="ce1">
            <text:p>6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6" table:style-name="ce1">
            <text:p>206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5.15" table:style-name="ce1">
            <text:p>5,15</text:p>
          </table:table-cell>
          <table:table-cell office:value-type="float" office:value="0.61309523809523814" table:formula="of:=[.I208]/8.4" table:style-name="ce1">
            <text:p>0,613095238</text:p>
          </table:table-cell>
          <table:table-cell office:value-type="float" office:value="206" table:style-name="ce1">
            <text:p>206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7" table:style-name="ce1">
            <text:p>207</text:p>
          </table:table-cell>
          <table:table-cell office:value-type="float" office:value="1.32" table:style-name="ce1">
            <text:p>1,32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5.07" table:style-name="ce1">
            <text:p>5,07</text:p>
          </table:table-cell>
          <table:table-cell office:value-type="float" office:value="0.60357142857142854" table:formula="of:=[.I209]/8.4" table:style-name="ce1">
            <text:p>0,603571429</text:p>
          </table:table-cell>
          <table:table-cell office:value-type="float" office:value="207" table:style-name="ce1">
            <text:p>207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8" table:style-name="ce1">
            <text:p>208</text:p>
          </table:table-cell>
          <table:table-cell office:value-type="float" office:value="1.17" table:style-name="ce1">
            <text:p>1,17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5.26" table:style-name="ce1">
            <text:p>5,26</text:p>
          </table:table-cell>
          <table:table-cell office:value-type="float" office:value="0.62619047619047619" table:formula="of:=[.I210]/8.4" table:style-name="ce1">
            <text:p>0,626190476</text:p>
          </table:table-cell>
          <table:table-cell office:value-type="float" office:value="208" table:style-name="ce1">
            <text:p>208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9" table:style-name="ce1">
            <text:p>209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5.09" table:style-name="ce1">
            <text:p>5,09</text:p>
          </table:table-cell>
          <table:table-cell office:value-type="float" office:value="0.60595238095238091" table:formula="of:=[.I211]/8.4" table:style-name="ce1">
            <text:p>0,605952381</text:p>
          </table:table-cell>
          <table:table-cell office:value-type="float" office:value="209" table:style-name="ce1">
            <text:p>209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0" table:style-name="ce1">
            <text:p>210</text:p>
          </table:table-cell>
          <table:table-cell office:value-type="float" office:value="0.56999999999999995" table:style-name="ce1">
            <text:p>0,57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212]/8.4" table:style-name="ce1">
            <text:p>0,564285714</text:p>
          </table:table-cell>
          <table:table-cell office:value-type="float" office:value="210" table:style-name="ce1">
            <text:p>210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1" table:style-name="ce1">
            <text:p>211</text:p>
          </table:table-cell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5.07" table:style-name="ce1">
            <text:p>5,07</text:p>
          </table:table-cell>
          <table:table-cell office:value-type="float" office:value="0.60357142857142854" table:formula="of:=[.I213]/8.4" table:style-name="ce1">
            <text:p>0,603571429</text:p>
          </table:table-cell>
          <table:table-cell office:value-type="float" office:value="211" table:style-name="ce1">
            <text:p>211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2" table:style-name="ce1">
            <text:p>212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5.05" table:style-name="ce1">
            <text:p>5,05</text:p>
          </table:table-cell>
          <table:table-cell office:value-type="float" office:value="0.60119047619047616" table:formula="of:=[.I214]/8.4" table:style-name="ce1">
            <text:p>0,601190476</text:p>
          </table:table-cell>
          <table:table-cell office:value-type="float" office:value="212" table:style-name="ce1">
            <text:p>212</text:p>
          </table:table-cell>
          <table:table-cell office:value-type="float" office:value="6.58" table:style-name="ce1">
            <text:p>6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3" table:style-name="ce1">
            <text:p>213</text:p>
          </table:table-cell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0.60238095238095235" table:formula="of:=[.I215]/8.4" table:style-name="ce1">
            <text:p>0,602380952</text:p>
          </table:table-cell>
          <table:table-cell office:value-type="float" office:value="213" table:style-name="ce1">
            <text:p>213</text:p>
          </table:table-cell>
          <table:table-cell office:value-type="float" office:value="6.52" table:style-name="ce1">
            <text:p>6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4" table:style-name="ce1">
            <text:p>214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5.07" table:style-name="ce1">
            <text:p>5,07</text:p>
          </table:table-cell>
          <table:table-cell office:value-type="float" office:value="0.60357142857142854" table:formula="of:=[.I216]/8.4" table:style-name="ce1">
            <text:p>0,603571429</text:p>
          </table:table-cell>
          <table:table-cell office:value-type="float" office:value="214" table:style-name="ce1">
            <text:p>214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5" table:style-name="ce1">
            <text:p>215</text:p>
          </table:table-cell>
          <table:table-cell office:value-type="float" office:value="1.3" table:style-name="ce1">
            <text:p>1,3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5.08" table:style-name="ce1">
            <text:p>5,08</text:p>
          </table:table-cell>
          <table:table-cell office:value-type="float" office:value="0.60476190476190472" table:formula="of:=[.I217]/8.4" table:style-name="ce1">
            <text:p>0,604761905</text:p>
          </table:table-cell>
          <table:table-cell office:value-type="float" office:value="215" table:style-name="ce1">
            <text:p>215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6" table:style-name="ce1">
            <text:p>216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5.41" table:style-name="ce1">
            <text:p>5,41</text:p>
          </table:table-cell>
          <table:table-cell office:value-type="float" office:value="0.64404761904761909" table:formula="of:=[.I218]/8.4" table:style-name="ce1">
            <text:p>0,644047619</text:p>
          </table:table-cell>
          <table:table-cell office:value-type="float" office:value="216" table:style-name="ce1">
            <text:p>216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7" table:style-name="ce1">
            <text:p>217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5.05" table:style-name="ce1">
            <text:p>5,05</text:p>
          </table:table-cell>
          <table:table-cell office:value-type="float" office:value="0.60119047619047616" table:formula="of:=[.I219]/8.4" table:style-name="ce1">
            <text:p>0,601190476</text:p>
          </table:table-cell>
          <table:table-cell office:value-type="float" office:value="217" table:style-name="ce1">
            <text:p>217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8" table:style-name="ce1">
            <text:p>218</text:p>
          </table:table-cell>
          <table:table-cell office:value-type="float" office:value="1.22" table:style-name="ce1">
            <text:p>1,22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5.04" table:style-name="ce1">
            <text:p>5,04</text:p>
          </table:table-cell>
          <table:table-cell office:value-type="float" office:value="0.6" table:formula="of:=[.I220]/8.4" table:style-name="ce1">
            <text:p>0,6</text:p>
          </table:table-cell>
          <table:table-cell office:value-type="float" office:value="218" table:style-name="ce1">
            <text:p>218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9" table:style-name="ce1">
            <text:p>219</text:p>
          </table:table-cell>
          <table:table-cell office:value-type="float" office:value="1.28" table:style-name="ce1">
            <text:p>1,28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5.01" table:style-name="ce1">
            <text:p>5,01</text:p>
          </table:table-cell>
          <table:table-cell office:value-type="float" office:value="0.59642857142857142" table:formula="of:=[.I221]/8.4" table:style-name="ce1">
            <text:p>0,596428571</text:p>
          </table:table-cell>
          <table:table-cell office:value-type="float" office:value="219" table:style-name="ce1">
            <text:p>219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0" table:style-name="ce1">
            <text:p>220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5" table:style-name="ce1">
            <text:p>5</text:p>
          </table:table-cell>
          <table:table-cell office:value-type="float" office:value="0.59523809523809523" table:formula="of:=[.I222]/8.4" table:style-name="ce1">
            <text:p>0,595238095</text:p>
          </table:table-cell>
          <table:table-cell office:value-type="float" office:value="220" table:style-name="ce1">
            <text:p>220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1" table:style-name="ce1">
            <text:p>221</text:p>
          </table:table-cell>
          <table:table-cell office:value-type="float" office:value="1.28" table:style-name="ce1">
            <text:p>1,28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5.01" table:style-name="ce1">
            <text:p>5,01</text:p>
          </table:table-cell>
          <table:table-cell office:value-type="float" office:value="0.59642857142857142" table:formula="of:=[.I223]/8.4" table:style-name="ce1">
            <text:p>0,596428571</text:p>
          </table:table-cell>
          <table:table-cell office:value-type="float" office:value="221" table:style-name="ce1">
            <text:p>221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2" table:style-name="ce1">
            <text:p>222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5.01" table:style-name="ce1">
            <text:p>5,01</text:p>
          </table:table-cell>
          <table:table-cell office:value-type="float" office:value="0.59642857142857142" table:formula="of:=[.I224]/8.4" table:style-name="ce1">
            <text:p>0,596428571</text:p>
          </table:table-cell>
          <table:table-cell office:value-type="float" office:value="222" table:style-name="ce1">
            <text:p>222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3" table:style-name="ce1">
            <text:p>223</text:p>
          </table:table-cell>
          <table:table-cell office:value-type="float" office:value="1.26" table:style-name="ce1">
            <text:p>1,26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0.59285714285714286" table:formula="of:=[.I225]/8.4" table:style-name="ce1">
            <text:p>0,592857143</text:p>
          </table:table-cell>
          <table:table-cell office:value-type="float" office:value="223" table:style-name="ce1">
            <text:p>223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4" table:style-name="ce1">
            <text:p>224</text:p>
          </table:table-cell>
          <table:table-cell office:value-type="float" office:value="1.03" table:style-name="ce1">
            <text:p>1,03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5.38" table:style-name="ce1">
            <text:p>5,38</text:p>
          </table:table-cell>
          <table:table-cell office:value-type="float" office:value="0.64047619047619042" table:formula="of:=[.I226]/8.4" table:style-name="ce1">
            <text:p>0,64047619</text:p>
          </table:table-cell>
          <table:table-cell office:value-type="float" office:value="224" table:style-name="ce1">
            <text:p>224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5" table:style-name="ce1">
            <text:p>225</text:p>
          </table:table-cell>
          <table:table-cell office:value-type="float" office:value="1.19" table:style-name="ce1">
            <text:p>1,19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0.59285714285714286" table:formula="of:=[.I227]/8.4" table:style-name="ce1">
            <text:p>0,592857143</text:p>
          </table:table-cell>
          <table:table-cell office:value-type="float" office:value="225" table:style-name="ce1">
            <text:p>225</text:p>
          </table:table-cell>
          <table:table-cell office:value-type="float" office:value="7.25" table:style-name="ce1">
            <text:p>7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6" table:style-name="ce1">
            <text:p>226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4.99" table:style-name="ce1">
            <text:p>4,99</text:p>
          </table:table-cell>
          <table:table-cell office:value-type="float" office:value="0.59404761904761905" table:formula="of:=[.I228]/8.4" table:style-name="ce1">
            <text:p>0,594047619</text:p>
          </table:table-cell>
          <table:table-cell office:value-type="float" office:value="226" table:style-name="ce1">
            <text:p>226</text:p>
          </table:table-cell>
          <table:table-cell office:value-type="float" office:value="7.32" table:style-name="ce1">
            <text:p>7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7" table:style-name="ce1">
            <text:p>227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.84" table:style-name="ce1">
            <text:p>1,84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5" table:style-name="ce1">
            <text:p>5</text:p>
          </table:table-cell>
          <table:table-cell office:value-type="float" office:value="0.59523809523809523" table:formula="of:=[.I229]/8.4" table:style-name="ce1">
            <text:p>0,595238095</text:p>
          </table:table-cell>
          <table:table-cell office:value-type="float" office:value="227" table:style-name="ce1">
            <text:p>227</text:p>
          </table:table-cell>
          <table:table-cell office:value-type="float" office:value="7.25" table:style-name="ce1">
            <text:p>7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8" table:style-name="ce1">
            <text:p>228</text:p>
          </table:table-cell>
          <table:table-cell office:value-type="float" office:value="1.1599999999999999" table:style-name="ce1">
            <text:p>1,16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4.97" table:style-name="ce1">
            <text:p>4,97</text:p>
          </table:table-cell>
          <table:table-cell office:value-type="float" office:value="0.59166666666666656" table:formula="of:=[.I230]/8.4" table:style-name="ce1">
            <text:p>0,591666667</text:p>
          </table:table-cell>
          <table:table-cell office:value-type="float" office:value="228" table:style-name="ce1">
            <text:p>228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9" table:style-name="ce1">
            <text:p>229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5" table:style-name="ce1">
            <text:p>4,95</text:p>
          </table:table-cell>
          <table:table-cell office:value-type="float" office:value="0.5892857142857143" table:formula="of:=[.I231]/8.4" table:style-name="ce1">
            <text:p>0,589285714</text:p>
          </table:table-cell>
          <table:table-cell office:value-type="float" office:value="229" table:style-name="ce1">
            <text:p>229</text:p>
          </table:table-cell>
          <table:table-cell office:value-type="float" office:value="7.29" table:style-name="ce1">
            <text:p>7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0" table:style-name="ce1">
            <text:p>230</text:p>
          </table:table-cell>
          <table:table-cell office:value-type="float" office:value="1.1599999999999999" table:style-name="ce1">
            <text:p>1,16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4.95" table:style-name="ce1">
            <text:p>4,95</text:p>
          </table:table-cell>
          <table:table-cell office:value-type="float" office:value="0.5892857142857143" table:formula="of:=[.I232]/8.4" table:style-name="ce1">
            <text:p>0,589285714</text:p>
          </table:table-cell>
          <table:table-cell office:value-type="float" office:value="230" table:style-name="ce1">
            <text:p>230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1" table:style-name="ce1">
            <text:p>231</text:p>
          </table:table-cell>
          <table:table-cell office:value-type="float" office:value="1.22" table:style-name="ce1">
            <text:p>1,22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4.93" table:style-name="ce1">
            <text:p>4,93</text:p>
          </table:table-cell>
          <table:table-cell office:value-type="float" office:value="0.58690476190476182" table:formula="of:=[.I233]/8.4" table:style-name="ce1">
            <text:p>0,586904762</text:p>
          </table:table-cell>
          <table:table-cell office:value-type="float" office:value="231" table:style-name="ce1">
            <text:p>231</text:p>
          </table:table-cell>
          <table:table-cell office:value-type="float" office:value="7.27" table:style-name="ce1">
            <text:p>7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2" table:style-name="ce1">
            <text:p>232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5.46" table:style-name="ce1">
            <text:p>5,46</text:p>
          </table:table-cell>
          <table:table-cell office:value-type="float" office:value="0.65" table:formula="of:=[.I234]/8.4" table:style-name="ce1">
            <text:p>0,65</text:p>
          </table:table-cell>
          <table:table-cell office:value-type="float" office:value="232" table:style-name="ce1">
            <text:p>232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3" table:style-name="ce1">
            <text:p>233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4.93" table:style-name="ce1">
            <text:p>4,93</text:p>
          </table:table-cell>
          <table:table-cell office:value-type="float" office:value="0.58690476190476182" table:formula="of:=[.I235]/8.4" table:style-name="ce1">
            <text:p>0,586904762</text:p>
          </table:table-cell>
          <table:table-cell office:value-type="float" office:value="233" table:style-name="ce1">
            <text:p>233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4" table:style-name="ce1">
            <text:p>234</text:p>
          </table:table-cell>
          <table:table-cell office:value-type="float" office:value="0.52100000000000002" table:style-name="ce1">
            <text:p>0,521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4.57" table:style-name="ce1">
            <text:p>4,57</text:p>
          </table:table-cell>
          <table:table-cell office:value-type="float" office:value="0.54404761904761911" table:formula="of:=[.I236]/8.4" table:style-name="ce1">
            <text:p>0,544047619</text:p>
          </table:table-cell>
          <table:table-cell office:value-type="float" office:value="234" table:style-name="ce1">
            <text:p>234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5" table:style-name="ce1">
            <text:p>235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4.92" table:style-name="ce1">
            <text:p>4,92</text:p>
          </table:table-cell>
          <table:table-cell office:value-type="float" office:value="0.58571428571428563" table:formula="of:=[.I237]/8.4" table:style-name="ce1">
            <text:p>0,585714286</text:p>
          </table:table-cell>
          <table:table-cell office:value-type="float" office:value="235" table:style-name="ce1">
            <text:p>235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6" table:style-name="ce1">
            <text:p>236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238]/8.4" table:style-name="ce1">
            <text:p>0,582142857</text:p>
          </table:table-cell>
          <table:table-cell office:value-type="float" office:value="236" table:style-name="ce1">
            <text:p>236</text:p>
          </table:table-cell>
          <table:table-cell office:value-type="float" office:value="7.42" table:style-name="ce1">
            <text:p>7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7" table:style-name="ce1">
            <text:p>237</text:p>
          </table:table-cell>
          <table:table-cell office:value-type="float" office:value="1.1499999999999999" table:style-name="ce1">
            <text:p>1,15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239]/8.4" table:style-name="ce1">
            <text:p>0,582142857</text:p>
          </table:table-cell>
          <table:table-cell office:value-type="float" office:value="237" table:style-name="ce1">
            <text:p>237</text:p>
          </table:table-cell>
          <table:table-cell office:value-type="float" office:value="7.3" table:style-name="ce1">
            <text:p>7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8" table:style-name="ce1">
            <text:p>238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0.58333333333333337" table:formula="of:=[.I240]/8.4" table:style-name="ce1">
            <text:p>0,583333333</text:p>
          </table:table-cell>
          <table:table-cell office:value-type="float" office:value="238" table:style-name="ce1">
            <text:p>238</text:p>
          </table:table-cell>
          <table:table-cell office:value-type="float" office:value="7.34" table:style-name="ce1">
            <text:p>7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9" table:style-name="ce1">
            <text:p>239</text:p>
          </table:table-cell>
          <table:table-cell office:value-type="float" office:value="1.17" table:style-name="ce1">
            <text:p>1,17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241]/8.4" table:style-name="ce1">
            <text:p>0,579761905</text:p>
          </table:table-cell>
          <table:table-cell office:value-type="float" office:value="239" table:style-name="ce1">
            <text:p>239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0" table:style-name="ce1">
            <text:p>240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5.51" table:style-name="ce1">
            <text:p>5,51</text:p>
          </table:table-cell>
          <table:table-cell office:value-type="float" office:value="0.65595238095238095" table:formula="of:=[.I242]/8.4" table:style-name="ce1">
            <text:p>0,655952381</text:p>
          </table:table-cell>
          <table:table-cell office:value-type="float" office:value="240" table:style-name="ce1">
            <text:p>240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1" table:style-name="ce1">
            <text:p>241</text:p>
          </table:table-cell>
          <table:table-cell office:value-type="float" office:value="0.45200000000000001" table:style-name="ce1">
            <text:p>0,452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4.2" table:style-name="ce1">
            <text:p>4,2</text:p>
          </table:table-cell>
          <table:table-cell office:value-type="float" office:value="0.5" table:formula="of:=[.I243]/8.4" table:style-name="ce1">
            <text:p>0,5</text:p>
          </table:table-cell>
          <table:table-cell office:value-type="float" office:value="241" table:style-name="ce1">
            <text:p>241</text:p>
          </table:table-cell>
          <table:table-cell office:value-type="float" office:value="7.32" table:style-name="ce1">
            <text:p>7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2" table:style-name="ce1">
            <text:p>242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244]/8.4" table:style-name="ce1">
            <text:p>0,582142857</text:p>
          </table:table-cell>
          <table:table-cell office:value-type="float" office:value="242" table:style-name="ce1">
            <text:p>242</text:p>
          </table:table-cell>
          <table:table-cell office:value-type="float" office:value="7.34" table:style-name="ce1">
            <text:p>7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3" table:style-name="ce1">
            <text:p>243</text:p>
          </table:table-cell>
          <table:table-cell office:value-type="float" office:value="1.03" table:style-name="ce1">
            <text:p>1,03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0.57738095238095233" table:formula="of:=[.I245]/8.4" table:style-name="ce1">
            <text:p>0,577380952</text:p>
          </table:table-cell>
          <table:table-cell office:value-type="float" office:value="243" table:style-name="ce1">
            <text:p>243</text:p>
          </table:table-cell>
          <table:table-cell office:value-type="float" office:value="7.3" table:style-name="ce1">
            <text:p>7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4" table:style-name="ce1">
            <text:p>244</text:p>
          </table:table-cell>
          <table:table-cell office:value-type="float" office:value="1.0900000000000001" table:style-name="ce1">
            <text:p>1,09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4.83" table:style-name="ce1">
            <text:p>4,83</text:p>
          </table:table-cell>
          <table:table-cell office:value-type="float" office:value="0.57499999999999996" table:formula="of:=[.I246]/8.4" table:style-name="ce1">
            <text:p>0,575</text:p>
          </table:table-cell>
          <table:table-cell office:value-type="float" office:value="244" table:style-name="ce1">
            <text:p>244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5" table:style-name="ce1">
            <text:p>245</text:p>
          </table:table-cell>
          <table:table-cell office:value-type="float" office:value="1.1399999999999999" table:style-name="ce1">
            <text:p>1,14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4.83" table:style-name="ce1">
            <text:p>4,83</text:p>
          </table:table-cell>
          <table:table-cell office:value-type="float" office:value="0.57499999999999996" table:formula="of:=[.I247]/8.4" table:style-name="ce1">
            <text:p>0,575</text:p>
          </table:table-cell>
          <table:table-cell office:value-type="float" office:value="245" table:style-name="ce1">
            <text:p>245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6" table:style-name="ce1">
            <text:p>246</text:p>
          </table:table-cell>
          <table:table-cell office:value-type="float" office:value="1.1000000000000001" table:style-name="ce1">
            <text:p>1,1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0.57738095238095233" table:formula="of:=[.I248]/8.4" table:style-name="ce1">
            <text:p>0,577380952</text:p>
          </table:table-cell>
          <table:table-cell office:value-type="float" office:value="246" table:style-name="ce1">
            <text:p>246</text:p>
          </table:table-cell>
          <table:table-cell office:value-type="float" office:value="7.36" table:style-name="ce1">
            <text:p>7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7" table:style-name="ce1">
            <text:p>247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249]/8.4" table:style-name="ce1">
            <text:p>0,572619048</text:p>
          </table:table-cell>
          <table:table-cell office:value-type="float" office:value="247" table:style-name="ce1">
            <text:p>247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8" table:style-name="ce1">
            <text:p>248</text:p>
          </table:table-cell>
          <table:table-cell office:value-type="float" office:value="1.07" table:style-name="ce1">
            <text:p>1,07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5.55" table:style-name="ce1">
            <text:p>5,55</text:p>
          </table:table-cell>
          <table:table-cell office:value-type="float" office:value="0.6607142857142857" table:formula="of:=[.I250]/8.4" table:style-name="ce1">
            <text:p>0,660714286</text:p>
          </table:table-cell>
          <table:table-cell office:value-type="float" office:value="248" table:style-name="ce1">
            <text:p>248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9" table:style-name="ce1">
            <text:p>249</text:p>
          </table:table-cell>
          <table:table-cell office:value-type="float" office:value="1.1499999999999999" table:style-name="ce1">
            <text:p>1,15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4.82" table:style-name="ce1">
            <text:p>4,82</text:p>
          </table:table-cell>
          <table:table-cell office:value-type="float" office:value="0.57380952380952377" table:formula="of:=[.I251]/8.4" table:style-name="ce1">
            <text:p>0,573809524</text:p>
          </table:table-cell>
          <table:table-cell office:value-type="float" office:value="249" table:style-name="ce1">
            <text:p>249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252]/8.4" table:style-name="ce1">
            <text:p>0,572619048</text:p>
          </table:table-cell>
          <table:table-cell office:value-type="float" office:value="250" table:style-name="ce1">
            <text:p>250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1" table:style-name="ce1">
            <text:p>251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4.8" table:style-name="ce1">
            <text:p>4,8</text:p>
          </table:table-cell>
          <table:table-cell office:value-type="float" office:value="0.5714285714285714" table:formula="of:=[.I253]/8.4" table:style-name="ce1">
            <text:p>0,571428571</text:p>
          </table:table-cell>
          <table:table-cell office:value-type="float" office:value="251" table:style-name="ce1">
            <text:p>251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2" table:style-name="ce1">
            <text:p>252</text:p>
          </table:table-cell>
          <table:table-cell office:value-type="float" office:value="1.01" table:style-name="ce1">
            <text:p>1,01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4.75" table:style-name="ce1">
            <text:p>4,75</text:p>
          </table:table-cell>
          <table:table-cell office:value-type="float" office:value="0.56547619047619047" table:formula="of:=[.I254]/8.4" table:style-name="ce1">
            <text:p>0,56547619</text:p>
          </table:table-cell>
          <table:table-cell office:value-type="float" office:value="252" table:style-name="ce1">
            <text:p>252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3" table:style-name="ce1">
            <text:p>253</text:p>
          </table:table-cell>
          <table:table-cell office:value-type="float" office:value="1.1200000000000001" table:style-name="ce1">
            <text:p>1,12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255]/8.4" table:style-name="ce1">
            <text:p>0,569047619</text:p>
          </table:table-cell>
          <table:table-cell office:value-type="float" office:value="253" table:style-name="ce1">
            <text:p>253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4" table:style-name="ce1">
            <text:p>25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256]/8.4" table:style-name="ce1">
            <text:p>0,567857143</text:p>
          </table:table-cell>
          <table:table-cell office:value-type="float" office:value="254" table:style-name="ce1">
            <text:p>254</text:p>
          </table:table-cell>
          <table:table-cell office:value-type="float" office:value="7.38" table:style-name="ce1">
            <text:p>7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5" table:style-name="ce1">
            <text:p>255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5" table:style-name="ce1">
            <text:p>4,75</text:p>
          </table:table-cell>
          <table:table-cell office:value-type="float" office:value="0.56547619047619047" table:formula="of:=[.I257]/8.4" table:style-name="ce1">
            <text:p>0,56547619</text:p>
          </table:table-cell>
          <table:table-cell office:value-type="float" office:value="255" table:style-name="ce1">
            <text:p>255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6" table:style-name="ce1">
            <text:p>256</text:p>
          </table:table-cell>
          <table:table-cell office:value-type="float" office:value="0.26300000000000001" table:style-name="ce1">
            <text:p>0,263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0.52261904761904754" table:formula="of:=[.I258]/8.4" table:style-name="ce1">
            <text:p>0,522619048</text:p>
          </table:table-cell>
          <table:table-cell office:value-type="float" office:value="256" table:style-name="ce1">
            <text:p>256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7" table:style-name="ce1">
            <text:p>257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3" table:style-name="ce1">
            <text:p>5,3</text:p>
          </table:table-cell>
          <table:table-cell office:value-type="float" office:value="0.63095238095238093" table:formula="of:=[.I259]/8.4" table:style-name="ce1">
            <text:p>0,630952381</text:p>
          </table:table-cell>
          <table:table-cell office:value-type="float" office:value="257" table:style-name="ce1">
            <text:p>257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8" table:style-name="ce1">
            <text:p>258</text:p>
          </table:table-cell>
          <table:table-cell office:value-type="float" office:value="0.96099999999999997" table:style-name="ce1">
            <text:p>0,961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5.26" table:style-name="ce1">
            <text:p>5,26</text:p>
          </table:table-cell>
          <table:table-cell office:value-type="float" office:value="0.62619047619047619" table:formula="of:=[.I260]/8.4" table:style-name="ce1">
            <text:p>0,626190476</text:p>
          </table:table-cell>
          <table:table-cell office:value-type="float" office:value="258" table:style-name="ce1">
            <text:p>258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9" table:style-name="ce1">
            <text:p>259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5.24" table:style-name="ce1">
            <text:p>5,24</text:p>
          </table:table-cell>
          <table:table-cell office:value-type="float" office:value="0.62380952380952381" table:formula="of:=[.I261]/8.4" table:style-name="ce1">
            <text:p>0,623809524</text:p>
          </table:table-cell>
          <table:table-cell office:value-type="float" office:value="259" table:style-name="ce1">
            <text:p>259</text:p>
          </table:table-cell>
          <table:table-cell office:value-type="float" office:value="7.34" table:style-name="ce1">
            <text:p>7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0" table:style-name="ce1">
            <text:p>260</text:p>
          </table:table-cell>
          <table:table-cell office:value-type="float" office:value="0.98899999999999999" table:style-name="ce1">
            <text:p>0,989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5.13" table:style-name="ce1">
            <text:p>5,13</text:p>
          </table:table-cell>
          <table:table-cell office:value-type="float" office:value="0.61071428571428565" table:formula="of:=[.I262]/8.4" table:style-name="ce1">
            <text:p>0,610714286</text:p>
          </table:table-cell>
          <table:table-cell office:value-type="float" office:value="260" table:style-name="ce1">
            <text:p>260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1" table:style-name="ce1">
            <text:p>261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5.18" table:style-name="ce1">
            <text:p>5,18</text:p>
          </table:table-cell>
          <table:table-cell office:value-type="float" office:value="0.61666666666666659" table:formula="of:=[.I263]/8.4" table:style-name="ce1">
            <text:p>0,616666667</text:p>
          </table:table-cell>
          <table:table-cell office:value-type="float" office:value="261" table:style-name="ce1">
            <text:p>261</text:p>
          </table:table-cell>
          <table:table-cell office:value-type="float" office:value="7.38" table:style-name="ce1">
            <text:p>7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2" table:style-name="ce1">
            <text:p>262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5.16" table:style-name="ce1">
            <text:p>5,16</text:p>
          </table:table-cell>
          <table:table-cell office:value-type="float" office:value="0.61428571428571432" table:formula="of:=[.I264]/8.4" table:style-name="ce1">
            <text:p>0,614285714</text:p>
          </table:table-cell>
          <table:table-cell office:value-type="float" office:value="262" table:style-name="ce1">
            <text:p>262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3" table:style-name="ce1">
            <text:p>263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5.16" table:style-name="ce1">
            <text:p>5,16</text:p>
          </table:table-cell>
          <table:table-cell office:value-type="float" office:value="0.61428571428571432" table:formula="of:=[.I265]/8.4" table:style-name="ce1">
            <text:p>0,614285714</text:p>
          </table:table-cell>
          <table:table-cell office:value-type="float" office:value="263" table:style-name="ce1">
            <text:p>263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4" table:style-name="ce1">
            <text:p>264</text:p>
          </table:table-cell>
          <table:table-cell office:value-type="float" office:value="1.03" table:style-name="ce1">
            <text:p>1,03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5.21" table:style-name="ce1">
            <text:p>5,21</text:p>
          </table:table-cell>
          <table:table-cell office:value-type="float" office:value="0.62023809523809526" table:formula="of:=[.I266]/8.4" table:style-name="ce1">
            <text:p>0,620238095</text:p>
          </table:table-cell>
          <table:table-cell office:value-type="float" office:value="264" table:style-name="ce1">
            <text:p>264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5" table:style-name="ce1">
            <text:p>265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5.16" table:style-name="ce1">
            <text:p>5,16</text:p>
          </table:table-cell>
          <table:table-cell office:value-type="float" office:value="0.61428571428571432" table:formula="of:=[.I267]/8.4" table:style-name="ce1">
            <text:p>0,614285714</text:p>
          </table:table-cell>
          <table:table-cell office:value-type="float" office:value="265" table:style-name="ce1">
            <text:p>265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6" table:style-name="ce1">
            <text:p>266</text:p>
          </table:table-cell>
          <table:table-cell office:value-type="float" office:value="0.60099999999999998" table:style-name="ce1">
            <text:p>0,601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5.13" table:style-name="ce1">
            <text:p>5,13</text:p>
          </table:table-cell>
          <table:table-cell office:value-type="float" office:value="0.61071428571428565" table:formula="of:=[.I268]/8.4" table:style-name="ce1">
            <text:p>0,610714286</text:p>
          </table:table-cell>
          <table:table-cell office:value-type="float" office:value="266" table:style-name="ce1">
            <text:p>266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7" table:style-name="ce1">
            <text:p>267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.6071428571428571" table:formula="of:=[.I269]/8.4" table:style-name="ce1">
            <text:p>0,607142857</text:p>
          </table:table-cell>
          <table:table-cell office:value-type="float" office:value="267" table:style-name="ce1">
            <text:p>267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8" table:style-name="ce1">
            <text:p>268</text:p>
          </table:table-cell>
          <table:table-cell office:value-type="float" office:value="0.98399999999999999" table:style-name="ce1">
            <text:p>0,984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5.09" table:style-name="ce1">
            <text:p>5,09</text:p>
          </table:table-cell>
          <table:table-cell office:value-type="float" office:value="0.60595238095238091" table:formula="of:=[.I270]/8.4" table:style-name="ce1">
            <text:p>0,605952381</text:p>
          </table:table-cell>
          <table:table-cell office:value-type="float" office:value="268" table:style-name="ce1">
            <text:p>268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9" table:style-name="ce1">
            <text:p>269</text:p>
          </table:table-cell>
          <table:table-cell office:value-type="float" office:value="1.0900000000000001" table:style-name="ce1">
            <text:p>1,09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5.12" table:style-name="ce1">
            <text:p>5,12</text:p>
          </table:table-cell>
          <table:table-cell office:value-type="float" office:value="0.60952380952380947" table:formula="of:=[.I271]/8.4" table:style-name="ce1">
            <text:p>0,60952381</text:p>
          </table:table-cell>
          <table:table-cell office:value-type="float" office:value="269" table:style-name="ce1">
            <text:p>269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.6071428571428571" table:formula="of:=[.I272]/8.4" table:style-name="ce1">
            <text:p>0,607142857</text:p>
          </table:table-cell>
          <table:table-cell office:value-type="float" office:value="270" table:style-name="ce1">
            <text:p>270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1" table:style-name="ce1">
            <text:p>271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5.09" table:style-name="ce1">
            <text:p>5,09</text:p>
          </table:table-cell>
          <table:table-cell office:value-type="float" office:value="0.60595238095238091" table:formula="of:=[.I273]/8.4" table:style-name="ce1">
            <text:p>0,605952381</text:p>
          </table:table-cell>
          <table:table-cell office:value-type="float" office:value="271" table:style-name="ce1">
            <text:p>271</text:p>
          </table:table-cell>
          <table:table-cell office:value-type="float" office:value="7.38" table:style-name="ce1">
            <text:p>7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2" table:style-name="ce1">
            <text:p>272</text:p>
          </table:table-cell>
          <table:table-cell office:value-type="float" office:value="0.97" table:style-name="ce1">
            <text:p>0,97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5.25" table:style-name="ce1">
            <text:p>5,25</text:p>
          </table:table-cell>
          <table:table-cell office:value-type="float" office:value="0.625" table:formula="of:=[.I274]/8.4" table:style-name="ce1">
            <text:p>0,625</text:p>
          </table:table-cell>
          <table:table-cell office:value-type="float" office:value="272" table:style-name="ce1">
            <text:p>272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3" table:style-name="ce1">
            <text:p>273</text:p>
          </table:table-cell>
          <table:table-cell office:value-type="float" office:value="0.437" table:style-name="ce1">
            <text:p>0,437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0.53333333333333333" table:formula="of:=[.I275]/8.4" table:style-name="ce1">
            <text:p>0,533333333</text:p>
          </table:table-cell>
          <table:table-cell office:value-type="float" office:value="273" table:style-name="ce1">
            <text:p>273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4" table:style-name="ce1">
            <text:p>274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5.13" table:style-name="ce1">
            <text:p>5,13</text:p>
          </table:table-cell>
          <table:table-cell office:value-type="float" office:value="0.61071428571428565" table:formula="of:=[.I276]/8.4" table:style-name="ce1">
            <text:p>0,610714286</text:p>
          </table:table-cell>
          <table:table-cell office:value-type="float" office:value="274" table:style-name="ce1">
            <text:p>274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5" table:style-name="ce1">
            <text:p>275</text:p>
          </table:table-cell>
          <table:table-cell office:value-type="float" office:value="1.07" table:style-name="ce1">
            <text:p>1,07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.6071428571428571" table:formula="of:=[.I277]/8.4" table:style-name="ce1">
            <text:p>0,607142857</text:p>
          </table:table-cell>
          <table:table-cell office:value-type="float" office:value="275" table:style-name="ce1">
            <text:p>275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6" table:style-name="ce1">
            <text:p>276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5.04" table:style-name="ce1">
            <text:p>5,04</text:p>
          </table:table-cell>
          <table:table-cell office:value-type="float" office:value="0.6" table:formula="of:=[.I278]/8.4" table:style-name="ce1">
            <text:p>0,6</text:p>
          </table:table-cell>
          <table:table-cell office:value-type="float" office:value="276" table:style-name="ce1">
            <text:p>276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7" table:style-name="ce1">
            <text:p>277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0.60238095238095235" table:formula="of:=[.I279]/8.4" table:style-name="ce1">
            <text:p>0,602380952</text:p>
          </table:table-cell>
          <table:table-cell office:value-type="float" office:value="277" table:style-name="ce1">
            <text:p>277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8" table:style-name="ce1">
            <text:p>278</text:p>
          </table:table-cell>
          <table:table-cell office:value-type="float" office:value="0.98499999999999999" table:style-name="ce1">
            <text:p>0,985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5.04" table:style-name="ce1">
            <text:p>5,04</text:p>
          </table:table-cell>
          <table:table-cell office:value-type="float" office:value="0.6" table:formula="of:=[.I280]/8.4" table:style-name="ce1">
            <text:p>0,6</text:p>
          </table:table-cell>
          <table:table-cell office:value-type="float" office:value="278" table:style-name="ce1">
            <text:p>278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9" table:style-name="ce1">
            <text:p>279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5.05" table:style-name="ce1">
            <text:p>5,05</text:p>
          </table:table-cell>
          <table:table-cell office:value-type="float" office:value="0.60119047619047616" table:formula="of:=[.I281]/8.4" table:style-name="ce1">
            <text:p>0,601190476</text:p>
          </table:table-cell>
          <table:table-cell office:value-type="float" office:value="279" table:style-name="ce1">
            <text:p>279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5.26" table:style-name="ce1">
            <text:p>5,26</text:p>
          </table:table-cell>
          <table:table-cell office:value-type="float" office:value="0.62619047619047619" table:formula="of:=[.I282]/8.4" table:style-name="ce1">
            <text:p>0,626190476</text:p>
          </table:table-cell>
          <table:table-cell office:value-type="float" office:value="280" table:style-name="ce1">
            <text:p>280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1" table:style-name="ce1">
            <text:p>281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5.04" table:style-name="ce1">
            <text:p>5,04</text:p>
          </table:table-cell>
          <table:table-cell office:value-type="float" office:value="0.6" table:formula="of:=[.I283]/8.4" table:style-name="ce1">
            <text:p>0,6</text:p>
          </table:table-cell>
          <table:table-cell office:value-type="float" office:value="281" table:style-name="ce1">
            <text:p>281</text:p>
          </table:table-cell>
          <table:table-cell office:value-type="float" office:value="7.42" table:style-name="ce1">
            <text:p>7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1.69" table:style-name="ce1">
            <text:p>1,6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5.03" table:style-name="ce1">
            <text:p>5,03</text:p>
          </table:table-cell>
          <table:table-cell office:value-type="float" office:value="0.59880952380952379" table:formula="of:=[.I284]/8.4" table:style-name="ce1">
            <text:p>0,598809524</text:p>
          </table:table-cell>
          <table:table-cell office:value-type="float" office:value="282" table:style-name="ce1">
            <text:p>282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3" table:style-name="ce1">
            <text:p>283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5.03" table:style-name="ce1">
            <text:p>5,03</text:p>
          </table:table-cell>
          <table:table-cell office:value-type="float" office:value="0.59880952380952379" table:formula="of:=[.I285]/8.4" table:style-name="ce1">
            <text:p>0,598809524</text:p>
          </table:table-cell>
          <table:table-cell office:value-type="float" office:value="283" table:style-name="ce1">
            <text:p>283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4" table:style-name="ce1">
            <text:p>284</text:p>
          </table:table-cell>
          <table:table-cell office:value-type="float" office:value="0.996" table:style-name="ce1">
            <text:p>0,996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4.97" table:style-name="ce1">
            <text:p>4,97</text:p>
          </table:table-cell>
          <table:table-cell office:value-type="float" office:value="0.59166666666666656" table:formula="of:=[.I286]/8.4" table:style-name="ce1">
            <text:p>0,591666667</text:p>
          </table:table-cell>
          <table:table-cell office:value-type="float" office:value="284" table:style-name="ce1">
            <text:p>284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5" table:style-name="ce1">
            <text:p>285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1.69" table:style-name="ce1">
            <text:p>1,69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5" table:style-name="ce1">
            <text:p>5</text:p>
          </table:table-cell>
          <table:table-cell office:value-type="float" office:value="0.59523809523809523" table:formula="of:=[.I287]/8.4" table:style-name="ce1">
            <text:p>0,595238095</text:p>
          </table:table-cell>
          <table:table-cell office:value-type="float" office:value="285" table:style-name="ce1">
            <text:p>285</text:p>
          </table:table-cell>
          <table:table-cell office:value-type="float" office:value="7.44" table:style-name="ce1">
            <text:p>7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6" table:style-name="ce1">
            <text:p>286</text:p>
          </table:table-cell>
          <table:table-cell office:value-type="float" office:value="0.99199999999999999" table:style-name="ce1">
            <text:p>0,992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1.66" table:style-name="ce1">
            <text:p>1,66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0.59285714285714286" table:formula="of:=[.I288]/8.4" table:style-name="ce1">
            <text:p>0,592857143</text:p>
          </table:table-cell>
          <table:table-cell office:value-type="float" office:value="286" table:style-name="ce1">
            <text:p>286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7" table:style-name="ce1">
            <text:p>287</text:p>
          </table:table-cell>
          <table:table-cell office:value-type="float" office:value="0.97199999999999998" table:style-name="ce1">
            <text:p>0,972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4.97" table:style-name="ce1">
            <text:p>4,97</text:p>
          </table:table-cell>
          <table:table-cell office:value-type="float" office:value="0.59166666666666656" table:formula="of:=[.I289]/8.4" table:style-name="ce1">
            <text:p>0,591666667</text:p>
          </table:table-cell>
          <table:table-cell office:value-type="float" office:value="287" table:style-name="ce1">
            <text:p>287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8" table:style-name="ce1">
            <text:p>288</text:p>
          </table:table-cell>
          <table:table-cell office:value-type="float" office:value="0.63900000000000001" table:style-name="ce1">
            <text:p>0,639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5.25" table:style-name="ce1">
            <text:p>5,25</text:p>
          </table:table-cell>
          <table:table-cell office:value-type="float" office:value="0.625" table:formula="of:=[.I290]/8.4" table:style-name="ce1">
            <text:p>0,625</text:p>
          </table:table-cell>
          <table:table-cell office:value-type="float" office:value="288" table:style-name="ce1">
            <text:p>288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9" table:style-name="ce1">
            <text:p>289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4.96" table:style-name="ce1">
            <text:p>4,96</text:p>
          </table:table-cell>
          <table:table-cell office:value-type="float" office:value="0.59047619047619049" table:formula="of:=[.I291]/8.4" table:style-name="ce1">
            <text:p>0,59047619</text:p>
          </table:table-cell>
          <table:table-cell office:value-type="float" office:value="289" table:style-name="ce1">
            <text:p>289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0" table:style-name="ce1">
            <text:p>290</text:p>
          </table:table-cell>
          <table:table-cell office:value-type="float" office:value="0.69199999999999995" table:style-name="ce1">
            <text:p>0,692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4.95" table:style-name="ce1">
            <text:p>4,95</text:p>
          </table:table-cell>
          <table:table-cell office:value-type="float" office:value="0.5892857142857143" table:formula="of:=[.I292]/8.4" table:style-name="ce1">
            <text:p>0,589285714</text:p>
          </table:table-cell>
          <table:table-cell office:value-type="float" office:value="290" table:style-name="ce1">
            <text:p>290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1" table:style-name="ce1">
            <text:p>291</text:p>
          </table:table-cell>
          <table:table-cell office:value-type="float" office:value="0.98899999999999999" table:style-name="ce1">
            <text:p>0,989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4.97" table:style-name="ce1">
            <text:p>4,97</text:p>
          </table:table-cell>
          <table:table-cell office:value-type="float" office:value="0.59166666666666656" table:formula="of:=[.I293]/8.4" table:style-name="ce1">
            <text:p>0,591666667</text:p>
          </table:table-cell>
          <table:table-cell office:value-type="float" office:value="291" table:style-name="ce1">
            <text:p>291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2" table:style-name="ce1">
            <text:p>292</text:p>
          </table:table-cell>
          <table:table-cell office:value-type="float" office:value="0.97299999999999998" table:style-name="ce1">
            <text:p>0,973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4.96" table:style-name="ce1">
            <text:p>4,96</text:p>
          </table:table-cell>
          <table:table-cell office:value-type="float" office:value="0.59047619047619049" table:formula="of:=[.I294]/8.4" table:style-name="ce1">
            <text:p>0,59047619</text:p>
          </table:table-cell>
          <table:table-cell office:value-type="float" office:value="292" table:style-name="ce1">
            <text:p>292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3" table:style-name="ce1">
            <text:p>293</text:p>
          </table:table-cell>
          <table:table-cell office:value-type="float" office:value="0.96599999999999997" table:style-name="ce1">
            <text:p>0,966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1.66" table:style-name="ce1">
            <text:p>1,66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295]/8.4" table:style-name="ce1">
            <text:p>0,567857143</text:p>
          </table:table-cell>
          <table:table-cell office:value-type="float" office:value="293" table:style-name="ce1">
            <text:p>293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4" table:style-name="ce1">
            <text:p>294</text:p>
          </table:table-cell>
          <table:table-cell office:value-type="float" office:value="0.95" table:style-name="ce1">
            <text:p>0,95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4.96" table:style-name="ce1">
            <text:p>4,96</text:p>
          </table:table-cell>
          <table:table-cell office:value-type="float" office:value="0.59047619047619049" table:formula="of:=[.I296]/8.4" table:style-name="ce1">
            <text:p>0,59047619</text:p>
          </table:table-cell>
          <table:table-cell office:value-type="float" office:value="294" table:style-name="ce1">
            <text:p>294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297]/8.4" table:style-name="ce1">
            <text:p>0,588095238</text:p>
          </table:table-cell>
          <table:table-cell office:value-type="float" office:value="295" table:style-name="ce1">
            <text:p>295</text:p>
          </table:table-cell>
          <table:table-cell office:value-type="float" office:value="7.44" table:style-name="ce1">
            <text:p>7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6" table:style-name="ce1">
            <text:p>296</text:p>
          </table:table-cell>
          <table:table-cell office:value-type="float" office:value="0.95099999999999996" table:style-name="ce1">
            <text:p>0,951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5.31" table:style-name="ce1">
            <text:p>5,31</text:p>
          </table:table-cell>
          <table:table-cell office:value-type="float" office:value="0.63214285714285712" table:formula="of:=[.I298]/8.4" table:style-name="ce1">
            <text:p>0,632142857</text:p>
          </table:table-cell>
          <table:table-cell office:value-type="float" office:value="296" table:style-name="ce1">
            <text:p>296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7" table:style-name="ce1">
            <text:p>297</text:p>
          </table:table-cell>
          <table:table-cell office:value-type="float" office:value="0.998" table:style-name="ce1">
            <text:p>0,998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4.93" table:style-name="ce1">
            <text:p>4,93</text:p>
          </table:table-cell>
          <table:table-cell office:value-type="float" office:value="0.58690476190476182" table:formula="of:=[.I299]/8.4" table:style-name="ce1">
            <text:p>0,586904762</text:p>
          </table:table-cell>
          <table:table-cell office:value-type="float" office:value="297" table:style-name="ce1">
            <text:p>297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8" table:style-name="ce1">
            <text:p>298</text:p>
          </table:table-cell>
          <table:table-cell office:value-type="float" office:value="0.92400000000000004" table:style-name="ce1">
            <text:p>0,924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.57857142857142863" table:formula="of:=[.I300]/8.4" table:style-name="ce1">
            <text:p>0,578571429</text:p>
          </table:table-cell>
          <table:table-cell office:value-type="float" office:value="298" table:style-name="ce1">
            <text:p>298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9" table:style-name="ce1">
            <text:p>299</text:p>
          </table:table-cell>
          <table:table-cell office:value-type="float" office:value="0.879" table:style-name="ce1">
            <text:p>0,879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4.91" table:style-name="ce1">
            <text:p>4,91</text:p>
          </table:table-cell>
          <table:table-cell office:value-type="float" office:value="0.58452380952380956" table:formula="of:=[.I301]/8.4" table:style-name="ce1">
            <text:p>0,58452381</text:p>
          </table:table-cell>
          <table:table-cell office:value-type="float" office:value="299" table:style-name="ce1">
            <text:p>299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0" table:style-name="ce1">
            <text:p>300</text:p>
          </table:table-cell>
          <table:table-cell office:value-type="float" office:value="0.94699999999999995" table:style-name="ce1">
            <text:p>0,947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302]/8.4" table:style-name="ce1">
            <text:p>0,582142857</text:p>
          </table:table-cell>
          <table:table-cell office:value-type="float" office:value="300" table:style-name="ce1">
            <text:p>300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1" table:style-name="ce1">
            <text:p>301</text:p>
          </table:table-cell>
          <table:table-cell office:value-type="float" office:value="0.98499999999999999" table:style-name="ce1">
            <text:p>0,985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0.58333333333333337" table:formula="of:=[.I303]/8.4" table:style-name="ce1">
            <text:p>0,583333333</text:p>
          </table:table-cell>
          <table:table-cell office:value-type="float" office:value="301" table:style-name="ce1">
            <text:p>301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2" table:style-name="ce1">
            <text:p>302</text:p>
          </table:table-cell>
          <table:table-cell office:value-type="float" office:value="0.91400000000000003" table:style-name="ce1">
            <text:p>0,914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4.88" table:style-name="ce1">
            <text:p>4,88</text:p>
          </table:table-cell>
          <table:table-cell office:value-type="float" office:value="0.58095238095238089" table:formula="of:=[.I304]/8.4" table:style-name="ce1">
            <text:p>0,580952381</text:p>
          </table:table-cell>
          <table:table-cell office:value-type="float" office:value="302" table:style-name="ce1">
            <text:p>302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3" table:style-name="ce1">
            <text:p>303</text:p>
          </table:table-cell>
          <table:table-cell office:value-type="float" office:value="0.98" table:style-name="ce1">
            <text:p>0,98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305]/8.4" table:style-name="ce1">
            <text:p>0,582142857</text:p>
          </table:table-cell>
          <table:table-cell office:value-type="float" office:value="303" table:style-name="ce1">
            <text:p>303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4" table:style-name="ce1">
            <text:p>304</text:p>
          </table:table-cell>
          <table:table-cell office:value-type="float" office:value="0.88600000000000001" table:style-name="ce1">
            <text:p>0,886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5.33" table:style-name="ce1">
            <text:p>5,33</text:p>
          </table:table-cell>
          <table:table-cell office:value-type="float" office:value="0.63452380952380949" table:formula="of:=[.I306]/8.4" table:style-name="ce1">
            <text:p>0,63452381</text:p>
          </table:table-cell>
          <table:table-cell office:value-type="float" office:value="304" table:style-name="ce1">
            <text:p>304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5" table:style-name="ce1">
            <text:p>305</text:p>
          </table:table-cell>
          <table:table-cell office:value-type="float" office:value="0.59899999999999998" table:style-name="ce1">
            <text:p>0,599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.57857142857142863" table:formula="of:=[.I307]/8.4" table:style-name="ce1">
            <text:p>0,578571429</text:p>
          </table:table-cell>
          <table:table-cell office:value-type="float" office:value="305" table:style-name="ce1">
            <text:p>305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6" table:style-name="ce1">
            <text:p>306</text:p>
          </table:table-cell>
          <table:table-cell office:value-type="float" office:value="0.89900000000000002" table:style-name="ce1">
            <text:p>0,899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308]/8.4" table:style-name="ce1">
            <text:p>0,576190476</text:p>
          </table:table-cell>
          <table:table-cell office:value-type="float" office:value="306" table:style-name="ce1">
            <text:p>306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7" table:style-name="ce1">
            <text:p>307</text:p>
          </table:table-cell>
          <table:table-cell office:value-type="float" office:value="0.97099999999999997" table:style-name="ce1">
            <text:p>0,971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309]/8.4" table:style-name="ce1">
            <text:p>0,576190476</text:p>
          </table:table-cell>
          <table:table-cell office:value-type="float" office:value="307" table:style-name="ce1">
            <text:p>307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8" table:style-name="ce1">
            <text:p>308</text:p>
          </table:table-cell>
          <table:table-cell office:value-type="float" office:value="0.88900000000000001" table:style-name="ce1">
            <text:p>0,889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4.82" table:style-name="ce1">
            <text:p>4,82</text:p>
          </table:table-cell>
          <table:table-cell office:value-type="float" office:value="0.57380952380952377" table:formula="of:=[.I310]/8.4" table:style-name="ce1">
            <text:p>0,573809524</text:p>
          </table:table-cell>
          <table:table-cell office:value-type="float" office:value="308" table:style-name="ce1">
            <text:p>308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9" table:style-name="ce1">
            <text:p>309</text:p>
          </table:table-cell>
          <table:table-cell office:value-type="float" office:value="0.94899999999999995" table:style-name="ce1">
            <text:p>0,949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4.83" table:style-name="ce1">
            <text:p>4,83</text:p>
          </table:table-cell>
          <table:table-cell office:value-type="float" office:value="0.57499999999999996" table:formula="of:=[.I311]/8.4" table:style-name="ce1">
            <text:p>0,575</text:p>
          </table:table-cell>
          <table:table-cell office:value-type="float" office:value="309" table:style-name="ce1">
            <text:p>309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0" table:style-name="ce1">
            <text:p>310</text:p>
          </table:table-cell>
          <table:table-cell office:value-type="float" office:value="0.91100000000000003" table:style-name="ce1">
            <text:p>0,911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312]/8.4" table:style-name="ce1">
            <text:p>0,572619048</text:p>
          </table:table-cell>
          <table:table-cell office:value-type="float" office:value="310" table:style-name="ce1">
            <text:p>310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1" table:style-name="ce1">
            <text:p>311</text:p>
          </table:table-cell>
          <table:table-cell office:value-type="float" office:value="0.94599999999999995" table:style-name="ce1">
            <text:p>0,946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313]/8.4" table:style-name="ce1">
            <text:p>0,572619048</text:p>
          </table:table-cell>
          <table:table-cell office:value-type="float" office:value="311" table:style-name="ce1">
            <text:p>311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2" table:style-name="ce1">
            <text:p>312</text:p>
          </table:table-cell>
          <table:table-cell office:value-type="float" office:value="0.91900000000000004" table:style-name="ce1">
            <text:p>0,919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5.36" table:style-name="ce1">
            <text:p>5,36</text:p>
          </table:table-cell>
          <table:table-cell office:value-type="float" office:value="0.63809523809523816" table:formula="of:=[.I314]/8.4" table:style-name="ce1">
            <text:p>0,638095238</text:p>
          </table:table-cell>
          <table:table-cell office:value-type="float" office:value="312" table:style-name="ce1">
            <text:p>312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3" table:style-name="ce1">
            <text:p>313</text:p>
          </table:table-cell>
          <table:table-cell office:value-type="float" office:value="0.95499999999999996" table:style-name="ce1">
            <text:p>0,955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315]/8.4" table:style-name="ce1">
            <text:p>0,576190476</text:p>
          </table:table-cell>
          <table:table-cell office:value-type="float" office:value="313" table:style-name="ce1">
            <text:p>313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4" table:style-name="ce1">
            <text:p>314</text:p>
          </table:table-cell>
          <table:table-cell office:value-type="float" office:value="0.91800000000000004" table:style-name="ce1">
            <text:p>0,918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0.57738095238095233" table:formula="of:=[.I316]/8.4" table:style-name="ce1">
            <text:p>0,577380952</text:p>
          </table:table-cell>
          <table:table-cell office:value-type="float" office:value="314" table:style-name="ce1">
            <text:p>314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5" table:style-name="ce1">
            <text:p>315</text:p>
          </table:table-cell>
          <table:table-cell office:value-type="float" office:value="0.42099999999999999" table:style-name="ce1">
            <text:p>0,421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4.32" table:style-name="ce1">
            <text:p>4,32</text:p>
          </table:table-cell>
          <table:table-cell office:value-type="float" office:value="0.51428571428571435" table:formula="of:=[.I317]/8.4" table:style-name="ce1">
            <text:p>0,514285714</text:p>
          </table:table-cell>
          <table:table-cell office:value-type="float" office:value="315" table:style-name="ce1">
            <text:p>315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6" table:style-name="ce1">
            <text:p>316</text:p>
          </table:table-cell>
          <table:table-cell office:value-type="float" office:value="0.91900000000000004" table:style-name="ce1">
            <text:p>0,919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4.83" table:style-name="ce1">
            <text:p>4,83</text:p>
          </table:table-cell>
          <table:table-cell office:value-type="float" office:value="0.57499999999999996" table:formula="of:=[.I318]/8.4" table:style-name="ce1">
            <text:p>0,575</text:p>
          </table:table-cell>
          <table:table-cell office:value-type="float" office:value="316" table:style-name="ce1">
            <text:p>316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7" table:style-name="ce1">
            <text:p>317</text:p>
          </table:table-cell>
          <table:table-cell office:value-type="float" office:value="0.95" table:style-name="ce1">
            <text:p>0,95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319]/8.4" table:style-name="ce1">
            <text:p>0,572619048</text:p>
          </table:table-cell>
          <table:table-cell office:value-type="float" office:value="317" table:style-name="ce1">
            <text:p>317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8" table:style-name="ce1">
            <text:p>318</text:p>
          </table:table-cell>
          <table:table-cell office:value-type="float" office:value="0.91700000000000004" table:style-name="ce1">
            <text:p>0,917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320]/8.4" table:style-name="ce1">
            <text:p>0,569047619</text:p>
          </table:table-cell>
          <table:table-cell office:value-type="float" office:value="318" table:style-name="ce1">
            <text:p>318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9" table:style-name="ce1">
            <text:p>319</text:p>
          </table:table-cell>
          <table:table-cell office:value-type="float" office:value="0.94199999999999995" table:style-name="ce1">
            <text:p>0,94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321]/8.4" table:style-name="ce1">
            <text:p>0,566666667</text:p>
          </table:table-cell>
          <table:table-cell office:value-type="float" office:value="319" table:style-name="ce1">
            <text:p>319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0" table:style-name="ce1">
            <text:p>320</text:p>
          </table:table-cell>
          <table:table-cell office:value-type="float" office:value="0.41199999999999998" table:style-name="ce1">
            <text:p>0,412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8" table:style-name="ce1">
            <text:p>5,18</text:p>
          </table:table-cell>
          <table:table-cell office:value-type="float" office:value="0.61666666666666659" table:formula="of:=[.I322]/8.4" table:style-name="ce1">
            <text:p>0,616666667</text:p>
          </table:table-cell>
          <table:table-cell office:value-type="float" office:value="320" table:style-name="ce1">
            <text:p>320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1" table:style-name="ce1">
            <text:p>321</text:p>
          </table:table-cell>
          <table:table-cell office:value-type="float" office:value="0.93500000000000005" table:style-name="ce1">
            <text:p>0,935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4" table:style-name="ce1">
            <text:p>5,14</text:p>
          </table:table-cell>
          <table:table-cell office:value-type="float" office:value="0.61190476190476184" table:formula="of:=[.I323]/8.4" table:style-name="ce1">
            <text:p>0,611904762</text:p>
          </table:table-cell>
          <table:table-cell office:value-type="float" office:value="321" table:style-name="ce1">
            <text:p>321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2" table:style-name="ce1">
            <text:p>322</text:p>
          </table:table-cell>
          <table:table-cell office:value-type="float" office:value="0.90400000000000003" table:style-name="ce1">
            <text:p>0,904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.6071428571428571" table:formula="of:=[.I324]/8.4" table:style-name="ce1">
            <text:p>0,607142857</text:p>
          </table:table-cell>
          <table:table-cell office:value-type="float" office:value="322" table:style-name="ce1">
            <text:p>322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3" table:style-name="ce1">
            <text:p>323</text:p>
          </table:table-cell>
          <table:table-cell office:value-type="float" office:value="0.91600000000000004" table:style-name="ce1">
            <text:p>0,916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0.60833333333333339" table:formula="of:=[.I325]/8.4" table:style-name="ce1">
            <text:p>0,608333333</text:p>
          </table:table-cell>
          <table:table-cell office:value-type="float" office:value="323" table:style-name="ce1">
            <text:p>323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4" table:style-name="ce1">
            <text:p>324</text:p>
          </table:table-cell>
          <table:table-cell office:value-type="float" office:value="0.871" table:style-name="ce1">
            <text:p>0,871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0.60238095238095235" table:formula="of:=[.I326]/8.4" table:style-name="ce1">
            <text:p>0,602380952</text:p>
          </table:table-cell>
          <table:table-cell office:value-type="float" office:value="324" table:style-name="ce1">
            <text:p>32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5" table:style-name="ce1">
            <text:p>325</text:p>
          </table:table-cell>
          <table:table-cell office:value-type="float" office:value="0.88400000000000001" table:style-name="ce1">
            <text:p>0,884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0.60238095238095235" table:formula="of:=[.I327]/8.4" table:style-name="ce1">
            <text:p>0,602380952</text:p>
          </table:table-cell>
          <table:table-cell office:value-type="float" office:value="325" table:style-name="ce1">
            <text:p>325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6" table:style-name="ce1">
            <text:p>326</text:p>
          </table:table-cell>
          <table:table-cell office:value-type="float" office:value="0.89800000000000002" table:style-name="ce1">
            <text:p>0,898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5.04" table:style-name="ce1">
            <text:p>5,04</text:p>
          </table:table-cell>
          <table:table-cell office:value-type="float" office:value="0.6" table:formula="of:=[.I328]/8.4" table:style-name="ce1">
            <text:p>0,6</text:p>
          </table:table-cell>
          <table:table-cell office:value-type="float" office:value="326" table:style-name="ce1">
            <text:p>326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7" table:style-name="ce1">
            <text:p>327</text:p>
          </table:table-cell>
          <table:table-cell office:value-type="float" office:value="0.89500000000000002" table:style-name="ce1">
            <text:p>0,895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5.09" table:style-name="ce1">
            <text:p>5,09</text:p>
          </table:table-cell>
          <table:table-cell office:value-type="float" office:value="0.60595238095238091" table:formula="of:=[.I329]/8.4" table:style-name="ce1">
            <text:p>0,605952381</text:p>
          </table:table-cell>
          <table:table-cell office:value-type="float" office:value="327" table:style-name="ce1">
            <text:p>327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8" table:style-name="ce1">
            <text:p>328</text:p>
          </table:table-cell>
          <table:table-cell office:value-type="float" office:value="0.89300000000000002" table:style-name="ce1">
            <text:p>0,893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.6071428571428571" table:formula="of:=[.I330]/8.4" table:style-name="ce1">
            <text:p>0,607142857</text:p>
          </table:table-cell>
          <table:table-cell office:value-type="float" office:value="328" table:style-name="ce1">
            <text:p>328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9" table:style-name="ce1">
            <text:p>329</text:p>
          </table:table-cell>
          <table:table-cell office:value-type="float" office:value="0.88700000000000001" table:style-name="ce1">
            <text:p>0,887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0.60238095238095235" table:formula="of:=[.I331]/8.4" table:style-name="ce1">
            <text:p>0,602380952</text:p>
          </table:table-cell>
          <table:table-cell office:value-type="float" office:value="329" table:style-name="ce1">
            <text:p>329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0" table:style-name="ce1">
            <text:p>330</text:p>
          </table:table-cell>
          <table:table-cell office:value-type="float" office:value="0.85099999999999998" table:style-name="ce1">
            <text:p>0,851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5.03" table:style-name="ce1">
            <text:p>5,03</text:p>
          </table:table-cell>
          <table:table-cell office:value-type="float" office:value="0.59880952380952379" table:formula="of:=[.I332]/8.4" table:style-name="ce1">
            <text:p>0,598809524</text:p>
          </table:table-cell>
          <table:table-cell office:value-type="float" office:value="330" table:style-name="ce1">
            <text:p>330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1" table:style-name="ce1">
            <text:p>331</text:p>
          </table:table-cell>
          <table:table-cell office:value-type="float" office:value="0.48199999999999998" table:style-name="ce1">
            <text:p>0,482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5.05" table:style-name="ce1">
            <text:p>5,05</text:p>
          </table:table-cell>
          <table:table-cell office:value-type="float" office:value="0.60119047619047616" table:formula="of:=[.I333]/8.4" table:style-name="ce1">
            <text:p>0,601190476</text:p>
          </table:table-cell>
          <table:table-cell office:value-type="float" office:value="331" table:style-name="ce1">
            <text:p>331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2" table:style-name="ce1">
            <text:p>332</text:p>
          </table:table-cell>
          <table:table-cell office:value-type="float" office:value="0.82699999999999996" table:style-name="ce1">
            <text:p>0,827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.57857142857142863" table:formula="of:=[.I334]/8.4" table:style-name="ce1">
            <text:p>0,578571429</text:p>
          </table:table-cell>
          <table:table-cell office:value-type="float" office:value="332" table:style-name="ce1">
            <text:p>332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3" table:style-name="ce1">
            <text:p>333</text:p>
          </table:table-cell>
          <table:table-cell office:value-type="float" office:value="0.54600000000000004" table:style-name="ce1">
            <text:p>0,546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5.05" table:style-name="ce1">
            <text:p>5,05</text:p>
          </table:table-cell>
          <table:table-cell office:value-type="float" office:value="0.60119047619047616" table:formula="of:=[.I335]/8.4" table:style-name="ce1">
            <text:p>0,601190476</text:p>
          </table:table-cell>
          <table:table-cell office:value-type="float" office:value="333" table:style-name="ce1">
            <text:p>333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4" table:style-name="ce1">
            <text:p>334</text:p>
          </table:table-cell>
          <table:table-cell office:value-type="float" office:value="0.84899999999999998" table:style-name="ce1">
            <text:p>0,849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0.59761904761904749" table:formula="of:=[.I336]/8.4" table:style-name="ce1">
            <text:p>0,597619048</text:p>
          </table:table-cell>
          <table:table-cell office:value-type="float" office:value="334" table:style-name="ce1">
            <text:p>334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5" table:style-name="ce1">
            <text:p>335</text:p>
          </table:table-cell>
          <table:table-cell office:value-type="float" office:value="0.88900000000000001" table:style-name="ce1">
            <text:p>0,889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0.59761904761904749" table:formula="of:=[.I337]/8.4" table:style-name="ce1">
            <text:p>0,597619048</text:p>
          </table:table-cell>
          <table:table-cell office:value-type="float" office:value="335" table:style-name="ce1">
            <text:p>335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6" table:style-name="ce1">
            <text:p>336</text:p>
          </table:table-cell>
          <table:table-cell office:value-type="float" office:value="0.82399999999999995" table:style-name="ce1">
            <text:p>0,824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0.60833333333333339" table:formula="of:=[.I338]/8.4" table:style-name="ce1">
            <text:p>0,608333333</text:p>
          </table:table-cell>
          <table:table-cell office:value-type="float" office:value="336" table:style-name="ce1">
            <text:p>33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7" table:style-name="ce1">
            <text:p>337</text:p>
          </table:table-cell>
          <table:table-cell office:value-type="float" office:value="0.78400000000000003" table:style-name="ce1">
            <text:p>0,784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5.03" table:style-name="ce1">
            <text:p>5,03</text:p>
          </table:table-cell>
          <table:table-cell office:value-type="float" office:value="0.59880952380952379" table:formula="of:=[.I339]/8.4" table:style-name="ce1">
            <text:p>0,598809524</text:p>
          </table:table-cell>
          <table:table-cell office:value-type="float" office:value="337" table:style-name="ce1">
            <text:p>337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8" table:style-name="ce1">
            <text:p>338</text:p>
          </table:table-cell>
          <table:table-cell office:value-type="float" office:value="0.85299999999999998" table:style-name="ce1">
            <text:p>0,853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0.59761904761904749" table:formula="of:=[.I340]/8.4" table:style-name="ce1">
            <text:p>0,597619048</text:p>
          </table:table-cell>
          <table:table-cell office:value-type="float" office:value="338" table:style-name="ce1">
            <text:p>338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9" table:style-name="ce1">
            <text:p>339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5.04" table:style-name="ce1">
            <text:p>5,04</text:p>
          </table:table-cell>
          <table:table-cell office:value-type="float" office:value="0.6" table:formula="of:=[.I341]/8.4" table:style-name="ce1">
            <text:p>0,6</text:p>
          </table:table-cell>
          <table:table-cell office:value-type="float" office:value="339" table:style-name="ce1">
            <text:p>339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0" table:style-name="ce1">
            <text:p>340</text:p>
          </table:table-cell>
          <table:table-cell office:value-type="float" office:value="0.85299999999999998" table:style-name="ce1">
            <text:p>0,853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5.03" table:style-name="ce1">
            <text:p>5,03</text:p>
          </table:table-cell>
          <table:table-cell office:value-type="float" office:value="0.59880952380952379" table:formula="of:=[.I342]/8.4" table:style-name="ce1">
            <text:p>0,598809524</text:p>
          </table:table-cell>
          <table:table-cell office:value-type="float" office:value="340" table:style-name="ce1">
            <text:p>340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1" table:style-name="ce1">
            <text:p>341</text:p>
          </table:table-cell>
          <table:table-cell office:value-type="float" office:value="0.81899999999999995" table:style-name="ce1">
            <text:p>0,819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4.59" table:style-name="ce1">
            <text:p>4,59</text:p>
          </table:table-cell>
          <table:table-cell office:value-type="float" office:value="0.54642857142857137" table:formula="of:=[.I343]/8.4" table:style-name="ce1">
            <text:p>0,546428571</text:p>
          </table:table-cell>
          <table:table-cell office:value-type="float" office:value="341" table:style-name="ce1">
            <text:p>341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2" table:style-name="ce1">
            <text:p>342</text:p>
          </table:table-cell>
          <table:table-cell office:value-type="float" office:value="0.878" table:style-name="ce1">
            <text:p>0,878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5.04" table:style-name="ce1">
            <text:p>5,04</text:p>
          </table:table-cell>
          <table:table-cell office:value-type="float" office:value="0.6" table:formula="of:=[.I344]/8.4" table:style-name="ce1">
            <text:p>0,6</text:p>
          </table:table-cell>
          <table:table-cell office:value-type="float" office:value="342" table:style-name="ce1">
            <text:p>342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3" table:style-name="ce1">
            <text:p>343</text:p>
          </table:table-cell>
          <table:table-cell office:value-type="float" office:value="0.86" table:style-name="ce1">
            <text:p>0,86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5.04" table:style-name="ce1">
            <text:p>5,04</text:p>
          </table:table-cell>
          <table:table-cell office:value-type="float" office:value="0.6" table:formula="of:=[.I345]/8.4" table:style-name="ce1">
            <text:p>0,6</text:p>
          </table:table-cell>
          <table:table-cell office:value-type="float" office:value="343" table:style-name="ce1">
            <text:p>343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4" table:style-name="ce1">
            <text:p>344</text:p>
          </table:table-cell>
          <table:table-cell office:value-type="float" office:value="0.871" table:style-name="ce1">
            <text:p>0,871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5.18" table:style-name="ce1">
            <text:p>5,18</text:p>
          </table:table-cell>
          <table:table-cell office:value-type="float" office:value="0.61666666666666659" table:formula="of:=[.I346]/8.4" table:style-name="ce1">
            <text:p>0,616666667</text:p>
          </table:table-cell>
          <table:table-cell office:value-type="float" office:value="344" table:style-name="ce1">
            <text:p>344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5" table:style-name="ce1">
            <text:p>345</text:p>
          </table:table-cell>
          <table:table-cell office:value-type="float" office:value="0.88300000000000001" table:style-name="ce1">
            <text:p>0,883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4.99" table:style-name="ce1">
            <text:p>4,99</text:p>
          </table:table-cell>
          <table:table-cell office:value-type="float" office:value="0.59404761904761905" table:formula="of:=[.I347]/8.4" table:style-name="ce1">
            <text:p>0,594047619</text:p>
          </table:table-cell>
          <table:table-cell office:value-type="float" office:value="345" table:style-name="ce1">
            <text:p>345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6" table:style-name="ce1">
            <text:p>346</text:p>
          </table:table-cell>
          <table:table-cell office:value-type="float" office:value="0.86599999999999999" table:style-name="ce1">
            <text:p>0,866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4.95" table:style-name="ce1">
            <text:p>4,95</text:p>
          </table:table-cell>
          <table:table-cell office:value-type="float" office:value="0.5892857142857143" table:formula="of:=[.I348]/8.4" table:style-name="ce1">
            <text:p>0,589285714</text:p>
          </table:table-cell>
          <table:table-cell office:value-type="float" office:value="346" table:style-name="ce1">
            <text:p>346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7" table:style-name="ce1">
            <text:p>347</text:p>
          </table:table-cell>
          <table:table-cell office:value-type="float" office:value="0.876" table:style-name="ce1">
            <text:p>0,876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4.97" table:style-name="ce1">
            <text:p>4,97</text:p>
          </table:table-cell>
          <table:table-cell office:value-type="float" office:value="0.59166666666666656" table:formula="of:=[.I349]/8.4" table:style-name="ce1">
            <text:p>0,591666667</text:p>
          </table:table-cell>
          <table:table-cell office:value-type="float" office:value="347" table:style-name="ce1">
            <text:p>347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8" table:style-name="ce1">
            <text:p>348</text:p>
          </table:table-cell>
          <table:table-cell office:value-type="float" office:value="0.82499999999999996" table:style-name="ce1">
            <text:p>0,825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4.93" table:style-name="ce1">
            <text:p>4,93</text:p>
          </table:table-cell>
          <table:table-cell office:value-type="float" office:value="0.58690476190476182" table:formula="of:=[.I350]/8.4" table:style-name="ce1">
            <text:p>0,586904762</text:p>
          </table:table-cell>
          <table:table-cell office:value-type="float" office:value="348" table:style-name="ce1">
            <text:p>348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9" table:style-name="ce1">
            <text:p>349</text:p>
          </table:table-cell>
          <table:table-cell office:value-type="float" office:value="0.85299999999999998" table:style-name="ce1">
            <text:p>0,853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4.96" table:style-name="ce1">
            <text:p>4,96</text:p>
          </table:table-cell>
          <table:table-cell office:value-type="float" office:value="0.59047619047619049" table:formula="of:=[.I351]/8.4" table:style-name="ce1">
            <text:p>0,59047619</text:p>
          </table:table-cell>
          <table:table-cell office:value-type="float" office:value="349" table:style-name="ce1">
            <text:p>349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0" table:style-name="ce1">
            <text:p>350</text:p>
          </table:table-cell>
          <table:table-cell office:value-type="float" office:value="0.86899999999999999" table:style-name="ce1">
            <text:p>0,869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4.93" table:style-name="ce1">
            <text:p>4,93</text:p>
          </table:table-cell>
          <table:table-cell office:value-type="float" office:value="0.58690476190476182" table:formula="of:=[.I352]/8.4" table:style-name="ce1">
            <text:p>0,586904762</text:p>
          </table:table-cell>
          <table:table-cell office:value-type="float" office:value="350" table:style-name="ce1">
            <text:p>350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1" table:style-name="ce1">
            <text:p>351</text:p>
          </table:table-cell>
          <table:table-cell office:value-type="float" office:value="0.53800000000000003" table:style-name="ce1">
            <text:p>0,538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353]/8.4" table:style-name="ce1">
            <text:p>0,561904762</text:p>
          </table:table-cell>
          <table:table-cell office:value-type="float" office:value="351" table:style-name="ce1">
            <text:p>351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2" table:style-name="ce1">
            <text:p>352</text:p>
          </table:table-cell>
          <table:table-cell office:value-type="float" office:value="0.44500000000000001" table:style-name="ce1">
            <text:p>0,445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5.18" table:style-name="ce1">
            <text:p>5,18</text:p>
          </table:table-cell>
          <table:table-cell office:value-type="float" office:value="0.61666666666666659" table:formula="of:=[.I354]/8.4" table:style-name="ce1">
            <text:p>0,616666667</text:p>
          </table:table-cell>
          <table:table-cell office:value-type="float" office:value="352" table:style-name="ce1">
            <text:p>352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3" table:style-name="ce1">
            <text:p>353</text:p>
          </table:table-cell>
          <table:table-cell office:value-type="float" office:value="0.84799999999999998" table:style-name="ce1">
            <text:p>0,848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4.92" table:style-name="ce1">
            <text:p>4,92</text:p>
          </table:table-cell>
          <table:table-cell office:value-type="float" office:value="0.58571428571428563" table:formula="of:=[.I355]/8.4" table:style-name="ce1">
            <text:p>0,585714286</text:p>
          </table:table-cell>
          <table:table-cell office:value-type="float" office:value="353" table:style-name="ce1">
            <text:p>35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4" table:style-name="ce1">
            <text:p>354</text:p>
          </table:table-cell>
          <table:table-cell office:value-type="float" office:value="0.51100000000000001" table:style-name="ce1">
            <text:p>0,511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356]/8.4" table:style-name="ce1">
            <text:p>0,582142857</text:p>
          </table:table-cell>
          <table:table-cell office:value-type="float" office:value="354" table:style-name="ce1">
            <text:p>354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5" table:style-name="ce1">
            <text:p>355</text:p>
          </table:table-cell>
          <table:table-cell office:value-type="float" office:value="0.69599999999999995" table:style-name="ce1">
            <text:p>0,696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4.93" table:style-name="ce1">
            <text:p>4,93</text:p>
          </table:table-cell>
          <table:table-cell office:value-type="float" office:value="0.58690476190476182" table:formula="of:=[.I357]/8.4" table:style-name="ce1">
            <text:p>0,586904762</text:p>
          </table:table-cell>
          <table:table-cell office:value-type="float" office:value="355" table:style-name="ce1">
            <text:p>355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6" table:style-name="ce1">
            <text:p>356</text:p>
          </table:table-cell>
          <table:table-cell office:value-type="float" office:value="0.79100000000000004" table:style-name="ce1">
            <text:p>0,791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358]/8.4" table:style-name="ce1">
            <text:p>0,555952381</text:p>
          </table:table-cell>
          <table:table-cell office:value-type="float" office:value="356" table:style-name="ce1">
            <text:p>35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7" table:style-name="ce1">
            <text:p>357</text:p>
          </table:table-cell>
          <table:table-cell office:value-type="float" office:value="0.83199999999999996" table:style-name="ce1">
            <text:p>0,832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4.93" table:style-name="ce1">
            <text:p>4,93</text:p>
          </table:table-cell>
          <table:table-cell office:value-type="float" office:value="0.58690476190476182" table:formula="of:=[.I359]/8.4" table:style-name="ce1">
            <text:p>0,586904762</text:p>
          </table:table-cell>
          <table:table-cell office:value-type="float" office:value="357" table:style-name="ce1">
            <text:p>357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8" table:style-name="ce1">
            <text:p>358</text:p>
          </table:table-cell>
          <table:table-cell office:value-type="float" office:value="0.85799999999999998" table:style-name="ce1">
            <text:p>0,858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360]/8.4" table:style-name="ce1">
            <text:p>0,579761905</text:p>
          </table:table-cell>
          <table:table-cell office:value-type="float" office:value="358" table:style-name="ce1">
            <text:p>358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9" table:style-name="ce1">
            <text:p>359</text:p>
          </table:table-cell>
          <table:table-cell office:value-type="float" office:value="0.84699999999999998" table:style-name="ce1">
            <text:p>0,847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361]/8.4" table:style-name="ce1">
            <text:p>0,579761905</text:p>
          </table:table-cell>
          <table:table-cell office:value-type="float" office:value="359" table:style-name="ce1">
            <text:p>359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0" table:style-name="ce1">
            <text:p>360</text:p>
          </table:table-cell>
          <table:table-cell office:value-type="float" office:value="0.84899999999999998" table:style-name="ce1">
            <text:p>0,849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5.2" table:style-name="ce1">
            <text:p>5,2</text:p>
          </table:table-cell>
          <table:table-cell office:value-type="float" office:value="0.61904761904761907" table:formula="of:=[.I362]/8.4" table:style-name="ce1">
            <text:p>0,619047619</text:p>
          </table:table-cell>
          <table:table-cell office:value-type="float" office:value="360" table:style-name="ce1">
            <text:p>360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1" table:style-name="ce1">
            <text:p>361</text:p>
          </table:table-cell>
          <table:table-cell office:value-type="float" office:value="0.84799999999999998" table:style-name="ce1">
            <text:p>0,848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0.58333333333333337" table:formula="of:=[.I363]/8.4" table:style-name="ce1">
            <text:p>0,583333333</text:p>
          </table:table-cell>
          <table:table-cell office:value-type="float" office:value="361" table:style-name="ce1">
            <text:p>361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2" table:style-name="ce1">
            <text:p>362</text:p>
          </table:table-cell>
          <table:table-cell office:value-type="float" office:value="0.82699999999999996" table:style-name="ce1">
            <text:p>0,827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364]/8.4" table:style-name="ce1">
            <text:p>0,579761905</text:p>
          </table:table-cell>
          <table:table-cell office:value-type="float" office:value="362" table:style-name="ce1">
            <text:p>362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3" table:style-name="ce1">
            <text:p>363</text:p>
          </table:table-cell>
          <table:table-cell office:value-type="float" office:value="0.82399999999999995" table:style-name="ce1">
            <text:p>0,824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365]/8.4" table:style-name="ce1">
            <text:p>0,582142857</text:p>
          </table:table-cell>
          <table:table-cell office:value-type="float" office:value="363" table:style-name="ce1">
            <text:p>36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4" table:style-name="ce1">
            <text:p>364</text:p>
          </table:table-cell>
          <table:table-cell office:value-type="float" office:value="0.78200000000000003" table:style-name="ce1">
            <text:p>0,782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4.75" table:style-name="ce1">
            <text:p>4,75</text:p>
          </table:table-cell>
          <table:table-cell office:value-type="float" office:value="0.56547619047619047" table:formula="of:=[.I366]/8.4" table:style-name="ce1">
            <text:p>0,56547619</text:p>
          </table:table-cell>
          <table:table-cell office:value-type="float" office:value="364" table:style-name="ce1">
            <text:p>36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5" table:style-name="ce1">
            <text:p>365</text:p>
          </table:table-cell>
          <table:table-cell office:value-type="float" office:value="0.47199999999999998" table:style-name="ce1">
            <text:p>0,472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367]/8.4" table:style-name="ce1">
            <text:p>0,579761905</text:p>
          </table:table-cell>
          <table:table-cell office:value-type="float" office:value="365" table:style-name="ce1">
            <text:p>365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6" table:style-name="ce1">
            <text:p>366</text:p>
          </table:table-cell>
          <table:table-cell office:value-type="float" office:value="0.83" table:style-name="ce1">
            <text:p>0,83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368]/8.4" table:style-name="ce1">
            <text:p>0,576190476</text:p>
          </table:table-cell>
          <table:table-cell office:value-type="float" office:value="366" table:style-name="ce1">
            <text:p>366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7" table:style-name="ce1">
            <text:p>367</text:p>
          </table:table-cell>
          <table:table-cell office:value-type="float" office:value="0.85399999999999998" table:style-name="ce1">
            <text:p>0,854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0.57738095238095233" table:formula="of:=[.I369]/8.4" table:style-name="ce1">
            <text:p>0,577380952</text:p>
          </table:table-cell>
          <table:table-cell office:value-type="float" office:value="367" table:style-name="ce1">
            <text:p>367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8" table:style-name="ce1">
            <text:p>368</text:p>
          </table:table-cell>
          <table:table-cell office:value-type="float" office:value="0.77700000000000002" table:style-name="ce1">
            <text:p>0,777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5.21" table:style-name="ce1">
            <text:p>5,21</text:p>
          </table:table-cell>
          <table:table-cell office:value-type="float" office:value="0.62023809523809526" table:formula="of:=[.I370]/8.4" table:style-name="ce1">
            <text:p>0,620238095</text:p>
          </table:table-cell>
          <table:table-cell office:value-type="float" office:value="368" table:style-name="ce1">
            <text:p>368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9" table:style-name="ce1">
            <text:p>369</text:p>
          </table:table-cell>
          <table:table-cell office:value-type="float" office:value="0.47699999999999998" table:style-name="ce1">
            <text:p>0,477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.57857142857142863" table:formula="of:=[.I371]/8.4" table:style-name="ce1">
            <text:p>0,578571429</text:p>
          </table:table-cell>
          <table:table-cell office:value-type="float" office:value="369" table:style-name="ce1">
            <text:p>36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0" table:style-name="ce1">
            <text:p>370</text:p>
          </table:table-cell>
          <table:table-cell office:value-type="float" office:value="0.81599999999999995" table:style-name="ce1">
            <text:p>0,816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.57857142857142863" table:formula="of:=[.I372]/8.4" table:style-name="ce1">
            <text:p>0,578571429</text:p>
          </table:table-cell>
          <table:table-cell office:value-type="float" office:value="370" table:style-name="ce1">
            <text:p>370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1" table:style-name="ce1">
            <text:p>371</text:p>
          </table:table-cell>
          <table:table-cell office:value-type="float" office:value="0.83399999999999996" table:style-name="ce1">
            <text:p>0,834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0.58333333333333337" table:formula="of:=[.I373]/8.4" table:style-name="ce1">
            <text:p>0,583333333</text:p>
          </table:table-cell>
          <table:table-cell office:value-type="float" office:value="371" table:style-name="ce1">
            <text:p>371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2" table:style-name="ce1">
            <text:p>372</text:p>
          </table:table-cell>
          <table:table-cell office:value-type="float" office:value="0.76900000000000002" table:style-name="ce1">
            <text:p>0,769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0.53809523809523807" table:formula="of:=[.I374]/8.4" table:style-name="ce1">
            <text:p>0,538095238</text:p>
          </table:table-cell>
          <table:table-cell office:value-type="float" office:value="372" table:style-name="ce1">
            <text:p>37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3" table:style-name="ce1">
            <text:p>373</text:p>
          </table:table-cell>
          <table:table-cell office:value-type="float" office:value="0.83499999999999996" table:style-name="ce1">
            <text:p>0,835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4.79" table:style-name="ce1">
            <text:p>4,79</text:p>
          </table:table-cell>
          <table:table-cell office:value-type="float" office:value="0.57023809523809521" table:formula="of:=[.I375]/8.4" table:style-name="ce1">
            <text:p>0,570238095</text:p>
          </table:table-cell>
          <table:table-cell office:value-type="float" office:value="373" table:style-name="ce1">
            <text:p>373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4" table:style-name="ce1">
            <text:p>374</text:p>
          </table:table-cell>
          <table:table-cell office:value-type="float" office:value="0.81100000000000005" table:style-name="ce1">
            <text:p>0,811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0.57738095238095233" table:formula="of:=[.I376]/8.4" table:style-name="ce1">
            <text:p>0,577380952</text:p>
          </table:table-cell>
          <table:table-cell office:value-type="float" office:value="374" table:style-name="ce1">
            <text:p>374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5" table:style-name="ce1">
            <text:p>375</text:p>
          </table:table-cell>
          <table:table-cell office:value-type="float" office:value="0.63" table:style-name="ce1">
            <text:p>0,63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4.83" table:style-name="ce1">
            <text:p>4,83</text:p>
          </table:table-cell>
          <table:table-cell office:value-type="float" office:value="0.57499999999999996" table:formula="of:=[.I377]/8.4" table:style-name="ce1">
            <text:p>0,575</text:p>
          </table:table-cell>
          <table:table-cell office:value-type="float" office:value="375" table:style-name="ce1">
            <text:p>375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6" table:style-name="ce1">
            <text:p>376</text:p>
          </table:table-cell>
          <table:table-cell office:value-type="float" office:value="0.82799999999999996" table:style-name="ce1">
            <text:p>0,828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5.24" table:style-name="ce1">
            <text:p>5,24</text:p>
          </table:table-cell>
          <table:table-cell office:value-type="float" office:value="0.62380952380952381" table:formula="of:=[.I378]/8.4" table:style-name="ce1">
            <text:p>0,623809524</text:p>
          </table:table-cell>
          <table:table-cell office:value-type="float" office:value="376" table:style-name="ce1">
            <text:p>37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7" table:style-name="ce1">
            <text:p>377</text:p>
          </table:table-cell>
          <table:table-cell office:value-type="float" office:value="0.84" table:style-name="ce1">
            <text:p>0,84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4.8" table:style-name="ce1">
            <text:p>4,8</text:p>
          </table:table-cell>
          <table:table-cell office:value-type="float" office:value="0.5714285714285714" table:formula="of:=[.I379]/8.4" table:style-name="ce1">
            <text:p>0,571428571</text:p>
          </table:table-cell>
          <table:table-cell office:value-type="float" office:value="377" table:style-name="ce1">
            <text:p>377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8" table:style-name="ce1">
            <text:p>378</text:p>
          </table:table-cell>
          <table:table-cell office:value-type="float" office:value="0.80100000000000005" table:style-name="ce1">
            <text:p>0,801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380]/8.4" table:style-name="ce1">
            <text:p>0,567857143</text:p>
          </table:table-cell>
          <table:table-cell office:value-type="float" office:value="378" table:style-name="ce1">
            <text:p>378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9" table:style-name="ce1">
            <text:p>379</text:p>
          </table:table-cell>
          <table:table-cell office:value-type="float" office:value="0.82" table:style-name="ce1">
            <text:p>0,82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381]/8.4" table:style-name="ce1">
            <text:p>0,569047619</text:p>
          </table:table-cell>
          <table:table-cell office:value-type="float" office:value="379" table:style-name="ce1">
            <text:p>379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0" table:style-name="ce1">
            <text:p>380</text:p>
          </table:table-cell>
          <table:table-cell office:value-type="float" office:value="0.77500000000000002" table:style-name="ce1">
            <text:p>0,775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4.75" table:style-name="ce1">
            <text:p>4,75</text:p>
          </table:table-cell>
          <table:table-cell office:value-type="float" office:value="0.56547619047619047" table:formula="of:=[.I382]/8.4" table:style-name="ce1">
            <text:p>0,56547619</text:p>
          </table:table-cell>
          <table:table-cell office:value-type="float" office:value="380" table:style-name="ce1">
            <text:p>38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1" table:style-name="ce1">
            <text:p>381</text:p>
          </table:table-cell>
          <table:table-cell office:value-type="float" office:value="0.43099999999999999" table:style-name="ce1">
            <text:p>0,431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4.51" table:style-name="ce1">
            <text:p>4,51</text:p>
          </table:table-cell>
          <table:table-cell office:value-type="float" office:value="0.53690476190476188" table:formula="of:=[.I383]/8.4" table:style-name="ce1">
            <text:p>0,536904762</text:p>
          </table:table-cell>
          <table:table-cell office:value-type="float" office:value="381" table:style-name="ce1">
            <text:p>38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2" table:style-name="ce1">
            <text:p>382</text:p>
          </table:table-cell>
          <table:table-cell office:value-type="float" office:value="0.77500000000000002" table:style-name="ce1">
            <text:p>0,775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384]/8.4" table:style-name="ce1">
            <text:p>0,564285714</text:p>
          </table:table-cell>
          <table:table-cell office:value-type="float" office:value="382" table:style-name="ce1">
            <text:p>382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3" table:style-name="ce1">
            <text:p>383</text:p>
          </table:table-cell>
          <table:table-cell office:value-type="float" office:value="0.83699999999999997" table:style-name="ce1">
            <text:p>0,837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385]/8.4" table:style-name="ce1">
            <text:p>0,566666667</text:p>
          </table:table-cell>
          <table:table-cell office:value-type="float" office:value="383" table:style-name="ce1">
            <text:p>38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4" table:style-name="ce1">
            <text:p>384</text:p>
          </table:table-cell>
          <table:table-cell office:value-type="float" office:value="0.39800000000000002" table:style-name="ce1">
            <text:p>0,398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4.43" table:style-name="ce1">
            <text:p>4,43</text:p>
          </table:table-cell>
          <table:table-cell office:value-type="float" office:value="0.52738095238095228" table:formula="of:=[.I386]/8.4" table:style-name="ce1">
            <text:p>0,527380952</text:p>
          </table:table-cell>
          <table:table-cell office:value-type="float" office:value="384" table:style-name="ce1">
            <text:p>38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5" table:style-name="ce1">
            <text:p>385</text:p>
          </table:table-cell>
          <table:table-cell office:value-type="float" office:value="0.83099999999999996" table:style-name="ce1">
            <text:p>0,831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0.60238095238095235" table:formula="of:=[.I387]/8.4" table:style-name="ce1">
            <text:p>0,602380952</text:p>
          </table:table-cell>
          <table:table-cell office:value-type="float" office:value="385" table:style-name="ce1">
            <text:p>38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6" table:style-name="ce1">
            <text:p>386</text:p>
          </table:table-cell>
          <table:table-cell office:value-type="float" office:value="0.75900000000000001" table:style-name="ce1">
            <text:p>0,759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5.01" table:style-name="ce1">
            <text:p>5,01</text:p>
          </table:table-cell>
          <table:table-cell office:value-type="float" office:value="0.59642857142857142" table:formula="of:=[.I388]/8.4" table:style-name="ce1">
            <text:p>0,596428571</text:p>
          </table:table-cell>
          <table:table-cell office:value-type="float" office:value="386" table:style-name="ce1">
            <text:p>386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7" table:style-name="ce1">
            <text:p>387</text:p>
          </table:table-cell>
          <table:table-cell office:value-type="float" office:value="0.66500000000000004" table:style-name="ce1">
            <text:p>0,665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5.03" table:style-name="ce1">
            <text:p>5,03</text:p>
          </table:table-cell>
          <table:table-cell office:value-type="float" office:value="0.59880952380952379" table:formula="of:=[.I389]/8.4" table:style-name="ce1">
            <text:p>0,598809524</text:p>
          </table:table-cell>
          <table:table-cell office:value-type="float" office:value="387" table:style-name="ce1">
            <text:p>387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8" table:style-name="ce1">
            <text:p>388</text:p>
          </table:table-cell>
          <table:table-cell office:value-type="float" office:value="0.76500000000000001" table:style-name="ce1">
            <text:p>0,765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0.59285714285714286" table:formula="of:=[.I390]/8.4" table:style-name="ce1">
            <text:p>0,592857143</text:p>
          </table:table-cell>
          <table:table-cell office:value-type="float" office:value="388" table:style-name="ce1">
            <text:p>38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9" table:style-name="ce1">
            <text:p>389</text:p>
          </table:table-cell>
          <table:table-cell office:value-type="float" office:value="0.67600000000000005" table:style-name="ce1">
            <text:p>0,676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0.59761904761904749" table:formula="of:=[.I391]/8.4" table:style-name="ce1">
            <text:p>0,597619048</text:p>
          </table:table-cell>
          <table:table-cell office:value-type="float" office:value="389" table:style-name="ce1">
            <text:p>389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0" table:style-name="ce1">
            <text:p>390</text:p>
          </table:table-cell>
          <table:table-cell office:value-type="float" office:value="0.42499999999999999" table:style-name="ce1">
            <text:p>0,425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4.54" table:style-name="ce1">
            <text:p>4,54</text:p>
          </table:table-cell>
          <table:table-cell office:value-type="float" office:value="0.54047619047619044" table:formula="of:=[.I392]/8.4" table:style-name="ce1">
            <text:p>0,54047619</text:p>
          </table:table-cell>
          <table:table-cell office:value-type="float" office:value="390" table:style-name="ce1">
            <text:p>390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1" table:style-name="ce1">
            <text:p>391</text:p>
          </table:table-cell>
          <table:table-cell office:value-type="float" office:value="0.79500000000000004" table:style-name="ce1">
            <text:p>0,795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5.01" table:style-name="ce1">
            <text:p>5,01</text:p>
          </table:table-cell>
          <table:table-cell office:value-type="float" office:value="0.59642857142857142" table:formula="of:=[.I393]/8.4" table:style-name="ce1">
            <text:p>0,596428571</text:p>
          </table:table-cell>
          <table:table-cell office:value-type="float" office:value="391" table:style-name="ce1">
            <text:p>391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2" table:style-name="ce1">
            <text:p>392</text:p>
          </table:table-cell>
          <table:table-cell office:value-type="float" office:value="0.80900000000000005" table:style-name="ce1">
            <text:p>0,809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5.01" table:style-name="ce1">
            <text:p>5,01</text:p>
          </table:table-cell>
          <table:table-cell office:value-type="float" office:value="0.59642857142857142" table:formula="of:=[.I394]/8.4" table:style-name="ce1">
            <text:p>0,596428571</text:p>
          </table:table-cell>
          <table:table-cell office:value-type="float" office:value="392" table:style-name="ce1">
            <text:p>39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3" table:style-name="ce1">
            <text:p>393</text:p>
          </table:table-cell>
          <table:table-cell office:value-type="float" office:value="0.81899999999999995" table:style-name="ce1">
            <text:p>0,819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5" table:style-name="ce1">
            <text:p>5</text:p>
          </table:table-cell>
          <table:table-cell office:value-type="float" office:value="0.59523809523809523" table:formula="of:=[.I395]/8.4" table:style-name="ce1">
            <text:p>0,595238095</text:p>
          </table:table-cell>
          <table:table-cell office:value-type="float" office:value="393" table:style-name="ce1">
            <text:p>393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4" table:style-name="ce1">
            <text:p>394</text:p>
          </table:table-cell>
          <table:table-cell office:value-type="float" office:value="0.81100000000000005" table:style-name="ce1">
            <text:p>0,811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396]/8.4" table:style-name="ce1">
            <text:p>0,588095238</text:p>
          </table:table-cell>
          <table:table-cell office:value-type="float" office:value="394" table:style-name="ce1">
            <text:p>39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5" table:style-name="ce1">
            <text:p>395</text:p>
          </table:table-cell>
          <table:table-cell office:value-type="float" office:value="0.82199999999999995" table:style-name="ce1">
            <text:p>0,822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4.99" table:style-name="ce1">
            <text:p>4,99</text:p>
          </table:table-cell>
          <table:table-cell office:value-type="float" office:value="0.59404761904761905" table:formula="of:=[.I397]/8.4" table:style-name="ce1">
            <text:p>0,594047619</text:p>
          </table:table-cell>
          <table:table-cell office:value-type="float" office:value="395" table:style-name="ce1">
            <text:p>39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6" table:style-name="ce1">
            <text:p>396</text:p>
          </table:table-cell>
          <table:table-cell office:value-type="float" office:value="0.79400000000000004" table:style-name="ce1">
            <text:p>0,794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398]/8.4" table:style-name="ce1">
            <text:p>0,588095238</text:p>
          </table:table-cell>
          <table:table-cell office:value-type="float" office:value="396" table:style-name="ce1">
            <text:p>39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7" table:style-name="ce1">
            <text:p>397</text:p>
          </table:table-cell>
          <table:table-cell office:value-type="float" office:value="0.81" table:style-name="ce1">
            <text:p>0,81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0.59285714285714286" table:formula="of:=[.I399]/8.4" table:style-name="ce1">
            <text:p>0,592857143</text:p>
          </table:table-cell>
          <table:table-cell office:value-type="float" office:value="397" table:style-name="ce1">
            <text:p>397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8" table:style-name="ce1">
            <text:p>398</text:p>
          </table:table-cell>
          <table:table-cell office:value-type="float" office:value="0.76700000000000002" table:style-name="ce1">
            <text:p>0,767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4.91" table:style-name="ce1">
            <text:p>4,91</text:p>
          </table:table-cell>
          <table:table-cell office:value-type="float" office:value="0.58452380952380956" table:formula="of:=[.I400]/8.4" table:style-name="ce1">
            <text:p>0,58452381</text:p>
          </table:table-cell>
          <table:table-cell office:value-type="float" office:value="398" table:style-name="ce1">
            <text:p>398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9" table:style-name="ce1">
            <text:p>399</text:p>
          </table:table-cell>
          <table:table-cell office:value-type="float" office:value="0.79100000000000004" table:style-name="ce1">
            <text:p>0,791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4.97" table:style-name="ce1">
            <text:p>4,97</text:p>
          </table:table-cell>
          <table:table-cell office:value-type="float" office:value="0.59166666666666656" table:formula="of:=[.I401]/8.4" table:style-name="ce1">
            <text:p>0,591666667</text:p>
          </table:table-cell>
          <table:table-cell office:value-type="float" office:value="399" table:style-name="ce1">
            <text:p>39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0" table:style-name="ce1">
            <text:p>400</text:p>
          </table:table-cell>
          <table:table-cell office:value-type="float" office:value="0.73499999999999999" table:style-name="ce1">
            <text:p>0,735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5.04" table:style-name="ce1">
            <text:p>5,04</text:p>
          </table:table-cell>
          <table:table-cell office:value-type="float" office:value="0.6" table:formula="of:=[.I402]/8.4" table:style-name="ce1">
            <text:p>0,6</text:p>
          </table:table-cell>
          <table:table-cell office:value-type="float" office:value="400" table:style-name="ce1">
            <text:p>40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1" table:style-name="ce1">
            <text:p>401</text:p>
          </table:table-cell>
          <table:table-cell office:value-type="float" office:value="0.50800000000000001" table:style-name="ce1">
            <text:p>0,508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4.96" table:style-name="ce1">
            <text:p>4,96</text:p>
          </table:table-cell>
          <table:table-cell office:value-type="float" office:value="0.59047619047619049" table:formula="of:=[.I403]/8.4" table:style-name="ce1">
            <text:p>0,59047619</text:p>
          </table:table-cell>
          <table:table-cell office:value-type="float" office:value="401" table:style-name="ce1">
            <text:p>401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2" table:style-name="ce1">
            <text:p>402</text:p>
          </table:table-cell>
          <table:table-cell office:value-type="float" office:value="0.78800000000000003" table:style-name="ce1">
            <text:p>0,788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4.91" table:style-name="ce1">
            <text:p>4,91</text:p>
          </table:table-cell>
          <table:table-cell office:value-type="float" office:value="0.58452380952380956" table:formula="of:=[.I404]/8.4" table:style-name="ce1">
            <text:p>0,58452381</text:p>
          </table:table-cell>
          <table:table-cell office:value-type="float" office:value="402" table:style-name="ce1">
            <text:p>402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3" table:style-name="ce1">
            <text:p>403</text:p>
          </table:table-cell>
          <table:table-cell office:value-type="float" office:value="0.79300000000000004" table:style-name="ce1">
            <text:p>0,793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405]/8.4" table:style-name="ce1">
            <text:p>0,588095238</text:p>
          </table:table-cell>
          <table:table-cell office:value-type="float" office:value="403" table:style-name="ce1">
            <text:p>403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4" table:style-name="ce1">
            <text:p>404</text:p>
          </table:table-cell>
          <table:table-cell office:value-type="float" office:value="0.78200000000000003" table:style-name="ce1">
            <text:p>0,782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406]/8.4" table:style-name="ce1">
            <text:p>0,582142857</text:p>
          </table:table-cell>
          <table:table-cell office:value-type="float" office:value="404" table:style-name="ce1">
            <text:p>404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5" table:style-name="ce1">
            <text:p>405</text:p>
          </table:table-cell>
          <table:table-cell office:value-type="float" office:value="0.80900000000000005" table:style-name="ce1">
            <text:p>0,809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407]/8.4" table:style-name="ce1">
            <text:p>0,588095238</text:p>
          </table:table-cell>
          <table:table-cell office:value-type="float" office:value="405" table:style-name="ce1">
            <text:p>405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6" table:style-name="ce1">
            <text:p>406</text:p>
          </table:table-cell>
          <table:table-cell office:value-type="float" office:value="0.78200000000000003" table:style-name="ce1">
            <text:p>0,782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4.92" table:style-name="ce1">
            <text:p>4,92</text:p>
          </table:table-cell>
          <table:table-cell office:value-type="float" office:value="0.58571428571428563" table:formula="of:=[.I408]/8.4" table:style-name="ce1">
            <text:p>0,585714286</text:p>
          </table:table-cell>
          <table:table-cell office:value-type="float" office:value="406" table:style-name="ce1">
            <text:p>40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7" table:style-name="ce1">
            <text:p>407</text:p>
          </table:table-cell>
          <table:table-cell office:value-type="float" office:value="0.80700000000000005" table:style-name="ce1">
            <text:p>0,807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4.97" table:style-name="ce1">
            <text:p>4,97</text:p>
          </table:table-cell>
          <table:table-cell office:value-type="float" office:value="0.59166666666666656" table:formula="of:=[.I409]/8.4" table:style-name="ce1">
            <text:p>0,591666667</text:p>
          </table:table-cell>
          <table:table-cell office:value-type="float" office:value="407" table:style-name="ce1">
            <text:p>407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8" table:style-name="ce1">
            <text:p>408</text:p>
          </table:table-cell>
          <table:table-cell office:value-type="float" office:value="0.79" table:style-name="ce1">
            <text:p>0,79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5.12" table:style-name="ce1">
            <text:p>5,12</text:p>
          </table:table-cell>
          <table:table-cell office:value-type="float" office:value="0.60952380952380947" table:formula="of:=[.I410]/8.4" table:style-name="ce1">
            <text:p>0,60952381</text:p>
          </table:table-cell>
          <table:table-cell office:value-type="float" office:value="408" table:style-name="ce1">
            <text:p>408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9" table:style-name="ce1">
            <text:p>409</text:p>
          </table:table-cell>
          <table:table-cell office:value-type="float" office:value="0.76800000000000002" table:style-name="ce1">
            <text:p>0,768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.57857142857142863" table:formula="of:=[.I411]/8.4" table:style-name="ce1">
            <text:p>0,578571429</text:p>
          </table:table-cell>
          <table:table-cell office:value-type="float" office:value="409" table:style-name="ce1">
            <text:p>40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0" table:style-name="ce1">
            <text:p>410</text:p>
          </table:table-cell>
          <table:table-cell office:value-type="float" office:value="0.72699999999999998" table:style-name="ce1">
            <text:p>0,727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0.53809523809523807" table:formula="of:=[.I412]/8.4" table:style-name="ce1">
            <text:p>0,538095238</text:p>
          </table:table-cell>
          <table:table-cell office:value-type="float" office:value="410" table:style-name="ce1">
            <text:p>410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1" table:style-name="ce1">
            <text:p>411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0.59285714285714286" table:formula="of:=[.I413]/8.4" table:style-name="ce1">
            <text:p>0,592857143</text:p>
          </table:table-cell>
          <table:table-cell office:value-type="float" office:value="411" table:style-name="ce1">
            <text:p>41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2" table:style-name="ce1">
            <text:p>412</text:p>
          </table:table-cell>
          <table:table-cell office:value-type="float" office:value="0.74199999999999999" table:style-name="ce1">
            <text:p>0,742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4.91" table:style-name="ce1">
            <text:p>4,91</text:p>
          </table:table-cell>
          <table:table-cell office:value-type="float" office:value="0.58452380952380956" table:formula="of:=[.I414]/8.4" table:style-name="ce1">
            <text:p>0,58452381</text:p>
          </table:table-cell>
          <table:table-cell office:value-type="float" office:value="412" table:style-name="ce1">
            <text:p>41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3" table:style-name="ce1">
            <text:p>413</text:p>
          </table:table-cell>
          <table:table-cell office:value-type="float" office:value="0.76100000000000001" table:style-name="ce1">
            <text:p>0,761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4.92" table:style-name="ce1">
            <text:p>4,92</text:p>
          </table:table-cell>
          <table:table-cell office:value-type="float" office:value="0.58571428571428563" table:formula="of:=[.I415]/8.4" table:style-name="ce1">
            <text:p>0,585714286</text:p>
          </table:table-cell>
          <table:table-cell office:value-type="float" office:value="413" table:style-name="ce1">
            <text:p>413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4" table:style-name="ce1">
            <text:p>414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4.88" table:style-name="ce1">
            <text:p>4,88</text:p>
          </table:table-cell>
          <table:table-cell office:value-type="float" office:value="0.58095238095238089" table:formula="of:=[.I416]/8.4" table:style-name="ce1">
            <text:p>0,580952381</text:p>
          </table:table-cell>
          <table:table-cell office:value-type="float" office:value="414" table:style-name="ce1">
            <text:p>41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5" table:style-name="ce1">
            <text:p>415</text:p>
          </table:table-cell>
          <table:table-cell office:value-type="float" office:value="0.754" table:style-name="ce1">
            <text:p>0,754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0.58333333333333337" table:formula="of:=[.I417]/8.4" table:style-name="ce1">
            <text:p>0,583333333</text:p>
          </table:table-cell>
          <table:table-cell office:value-type="float" office:value="415" table:style-name="ce1">
            <text:p>41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6" table:style-name="ce1">
            <text:p>416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5.09" table:style-name="ce1">
            <text:p>5,09</text:p>
          </table:table-cell>
          <table:table-cell office:value-type="float" office:value="0.60595238095238091" table:formula="of:=[.I418]/8.4" table:style-name="ce1">
            <text:p>0,605952381</text:p>
          </table:table-cell>
          <table:table-cell office:value-type="float" office:value="416" table:style-name="ce1">
            <text:p>41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7" table:style-name="ce1">
            <text:p>417</text:p>
          </table:table-cell>
          <table:table-cell office:value-type="float" office:value="0.77700000000000002" table:style-name="ce1">
            <text:p>0,777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419]/8.4" table:style-name="ce1">
            <text:p>0,582142857</text:p>
          </table:table-cell>
          <table:table-cell office:value-type="float" office:value="417" table:style-name="ce1">
            <text:p>41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8" table:style-name="ce1">
            <text:p>418</text:p>
          </table:table-cell>
          <table:table-cell office:value-type="float" office:value="0.44500000000000001" table:style-name="ce1">
            <text:p>0,445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420]/8.4" table:style-name="ce1">
            <text:p>0,555952381</text:p>
          </table:table-cell>
          <table:table-cell office:value-type="float" office:value="418" table:style-name="ce1">
            <text:p>418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9" table:style-name="ce1">
            <text:p>419</text:p>
          </table:table-cell>
          <table:table-cell office:value-type="float" office:value="0.78700000000000003" table:style-name="ce1">
            <text:p>0,787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4.88" table:style-name="ce1">
            <text:p>4,88</text:p>
          </table:table-cell>
          <table:table-cell office:value-type="float" office:value="0.58095238095238089" table:formula="of:=[.I421]/8.4" table:style-name="ce1">
            <text:p>0,580952381</text:p>
          </table:table-cell>
          <table:table-cell office:value-type="float" office:value="419" table:style-name="ce1">
            <text:p>41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0" table:style-name="ce1">
            <text:p>420</text:p>
          </table:table-cell>
          <table:table-cell office:value-type="float" office:value="0.71499999999999997" table:style-name="ce1">
            <text:p>0,715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422]/8.4" table:style-name="ce1">
            <text:p>0,55952381</text:p>
          </table:table-cell>
          <table:table-cell office:value-type="float" office:value="420" table:style-name="ce1">
            <text:p>42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1" table:style-name="ce1">
            <text:p>421</text:p>
          </table:table-cell>
          <table:table-cell office:value-type="float" office:value="0.78800000000000003" table:style-name="ce1">
            <text:p>0,788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423]/8.4" table:style-name="ce1">
            <text:p>0,579761905</text:p>
          </table:table-cell>
          <table:table-cell office:value-type="float" office:value="421" table:style-name="ce1">
            <text:p>421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2" table:style-name="ce1">
            <text:p>422</text:p>
          </table:table-cell>
          <table:table-cell office:value-type="float" office:value="0.59599999999999997" table:style-name="ce1">
            <text:p>0,596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4.83" table:style-name="ce1">
            <text:p>4,83</text:p>
          </table:table-cell>
          <table:table-cell office:value-type="float" office:value="0.57499999999999996" table:formula="of:=[.I424]/8.4" table:style-name="ce1">
            <text:p>0,575</text:p>
          </table:table-cell>
          <table:table-cell office:value-type="float" office:value="422" table:style-name="ce1">
            <text:p>42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3" table:style-name="ce1">
            <text:p>423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425]/8.4" table:style-name="ce1">
            <text:p>0,579761905</text:p>
          </table:table-cell>
          <table:table-cell office:value-type="float" office:value="423" table:style-name="ce1">
            <text:p>423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4" table:style-name="ce1">
            <text:p>424</text:p>
          </table:table-cell>
          <table:table-cell office:value-type="float" office:value="0.77100000000000002" table:style-name="ce1">
            <text:p>0,771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5.12" table:style-name="ce1">
            <text:p>5,12</text:p>
          </table:table-cell>
          <table:table-cell office:value-type="float" office:value="0.60952380952380947" table:formula="of:=[.I426]/8.4" table:style-name="ce1">
            <text:p>0,60952381</text:p>
          </table:table-cell>
          <table:table-cell office:value-type="float" office:value="424" table:style-name="ce1">
            <text:p>42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5" table:style-name="ce1">
            <text:p>425</text:p>
          </table:table-cell>
          <table:table-cell office:value-type="float" office:value="0.75700000000000001" table:style-name="ce1">
            <text:p>0,757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427]/8.4" table:style-name="ce1">
            <text:p>0,579761905</text:p>
          </table:table-cell>
          <table:table-cell office:value-type="float" office:value="425" table:style-name="ce1">
            <text:p>425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6" table:style-name="ce1">
            <text:p>426</text:p>
          </table:table-cell>
          <table:table-cell office:value-type="float" office:value="0.52600000000000002" table:style-name="ce1">
            <text:p>0,526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4.82" table:style-name="ce1">
            <text:p>4,82</text:p>
          </table:table-cell>
          <table:table-cell office:value-type="float" office:value="0.57380952380952377" table:formula="of:=[.I428]/8.4" table:style-name="ce1">
            <text:p>0,573809524</text:p>
          </table:table-cell>
          <table:table-cell office:value-type="float" office:value="426" table:style-name="ce1">
            <text:p>42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7" table:style-name="ce1">
            <text:p>427</text:p>
          </table:table-cell>
          <table:table-cell office:value-type="float" office:value="0.73299999999999998" table:style-name="ce1">
            <text:p>0,733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0.57738095238095233" table:formula="of:=[.I429]/8.4" table:style-name="ce1">
            <text:p>0,577380952</text:p>
          </table:table-cell>
          <table:table-cell office:value-type="float" office:value="427" table:style-name="ce1">
            <text:p>427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8" table:style-name="ce1">
            <text:p>428</text:p>
          </table:table-cell>
          <table:table-cell office:value-type="float" office:value="0.71" table:style-name="ce1">
            <text:p>0,71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4.8" table:style-name="ce1">
            <text:p>4,8</text:p>
          </table:table-cell>
          <table:table-cell office:value-type="float" office:value="0.5714285714285714" table:formula="of:=[.I430]/8.4" table:style-name="ce1">
            <text:p>0,571428571</text:p>
          </table:table-cell>
          <table:table-cell office:value-type="float" office:value="428" table:style-name="ce1">
            <text:p>428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9" table:style-name="ce1">
            <text:p>429</text:p>
          </table:table-cell>
          <table:table-cell office:value-type="float" office:value="0.77" table:style-name="ce1">
            <text:p>0,77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431]/8.4" table:style-name="ce1">
            <text:p>0,576190476</text:p>
          </table:table-cell>
          <table:table-cell office:value-type="float" office:value="429" table:style-name="ce1">
            <text:p>429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0" table:style-name="ce1">
            <text:p>430</text:p>
          </table:table-cell>
          <table:table-cell office:value-type="float" office:value="0.749" table:style-name="ce1">
            <text:p>0,749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4.82" table:style-name="ce1">
            <text:p>4,82</text:p>
          </table:table-cell>
          <table:table-cell office:value-type="float" office:value="0.57380952380952377" table:formula="of:=[.I432]/8.4" table:style-name="ce1">
            <text:p>0,573809524</text:p>
          </table:table-cell>
          <table:table-cell office:value-type="float" office:value="430" table:style-name="ce1">
            <text:p>430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1" table:style-name="ce1">
            <text:p>431</text:p>
          </table:table-cell>
          <table:table-cell office:value-type="float" office:value="0.49299999999999999" table:style-name="ce1">
            <text:p>0,493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0.53809523809523807" table:formula="of:=[.I433]/8.4" table:style-name="ce1">
            <text:p>0,538095238</text:p>
          </table:table-cell>
          <table:table-cell office:value-type="float" office:value="431" table:style-name="ce1">
            <text:p>43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2" table:style-name="ce1">
            <text:p>432</text:p>
          </table:table-cell>
          <table:table-cell office:value-type="float" office:value="0.69599999999999995" table:style-name="ce1">
            <text:p>0,696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5.14" table:style-name="ce1">
            <text:p>5,14</text:p>
          </table:table-cell>
          <table:table-cell office:value-type="float" office:value="0.61190476190476184" table:formula="of:=[.I434]/8.4" table:style-name="ce1">
            <text:p>0,611904762</text:p>
          </table:table-cell>
          <table:table-cell office:value-type="float" office:value="432" table:style-name="ce1">
            <text:p>432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3" table:style-name="ce1">
            <text:p>433</text:p>
          </table:table-cell>
          <table:table-cell office:value-type="float" office:value="0.749" table:style-name="ce1">
            <text:p>0,749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435]/8.4" table:style-name="ce1">
            <text:p>0,572619048</text:p>
          </table:table-cell>
          <table:table-cell office:value-type="float" office:value="433" table:style-name="ce1">
            <text:p>43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4" table:style-name="ce1">
            <text:p>434</text:p>
          </table:table-cell>
          <table:table-cell office:value-type="float" office:value="0.55100000000000005" table:style-name="ce1">
            <text:p>0,551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436]/8.4" table:style-name="ce1">
            <text:p>0,567857143</text:p>
          </table:table-cell>
          <table:table-cell office:value-type="float" office:value="434" table:style-name="ce1">
            <text:p>43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5" table:style-name="ce1">
            <text:p>435</text:p>
          </table:table-cell>
          <table:table-cell office:value-type="float" office:value="0.59199999999999997" table:style-name="ce1">
            <text:p>0,592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4.79" table:style-name="ce1">
            <text:p>4,79</text:p>
          </table:table-cell>
          <table:table-cell office:value-type="float" office:value="0.57023809523809521" table:formula="of:=[.I437]/8.4" table:style-name="ce1">
            <text:p>0,570238095</text:p>
          </table:table-cell>
          <table:table-cell office:value-type="float" office:value="435" table:style-name="ce1">
            <text:p>435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6" table:style-name="ce1">
            <text:p>436</text:p>
          </table:table-cell>
          <table:table-cell office:value-type="float" office:value="0.745" table:style-name="ce1">
            <text:p>0,745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4.75" table:style-name="ce1">
            <text:p>4,75</text:p>
          </table:table-cell>
          <table:table-cell office:value-type="float" office:value="0.56547619047619047" table:formula="of:=[.I438]/8.4" table:style-name="ce1">
            <text:p>0,56547619</text:p>
          </table:table-cell>
          <table:table-cell office:value-type="float" office:value="436" table:style-name="ce1">
            <text:p>43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7" table:style-name="ce1">
            <text:p>437</text:p>
          </table:table-cell>
          <table:table-cell office:value-type="float" office:value="0.751" table:style-name="ce1">
            <text:p>0,751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439]/8.4" table:style-name="ce1">
            <text:p>0,569047619</text:p>
          </table:table-cell>
          <table:table-cell office:value-type="float" office:value="437" table:style-name="ce1">
            <text:p>43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8" table:style-name="ce1">
            <text:p>438</text:p>
          </table:table-cell>
          <table:table-cell office:value-type="float" office:value="0.73699999999999999" table:style-name="ce1">
            <text:p>0,737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440]/8.4" table:style-name="ce1">
            <text:p>0,566666667</text:p>
          </table:table-cell>
          <table:table-cell office:value-type="float" office:value="438" table:style-name="ce1">
            <text:p>438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9" table:style-name="ce1">
            <text:p>439</text:p>
          </table:table-cell>
          <table:table-cell office:value-type="float" office:value="0.70399999999999996" table:style-name="ce1">
            <text:p>0,704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4.49" table:style-name="ce1">
            <text:p>4,49</text:p>
          </table:table-cell>
          <table:table-cell office:value-type="float" office:value="0.53452380952380951" table:formula="of:=[.I441]/8.4" table:style-name="ce1">
            <text:p>0,53452381</text:p>
          </table:table-cell>
          <table:table-cell office:value-type="float" office:value="439" table:style-name="ce1">
            <text:p>439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0" table:style-name="ce1">
            <text:p>440</text:p>
          </table:table-cell>
          <table:table-cell office:value-type="float" office:value="0.754" table:style-name="ce1">
            <text:p>0,754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5.12" table:style-name="ce1">
            <text:p>5,12</text:p>
          </table:table-cell>
          <table:table-cell office:value-type="float" office:value="0.60952380952380947" table:formula="of:=[.I442]/8.4" table:style-name="ce1">
            <text:p>0,60952381</text:p>
          </table:table-cell>
          <table:table-cell office:value-type="float" office:value="440" table:style-name="ce1">
            <text:p>44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1" table:style-name="ce1">
            <text:p>441</text:p>
          </table:table-cell>
          <table:table-cell office:value-type="float" office:value="0.748" table:style-name="ce1">
            <text:p>0,748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443]/8.4" table:style-name="ce1">
            <text:p>0,567857143</text:p>
          </table:table-cell>
          <table:table-cell office:value-type="float" office:value="441" table:style-name="ce1">
            <text:p>441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2" table:style-name="ce1">
            <text:p>442</text:p>
          </table:table-cell>
          <table:table-cell office:value-type="float" office:value="0.53" table:style-name="ce1">
            <text:p>0,53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0.56309523809523809" table:formula="of:=[.I444]/8.4" table:style-name="ce1">
            <text:p>0,563095238</text:p>
          </table:table-cell>
          <table:table-cell office:value-type="float" office:value="442" table:style-name="ce1">
            <text:p>442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3" table:style-name="ce1">
            <text:p>443</text:p>
          </table:table-cell>
          <table:table-cell office:value-type="float" office:value="0.74299999999999999" table:style-name="ce1">
            <text:p>0,743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445]/8.4" table:style-name="ce1">
            <text:p>0,55952381</text:p>
          </table:table-cell>
          <table:table-cell office:value-type="float" office:value="443" table:style-name="ce1">
            <text:p>44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4" table:style-name="ce1">
            <text:p>444</text:p>
          </table:table-cell>
          <table:table-cell office:value-type="float" office:value="0.73799999999999999" table:style-name="ce1">
            <text:p>0,738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446]/8.4" table:style-name="ce1">
            <text:p>0,561904762</text:p>
          </table:table-cell>
          <table:table-cell office:value-type="float" office:value="444" table:style-name="ce1">
            <text:p>444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5" table:style-name="ce1">
            <text:p>445</text:p>
          </table:table-cell>
          <table:table-cell office:value-type="float" office:value="0.746" table:style-name="ce1">
            <text:p>0,746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4.75" table:style-name="ce1">
            <text:p>4,75</text:p>
          </table:table-cell>
          <table:table-cell office:value-type="float" office:value="0.56547619047619047" table:formula="of:=[.I447]/8.4" table:style-name="ce1">
            <text:p>0,56547619</text:p>
          </table:table-cell>
          <table:table-cell office:value-type="float" office:value="445" table:style-name="ce1">
            <text:p>445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6" table:style-name="ce1">
            <text:p>446</text:p>
          </table:table-cell>
          <table:table-cell office:value-type="float" office:value="0.74" table:style-name="ce1">
            <text:p>0,74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448]/8.4" table:style-name="ce1">
            <text:p>0,560714286</text:p>
          </table:table-cell>
          <table:table-cell office:value-type="float" office:value="446" table:style-name="ce1">
            <text:p>446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7" table:style-name="ce1">
            <text:p>447</text:p>
          </table:table-cell>
          <table:table-cell office:value-type="float" office:value="0.752" table:style-name="ce1">
            <text:p>0,752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0.56309523809523809" table:formula="of:=[.I449]/8.4" table:style-name="ce1">
            <text:p>0,563095238</text:p>
          </table:table-cell>
          <table:table-cell office:value-type="float" office:value="447" table:style-name="ce1">
            <text:p>447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8" table:style-name="ce1">
            <text:p>448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5" table:style-name="ce1">
            <text:p>5</text:p>
          </table:table-cell>
          <table:table-cell office:value-type="float" office:value="0.59523809523809523" table:formula="of:=[.I450]/8.4" table:style-name="ce1">
            <text:p>0,595238095</text:p>
          </table:table-cell>
          <table:table-cell office:value-type="float" office:value="448" table:style-name="ce1">
            <text:p>44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9" table:style-name="ce1">
            <text:p>449</text:p>
          </table:table-cell>
          <table:table-cell office:value-type="float" office:value="0.746" table:style-name="ce1">
            <text:p>0,746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4.96" table:style-name="ce1">
            <text:p>4,96</text:p>
          </table:table-cell>
          <table:table-cell office:value-type="float" office:value="0.59047619047619049" table:formula="of:=[.I451]/8.4" table:style-name="ce1">
            <text:p>0,59047619</text:p>
          </table:table-cell>
          <table:table-cell office:value-type="float" office:value="449" table:style-name="ce1">
            <text:p>449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0" table:style-name="ce1">
            <text:p>450</text:p>
          </table:table-cell>
          <table:table-cell office:value-type="float" office:value="0.73099999999999998" table:style-name="ce1">
            <text:p>0,731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.92" table:style-name="ce1">
            <text:p>4,92</text:p>
          </table:table-cell>
          <table:table-cell office:value-type="float" office:value="0.58571428571428563" table:formula="of:=[.I452]/8.4" table:style-name="ce1">
            <text:p>0,585714286</text:p>
          </table:table-cell>
          <table:table-cell office:value-type="float" office:value="450" table:style-name="ce1">
            <text:p>450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1" table:style-name="ce1">
            <text:p>451</text:p>
          </table:table-cell>
          <table:table-cell office:value-type="float" office:value="0.73299999999999998" table:style-name="ce1">
            <text:p>0,733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4.96" table:style-name="ce1">
            <text:p>4,96</text:p>
          </table:table-cell>
          <table:table-cell office:value-type="float" office:value="0.59047619047619049" table:formula="of:=[.I453]/8.4" table:style-name="ce1">
            <text:p>0,59047619</text:p>
          </table:table-cell>
          <table:table-cell office:value-type="float" office:value="451" table:style-name="ce1">
            <text:p>451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2" table:style-name="ce1">
            <text:p>452</text:p>
          </table:table-cell>
          <table:table-cell office:value-type="float" office:value="0.69499999999999995" table:style-name="ce1">
            <text:p>0,695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4.93" table:style-name="ce1">
            <text:p>4,93</text:p>
          </table:table-cell>
          <table:table-cell office:value-type="float" office:value="0.58690476190476182" table:formula="of:=[.I454]/8.4" table:style-name="ce1">
            <text:p>0,586904762</text:p>
          </table:table-cell>
          <table:table-cell office:value-type="float" office:value="452" table:style-name="ce1">
            <text:p>45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3" table:style-name="ce1">
            <text:p>453</text:p>
          </table:table-cell>
          <table:table-cell office:value-type="float" office:value="0.69099999999999995" table:style-name="ce1">
            <text:p>0,691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0.59285714285714286" table:formula="of:=[.I455]/8.4" table:style-name="ce1">
            <text:p>0,592857143</text:p>
          </table:table-cell>
          <table:table-cell office:value-type="float" office:value="453" table:style-name="ce1">
            <text:p>453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4" table:style-name="ce1">
            <text:p>454</text:p>
          </table:table-cell>
          <table:table-cell office:value-type="float" office:value="0.72499999999999998" table:style-name="ce1">
            <text:p>0,725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4.97" table:style-name="ce1">
            <text:p>4,97</text:p>
          </table:table-cell>
          <table:table-cell office:value-type="float" office:value="0.59166666666666656" table:formula="of:=[.I456]/8.4" table:style-name="ce1">
            <text:p>0,591666667</text:p>
          </table:table-cell>
          <table:table-cell office:value-type="float" office:value="454" table:style-name="ce1">
            <text:p>454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5" table:style-name="ce1">
            <text:p>455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4.41" table:style-name="ce1">
            <text:p>4,41</text:p>
          </table:table-cell>
          <table:table-cell office:value-type="float" office:value="0.52500000000000002" table:formula="of:=[.I457]/8.4" table:style-name="ce1">
            <text:p>0,525</text:p>
          </table:table-cell>
          <table:table-cell office:value-type="float" office:value="455" table:style-name="ce1">
            <text:p>455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6" table:style-name="ce1">
            <text:p>456</text:p>
          </table:table-cell>
          <table:table-cell office:value-type="float" office:value="0.73299999999999998" table:style-name="ce1">
            <text:p>0,733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5.03" table:style-name="ce1">
            <text:p>5,03</text:p>
          </table:table-cell>
          <table:table-cell office:value-type="float" office:value="0.59880952380952379" table:formula="of:=[.I458]/8.4" table:style-name="ce1">
            <text:p>0,598809524</text:p>
          </table:table-cell>
          <table:table-cell office:value-type="float" office:value="456" table:style-name="ce1">
            <text:p>456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7" table:style-name="ce1">
            <text:p>457</text:p>
          </table:table-cell>
          <table:table-cell office:value-type="float" office:value="0.69599999999999995" table:style-name="ce1">
            <text:p>0,696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0.59285714285714286" table:formula="of:=[.I459]/8.4" table:style-name="ce1">
            <text:p>0,592857143</text:p>
          </table:table-cell>
          <table:table-cell office:value-type="float" office:value="457" table:style-name="ce1">
            <text:p>457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8" table:style-name="ce1">
            <text:p>458</text:p>
          </table:table-cell>
          <table:table-cell office:value-type="float" office:value="0.71499999999999997" table:style-name="ce1">
            <text:p>0,715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4.91" table:style-name="ce1">
            <text:p>4,91</text:p>
          </table:table-cell>
          <table:table-cell office:value-type="float" office:value="0.58452380952380956" table:formula="of:=[.I460]/8.4" table:style-name="ce1">
            <text:p>0,58452381</text:p>
          </table:table-cell>
          <table:table-cell office:value-type="float" office:value="458" table:style-name="ce1">
            <text:p>458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9" table:style-name="ce1">
            <text:p>459</text:p>
          </table:table-cell>
          <table:table-cell office:value-type="float" office:value="0.68799999999999994" table:style-name="ce1">
            <text:p>0,688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4.92" table:style-name="ce1">
            <text:p>4,92</text:p>
          </table:table-cell>
          <table:table-cell office:value-type="float" office:value="0.58571428571428563" table:formula="of:=[.I461]/8.4" table:style-name="ce1">
            <text:p>0,585714286</text:p>
          </table:table-cell>
          <table:table-cell office:value-type="float" office:value="459" table:style-name="ce1">
            <text:p>459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0" table:style-name="ce1">
            <text:p>460</text:p>
          </table:table-cell>
          <table:table-cell office:value-type="float" office:value="0.68899999999999995" table:style-name="ce1">
            <text:p>0,689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.57857142857142863" table:formula="of:=[.I462]/8.4" table:style-name="ce1">
            <text:p>0,578571429</text:p>
          </table:table-cell>
          <table:table-cell office:value-type="float" office:value="460" table:style-name="ce1">
            <text:p>460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1" table:style-name="ce1">
            <text:p>461</text:p>
          </table:table-cell>
          <table:table-cell office:value-type="float" office:value="0.71" table:style-name="ce1">
            <text:p>0,71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463]/8.4" table:style-name="ce1">
            <text:p>0,582142857</text:p>
          </table:table-cell>
          <table:table-cell office:value-type="float" office:value="461" table:style-name="ce1">
            <text:p>461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2" table:style-name="ce1">
            <text:p>462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0.57738095238095233" table:formula="of:=[.I464]/8.4" table:style-name="ce1">
            <text:p>0,577380952</text:p>
          </table:table-cell>
          <table:table-cell office:value-type="float" office:value="462" table:style-name="ce1">
            <text:p>462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3" table:style-name="ce1">
            <text:p>463</text:p>
          </table:table-cell>
          <table:table-cell office:value-type="float" office:value="0.56699999999999995" table:style-name="ce1">
            <text:p>0,567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4.88" table:style-name="ce1">
            <text:p>4,88</text:p>
          </table:table-cell>
          <table:table-cell office:value-type="float" office:value="0.58095238095238089" table:formula="of:=[.I465]/8.4" table:style-name="ce1">
            <text:p>0,580952381</text:p>
          </table:table-cell>
          <table:table-cell office:value-type="float" office:value="463" table:style-name="ce1">
            <text:p>463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4" table:style-name="ce1">
            <text:p>464</text:p>
          </table:table-cell>
          <table:table-cell office:value-type="float" office:value="0.65600000000000003" table:style-name="ce1">
            <text:p>0,656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4.95" table:style-name="ce1">
            <text:p>4,95</text:p>
          </table:table-cell>
          <table:table-cell office:value-type="float" office:value="0.5892857142857143" table:formula="of:=[.I466]/8.4" table:style-name="ce1">
            <text:p>0,589285714</text:p>
          </table:table-cell>
          <table:table-cell office:value-type="float" office:value="464" table:style-name="ce1">
            <text:p>464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5" table:style-name="ce1">
            <text:p>465</text:p>
          </table:table-cell>
          <table:table-cell office:value-type="float" office:value="0.71399999999999997" table:style-name="ce1">
            <text:p>0,714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.57857142857142863" table:formula="of:=[.I467]/8.4" table:style-name="ce1">
            <text:p>0,578571429</text:p>
          </table:table-cell>
          <table:table-cell office:value-type="float" office:value="465" table:style-name="ce1">
            <text:p>465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6" table:style-name="ce1">
            <text:p>466</text:p>
          </table:table-cell>
          <table:table-cell office:value-type="float" office:value="0.54100000000000004" table:style-name="ce1">
            <text:p>0,541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468]/8.4" table:style-name="ce1">
            <text:p>0,576190476</text:p>
          </table:table-cell>
          <table:table-cell office:value-type="float" office:value="466" table:style-name="ce1">
            <text:p>466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7" table:style-name="ce1">
            <text:p>467</text:p>
          </table:table-cell>
          <table:table-cell office:value-type="float" office:value="0.71199999999999997" table:style-name="ce1">
            <text:p>0,712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469]/8.4" table:style-name="ce1">
            <text:p>0,579761905</text:p>
          </table:table-cell>
          <table:table-cell office:value-type="float" office:value="467" table:style-name="ce1">
            <text:p>467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8" table:style-name="ce1">
            <text:p>468</text:p>
          </table:table-cell>
          <table:table-cell office:value-type="float" office:value="0.65600000000000003" table:style-name="ce1">
            <text:p>0,656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470]/8.4" table:style-name="ce1">
            <text:p>0,554761905</text:p>
          </table:table-cell>
          <table:table-cell office:value-type="float" office:value="468" table:style-name="ce1">
            <text:p>468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9" table:style-name="ce1">
            <text:p>469</text:p>
          </table:table-cell>
          <table:table-cell office:value-type="float" office:value="0.45800000000000002" table:style-name="ce1">
            <text:p>0,458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471]/8.4" table:style-name="ce1">
            <text:p>0,576190476</text:p>
          </table:table-cell>
          <table:table-cell office:value-type="float" office:value="469" table:style-name="ce1">
            <text:p>469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0" table:style-name="ce1">
            <text:p>470</text:p>
          </table:table-cell>
          <table:table-cell office:value-type="float" office:value="0.44" table:style-name="ce1">
            <text:p>0,44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4.79" table:style-name="ce1">
            <text:p>4,79</text:p>
          </table:table-cell>
          <table:table-cell office:value-type="float" office:value="0.57023809523809521" table:formula="of:=[.I472]/8.4" table:style-name="ce1">
            <text:p>0,570238095</text:p>
          </table:table-cell>
          <table:table-cell office:value-type="float" office:value="470" table:style-name="ce1">
            <text:p>470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1" table:style-name="ce1">
            <text:p>471</text:p>
          </table:table-cell>
          <table:table-cell office:value-type="float" office:value="0.72199999999999998" table:style-name="ce1">
            <text:p>0,722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473]/8.4" table:style-name="ce1">
            <text:p>0,572619048</text:p>
          </table:table-cell>
          <table:table-cell office:value-type="float" office:value="471" table:style-name="ce1">
            <text:p>471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2" table:style-name="ce1">
            <text:p>472</text:p>
          </table:table-cell>
          <table:table-cell office:value-type="float" office:value="0.71199999999999997" table:style-name="ce1">
            <text:p>0,712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4.99" table:style-name="ce1">
            <text:p>4,99</text:p>
          </table:table-cell>
          <table:table-cell office:value-type="float" office:value="0.59404761904761905" table:formula="of:=[.I474]/8.4" table:style-name="ce1">
            <text:p>0,594047619</text:p>
          </table:table-cell>
          <table:table-cell office:value-type="float" office:value="472" table:style-name="ce1">
            <text:p>472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3" table:style-name="ce1">
            <text:p>473</text:p>
          </table:table-cell>
          <table:table-cell office:value-type="float" office:value="0.70299999999999996" table:style-name="ce1">
            <text:p>0,703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475]/8.4" table:style-name="ce1">
            <text:p>0,579761905</text:p>
          </table:table-cell>
          <table:table-cell office:value-type="float" office:value="473" table:style-name="ce1">
            <text:p>47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4" table:style-name="ce1">
            <text:p>474</text:p>
          </table:table-cell>
          <table:table-cell office:value-type="float" office:value="0.69299999999999995" table:style-name="ce1">
            <text:p>0,693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4.8" table:style-name="ce1">
            <text:p>4,8</text:p>
          </table:table-cell>
          <table:table-cell office:value-type="float" office:value="0.5714285714285714" table:formula="of:=[.I476]/8.4" table:style-name="ce1">
            <text:p>0,571428571</text:p>
          </table:table-cell>
          <table:table-cell office:value-type="float" office:value="474" table:style-name="ce1">
            <text:p>474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5" table:style-name="ce1">
            <text:p>475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4.83" table:style-name="ce1">
            <text:p>4,83</text:p>
          </table:table-cell>
          <table:table-cell office:value-type="float" office:value="0.57499999999999996" table:formula="of:=[.I477]/8.4" table:style-name="ce1">
            <text:p>0,575</text:p>
          </table:table-cell>
          <table:table-cell office:value-type="float" office:value="475" table:style-name="ce1">
            <text:p>475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6" table:style-name="ce1">
            <text:p>476</text:p>
          </table:table-cell>
          <table:table-cell office:value-type="float" office:value="0.68400000000000005" table:style-name="ce1">
            <text:p>0,684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4.8" table:style-name="ce1">
            <text:p>4,8</text:p>
          </table:table-cell>
          <table:table-cell office:value-type="float" office:value="0.5714285714285714" table:formula="of:=[.I478]/8.4" table:style-name="ce1">
            <text:p>0,571428571</text:p>
          </table:table-cell>
          <table:table-cell office:value-type="float" office:value="476" table:style-name="ce1">
            <text:p>476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7" table:style-name="ce1">
            <text:p>477</text:p>
          </table:table-cell>
          <table:table-cell office:value-type="float" office:value="0.69399999999999995" table:style-name="ce1">
            <text:p>0,694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4.82" table:style-name="ce1">
            <text:p>4,82</text:p>
          </table:table-cell>
          <table:table-cell office:value-type="float" office:value="0.57380952380952377" table:formula="of:=[.I479]/8.4" table:style-name="ce1">
            <text:p>0,573809524</text:p>
          </table:table-cell>
          <table:table-cell office:value-type="float" office:value="477" table:style-name="ce1">
            <text:p>477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8" table:style-name="ce1">
            <text:p>478</text:p>
          </table:table-cell>
          <table:table-cell office:value-type="float" office:value="0.70699999999999996" table:style-name="ce1">
            <text:p>0,707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480]/8.4" table:style-name="ce1">
            <text:p>0,569047619</text:p>
          </table:table-cell>
          <table:table-cell office:value-type="float" office:value="478" table:style-name="ce1">
            <text:p>478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9" table:style-name="ce1">
            <text:p>479</text:p>
          </table:table-cell>
          <table:table-cell office:value-type="float" office:value="0.69899999999999995" table:style-name="ce1">
            <text:p>0,699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2" table:style-name="ce1">
            <text:p>4,82</text:p>
          </table:table-cell>
          <table:table-cell office:value-type="float" office:value="0.57380952380952377" table:formula="of:=[.I481]/8.4" table:style-name="ce1">
            <text:p>0,573809524</text:p>
          </table:table-cell>
          <table:table-cell office:value-type="float" office:value="479" table:style-name="ce1">
            <text:p>479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0" table:style-name="ce1">
            <text:p>480</text:p>
          </table:table-cell>
          <table:table-cell office:value-type="float" office:value="0.39900000000000002" table:style-name="ce1">
            <text:p>0,399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5.01" table:style-name="ce1">
            <text:p>5,01</text:p>
          </table:table-cell>
          <table:table-cell office:value-type="float" office:value="0.59642857142857142" table:formula="of:=[.I482]/8.4" table:style-name="ce1">
            <text:p>0,596428571</text:p>
          </table:table-cell>
          <table:table-cell office:value-type="float" office:value="480" table:style-name="ce1">
            <text:p>480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1" table:style-name="ce1">
            <text:p>481</text:p>
          </table:table-cell>
          <table:table-cell office:value-type="float" office:value="0.69699999999999995" table:style-name="ce1">
            <text:p>0,697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483]/8.4" table:style-name="ce1">
            <text:p>0,576190476</text:p>
          </table:table-cell>
          <table:table-cell office:value-type="float" office:value="481" table:style-name="ce1">
            <text:p>481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2" table:style-name="ce1">
            <text:p>482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4.38" table:style-name="ce1">
            <text:p>4,38</text:p>
          </table:table-cell>
          <table:table-cell office:value-type="float" office:value="0.52142857142857135" table:formula="of:=[.I484]/8.4" table:style-name="ce1">
            <text:p>0,521428571</text:p>
          </table:table-cell>
          <table:table-cell office:value-type="float" office:value="482" table:style-name="ce1">
            <text:p>482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3" table:style-name="ce1">
            <text:p>483</text:p>
          </table:table-cell>
          <table:table-cell office:value-type="float" office:value="0.66900000000000004" table:style-name="ce1">
            <text:p>0,669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4.82" table:style-name="ce1">
            <text:p>4,82</text:p>
          </table:table-cell>
          <table:table-cell office:value-type="float" office:value="0.57380952380952377" table:formula="of:=[.I485]/8.4" table:style-name="ce1">
            <text:p>0,573809524</text:p>
          </table:table-cell>
          <table:table-cell office:value-type="float" office:value="483" table:style-name="ce1">
            <text:p>48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4" table:style-name="ce1">
            <text:p>484</text:p>
          </table:table-cell>
          <table:table-cell office:value-type="float" office:value="0.69099999999999995" table:style-name="ce1">
            <text:p>0,691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486]/8.4" table:style-name="ce1">
            <text:p>0,569047619</text:p>
          </table:table-cell>
          <table:table-cell office:value-type="float" office:value="484" table:style-name="ce1">
            <text:p>484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5" table:style-name="ce1">
            <text:p>485</text:p>
          </table:table-cell>
          <table:table-cell office:value-type="float" office:value="0.64800000000000002" table:style-name="ce1">
            <text:p>0,648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487]/8.4" table:style-name="ce1">
            <text:p>0,569047619</text:p>
          </table:table-cell>
          <table:table-cell office:value-type="float" office:value="485" table:style-name="ce1">
            <text:p>485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6" table:style-name="ce1">
            <text:p>486</text:p>
          </table:table-cell>
          <table:table-cell office:value-type="float" office:value="0.43099999999999999" table:style-name="ce1">
            <text:p>0,431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488]/8.4" table:style-name="ce1">
            <text:p>0,558333333</text:p>
          </table:table-cell>
          <table:table-cell office:value-type="float" office:value="486" table:style-name="ce1">
            <text:p>486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7" table:style-name="ce1">
            <text:p>487</text:p>
          </table:table-cell>
          <table:table-cell office:value-type="float" office:value="0.69299999999999995" table:style-name="ce1">
            <text:p>0,693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489]/8.4" table:style-name="ce1">
            <text:p>0,569047619</text:p>
          </table:table-cell>
          <table:table-cell office:value-type="float" office:value="487" table:style-name="ce1">
            <text:p>487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8" table:style-name="ce1">
            <text:p>488</text:p>
          </table:table-cell>
          <table:table-cell office:value-type="float" office:value="0.68700000000000006" table:style-name="ce1">
            <text:p>0,687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5.01" table:style-name="ce1">
            <text:p>5,01</text:p>
          </table:table-cell>
          <table:table-cell office:value-type="float" office:value="0.59642857142857142" table:formula="of:=[.I490]/8.4" table:style-name="ce1">
            <text:p>0,596428571</text:p>
          </table:table-cell>
          <table:table-cell office:value-type="float" office:value="488" table:style-name="ce1">
            <text:p>488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9" table:style-name="ce1">
            <text:p>489</text:p>
          </table:table-cell>
          <table:table-cell office:value-type="float" office:value="0.65700000000000003" table:style-name="ce1">
            <text:p>0,657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491]/8.4" table:style-name="ce1">
            <text:p>0,567857143</text:p>
          </table:table-cell>
          <table:table-cell office:value-type="float" office:value="489" table:style-name="ce1">
            <text:p>48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0" table:style-name="ce1">
            <text:p>490</text:p>
          </table:table-cell>
          <table:table-cell office:value-type="float" office:value="0.66100000000000003" table:style-name="ce1">
            <text:p>0,661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492]/8.4" table:style-name="ce1">
            <text:p>0,564285714</text:p>
          </table:table-cell>
          <table:table-cell office:value-type="float" office:value="490" table:style-name="ce1">
            <text:p>490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1" table:style-name="ce1">
            <text:p>491</text:p>
          </table:table-cell>
          <table:table-cell office:value-type="float" office:value="0.65500000000000003" table:style-name="ce1">
            <text:p>0,655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493]/8.4" table:style-name="ce1">
            <text:p>0,567857143</text:p>
          </table:table-cell>
          <table:table-cell office:value-type="float" office:value="491" table:style-name="ce1">
            <text:p>491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2" table:style-name="ce1">
            <text:p>492</text:p>
          </table:table-cell>
          <table:table-cell office:value-type="float" office:value="0.66" table:style-name="ce1">
            <text:p>0,66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494]/8.4" table:style-name="ce1">
            <text:p>0,566666667</text:p>
          </table:table-cell>
          <table:table-cell office:value-type="float" office:value="492" table:style-name="ce1">
            <text:p>492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3" table:style-name="ce1">
            <text:p>493</text:p>
          </table:table-cell>
          <table:table-cell office:value-type="float" office:value="0.64500000000000002" table:style-name="ce1">
            <text:p>0,645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495]/8.4" table:style-name="ce1">
            <text:p>0,564285714</text:p>
          </table:table-cell>
          <table:table-cell office:value-type="float" office:value="493" table:style-name="ce1">
            <text:p>493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4" table:style-name="ce1">
            <text:p>494</text:p>
          </table:table-cell>
          <table:table-cell office:value-type="float" office:value="0.55400000000000005" table:style-name="ce1">
            <text:p>0,554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496]/8.4" table:style-name="ce1">
            <text:p>0,560714286</text:p>
          </table:table-cell>
          <table:table-cell office:value-type="float" office:value="494" table:style-name="ce1">
            <text:p>494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5" table:style-name="ce1">
            <text:p>495</text:p>
          </table:table-cell>
          <table:table-cell office:value-type="float" office:value="0.66600000000000004" table:style-name="ce1">
            <text:p>0,666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497]/8.4" table:style-name="ce1">
            <text:p>0,560714286</text:p>
          </table:table-cell>
          <table:table-cell office:value-type="float" office:value="495" table:style-name="ce1">
            <text:p>495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6" table:style-name="ce1">
            <text:p>496</text:p>
          </table:table-cell>
          <table:table-cell office:value-type="float" office:value="0.61699999999999999" table:style-name="ce1">
            <text:p>0,617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5" table:style-name="ce1">
            <text:p>5</text:p>
          </table:table-cell>
          <table:table-cell office:value-type="float" office:value="0.59523809523809523" table:formula="of:=[.I498]/8.4" table:style-name="ce1">
            <text:p>0,595238095</text:p>
          </table:table-cell>
          <table:table-cell office:value-type="float" office:value="496" table:style-name="ce1">
            <text:p>496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7" table:style-name="ce1">
            <text:p>497</text:p>
          </table:table-cell>
          <table:table-cell office:value-type="float" office:value="0.60599999999999998" table:style-name="ce1">
            <text:p>0,606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499]/8.4" table:style-name="ce1">
            <text:p>0,560714286</text:p>
          </table:table-cell>
          <table:table-cell office:value-type="float" office:value="497" table:style-name="ce1">
            <text:p>497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8" table:style-name="ce1">
            <text:p>498</text:p>
          </table:table-cell>
          <table:table-cell office:value-type="float" office:value="0.64500000000000002" table:style-name="ce1">
            <text:p>0,645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500]/8.4" table:style-name="ce1">
            <text:p>0,557142857</text:p>
          </table:table-cell>
          <table:table-cell office:value-type="float" office:value="498" table:style-name="ce1">
            <text:p>498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9" table:style-name="ce1">
            <text:p>499</text:p>
          </table:table-cell>
          <table:table-cell office:value-type="float" office:value="0.51" table:style-name="ce1">
            <text:p>0,51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501]/8.4" table:style-name="ce1">
            <text:p>0,55952381</text:p>
          </table:table-cell>
          <table:table-cell office:value-type="float" office:value="499" table:style-name="ce1">
            <text:p>49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office:value-type="float" office:value="0.64" table:style-name="ce1">
            <text:p>0,64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502]/8.4" table:style-name="ce1">
            <text:p>0,557142857</text:p>
          </table:table-cell>
          <table:table-cell office:value-type="float" office:value="500" table:style-name="ce1">
            <text:p>500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1" table:style-name="ce1">
            <text:p>501</text:p>
          </table:table-cell>
          <table:table-cell office:value-type="float" office:value="0.66700000000000004" table:style-name="ce1">
            <text:p>0,667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503]/8.4" table:style-name="ce1">
            <text:p>0,557142857</text:p>
          </table:table-cell>
          <table:table-cell office:value-type="float" office:value="501" table:style-name="ce1">
            <text:p>50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2" table:style-name="ce1">
            <text:p>502</text:p>
          </table:table-cell>
          <table:table-cell office:value-type="float" office:value="0.66600000000000004" table:style-name="ce1">
            <text:p>0,666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504]/8.4" table:style-name="ce1">
            <text:p>0,554761905</text:p>
          </table:table-cell>
          <table:table-cell office:value-type="float" office:value="502" table:style-name="ce1">
            <text:p>50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3" table:style-name="ce1">
            <text:p>503</text:p>
          </table:table-cell>
          <table:table-cell office:value-type="float" office:value="0.41499999999999998" table:style-name="ce1">
            <text:p>0,415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4.59" table:style-name="ce1">
            <text:p>4,59</text:p>
          </table:table-cell>
          <table:table-cell office:value-type="float" office:value="0.54642857142857137" table:formula="of:=[.I505]/8.4" table:style-name="ce1">
            <text:p>0,546428571</text:p>
          </table:table-cell>
          <table:table-cell office:value-type="float" office:value="503" table:style-name="ce1">
            <text:p>503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4" table:style-name="ce1">
            <text:p>504</text:p>
          </table:table-cell>
          <table:table-cell office:value-type="float" office:value="0.67100000000000004" table:style-name="ce1">
            <text:p>0,671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5" table:style-name="ce1">
            <text:p>5</text:p>
          </table:table-cell>
          <table:table-cell office:value-type="float" office:value="0.59523809523809523" table:formula="of:=[.I506]/8.4" table:style-name="ce1">
            <text:p>0,595238095</text:p>
          </table:table-cell>
          <table:table-cell office:value-type="float" office:value="504" table:style-name="ce1">
            <text:p>50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5" table:style-name="ce1">
            <text:p>505</text:p>
          </table:table-cell>
          <table:table-cell office:value-type="float" office:value="0.41899999999999998" table:style-name="ce1">
            <text:p>0,419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507]/8.4" table:style-name="ce1">
            <text:p>0,555952381</text:p>
          </table:table-cell>
          <table:table-cell office:value-type="float" office:value="505" table:style-name="ce1">
            <text:p>50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6" table:style-name="ce1">
            <text:p>506</text:p>
          </table:table-cell>
          <table:table-cell office:value-type="float" office:value="0.63100000000000001" table:style-name="ce1">
            <text:p>0,631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508]/8.4" table:style-name="ce1">
            <text:p>0,554761905</text:p>
          </table:table-cell>
          <table:table-cell office:value-type="float" office:value="506" table:style-name="ce1">
            <text:p>50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7" table:style-name="ce1">
            <text:p>507</text:p>
          </table:table-cell>
          <table:table-cell office:value-type="float" office:value="0.63600000000000001" table:style-name="ce1">
            <text:p>0,636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509]/8.4" table:style-name="ce1">
            <text:p>0,557142857</text:p>
          </table:table-cell>
          <table:table-cell office:value-type="float" office:value="507" table:style-name="ce1">
            <text:p>507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8" table:style-name="ce1">
            <text:p>508</text:p>
          </table:table-cell>
          <table:table-cell office:value-type="float" office:value="0.624" table:style-name="ce1">
            <text:p>0,624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510]/8.4" table:style-name="ce1">
            <text:p>0,558333333</text:p>
          </table:table-cell>
          <table:table-cell office:value-type="float" office:value="508" table:style-name="ce1">
            <text:p>50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9" table:style-name="ce1">
            <text:p>509</text:p>
          </table:table-cell>
          <table:table-cell office:value-type="float" office:value="0.63900000000000001" table:style-name="ce1">
            <text:p>0,639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511]/8.4" table:style-name="ce1">
            <text:p>0,560714286</text:p>
          </table:table-cell>
          <table:table-cell office:value-type="float" office:value="509" table:style-name="ce1">
            <text:p>50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0" table:style-name="ce1">
            <text:p>510</text:p>
          </table:table-cell>
          <table:table-cell office:value-type="float" office:value="0.622" table:style-name="ce1">
            <text:p>0,622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512]/8.4" table:style-name="ce1">
            <text:p>0,560714286</text:p>
          </table:table-cell>
          <table:table-cell office:value-type="float" office:value="510" table:style-name="ce1">
            <text:p>510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1" table:style-name="ce1">
            <text:p>511</text:p>
          </table:table-cell>
          <table:table-cell office:value-type="float" office:value="0.66700000000000004" table:style-name="ce1">
            <text:p>0,667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0.56309523809523809" table:formula="of:=[.I513]/8.4" table:style-name="ce1">
            <text:p>0,563095238</text:p>
          </table:table-cell>
          <table:table-cell office:value-type="float" office:value="511" table:style-name="ce1">
            <text:p>511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2" table:style-name="ce1">
            <text:p>512</text:p>
          </table:table-cell>
          <table:table-cell office:value-type="float" office:value="0.20699999999999999" table:style-name="ce1">
            <text:p>0,207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1.41" table:style-name="ce1">
            <text:p>1,41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4" table:style-name="ce1">
            <text:p>4</text:p>
          </table:table-cell>
          <table:table-cell office:value-type="float" office:value="0.47619047619047616" table:formula="of:=[.I514]/8.4" table:style-name="ce1">
            <text:p>0,476190476</text:p>
          </table:table-cell>
          <table:table-cell office:value-type="float" office:value="512" table:style-name="ce1">
            <text:p>51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3" table:style-name="ce1">
            <text:p>513</text:p>
          </table:table-cell>
          <table:table-cell office:value-type="float" office:value="0.65500000000000003" table:style-name="ce1">
            <text:p>0,655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4.91" table:style-name="ce1">
            <text:p>4,91</text:p>
          </table:table-cell>
          <table:table-cell office:value-type="float" office:value="0.58452380952380956" table:formula="of:=[.I515]/8.4" table:style-name="ce1">
            <text:p>0,58452381</text:p>
          </table:table-cell>
          <table:table-cell office:value-type="float" office:value="513" table:style-name="ce1">
            <text:p>513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4" table:style-name="ce1">
            <text:p>514</text:p>
          </table:table-cell>
          <table:table-cell office:value-type="float" office:value="0.59399999999999997" table:style-name="ce1">
            <text:p>0,594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4.88" table:style-name="ce1">
            <text:p>4,88</text:p>
          </table:table-cell>
          <table:table-cell office:value-type="float" office:value="0.58095238095238089" table:formula="of:=[.I516]/8.4" table:style-name="ce1">
            <text:p>0,580952381</text:p>
          </table:table-cell>
          <table:table-cell office:value-type="float" office:value="514" table:style-name="ce1">
            <text:p>514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5" table:style-name="ce1">
            <text:p>515</text:p>
          </table:table-cell>
          <table:table-cell office:value-type="float" office:value="0.60899999999999999" table:style-name="ce1">
            <text:p>0,609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.57857142857142863" table:formula="of:=[.I517]/8.4" table:style-name="ce1">
            <text:p>0,578571429</text:p>
          </table:table-cell>
          <table:table-cell office:value-type="float" office:value="515" table:style-name="ce1">
            <text:p>515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6" table:style-name="ce1">
            <text:p>516</text:p>
          </table:table-cell>
          <table:table-cell office:value-type="float" office:value="0.56999999999999995" table:style-name="ce1">
            <text:p>0,57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518]/8.4" table:style-name="ce1">
            <text:p>0,576190476</text:p>
          </table:table-cell>
          <table:table-cell office:value-type="float" office:value="516" table:style-name="ce1">
            <text:p>51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7" table:style-name="ce1">
            <text:p>517</text:p>
          </table:table-cell>
          <table:table-cell office:value-type="float" office:value="0.47799999999999998" table:style-name="ce1">
            <text:p>0,478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519]/8.4" table:style-name="ce1">
            <text:p>0,572619048</text:p>
          </table:table-cell>
          <table:table-cell office:value-type="float" office:value="517" table:style-name="ce1">
            <text:p>51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8" table:style-name="ce1">
            <text:p>518</text:p>
          </table:table-cell>
          <table:table-cell office:value-type="float" office:value="0.56599999999999995" table:style-name="ce1">
            <text:p>0,566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4.79" table:style-name="ce1">
            <text:p>4,79</text:p>
          </table:table-cell>
          <table:table-cell office:value-type="float" office:value="0.57023809523809521" table:formula="of:=[.I520]/8.4" table:style-name="ce1">
            <text:p>0,570238095</text:p>
          </table:table-cell>
          <table:table-cell office:value-type="float" office:value="518" table:style-name="ce1">
            <text:p>518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9" table:style-name="ce1">
            <text:p>519</text:p>
          </table:table-cell>
          <table:table-cell office:value-type="float" office:value="0.55900000000000005" table:style-name="ce1">
            <text:p>0,559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4.8" table:style-name="ce1">
            <text:p>4,8</text:p>
          </table:table-cell>
          <table:table-cell office:value-type="float" office:value="0.5714285714285714" table:formula="of:=[.I521]/8.4" table:style-name="ce1">
            <text:p>0,571428571</text:p>
          </table:table-cell>
          <table:table-cell office:value-type="float" office:value="519" table:style-name="ce1">
            <text:p>51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0" table:style-name="ce1">
            <text:p>520</text:p>
          </table:table-cell>
          <table:table-cell office:value-type="float" office:value="0.54900000000000004" table:style-name="ce1">
            <text:p>0,549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0.57738095238095233" table:formula="of:=[.I522]/8.4" table:style-name="ce1">
            <text:p>0,577380952</text:p>
          </table:table-cell>
          <table:table-cell office:value-type="float" office:value="520" table:style-name="ce1">
            <text:p>52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1" table:style-name="ce1">
            <text:p>521</text:p>
          </table:table-cell>
          <table:table-cell office:value-type="float" office:value="0.53200000000000003" table:style-name="ce1">
            <text:p>0,532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4.79" table:style-name="ce1">
            <text:p>4,79</text:p>
          </table:table-cell>
          <table:table-cell office:value-type="float" office:value="0.57023809523809521" table:formula="of:=[.I523]/8.4" table:style-name="ce1">
            <text:p>0,570238095</text:p>
          </table:table-cell>
          <table:table-cell office:value-type="float" office:value="521" table:style-name="ce1">
            <text:p>521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2" table:style-name="ce1">
            <text:p>522</text:p>
          </table:table-cell>
          <table:table-cell office:value-type="float" office:value="0.504" table:style-name="ce1">
            <text:p>0,504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524]/8.4" table:style-name="ce1">
            <text:p>0,567857143</text:p>
          </table:table-cell>
          <table:table-cell office:value-type="float" office:value="522" table:style-name="ce1">
            <text:p>522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3" table:style-name="ce1">
            <text:p>523</text:p>
          </table:table-cell>
          <table:table-cell office:value-type="float" office:value="0.50800000000000001" table:style-name="ce1">
            <text:p>0,508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525]/8.4" table:style-name="ce1">
            <text:p>0,555952381</text:p>
          </table:table-cell>
          <table:table-cell office:value-type="float" office:value="523" table:style-name="ce1">
            <text:p>523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4" table:style-name="ce1">
            <text:p>524</text:p>
          </table:table-cell>
          <table:table-cell office:value-type="float" office:value="0.50700000000000001" table:style-name="ce1">
            <text:p>0,507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526]/8.4" table:style-name="ce1">
            <text:p>0,569047619</text:p>
          </table:table-cell>
          <table:table-cell office:value-type="float" office:value="524" table:style-name="ce1">
            <text:p>524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5" table:style-name="ce1">
            <text:p>525</text:p>
          </table:table-cell>
          <table:table-cell office:value-type="float" office:value="0.49" table:style-name="ce1">
            <text:p>0,49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527]/8.4" table:style-name="ce1">
            <text:p>0,555952381</text:p>
          </table:table-cell>
          <table:table-cell office:value-type="float" office:value="525" table:style-name="ce1">
            <text:p>525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6" table:style-name="ce1">
            <text:p>526</text:p>
          </table:table-cell>
          <table:table-cell office:value-type="float" office:value="0.48499999999999999" table:style-name="ce1">
            <text:p>0,485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528]/8.4" table:style-name="ce1">
            <text:p>0,566666667</text:p>
          </table:table-cell>
          <table:table-cell office:value-type="float" office:value="526" table:style-name="ce1">
            <text:p>526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7" table:style-name="ce1">
            <text:p>527</text:p>
          </table:table-cell>
          <table:table-cell office:value-type="float" office:value="0.47899999999999998" table:style-name="ce1">
            <text:p>0,479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529]/8.4" table:style-name="ce1">
            <text:p>0,567857143</text:p>
          </table:table-cell>
          <table:table-cell office:value-type="float" office:value="527" table:style-name="ce1">
            <text:p>527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8" table:style-name="ce1">
            <text:p>528</text:p>
          </table:table-cell>
          <table:table-cell office:value-type="float" office:value="0.439" table:style-name="ce1">
            <text:p>0,439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4.88" table:style-name="ce1">
            <text:p>4,88</text:p>
          </table:table-cell>
          <table:table-cell office:value-type="float" office:value="0.58095238095238089" table:formula="of:=[.I530]/8.4" table:style-name="ce1">
            <text:p>0,580952381</text:p>
          </table:table-cell>
          <table:table-cell office:value-type="float" office:value="528" table:style-name="ce1">
            <text:p>528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9" table:style-name="ce1">
            <text:p>529</text:p>
          </table:table-cell>
          <table:table-cell office:value-type="float" office:value="0.45800000000000002" table:style-name="ce1">
            <text:p>0,458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531]/8.4" table:style-name="ce1">
            <text:p>0,567857143</text:p>
          </table:table-cell>
          <table:table-cell office:value-type="float" office:value="529" table:style-name="ce1">
            <text:p>529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0" table:style-name="ce1">
            <text:p>530</text:p>
          </table:table-cell>
          <table:table-cell office:value-type="float" office:value="0.45600000000000002" table:style-name="ce1">
            <text:p>0,456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4.75" table:style-name="ce1">
            <text:p>4,75</text:p>
          </table:table-cell>
          <table:table-cell office:value-type="float" office:value="0.56547619047619047" table:formula="of:=[.I532]/8.4" table:style-name="ce1">
            <text:p>0,56547619</text:p>
          </table:table-cell>
          <table:table-cell office:value-type="float" office:value="530" table:style-name="ce1">
            <text:p>530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1" table:style-name="ce1">
            <text:p>531</text:p>
          </table:table-cell>
          <table:table-cell office:value-type="float" office:value="0.34499999999999997" table:style-name="ce1">
            <text:p>0,345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533]/8.4" table:style-name="ce1">
            <text:p>0,551190476</text:p>
          </table:table-cell>
          <table:table-cell office:value-type="float" office:value="531" table:style-name="ce1">
            <text:p>531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2" table:style-name="ce1">
            <text:p>532</text:p>
          </table:table-cell>
          <table:table-cell office:value-type="float" office:value="0.434" table:style-name="ce1">
            <text:p>0,434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534]/8.4" table:style-name="ce1">
            <text:p>0,566666667</text:p>
          </table:table-cell>
          <table:table-cell office:value-type="float" office:value="532" table:style-name="ce1">
            <text:p>532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3" table:style-name="ce1">
            <text:p>533</text:p>
          </table:table-cell>
          <table:table-cell office:value-type="float" office:value="0.44600000000000001" table:style-name="ce1">
            <text:p>0,446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535]/8.4" table:style-name="ce1">
            <text:p>0,566666667</text:p>
          </table:table-cell>
          <table:table-cell office:value-type="float" office:value="533" table:style-name="ce1">
            <text:p>533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4" table:style-name="ce1">
            <text:p>534</text:p>
          </table:table-cell>
          <table:table-cell office:value-type="float" office:value="0.434" table:style-name="ce1">
            <text:p>0,434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536]/8.4" table:style-name="ce1">
            <text:p>0,558333333</text:p>
          </table:table-cell>
          <table:table-cell office:value-type="float" office:value="534" table:style-name="ce1">
            <text:p>534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5" table:style-name="ce1">
            <text:p>535</text:p>
          </table:table-cell>
          <table:table-cell office:value-type="float" office:value="0.39800000000000002" table:style-name="ce1">
            <text:p>0,398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537]/8.4" table:style-name="ce1">
            <text:p>0,567857143</text:p>
          </table:table-cell>
          <table:table-cell office:value-type="float" office:value="535" table:style-name="ce1">
            <text:p>535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6" table:style-name="ce1">
            <text:p>536</text:p>
          </table:table-cell>
          <table:table-cell office:value-type="float" office:value="0.434" table:style-name="ce1">
            <text:p>0,434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4.91" table:style-name="ce1">
            <text:p>4,91</text:p>
          </table:table-cell>
          <table:table-cell office:value-type="float" office:value="0.58452380952380956" table:formula="of:=[.I538]/8.4" table:style-name="ce1">
            <text:p>0,58452381</text:p>
          </table:table-cell>
          <table:table-cell office:value-type="float" office:value="536" table:style-name="ce1">
            <text:p>53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7" table:style-name="ce1">
            <text:p>537</text:p>
          </table:table-cell>
          <table:table-cell office:value-type="float" office:value="0.42299999999999999" table:style-name="ce1">
            <text:p>0,423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4.75" table:style-name="ce1">
            <text:p>4,75</text:p>
          </table:table-cell>
          <table:table-cell office:value-type="float" office:value="0.56547619047619047" table:formula="of:=[.I539]/8.4" table:style-name="ce1">
            <text:p>0,56547619</text:p>
          </table:table-cell>
          <table:table-cell office:value-type="float" office:value="537" table:style-name="ce1">
            <text:p>537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8" table:style-name="ce1">
            <text:p>538</text:p>
          </table:table-cell>
          <table:table-cell office:value-type="float" office:value="0.42499999999999999" table:style-name="ce1">
            <text:p>0,425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0.56309523809523809" table:formula="of:=[.I540]/8.4" table:style-name="ce1">
            <text:p>0,563095238</text:p>
          </table:table-cell>
          <table:table-cell office:value-type="float" office:value="538" table:style-name="ce1">
            <text:p>538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9" table:style-name="ce1">
            <text:p>539</text:p>
          </table:table-cell>
          <table:table-cell office:value-type="float" office:value="0.32400000000000001" table:style-name="ce1">
            <text:p>0,324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4.42" table:style-name="ce1">
            <text:p>4,42</text:p>
          </table:table-cell>
          <table:table-cell office:value-type="float" office:value="0.52619047619047621" table:formula="of:=[.I541]/8.4" table:style-name="ce1">
            <text:p>0,526190476</text:p>
          </table:table-cell>
          <table:table-cell office:value-type="float" office:value="539" table:style-name="ce1">
            <text:p>539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0" table:style-name="ce1">
            <text:p>540</text:p>
          </table:table-cell>
          <table:table-cell office:value-type="float" office:value="0.41299999999999998" table:style-name="ce1">
            <text:p>0,413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542]/8.4" table:style-name="ce1">
            <text:p>0,564285714</text:p>
          </table:table-cell>
          <table:table-cell office:value-type="float" office:value="540" table:style-name="ce1">
            <text:p>54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1" table:style-name="ce1">
            <text:p>541</text:p>
          </table:table-cell>
          <table:table-cell office:value-type="float" office:value="0.32" table:style-name="ce1">
            <text:p>0,32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4.57" table:style-name="ce1">
            <text:p>4,57</text:p>
          </table:table-cell>
          <table:table-cell office:value-type="float" office:value="0.54404761904761911" table:formula="of:=[.I543]/8.4" table:style-name="ce1">
            <text:p>0,544047619</text:p>
          </table:table-cell>
          <table:table-cell office:value-type="float" office:value="541" table:style-name="ce1">
            <text:p>541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2" table:style-name="ce1">
            <text:p>542</text:p>
          </table:table-cell>
          <table:table-cell office:value-type="float" office:value="0.41499999999999998" table:style-name="ce1">
            <text:p>0,415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544]/8.4" table:style-name="ce1">
            <text:p>0,561904762</text:p>
          </table:table-cell>
          <table:table-cell office:value-type="float" office:value="542" table:style-name="ce1">
            <text:p>542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3" table:style-name="ce1">
            <text:p>543</text:p>
          </table:table-cell>
          <table:table-cell office:value-type="float" office:value="0.41199999999999998" table:style-name="ce1">
            <text:p>0,412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0.56309523809523809" table:formula="of:=[.I545]/8.4" table:style-name="ce1">
            <text:p>0,563095238</text:p>
          </table:table-cell>
          <table:table-cell office:value-type="float" office:value="543" table:style-name="ce1">
            <text:p>54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4" table:style-name="ce1">
            <text:p>544</text:p>
          </table:table-cell>
          <table:table-cell office:value-type="float" office:value="0.30499999999999999" table:style-name="ce1">
            <text:p>0,305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546]/8.4" table:style-name="ce1">
            <text:p>0,588095238</text:p>
          </table:table-cell>
          <table:table-cell office:value-type="float" office:value="544" table:style-name="ce1">
            <text:p>544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5" table:style-name="ce1">
            <text:p>545</text:p>
          </table:table-cell>
          <table:table-cell office:value-type="float" office:value="0.38900000000000001" table:style-name="ce1">
            <text:p>0,389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547]/8.4" table:style-name="ce1">
            <text:p>0,566666667</text:p>
          </table:table-cell>
          <table:table-cell office:value-type="float" office:value="545" table:style-name="ce1">
            <text:p>545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6" table:style-name="ce1">
            <text:p>546</text:p>
          </table:table-cell>
          <table:table-cell office:value-type="float" office:value="0.28499999999999998" table:style-name="ce1">
            <text:p>0,285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4.38" table:style-name="ce1">
            <text:p>4,38</text:p>
          </table:table-cell>
          <table:table-cell office:value-type="float" office:value="0.52142857142857135" table:formula="of:=[.I548]/8.4" table:style-name="ce1">
            <text:p>0,521428571</text:p>
          </table:table-cell>
          <table:table-cell office:value-type="float" office:value="546" table:style-name="ce1">
            <text:p>546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7" table:style-name="ce1">
            <text:p>547</text:p>
          </table:table-cell>
          <table:table-cell office:value-type="float" office:value="0.40300000000000002" table:style-name="ce1">
            <text:p>0,403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549]/8.4" table:style-name="ce1">
            <text:p>0,567857143</text:p>
          </table:table-cell>
          <table:table-cell office:value-type="float" office:value="547" table:style-name="ce1">
            <text:p>54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8" table:style-name="ce1">
            <text:p>548</text:p>
          </table:table-cell>
          <table:table-cell office:value-type="float" office:value="0.39900000000000002" table:style-name="ce1">
            <text:p>0,399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550]/8.4" table:style-name="ce1">
            <text:p>0,564285714</text:p>
          </table:table-cell>
          <table:table-cell office:value-type="float" office:value="548" table:style-name="ce1">
            <text:p>54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9" table:style-name="ce1">
            <text:p>549</text:p>
          </table:table-cell>
          <table:table-cell office:value-type="float" office:value="0.39500000000000002" table:style-name="ce1">
            <text:p>0,395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551]/8.4" table:style-name="ce1">
            <text:p>0,560714286</text:p>
          </table:table-cell>
          <table:table-cell office:value-type="float" office:value="549" table:style-name="ce1">
            <text:p>549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0" table:style-name="ce1">
            <text:p>550</text:p>
          </table:table-cell>
          <table:table-cell office:value-type="float" office:value="0.38800000000000001" table:style-name="ce1">
            <text:p>0,388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552]/8.4" table:style-name="ce1">
            <text:p>0,55952381</text:p>
          </table:table-cell>
          <table:table-cell office:value-type="float" office:value="550" table:style-name="ce1">
            <text:p>550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1" table:style-name="ce1">
            <text:p>551</text:p>
          </table:table-cell>
          <table:table-cell office:value-type="float" office:value="0.38" table:style-name="ce1">
            <text:p>0,38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553]/8.4" table:style-name="ce1">
            <text:p>0,557142857</text:p>
          </table:table-cell>
          <table:table-cell office:value-type="float" office:value="551" table:style-name="ce1">
            <text:p>551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2" table:style-name="ce1">
            <text:p>552</text:p>
          </table:table-cell>
          <table:table-cell office:value-type="float" office:value="0.39500000000000002" table:style-name="ce1">
            <text:p>0,395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554]/8.4" table:style-name="ce1">
            <text:p>0,588095238</text:p>
          </table:table-cell>
          <table:table-cell office:value-type="float" office:value="552" table:style-name="ce1">
            <text:p>55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3" table:style-name="ce1">
            <text:p>553</text:p>
          </table:table-cell>
          <table:table-cell office:value-type="float" office:value="0.33800000000000002" table:style-name="ce1">
            <text:p>0,338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555]/8.4" table:style-name="ce1">
            <text:p>0,560714286</text:p>
          </table:table-cell>
          <table:table-cell office:value-type="float" office:value="553" table:style-name="ce1">
            <text:p>55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4" table:style-name="ce1">
            <text:p>554</text:p>
          </table:table-cell>
          <table:table-cell office:value-type="float" office:value="0.39200000000000002" table:style-name="ce1">
            <text:p>0,392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556]/8.4" table:style-name="ce1">
            <text:p>0,557142857</text:p>
          </table:table-cell>
          <table:table-cell office:value-type="float" office:value="554" table:style-name="ce1">
            <text:p>55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5" table:style-name="ce1">
            <text:p>555</text:p>
          </table:table-cell>
          <table:table-cell office:value-type="float" office:value="0.39200000000000002" table:style-name="ce1">
            <text:p>0,392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557]/8.4" table:style-name="ce1">
            <text:p>0,557142857</text:p>
          </table:table-cell>
          <table:table-cell office:value-type="float" office:value="555" table:style-name="ce1">
            <text:p>555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6" table:style-name="ce1">
            <text:p>556</text:p>
          </table:table-cell>
          <table:table-cell office:value-type="float" office:value="0.38500000000000001" table:style-name="ce1">
            <text:p>0,385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558]/8.4" table:style-name="ce1">
            <text:p>0,557142857</text:p>
          </table:table-cell>
          <table:table-cell office:value-type="float" office:value="556" table:style-name="ce1">
            <text:p>55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7" table:style-name="ce1">
            <text:p>557</text:p>
          </table:table-cell>
          <table:table-cell office:value-type="float" office:value="0.34899999999999998" table:style-name="ce1">
            <text:p>0,349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559]/8.4" table:style-name="ce1">
            <text:p>0,557142857</text:p>
          </table:table-cell>
          <table:table-cell office:value-type="float" office:value="557" table:style-name="ce1">
            <text:p>557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8" table:style-name="ce1">
            <text:p>558</text:p>
          </table:table-cell>
          <table:table-cell office:value-type="float" office:value="0.38700000000000001" table:style-name="ce1">
            <text:p>0,387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560]/8.4" table:style-name="ce1">
            <text:p>0,558333333</text:p>
          </table:table-cell>
          <table:table-cell office:value-type="float" office:value="558" table:style-name="ce1">
            <text:p>558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9" table:style-name="ce1">
            <text:p>559</text:p>
          </table:table-cell>
          <table:table-cell office:value-type="float" office:value="0.377" table:style-name="ce1">
            <text:p>0,377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561]/8.4" table:style-name="ce1">
            <text:p>0,558333333</text:p>
          </table:table-cell>
          <table:table-cell office:value-type="float" office:value="559" table:style-name="ce1">
            <text:p>559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0" table:style-name="ce1">
            <text:p>560</text:p>
          </table:table-cell>
          <table:table-cell office:value-type="float" office:value="0.28899999999999998" table:style-name="ce1">
            <text:p>0,289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562]/8.4" table:style-name="ce1">
            <text:p>0,588095238</text:p>
          </table:table-cell>
          <table:table-cell office:value-type="float" office:value="560" table:style-name="ce1">
            <text:p>560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1" table:style-name="ce1">
            <text:p>561</text:p>
          </table:table-cell>
          <table:table-cell office:value-type="float" office:value="0.39400000000000002" table:style-name="ce1">
            <text:p>0,394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0.5535714285714286" table:formula="of:=[.I563]/8.4" table:style-name="ce1">
            <text:p>0,553571429</text:p>
          </table:table-cell>
          <table:table-cell office:value-type="float" office:value="561" table:style-name="ce1">
            <text:p>56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2" table:style-name="ce1">
            <text:p>562</text:p>
          </table:table-cell>
          <table:table-cell office:value-type="float" office:value="0.39" table:style-name="ce1">
            <text:p>0,39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0.5535714285714286" table:formula="of:=[.I564]/8.4" table:style-name="ce1">
            <text:p>0,553571429</text:p>
          </table:table-cell>
          <table:table-cell office:value-type="float" office:value="562" table:style-name="ce1">
            <text:p>562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3" table:style-name="ce1">
            <text:p>563</text:p>
          </table:table-cell>
          <table:table-cell office:value-type="float" office:value="0.39500000000000002" table:style-name="ce1">
            <text:p>0,395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565]/8.4" table:style-name="ce1">
            <text:p>0,551190476</text:p>
          </table:table-cell>
          <table:table-cell office:value-type="float" office:value="563" table:style-name="ce1">
            <text:p>563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4" table:style-name="ce1">
            <text:p>564</text:p>
          </table:table-cell>
          <table:table-cell office:value-type="float" office:value="0.39300000000000002" table:style-name="ce1">
            <text:p>0,393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566]/8.4" table:style-name="ce1">
            <text:p>0,554761905</text:p>
          </table:table-cell>
          <table:table-cell office:value-type="float" office:value="564" table:style-name="ce1">
            <text:p>56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5" table:style-name="ce1">
            <text:p>565</text:p>
          </table:table-cell>
          <table:table-cell office:value-type="float" office:value="0.23799999999999999" table:style-name="ce1">
            <text:p>0,238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4.24" table:style-name="ce1">
            <text:p>4,24</text:p>
          </table:table-cell>
          <table:table-cell office:value-type="float" office:value="0.50476190476190474" table:formula="of:=[.I567]/8.4" table:style-name="ce1">
            <text:p>0,504761905</text:p>
          </table:table-cell>
          <table:table-cell office:value-type="float" office:value="565" table:style-name="ce1">
            <text:p>565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6" table:style-name="ce1">
            <text:p>566</text:p>
          </table:table-cell>
          <table:table-cell office:value-type="float" office:value="0.38400000000000001" table:style-name="ce1">
            <text:p>0,384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0.55238095238095231" table:formula="of:=[.I568]/8.4" table:style-name="ce1">
            <text:p>0,552380952</text:p>
          </table:table-cell>
          <table:table-cell office:value-type="float" office:value="566" table:style-name="ce1">
            <text:p>566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7" table:style-name="ce1">
            <text:p>567</text:p>
          </table:table-cell>
          <table:table-cell office:value-type="float" office:value="0.39800000000000002" table:style-name="ce1">
            <text:p>0,398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569]/8.4" table:style-name="ce1">
            <text:p>0,551190476</text:p>
          </table:table-cell>
          <table:table-cell office:value-type="float" office:value="567" table:style-name="ce1">
            <text:p>567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8" table:style-name="ce1">
            <text:p>568</text:p>
          </table:table-cell>
          <table:table-cell office:value-type="float" office:value="0.39600000000000002" table:style-name="ce1">
            <text:p>0,396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4.95" table:style-name="ce1">
            <text:p>4,95</text:p>
          </table:table-cell>
          <table:table-cell office:value-type="float" office:value="0.5892857142857143" table:formula="of:=[.I570]/8.4" table:style-name="ce1">
            <text:p>0,589285714</text:p>
          </table:table-cell>
          <table:table-cell office:value-type="float" office:value="568" table:style-name="ce1">
            <text:p>56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9" table:style-name="ce1">
            <text:p>569</text:p>
          </table:table-cell>
          <table:table-cell office:value-type="float" office:value="0.39" table:style-name="ce1">
            <text:p>0,39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4.41" table:style-name="ce1">
            <text:p>4,41</text:p>
          </table:table-cell>
          <table:table-cell office:value-type="float" office:value="0.52500000000000002" table:formula="of:=[.I571]/8.4" table:style-name="ce1">
            <text:p>0,525</text:p>
          </table:table-cell>
          <table:table-cell office:value-type="float" office:value="569" table:style-name="ce1">
            <text:p>569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0" table:style-name="ce1">
            <text:p>570</text:p>
          </table:table-cell>
          <table:table-cell office:value-type="float" office:value="0.27200000000000002" table:style-name="ce1">
            <text:p>0,272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572]/8.4" table:style-name="ce1">
            <text:p>0,551190476</text:p>
          </table:table-cell>
          <table:table-cell office:value-type="float" office:value="570" table:style-name="ce1">
            <text:p>57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1" table:style-name="ce1">
            <text:p>571</text:p>
          </table:table-cell>
          <table:table-cell office:value-type="float" office:value="0.39700000000000002" table:style-name="ce1">
            <text:p>0,397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573]/8.4" table:style-name="ce1">
            <text:p>0,551190476</text:p>
          </table:table-cell>
          <table:table-cell office:value-type="float" office:value="571" table:style-name="ce1">
            <text:p>57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2" table:style-name="ce1">
            <text:p>572</text:p>
          </table:table-cell>
          <table:table-cell office:value-type="float" office:value="0.39700000000000002" table:style-name="ce1">
            <text:p>0,397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574]/8.4" table:style-name="ce1">
            <text:p>0,551190476</text:p>
          </table:table-cell>
          <table:table-cell office:value-type="float" office:value="572" table:style-name="ce1">
            <text:p>572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3" table:style-name="ce1">
            <text:p>573</text:p>
          </table:table-cell>
          <table:table-cell office:value-type="float" office:value="0.375" table:style-name="ce1">
            <text:p>0,375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4.62" table:style-name="ce1">
            <text:p>4,62</text:p>
          </table:table-cell>
          <table:table-cell office:value-type="float" office:value="0.55000000000000004" table:formula="of:=[.I575]/8.4" table:style-name="ce1">
            <text:p>0,55</text:p>
          </table:table-cell>
          <table:table-cell office:value-type="float" office:value="573" table:style-name="ce1">
            <text:p>57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4" table:style-name="ce1">
            <text:p>574</text:p>
          </table:table-cell>
          <table:table-cell office:value-type="float" office:value="0.39200000000000002" table:style-name="ce1">
            <text:p>0,392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4.62" table:style-name="ce1">
            <text:p>4,62</text:p>
          </table:table-cell>
          <table:table-cell office:value-type="float" office:value="0.55000000000000004" table:formula="of:=[.I576]/8.4" table:style-name="ce1">
            <text:p>0,55</text:p>
          </table:table-cell>
          <table:table-cell office:value-type="float" office:value="574" table:style-name="ce1">
            <text:p>57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5" table:style-name="ce1">
            <text:p>575</text:p>
          </table:table-cell>
          <table:table-cell office:value-type="float" office:value="0.25800000000000001" table:style-name="ce1">
            <text:p>0,258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4.59" table:style-name="ce1">
            <text:p>4,59</text:p>
          </table:table-cell>
          <table:table-cell office:value-type="float" office:value="0.54642857142857137" table:formula="of:=[.I577]/8.4" table:style-name="ce1">
            <text:p>0,546428571</text:p>
          </table:table-cell>
          <table:table-cell office:value-type="float" office:value="575" table:style-name="ce1">
            <text:p>575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6" table:style-name="ce1">
            <text:p>576</text:p>
          </table:table-cell>
          <table:table-cell office:value-type="float" office:value="0.29299999999999998" table:style-name="ce1">
            <text:p>0,293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578]/8.4" table:style-name="ce1">
            <text:p>0,576190476</text:p>
          </table:table-cell>
          <table:table-cell office:value-type="float" office:value="576" table:style-name="ce1">
            <text:p>576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7" table:style-name="ce1">
            <text:p>577</text:p>
          </table:table-cell>
          <table:table-cell office:value-type="float" office:value="0.38400000000000001" table:style-name="ce1">
            <text:p>0,384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579]/8.4" table:style-name="ce1">
            <text:p>0,566666667</text:p>
          </table:table-cell>
          <table:table-cell office:value-type="float" office:value="577" table:style-name="ce1">
            <text:p>57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8" table:style-name="ce1">
            <text:p>578</text:p>
          </table:table-cell>
          <table:table-cell office:value-type="float" office:value="0.376" table:style-name="ce1">
            <text:p>0,376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580]/8.4" table:style-name="ce1">
            <text:p>0,567857143</text:p>
          </table:table-cell>
          <table:table-cell office:value-type="float" office:value="578" table:style-name="ce1">
            <text:p>57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9" table:style-name="ce1">
            <text:p>579</text:p>
          </table:table-cell>
          <table:table-cell office:value-type="float" office:value="0.35399999999999998" table:style-name="ce1">
            <text:p>0,354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581]/8.4" table:style-name="ce1">
            <text:p>0,569047619</text:p>
          </table:table-cell>
          <table:table-cell office:value-type="float" office:value="579" table:style-name="ce1">
            <text:p>579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0" table:style-name="ce1">
            <text:p>580</text:p>
          </table:table-cell>
          <table:table-cell office:value-type="float" office:value="0.22700000000000001" table:style-name="ce1">
            <text:p>0,227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4.79" table:style-name="ce1">
            <text:p>4,79</text:p>
          </table:table-cell>
          <table:table-cell office:value-type="float" office:value="0.57023809523809521" table:formula="of:=[.I582]/8.4" table:style-name="ce1">
            <text:p>0,570238095</text:p>
          </table:table-cell>
          <table:table-cell office:value-type="float" office:value="580" table:style-name="ce1">
            <text:p>580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1" table:style-name="ce1">
            <text:p>581</text:p>
          </table:table-cell>
          <table:table-cell office:value-type="float" office:value="0.30599999999999999" table:style-name="ce1">
            <text:p>0,306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4.79" table:style-name="ce1">
            <text:p>4,79</text:p>
          </table:table-cell>
          <table:table-cell office:value-type="float" office:value="0.57023809523809521" table:formula="of:=[.I583]/8.4" table:style-name="ce1">
            <text:p>0,570238095</text:p>
          </table:table-cell>
          <table:table-cell office:value-type="float" office:value="581" table:style-name="ce1">
            <text:p>581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2" table:style-name="ce1">
            <text:p>582</text:p>
          </table:table-cell>
          <table:table-cell office:value-type="float" office:value="0.36" table:style-name="ce1">
            <text:p>0,36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584]/8.4" table:style-name="ce1">
            <text:p>0,572619048</text:p>
          </table:table-cell>
          <table:table-cell office:value-type="float" office:value="582" table:style-name="ce1">
            <text:p>58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3" table:style-name="ce1">
            <text:p>583</text:p>
          </table:table-cell>
          <table:table-cell office:value-type="float" office:value="0.35099999999999998" table:style-name="ce1">
            <text:p>0,351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4.83" table:style-name="ce1">
            <text:p>4,83</text:p>
          </table:table-cell>
          <table:table-cell office:value-type="float" office:value="0.57499999999999996" table:formula="of:=[.I585]/8.4" table:style-name="ce1">
            <text:p>0,575</text:p>
          </table:table-cell>
          <table:table-cell office:value-type="float" office:value="583" table:style-name="ce1">
            <text:p>58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4" table:style-name="ce1">
            <text:p>584</text:p>
          </table:table-cell>
          <table:table-cell office:value-type="float" office:value="0.35499999999999998" table:style-name="ce1">
            <text:p>0,355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4.93" table:style-name="ce1">
            <text:p>4,93</text:p>
          </table:table-cell>
          <table:table-cell office:value-type="float" office:value="0.58690476190476182" table:formula="of:=[.I586]/8.4" table:style-name="ce1">
            <text:p>0,586904762</text:p>
          </table:table-cell>
          <table:table-cell office:value-type="float" office:value="584" table:style-name="ce1">
            <text:p>584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5" table:style-name="ce1">
            <text:p>585</text:p>
          </table:table-cell>
          <table:table-cell office:value-type="float" office:value="0.216" table:style-name="ce1">
            <text:p>0,216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4.2" table:style-name="ce1">
            <text:p>4,2</text:p>
          </table:table-cell>
          <table:table-cell office:value-type="float" office:value="0.5" table:formula="of:=[.I587]/8.4" table:style-name="ce1">
            <text:p>0,5</text:p>
          </table:table-cell>
          <table:table-cell office:value-type="float" office:value="585" table:style-name="ce1">
            <text:p>585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6" table:style-name="ce1">
            <text:p>586</text:p>
          </table:table-cell>
          <table:table-cell office:value-type="float" office:value="0.34599999999999997" table:style-name="ce1">
            <text:p>0,346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588]/8.4" table:style-name="ce1">
            <text:p>0,548809524</text:p>
          </table:table-cell>
          <table:table-cell office:value-type="float" office:value="586" table:style-name="ce1">
            <text:p>586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7" table:style-name="ce1">
            <text:p>587</text:p>
          </table:table-cell>
          <table:table-cell office:value-type="float" office:value="0.31" table:style-name="ce1">
            <text:p>0,31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4.83" table:style-name="ce1">
            <text:p>4,83</text:p>
          </table:table-cell>
          <table:table-cell office:value-type="float" office:value="0.57499999999999996" table:formula="of:=[.I589]/8.4" table:style-name="ce1">
            <text:p>0,575</text:p>
          </table:table-cell>
          <table:table-cell office:value-type="float" office:value="587" table:style-name="ce1">
            <text:p>58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8" table:style-name="ce1">
            <text:p>588</text:p>
          </table:table-cell>
          <table:table-cell office:value-type="float" office:value="0.313" table:style-name="ce1">
            <text:p>0,313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590]/8.4" table:style-name="ce1">
            <text:p>0,572619048</text:p>
          </table:table-cell>
          <table:table-cell office:value-type="float" office:value="588" table:style-name="ce1">
            <text:p>588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9" table:style-name="ce1">
            <text:p>589</text:p>
          </table:table-cell>
          <table:table-cell office:value-type="float" office:value="0.32300000000000001" table:style-name="ce1">
            <text:p>0,323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591]/8.4" table:style-name="ce1">
            <text:p>0,569047619</text:p>
          </table:table-cell>
          <table:table-cell office:value-type="float" office:value="589" table:style-name="ce1">
            <text:p>58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0" table:style-name="ce1">
            <text:p>590</text:p>
          </table:table-cell>
          <table:table-cell office:value-type="float" office:value="0.28899999999999998" table:style-name="ce1">
            <text:p>0,289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592]/8.4" table:style-name="ce1">
            <text:p>0,566666667</text:p>
          </table:table-cell>
          <table:table-cell office:value-type="float" office:value="590" table:style-name="ce1">
            <text:p>590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1" table:style-name="ce1">
            <text:p>591</text:p>
          </table:table-cell>
          <table:table-cell office:value-type="float" office:value="0.313" table:style-name="ce1">
            <text:p>0,313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4.75" table:style-name="ce1">
            <text:p>4,75</text:p>
          </table:table-cell>
          <table:table-cell office:value-type="float" office:value="0.56547619047619047" table:formula="of:=[.I593]/8.4" table:style-name="ce1">
            <text:p>0,56547619</text:p>
          </table:table-cell>
          <table:table-cell office:value-type="float" office:value="591" table:style-name="ce1">
            <text:p>591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2" table:style-name="ce1">
            <text:p>592</text:p>
          </table:table-cell>
          <table:table-cell office:value-type="float" office:value="0.28699999999999998" table:style-name="ce1">
            <text:p>0,287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594]/8.4" table:style-name="ce1">
            <text:p>0,576190476</text:p>
          </table:table-cell>
          <table:table-cell office:value-type="float" office:value="592" table:style-name="ce1">
            <text:p>592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3" table:style-name="ce1">
            <text:p>593</text:p>
          </table:table-cell>
          <table:table-cell office:value-type="float" office:value="0.25600000000000001" table:style-name="ce1">
            <text:p>0,256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595]/8.4" table:style-name="ce1">
            <text:p>0,561904762</text:p>
          </table:table-cell>
          <table:table-cell office:value-type="float" office:value="593" table:style-name="ce1">
            <text:p>593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4" table:style-name="ce1">
            <text:p>594</text:p>
          </table:table-cell>
          <table:table-cell office:value-type="float" office:value="0.28199999999999997" table:style-name="ce1">
            <text:p>0,282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596]/8.4" table:style-name="ce1">
            <text:p>0,561904762</text:p>
          </table:table-cell>
          <table:table-cell office:value-type="float" office:value="594" table:style-name="ce1">
            <text:p>594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5" table:style-name="ce1">
            <text:p>595</text:p>
          </table:table-cell>
          <table:table-cell office:value-type="float" office:value="0.32" table:style-name="ce1">
            <text:p>0,32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597]/8.4" table:style-name="ce1">
            <text:p>0,561904762</text:p>
          </table:table-cell>
          <table:table-cell office:value-type="float" office:value="595" table:style-name="ce1">
            <text:p>59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6" table:style-name="ce1">
            <text:p>596</text:p>
          </table:table-cell>
          <table:table-cell office:value-type="float" office:value="0.23499999999999999" table:style-name="ce1">
            <text:p>0,235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0.56309523809523809" table:formula="of:=[.I598]/8.4" table:style-name="ce1">
            <text:p>0,563095238</text:p>
          </table:table-cell>
          <table:table-cell office:value-type="float" office:value="596" table:style-name="ce1">
            <text:p>596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7" table:style-name="ce1">
            <text:p>597</text:p>
          </table:table-cell>
          <table:table-cell office:value-type="float" office:value="0.30199999999999999" table:style-name="ce1">
            <text:p>0,302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599]/8.4" table:style-name="ce1">
            <text:p>0,560714286</text:p>
          </table:table-cell>
          <table:table-cell office:value-type="float" office:value="597" table:style-name="ce1">
            <text:p>59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8" table:style-name="ce1">
            <text:p>598</text:p>
          </table:table-cell>
          <table:table-cell office:value-type="float" office:value="0.314" table:style-name="ce1">
            <text:p>0,314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600]/8.4" table:style-name="ce1">
            <text:p>0,561904762</text:p>
          </table:table-cell>
          <table:table-cell office:value-type="float" office:value="598" table:style-name="ce1">
            <text:p>598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9" table:style-name="ce1">
            <text:p>599</text:p>
          </table:table-cell>
          <table:table-cell office:value-type="float" office:value="0.311" table:style-name="ce1">
            <text:p>0,311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601]/8.4" table:style-name="ce1">
            <text:p>0,561904762</text:p>
          </table:table-cell>
          <table:table-cell office:value-type="float" office:value="599" table:style-name="ce1">
            <text:p>599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30199999999999999" table:style-name="ce1">
            <text:p>0,302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0.57857142857142863" table:formula="of:=[.I602]/8.4" table:style-name="ce1">
            <text:p>0,578571429</text:p>
          </table:table-cell>
          <table:table-cell office:value-type="float" office:value="600" table:style-name="ce1">
            <text:p>600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1" table:style-name="ce1">
            <text:p>601</text:p>
          </table:table-cell>
          <table:table-cell office:value-type="float" office:value="0.23100000000000001" table:style-name="ce1">
            <text:p>0,231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603]/8.4" table:style-name="ce1">
            <text:p>0,561904762</text:p>
          </table:table-cell>
          <table:table-cell office:value-type="float" office:value="601" table:style-name="ce1">
            <text:p>60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2" table:style-name="ce1">
            <text:p>602</text:p>
          </table:table-cell>
          <table:table-cell office:value-type="float" office:value="0.29499999999999998" table:style-name="ce1">
            <text:p>0,295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604]/8.4" table:style-name="ce1">
            <text:p>0,561904762</text:p>
          </table:table-cell>
          <table:table-cell office:value-type="float" office:value="602" table:style-name="ce1">
            <text:p>602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3" table:style-name="ce1">
            <text:p>603</text:p>
          </table:table-cell>
          <table:table-cell office:value-type="float" office:value="0.28399999999999997" table:style-name="ce1">
            <text:p>0,284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605]/8.4" table:style-name="ce1">
            <text:p>0,560714286</text:p>
          </table:table-cell>
          <table:table-cell office:value-type="float" office:value="603" table:style-name="ce1">
            <text:p>603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4" table:style-name="ce1">
            <text:p>604</text:p>
          </table:table-cell>
          <table:table-cell office:value-type="float" office:value="0.22500000000000001" table:style-name="ce1">
            <text:p>0,225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606]/8.4" table:style-name="ce1">
            <text:p>0,560714286</text:p>
          </table:table-cell>
          <table:table-cell office:value-type="float" office:value="604" table:style-name="ce1">
            <text:p>604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5" table:style-name="ce1">
            <text:p>605</text:p>
          </table:table-cell>
          <table:table-cell office:value-type="float" office:value="0.27800000000000002" table:style-name="ce1">
            <text:p>0,278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607]/8.4" table:style-name="ce1">
            <text:p>0,558333333</text:p>
          </table:table-cell>
          <table:table-cell office:value-type="float" office:value="605" table:style-name="ce1">
            <text:p>605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6" table:style-name="ce1">
            <text:p>606</text:p>
          </table:table-cell>
          <table:table-cell office:value-type="float" office:value="0.29099999999999998" table:style-name="ce1">
            <text:p>0,291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608]/8.4" table:style-name="ce1">
            <text:p>0,560714286</text:p>
          </table:table-cell>
          <table:table-cell office:value-type="float" office:value="606" table:style-name="ce1">
            <text:p>606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7" table:style-name="ce1">
            <text:p>607</text:p>
          </table:table-cell>
          <table:table-cell office:value-type="float" office:value="0.20799999999999999" table:style-name="ce1">
            <text:p>0,208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4.51" table:style-name="ce1">
            <text:p>4,51</text:p>
          </table:table-cell>
          <table:table-cell office:value-type="float" office:value="0.53690476190476188" table:formula="of:=[.I609]/8.4" table:style-name="ce1">
            <text:p>0,536904762</text:p>
          </table:table-cell>
          <table:table-cell office:value-type="float" office:value="607" table:style-name="ce1">
            <text:p>607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8" table:style-name="ce1">
            <text:p>608</text:p>
          </table:table-cell>
          <table:table-cell office:value-type="float" office:value="0.245" table:style-name="ce1">
            <text:p>0,245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610]/8.4" table:style-name="ce1">
            <text:p>0,582142857</text:p>
          </table:table-cell>
          <table:table-cell office:value-type="float" office:value="608" table:style-name="ce1">
            <text:p>608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9" table:style-name="ce1">
            <text:p>609</text:p>
          </table:table-cell>
          <table:table-cell office:value-type="float" office:value="0.28799999999999998" table:style-name="ce1">
            <text:p>0,288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611]/8.4" table:style-name="ce1">
            <text:p>0,558333333</text:p>
          </table:table-cell>
          <table:table-cell office:value-type="float" office:value="609" table:style-name="ce1">
            <text:p>609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0" table:style-name="ce1">
            <text:p>610</text:p>
          </table:table-cell>
          <table:table-cell office:value-type="float" office:value="0.245" table:style-name="ce1">
            <text:p>0,245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4.53" table:style-name="ce1">
            <text:p>4,53</text:p>
          </table:table-cell>
          <table:table-cell office:value-type="float" office:value="0.53928571428571426" table:formula="of:=[.I612]/8.4" table:style-name="ce1">
            <text:p>0,539285714</text:p>
          </table:table-cell>
          <table:table-cell office:value-type="float" office:value="610" table:style-name="ce1">
            <text:p>61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1" table:style-name="ce1">
            <text:p>611</text:p>
          </table:table-cell>
          <table:table-cell office:value-type="float" office:value="0.254" table:style-name="ce1">
            <text:p>0,254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613]/8.4" table:style-name="ce1">
            <text:p>0,557142857</text:p>
          </table:table-cell>
          <table:table-cell office:value-type="float" office:value="611" table:style-name="ce1">
            <text:p>61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2" table:style-name="ce1">
            <text:p>612</text:p>
          </table:table-cell>
          <table:table-cell office:value-type="float" office:value="0.26900000000000002" table:style-name="ce1">
            <text:p>0,269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614]/8.4" table:style-name="ce1">
            <text:p>0,55952381</text:p>
          </table:table-cell>
          <table:table-cell office:value-type="float" office:value="612" table:style-name="ce1">
            <text:p>612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3" table:style-name="ce1">
            <text:p>613</text:p>
          </table:table-cell>
          <table:table-cell office:value-type="float" office:value="0.246" table:style-name="ce1">
            <text:p>0,246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615]/8.4" table:style-name="ce1">
            <text:p>0,55952381</text:p>
          </table:table-cell>
          <table:table-cell office:value-type="float" office:value="613" table:style-name="ce1">
            <text:p>61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4" table:style-name="ce1">
            <text:p>614</text:p>
          </table:table-cell>
          <table:table-cell office:value-type="float" office:value="0.27800000000000002" table:style-name="ce1">
            <text:p>0,278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616]/8.4" table:style-name="ce1">
            <text:p>0,561904762</text:p>
          </table:table-cell>
          <table:table-cell office:value-type="float" office:value="614" table:style-name="ce1">
            <text:p>614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5" table:style-name="ce1">
            <text:p>615</text:p>
          </table:table-cell>
          <table:table-cell office:value-type="float" office:value="0.27300000000000002" table:style-name="ce1">
            <text:p>0,273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617]/8.4" table:style-name="ce1">
            <text:p>0,561904762</text:p>
          </table:table-cell>
          <table:table-cell office:value-type="float" office:value="615" table:style-name="ce1">
            <text:p>615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6" table:style-name="ce1">
            <text:p>616</text:p>
          </table:table-cell>
          <table:table-cell office:value-type="float" office:value="0.27700000000000002" table:style-name="ce1">
            <text:p>0,277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4.91" table:style-name="ce1">
            <text:p>4,91</text:p>
          </table:table-cell>
          <table:table-cell office:value-type="float" office:value="0.58452380952380956" table:formula="of:=[.I618]/8.4" table:style-name="ce1">
            <text:p>0,58452381</text:p>
          </table:table-cell>
          <table:table-cell office:value-type="float" office:value="616" table:style-name="ce1">
            <text:p>616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7" table:style-name="ce1">
            <text:p>617</text:p>
          </table:table-cell>
          <table:table-cell office:value-type="float" office:value="0.27500000000000002" table:style-name="ce1">
            <text:p>0,275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619]/8.4" table:style-name="ce1">
            <text:p>0,558333333</text:p>
          </table:table-cell>
          <table:table-cell office:value-type="float" office:value="617" table:style-name="ce1">
            <text:p>61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8" table:style-name="ce1">
            <text:p>618</text:p>
          </table:table-cell>
          <table:table-cell office:value-type="float" office:value="0.20799999999999999" table:style-name="ce1">
            <text:p>0,208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620]/8.4" table:style-name="ce1">
            <text:p>0,554761905</text:p>
          </table:table-cell>
          <table:table-cell office:value-type="float" office:value="618" table:style-name="ce1">
            <text:p>61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9" table:style-name="ce1">
            <text:p>619</text:p>
          </table:table-cell>
          <table:table-cell office:value-type="float" office:value="0.26800000000000002" table:style-name="ce1">
            <text:p>0,268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621]/8.4" table:style-name="ce1">
            <text:p>0,555952381</text:p>
          </table:table-cell>
          <table:table-cell office:value-type="float" office:value="619" table:style-name="ce1">
            <text:p>61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0" table:style-name="ce1">
            <text:p>620</text:p>
          </table:table-cell>
          <table:table-cell office:value-type="float" office:value="0.27" table:style-name="ce1">
            <text:p>0,27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622]/8.4" table:style-name="ce1">
            <text:p>0,557142857</text:p>
          </table:table-cell>
          <table:table-cell office:value-type="float" office:value="620" table:style-name="ce1">
            <text:p>620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1" table:style-name="ce1">
            <text:p>621</text:p>
          </table:table-cell>
          <table:table-cell office:value-type="float" office:value="0.249" table:style-name="ce1">
            <text:p>0,249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623]/8.4" table:style-name="ce1">
            <text:p>0,555952381</text:p>
          </table:table-cell>
          <table:table-cell office:value-type="float" office:value="621" table:style-name="ce1">
            <text:p>62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2" table:style-name="ce1">
            <text:p>622</text:p>
          </table:table-cell>
          <table:table-cell office:value-type="float" office:value="0.26800000000000002" table:style-name="ce1">
            <text:p>0,268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0.5535714285714286" table:formula="of:=[.I624]/8.4" table:style-name="ce1">
            <text:p>0,553571429</text:p>
          </table:table-cell>
          <table:table-cell office:value-type="float" office:value="622" table:style-name="ce1">
            <text:p>62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3" table:style-name="ce1">
            <text:p>623</text:p>
          </table:table-cell>
          <table:table-cell office:value-type="float" office:value="0.26500000000000001" table:style-name="ce1">
            <text:p>0,265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0.55238095238095231" table:formula="of:=[.I625]/8.4" table:style-name="ce1">
            <text:p>0,552380952</text:p>
          </table:table-cell>
          <table:table-cell office:value-type="float" office:value="623" table:style-name="ce1">
            <text:p>623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4" table:style-name="ce1">
            <text:p>624</text:p>
          </table:table-cell>
          <table:table-cell office:value-type="float" office:value="0.17599999999999999" table:style-name="ce1">
            <text:p>0,176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626]/8.4" table:style-name="ce1">
            <text:p>0,582142857</text:p>
          </table:table-cell>
          <table:table-cell office:value-type="float" office:value="624" table:style-name="ce1">
            <text:p>624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5" table:style-name="ce1">
            <text:p>625</text:p>
          </table:table-cell>
          <table:table-cell office:value-type="float" office:value="0.26100000000000001" table:style-name="ce1">
            <text:p>0,261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4.62" table:style-name="ce1">
            <text:p>4,62</text:p>
          </table:table-cell>
          <table:table-cell office:value-type="float" office:value="0.55000000000000004" table:formula="of:=[.I627]/8.4" table:style-name="ce1">
            <text:p>0,55</text:p>
          </table:table-cell>
          <table:table-cell office:value-type="float" office:value="625" table:style-name="ce1">
            <text:p>625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6" table:style-name="ce1">
            <text:p>626</text:p>
          </table:table-cell>
          <table:table-cell office:value-type="float" office:value="0.26800000000000002" table:style-name="ce1">
            <text:p>0,268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0.55238095238095231" table:formula="of:=[.I628]/8.4" table:style-name="ce1">
            <text:p>0,552380952</text:p>
          </table:table-cell>
          <table:table-cell office:value-type="float" office:value="626" table:style-name="ce1">
            <text:p>62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7" table:style-name="ce1">
            <text:p>627</text:p>
          </table:table-cell>
          <table:table-cell office:value-type="float" office:value="0.23100000000000001" table:style-name="ce1">
            <text:p>0,231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0.5535714285714286" table:formula="of:=[.I629]/8.4" table:style-name="ce1">
            <text:p>0,553571429</text:p>
          </table:table-cell>
          <table:table-cell office:value-type="float" office:value="627" table:style-name="ce1">
            <text:p>62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8" table:style-name="ce1">
            <text:p>628</text:p>
          </table:table-cell>
          <table:table-cell office:value-type="float" office:value="0.26600000000000001" table:style-name="ce1">
            <text:p>0,266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630]/8.4" table:style-name="ce1">
            <text:p>0,555952381</text:p>
          </table:table-cell>
          <table:table-cell office:value-type="float" office:value="628" table:style-name="ce1">
            <text:p>628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9" table:style-name="ce1">
            <text:p>629</text:p>
          </table:table-cell>
          <table:table-cell office:value-type="float" office:value="0.255" table:style-name="ce1">
            <text:p>0,255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631]/8.4" table:style-name="ce1">
            <text:p>0,557142857</text:p>
          </table:table-cell>
          <table:table-cell office:value-type="float" office:value="629" table:style-name="ce1">
            <text:p>629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0" table:style-name="ce1">
            <text:p>630</text:p>
          </table:table-cell>
          <table:table-cell office:value-type="float" office:value="0.16800000000000001" table:style-name="ce1">
            <text:p>0,168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4.3" table:style-name="ce1">
            <text:p>4,3</text:p>
          </table:table-cell>
          <table:table-cell office:value-type="float" office:value="0.51190476190476186" table:formula="of:=[.I632]/8.4" table:style-name="ce1">
            <text:p>0,511904762</text:p>
          </table:table-cell>
          <table:table-cell office:value-type="float" office:value="630" table:style-name="ce1">
            <text:p>63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1" table:style-name="ce1">
            <text:p>631</text:p>
          </table:table-cell>
          <table:table-cell office:value-type="float" office:value="0.255" table:style-name="ce1">
            <text:p>0,255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633]/8.4" table:style-name="ce1">
            <text:p>0,558333333</text:p>
          </table:table-cell>
          <table:table-cell office:value-type="float" office:value="631" table:style-name="ce1">
            <text:p>63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2" table:style-name="ce1">
            <text:p>632</text:p>
          </table:table-cell>
          <table:table-cell office:value-type="float" office:value="0.25800000000000001" table:style-name="ce1">
            <text:p>0,258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4.96" table:style-name="ce1">
            <text:p>4,96</text:p>
          </table:table-cell>
          <table:table-cell office:value-type="float" office:value="0.59047619047619049" table:formula="of:=[.I634]/8.4" table:style-name="ce1">
            <text:p>0,59047619</text:p>
          </table:table-cell>
          <table:table-cell office:value-type="float" office:value="632" table:style-name="ce1">
            <text:p>632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3" table:style-name="ce1">
            <text:p>633</text:p>
          </table:table-cell>
          <table:table-cell office:value-type="float" office:value="0.223" table:style-name="ce1">
            <text:p>0,223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0.5535714285714286" table:formula="of:=[.I635]/8.4" table:style-name="ce1">
            <text:p>0,553571429</text:p>
          </table:table-cell>
          <table:table-cell office:value-type="float" office:value="633" table:style-name="ce1">
            <text:p>63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4" table:style-name="ce1">
            <text:p>634</text:p>
          </table:table-cell>
          <table:table-cell office:value-type="float" office:value="0.255" table:style-name="ce1">
            <text:p>0,255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4.62" table:style-name="ce1">
            <text:p>4,62</text:p>
          </table:table-cell>
          <table:table-cell office:value-type="float" office:value="0.55000000000000004" table:formula="of:=[.I636]/8.4" table:style-name="ce1">
            <text:p>0,55</text:p>
          </table:table-cell>
          <table:table-cell office:value-type="float" office:value="634" table:style-name="ce1">
            <text:p>63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5" table:style-name="ce1">
            <text:p>635</text:p>
          </table:table-cell>
          <table:table-cell office:value-type="float" office:value="0.248" table:style-name="ce1">
            <text:p>0,248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637]/8.4" table:style-name="ce1">
            <text:p>0,548809524</text:p>
          </table:table-cell>
          <table:table-cell office:value-type="float" office:value="635" table:style-name="ce1">
            <text:p>635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6" table:style-name="ce1">
            <text:p>636</text:p>
          </table:table-cell>
          <table:table-cell office:value-type="float" office:value="0.192" table:style-name="ce1">
            <text:p>0,192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638]/8.4" table:style-name="ce1">
            <text:p>0,551190476</text:p>
          </table:table-cell>
          <table:table-cell office:value-type="float" office:value="636" table:style-name="ce1">
            <text:p>636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7" table:style-name="ce1">
            <text:p>637</text:p>
          </table:table-cell>
          <table:table-cell office:value-type="float" office:value="0.251" table:style-name="ce1">
            <text:p>0,251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639]/8.4" table:style-name="ce1">
            <text:p>0,548809524</text:p>
          </table:table-cell>
          <table:table-cell office:value-type="float" office:value="637" table:style-name="ce1">
            <text:p>637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8" table:style-name="ce1">
            <text:p>638</text:p>
          </table:table-cell>
          <table:table-cell office:value-type="float" office:value="0.246" table:style-name="ce1">
            <text:p>0,246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640]/8.4" table:style-name="ce1">
            <text:p>0,548809524</text:p>
          </table:table-cell>
          <table:table-cell office:value-type="float" office:value="638" table:style-name="ce1">
            <text:p>63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9" table:style-name="ce1">
            <text:p>639</text:p>
          </table:table-cell>
          <table:table-cell office:value-type="float" office:value="0.246" table:style-name="ce1">
            <text:p>0,24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641]/8.4" table:style-name="ce1">
            <text:p>0,548809524</text:p>
          </table:table-cell>
          <table:table-cell office:value-type="float" office:value="639" table:style-name="ce1">
            <text:p>639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0" table:style-name="ce1">
            <text:p>640</text:p>
          </table:table-cell>
          <table:table-cell office:value-type="float" office:value="0.185" table:style-name="ce1">
            <text:p>0,185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5" table:style-name="ce1">
            <text:p>4,25</text:p>
          </table:table-cell>
          <table:table-cell office:value-type="float" office:value="0.50595238095238093" table:formula="of:=[.I642]/8.4" table:style-name="ce1">
            <text:p>0,505952381</text:p>
          </table:table-cell>
          <table:table-cell office:value-type="float" office:value="640" table:style-name="ce1">
            <text:p>640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1" table:style-name="ce1">
            <text:p>641</text:p>
          </table:table-cell>
          <table:table-cell office:value-type="float" office:value="0.24399999999999999" table:style-name="ce1">
            <text:p>0,244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4.75" table:style-name="ce1">
            <text:p>4,75</text:p>
          </table:table-cell>
          <table:table-cell office:value-type="float" office:value="0.56547619047619047" table:formula="of:=[.I643]/8.4" table:style-name="ce1">
            <text:p>0,56547619</text:p>
          </table:table-cell>
          <table:table-cell office:value-type="float" office:value="641" table:style-name="ce1">
            <text:p>641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2" table:style-name="ce1">
            <text:p>642</text:p>
          </table:table-cell>
          <table:table-cell office:value-type="float" office:value="0.22900000000000001" table:style-name="ce1">
            <text:p>0,229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644]/8.4" table:style-name="ce1">
            <text:p>0,564285714</text:p>
          </table:table-cell>
          <table:table-cell office:value-type="float" office:value="642" table:style-name="ce1">
            <text:p>64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3" table:style-name="ce1">
            <text:p>643</text:p>
          </table:table-cell>
          <table:table-cell office:value-type="float" office:value="0.224" table:style-name="ce1">
            <text:p>0,224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645]/8.4" table:style-name="ce1">
            <text:p>0,564285714</text:p>
          </table:table-cell>
          <table:table-cell office:value-type="float" office:value="643" table:style-name="ce1">
            <text:p>64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4" table:style-name="ce1">
            <text:p>644</text:p>
          </table:table-cell>
          <table:table-cell office:value-type="float" office:value="0.24" table:style-name="ce1">
            <text:p>0,24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646]/8.4" table:style-name="ce1">
            <text:p>0,564285714</text:p>
          </table:table-cell>
          <table:table-cell office:value-type="float" office:value="644" table:style-name="ce1">
            <text:p>644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5" table:style-name="ce1">
            <text:p>645</text:p>
          </table:table-cell>
          <table:table-cell office:value-type="float" office:value="0.23599999999999999" table:style-name="ce1">
            <text:p>0,236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0.56309523809523809" table:formula="of:=[.I647]/8.4" table:style-name="ce1">
            <text:p>0,563095238</text:p>
          </table:table-cell>
          <table:table-cell office:value-type="float" office:value="645" table:style-name="ce1">
            <text:p>64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6" table:style-name="ce1">
            <text:p>646</text:p>
          </table:table-cell>
          <table:table-cell office:value-type="float" office:value="0.23899999999999999" table:style-name="ce1">
            <text:p>0,239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648]/8.4" table:style-name="ce1">
            <text:p>0,567857143</text:p>
          </table:table-cell>
          <table:table-cell office:value-type="float" office:value="646" table:style-name="ce1">
            <text:p>64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7" table:style-name="ce1">
            <text:p>647</text:p>
          </table:table-cell>
          <table:table-cell office:value-type="float" office:value="0.23499999999999999" table:style-name="ce1">
            <text:p>0,235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4.5" table:style-name="ce1">
            <text:p>4,5</text:p>
          </table:table-cell>
          <table:table-cell office:value-type="float" office:value="0.5357142857142857" table:formula="of:=[.I649]/8.4" table:style-name="ce1">
            <text:p>0,535714286</text:p>
          </table:table-cell>
          <table:table-cell office:value-type="float" office:value="647" table:style-name="ce1">
            <text:p>647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8" table:style-name="ce1">
            <text:p>648</text:p>
          </table:table-cell>
          <table:table-cell office:value-type="float" office:value="0.23699999999999999" table:style-name="ce1">
            <text:p>0,237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4.82" table:style-name="ce1">
            <text:p>4,82</text:p>
          </table:table-cell>
          <table:table-cell office:value-type="float" office:value="0.57380952380952377" table:formula="of:=[.I650]/8.4" table:style-name="ce1">
            <text:p>0,573809524</text:p>
          </table:table-cell>
          <table:table-cell office:value-type="float" office:value="648" table:style-name="ce1">
            <text:p>648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9" table:style-name="ce1">
            <text:p>649</text:p>
          </table:table-cell>
          <table:table-cell office:value-type="float" office:value="0.159" table:style-name="ce1">
            <text:p>0,159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651]/8.4" table:style-name="ce1">
            <text:p>0,564285714</text:p>
          </table:table-cell>
          <table:table-cell office:value-type="float" office:value="649" table:style-name="ce1">
            <text:p>64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0" table:style-name="ce1">
            <text:p>650</text:p>
          </table:table-cell>
          <table:table-cell office:value-type="float" office:value="0.23300000000000001" table:style-name="ce1">
            <text:p>0,233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652]/8.4" table:style-name="ce1">
            <text:p>0,560714286</text:p>
          </table:table-cell>
          <table:table-cell office:value-type="float" office:value="650" table:style-name="ce1">
            <text:p>650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1" table:style-name="ce1">
            <text:p>651</text:p>
          </table:table-cell>
          <table:table-cell office:value-type="float" office:value="0.23200000000000001" table:style-name="ce1">
            <text:p>0,232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653]/8.4" table:style-name="ce1">
            <text:p>0,560714286</text:p>
          </table:table-cell>
          <table:table-cell office:value-type="float" office:value="651" table:style-name="ce1">
            <text:p>651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2" table:style-name="ce1">
            <text:p>652</text:p>
          </table:table-cell>
          <table:table-cell office:value-type="float" office:value="0.20699999999999999" table:style-name="ce1">
            <text:p>0,207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654]/8.4" table:style-name="ce1">
            <text:p>0,561904762</text:p>
          </table:table-cell>
          <table:table-cell office:value-type="float" office:value="652" table:style-name="ce1">
            <text:p>652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3" table:style-name="ce1">
            <text:p>653</text:p>
          </table:table-cell>
          <table:table-cell office:value-type="float" office:value="0.21199999999999999" table:style-name="ce1">
            <text:p>0,212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655]/8.4" table:style-name="ce1">
            <text:p>0,561904762</text:p>
          </table:table-cell>
          <table:table-cell office:value-type="float" office:value="653" table:style-name="ce1">
            <text:p>653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4" table:style-name="ce1">
            <text:p>654</text:p>
          </table:table-cell>
          <table:table-cell office:value-type="float" office:value="0.21099999999999999" table:style-name="ce1">
            <text:p>0,211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656]/8.4" table:style-name="ce1">
            <text:p>0,561904762</text:p>
          </table:table-cell>
          <table:table-cell office:value-type="float" office:value="654" table:style-name="ce1">
            <text:p>65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5" table:style-name="ce1">
            <text:p>655</text:p>
          </table:table-cell>
          <table:table-cell office:value-type="float" office:value="0.191" table:style-name="ce1">
            <text:p>0,191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657]/8.4" table:style-name="ce1">
            <text:p>0,564285714</text:p>
          </table:table-cell>
          <table:table-cell office:value-type="float" office:value="655" table:style-name="ce1">
            <text:p>65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6" table:style-name="ce1">
            <text:p>656</text:p>
          </table:table-cell>
          <table:table-cell office:value-type="float" office:value="0.21" table:style-name="ce1">
            <text:p>0,21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4.82" table:style-name="ce1">
            <text:p>4,82</text:p>
          </table:table-cell>
          <table:table-cell office:value-type="float" office:value="0.57380952380952377" table:formula="of:=[.I658]/8.4" table:style-name="ce1">
            <text:p>0,573809524</text:p>
          </table:table-cell>
          <table:table-cell office:value-type="float" office:value="656" table:style-name="ce1">
            <text:p>656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7" table:style-name="ce1">
            <text:p>657</text:p>
          </table:table-cell>
          <table:table-cell office:value-type="float" office:value="0.22500000000000001" table:style-name="ce1">
            <text:p>0,225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659]/8.4" table:style-name="ce1">
            <text:p>0,560714286</text:p>
          </table:table-cell>
          <table:table-cell office:value-type="float" office:value="657" table:style-name="ce1">
            <text:p>657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8" table:style-name="ce1">
            <text:p>658</text:p>
          </table:table-cell>
          <table:table-cell office:value-type="float" office:value="0.215" table:style-name="ce1">
            <text:p>0,215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660]/8.4" table:style-name="ce1">
            <text:p>0,55952381</text:p>
          </table:table-cell>
          <table:table-cell office:value-type="float" office:value="658" table:style-name="ce1">
            <text:p>65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9" table:style-name="ce1">
            <text:p>659</text:p>
          </table:table-cell>
          <table:table-cell office:value-type="float" office:value="0.222" table:style-name="ce1">
            <text:p>0,222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661]/8.4" table:style-name="ce1">
            <text:p>0,55952381</text:p>
          </table:table-cell>
          <table:table-cell office:value-type="float" office:value="659" table:style-name="ce1">
            <text:p>65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0" table:style-name="ce1">
            <text:p>660</text:p>
          </table:table-cell>
          <table:table-cell office:value-type="float" office:value="0.222" table:style-name="ce1">
            <text:p>0,222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662]/8.4" table:style-name="ce1">
            <text:p>0,560714286</text:p>
          </table:table-cell>
          <table:table-cell office:value-type="float" office:value="660" table:style-name="ce1">
            <text:p>660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1" table:style-name="ce1">
            <text:p>661</text:p>
          </table:table-cell>
          <table:table-cell office:value-type="float" office:value="0.219" table:style-name="ce1">
            <text:p>0,219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663]/8.4" table:style-name="ce1">
            <text:p>0,560714286</text:p>
          </table:table-cell>
          <table:table-cell office:value-type="float" office:value="661" table:style-name="ce1">
            <text:p>661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2" table:style-name="ce1">
            <text:p>662</text:p>
          </table:table-cell>
          <table:table-cell office:value-type="float" office:value="0.13700000000000001" table:style-name="ce1">
            <text:p>0,137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664]/8.4" table:style-name="ce1">
            <text:p>0,55952381</text:p>
          </table:table-cell>
          <table:table-cell office:value-type="float" office:value="662" table:style-name="ce1">
            <text:p>662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3" table:style-name="ce1">
            <text:p>663</text:p>
          </table:table-cell>
          <table:table-cell office:value-type="float" office:value="0.217" table:style-name="ce1">
            <text:p>0,217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665]/8.4" table:style-name="ce1">
            <text:p>0,55952381</text:p>
          </table:table-cell>
          <table:table-cell office:value-type="float" office:value="663" table:style-name="ce1">
            <text:p>663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4" table:style-name="ce1">
            <text:p>664</text:p>
          </table:table-cell>
          <table:table-cell office:value-type="float" office:value="0.219" table:style-name="ce1">
            <text:p>0,219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666]/8.4" table:style-name="ce1">
            <text:p>0,576190476</text:p>
          </table:table-cell>
          <table:table-cell office:value-type="float" office:value="664" table:style-name="ce1">
            <text:p>664</text:p>
          </table:table-cell>
          <table:table-cell office:value-type="float" office:value="7.77" table:style-name="ce1">
            <text:p>7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5" table:style-name="ce1">
            <text:p>665</text:p>
          </table:table-cell>
          <table:table-cell office:value-type="float" office:value="0.216" table:style-name="ce1">
            <text:p>0,216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667]/8.4" table:style-name="ce1">
            <text:p>0,55952381</text:p>
          </table:table-cell>
          <table:table-cell office:value-type="float" office:value="665" table:style-name="ce1">
            <text:p>665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6" table:style-name="ce1">
            <text:p>666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668]/8.4" table:style-name="ce1">
            <text:p>0,557142857</text:p>
          </table:table-cell>
          <table:table-cell office:value-type="float" office:value="666" table:style-name="ce1">
            <text:p>666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7" table:style-name="ce1">
            <text:p>667</text:p>
          </table:table-cell>
          <table:table-cell office:value-type="float" office:value="0.214" table:style-name="ce1">
            <text:p>0,214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669]/8.4" table:style-name="ce1">
            <text:p>0,558333333</text:p>
          </table:table-cell>
          <table:table-cell office:value-type="float" office:value="667" table:style-name="ce1">
            <text:p>667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8" table:style-name="ce1">
            <text:p>668</text:p>
          </table:table-cell>
          <table:table-cell office:value-type="float" office:value="0.216" table:style-name="ce1">
            <text:p>0,216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670]/8.4" table:style-name="ce1">
            <text:p>0,558333333</text:p>
          </table:table-cell>
          <table:table-cell office:value-type="float" office:value="668" table:style-name="ce1">
            <text:p>668</text:p>
          </table:table-cell>
          <table:table-cell office:value-type="float" office:value="7.77" table:style-name="ce1">
            <text:p>7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9" table:style-name="ce1">
            <text:p>669</text:p>
          </table:table-cell>
          <table:table-cell office:value-type="float" office:value="0.16600000000000001" table:style-name="ce1">
            <text:p>0,166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671]/8.4" table:style-name="ce1">
            <text:p>0,557142857</text:p>
          </table:table-cell>
          <table:table-cell office:value-type="float" office:value="669" table:style-name="ce1">
            <text:p>669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0" table:style-name="ce1">
            <text:p>670</text:p>
          </table:table-cell>
          <table:table-cell office:value-type="float" office:value="0.214" table:style-name="ce1">
            <text:p>0,214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672]/8.4" table:style-name="ce1">
            <text:p>0,557142857</text:p>
          </table:table-cell>
          <table:table-cell office:value-type="float" office:value="670" table:style-name="ce1">
            <text:p>670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1" table:style-name="ce1">
            <text:p>671</text:p>
          </table:table-cell>
          <table:table-cell office:value-type="float" office:value="0.219" table:style-name="ce1">
            <text:p>0,219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673]/8.4" table:style-name="ce1">
            <text:p>0,557142857</text:p>
          </table:table-cell>
          <table:table-cell office:value-type="float" office:value="671" table:style-name="ce1">
            <text:p>671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2" table:style-name="ce1">
            <text:p>672</text:p>
          </table:table-cell>
          <table:table-cell office:value-type="float" office:value="0.19" table:style-name="ce1">
            <text:p>0,19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4.84" table:style-name="ce1">
            <text:p>4,84</text:p>
          </table:table-cell>
          <table:table-cell office:value-type="float" office:value="0.57619047619047614" table:formula="of:=[.I674]/8.4" table:style-name="ce1">
            <text:p>0,576190476</text:p>
          </table:table-cell>
          <table:table-cell office:value-type="float" office:value="672" table:style-name="ce1">
            <text:p>672</text:p>
          </table:table-cell>
          <table:table-cell office:value-type="float" office:value="7.77" table:style-name="ce1">
            <text:p>7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3" table:style-name="ce1">
            <text:p>673</text:p>
          </table:table-cell>
          <table:table-cell office:value-type="float" office:value="0.20699999999999999" table:style-name="ce1">
            <text:p>0,207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675]/8.4" table:style-name="ce1">
            <text:p>0,555952381</text:p>
          </table:table-cell>
          <table:table-cell office:value-type="float" office:value="673" table:style-name="ce1">
            <text:p>67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4" table:style-name="ce1">
            <text:p>674</text:p>
          </table:table-cell>
          <table:table-cell office:value-type="float" office:value="0.19500000000000001" table:style-name="ce1">
            <text:p>0,195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676]/8.4" table:style-name="ce1">
            <text:p>0,557142857</text:p>
          </table:table-cell>
          <table:table-cell office:value-type="float" office:value="674" table:style-name="ce1">
            <text:p>67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5" table:style-name="ce1">
            <text:p>675</text:p>
          </table:table-cell>
          <table:table-cell office:value-type="float" office:value="0.20599999999999999" table:style-name="ce1">
            <text:p>0,206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677]/8.4" table:style-name="ce1">
            <text:p>0,557142857</text:p>
          </table:table-cell>
          <table:table-cell office:value-type="float" office:value="675" table:style-name="ce1">
            <text:p>675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6" table:style-name="ce1">
            <text:p>676</text:p>
          </table:table-cell>
          <table:table-cell office:value-type="float" office:value="0.17899999999999999" table:style-name="ce1">
            <text:p>0,179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678]/8.4" table:style-name="ce1">
            <text:p>0,55952381</text:p>
          </table:table-cell>
          <table:table-cell office:value-type="float" office:value="676" table:style-name="ce1">
            <text:p>67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7" table:style-name="ce1">
            <text:p>677</text:p>
          </table:table-cell>
          <table:table-cell office:value-type="float" office:value="0.19600000000000001" table:style-name="ce1">
            <text:p>0,196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679]/8.4" table:style-name="ce1">
            <text:p>0,558333333</text:p>
          </table:table-cell>
          <table:table-cell office:value-type="float" office:value="677" table:style-name="ce1">
            <text:p>677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8" table:style-name="ce1">
            <text:p>678</text:p>
          </table:table-cell>
          <table:table-cell office:value-type="float" office:value="0.21199999999999999" table:style-name="ce1">
            <text:p>0,212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680]/8.4" table:style-name="ce1">
            <text:p>0,560714286</text:p>
          </table:table-cell>
          <table:table-cell office:value-type="float" office:value="678" table:style-name="ce1">
            <text:p>678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9" table:style-name="ce1">
            <text:p>679</text:p>
          </table:table-cell>
          <table:table-cell office:value-type="float" office:value="0.19500000000000001" table:style-name="ce1">
            <text:p>0,195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681]/8.4" table:style-name="ce1">
            <text:p>0,561904762</text:p>
          </table:table-cell>
          <table:table-cell office:value-type="float" office:value="679" table:style-name="ce1">
            <text:p>679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0" table:style-name="ce1">
            <text:p>680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58809523809523812" table:formula="of:=[.I682]/8.4" table:style-name="ce1">
            <text:p>0,588095238</text:p>
          </table:table-cell>
          <table:table-cell office:value-type="float" office:value="680" table:style-name="ce1">
            <text:p>68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1" table:style-name="ce1">
            <text:p>681</text:p>
          </table:table-cell>
          <table:table-cell office:value-type="float" office:value="0.20200000000000001" table:style-name="ce1">
            <text:p>0,202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4.78" table:style-name="ce1">
            <text:p>4,78</text:p>
          </table:table-cell>
          <table:table-cell office:value-type="float" office:value="0.56904761904761902" table:formula="of:=[.I683]/8.4" table:style-name="ce1">
            <text:p>0,569047619</text:p>
          </table:table-cell>
          <table:table-cell office:value-type="float" office:value="681" table:style-name="ce1">
            <text:p>68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2" table:style-name="ce1">
            <text:p>682</text:p>
          </table:table-cell>
          <table:table-cell office:value-type="float" office:value="0.21" table:style-name="ce1">
            <text:p>0,21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0.51785714285714279" table:formula="of:=[.I684]/8.4" table:style-name="ce1">
            <text:p>0,517857143</text:p>
          </table:table-cell>
          <table:table-cell office:value-type="float" office:value="682" table:style-name="ce1">
            <text:p>682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3" table:style-name="ce1">
            <text:p>683</text:p>
          </table:table-cell>
          <table:table-cell office:value-type="float" office:value="0.161" table:style-name="ce1">
            <text:p>0,161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0.48928571428571432" table:formula="of:=[.I685]/8.4" table:style-name="ce1">
            <text:p>0,489285714</text:p>
          </table:table-cell>
          <table:table-cell office:value-type="float" office:value="683" table:style-name="ce1">
            <text:p>68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4" table:style-name="ce1">
            <text:p>684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4.76" table:style-name="ce1">
            <text:p>4,76</text:p>
          </table:table-cell>
          <table:table-cell office:value-type="float" office:value="0.56666666666666665" table:formula="of:=[.I686]/8.4" table:style-name="ce1">
            <text:p>0,566666667</text:p>
          </table:table-cell>
          <table:table-cell office:value-type="float" office:value="684" table:style-name="ce1">
            <text:p>684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5" table:style-name="ce1">
            <text:p>685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0.56309523809523809" table:formula="of:=[.I687]/8.4" table:style-name="ce1">
            <text:p>0,563095238</text:p>
          </table:table-cell>
          <table:table-cell office:value-type="float" office:value="685" table:style-name="ce1">
            <text:p>68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6" table:style-name="ce1">
            <text:p>686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688]/8.4" table:style-name="ce1">
            <text:p>0,55952381</text:p>
          </table:table-cell>
          <table:table-cell office:value-type="float" office:value="686" table:style-name="ce1">
            <text:p>68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7" table:style-name="ce1">
            <text:p>687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689]/8.4" table:style-name="ce1">
            <text:p>0,558333333</text:p>
          </table:table-cell>
          <table:table-cell office:value-type="float" office:value="687" table:style-name="ce1">
            <text:p>687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8" table:style-name="ce1">
            <text:p>688</text:p>
          </table:table-cell>
          <table:table-cell office:value-type="float" office:value="0.186" table:style-name="ce1">
            <text:p>0,186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0.58214285714285707" table:formula="of:=[.I690]/8.4" table:style-name="ce1">
            <text:p>0,582142857</text:p>
          </table:table-cell>
          <table:table-cell office:value-type="float" office:value="688" table:style-name="ce1">
            <text:p>68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9" table:style-name="ce1">
            <text:p>689</text:p>
          </table:table-cell>
          <table:table-cell office:value-type="float" office:value="0.19700000000000001" table:style-name="ce1">
            <text:p>0,197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0.5535714285714286" table:formula="of:=[.I691]/8.4" table:style-name="ce1">
            <text:p>0,553571429</text:p>
          </table:table-cell>
          <table:table-cell office:value-type="float" office:value="689" table:style-name="ce1">
            <text:p>689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90" table:style-name="ce1">
            <text:p>690</text:p>
          </table:table-cell>
          <table:table-cell office:value-type="float" office:value="0.14099999999999999" table:style-name="ce1">
            <text:p>0,141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0.55238095238095231" table:formula="of:=[.I692]/8.4" table:style-name="ce1">
            <text:p>0,552380952</text:p>
          </table:table-cell>
          <table:table-cell office:value-type="float" office:value="690" table:style-name="ce1">
            <text:p>69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1" table:style-name="ce1">
            <text:p>69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91" table:style-name="ce1">
            <text:p>691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693]/8.4" table:style-name="ce1">
            <text:p>0,551190476</text:p>
          </table:table-cell>
          <table:table-cell office:value-type="float" office:value="691" table:style-name="ce1">
            <text:p>69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2" table:style-name="ce1">
            <text:p>69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office:value-type="float" office:value="4.62" table:style-name="ce1">
            <text:p>4,62</text:p>
          </table:table-cell>
          <table:table-cell office:value-type="float" office:value="0.55000000000000004" table:formula="of:=[.I694]/8.4" table:style-name="ce1">
            <text:p>0,55</text:p>
          </table:table-cell>
          <table:table-cell office:value-type="float" office:value="692" table:style-name="ce1">
            <text:p>69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3" table:style-name="ce1">
            <text:p>69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93" table:style-name="ce1">
            <text:p>693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695]/8.4" table:style-name="ce1">
            <text:p>0,548809524</text:p>
          </table:table-cell>
          <table:table-cell office:value-type="float" office:value="693" table:style-name="ce1">
            <text:p>69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4" table:style-name="ce1">
            <text:p>694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94" table:style-name="ce1">
            <text:p>694</text:p>
          </table:table-cell>
          <table:table-cell office:value-type="float" office:value="4.62" table:style-name="ce1">
            <text:p>4,62</text:p>
          </table:table-cell>
          <table:table-cell office:value-type="float" office:value="0.55000000000000004" table:formula="of:=[.I696]/8.4" table:style-name="ce1">
            <text:p>0,55</text:p>
          </table:table-cell>
          <table:table-cell office:value-type="float" office:value="694" table:style-name="ce1">
            <text:p>69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5" table:style-name="ce1">
            <text:p>69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95" table:style-name="ce1">
            <text:p>695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697]/8.4" table:style-name="ce1">
            <text:p>0,548809524</text:p>
          </table:table-cell>
          <table:table-cell office:value-type="float" office:value="695" table:style-name="ce1">
            <text:p>695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6" table:style-name="ce1">
            <text:p>69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6" table:style-name="ce1">
            <text:p>696</text:p>
          </table:table-cell>
          <table:table-cell office:value-type="float" office:value="4.87" table:style-name="ce1">
            <text:p>4,87</text:p>
          </table:table-cell>
          <table:table-cell office:value-type="float" office:value="0.5797619047619047" table:formula="of:=[.I698]/8.4" table:style-name="ce1">
            <text:p>0,579761905</text:p>
          </table:table-cell>
          <table:table-cell office:value-type="float" office:value="696" table:style-name="ce1">
            <text:p>69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7" table:style-name="ce1">
            <text:p>697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7" table:style-name="ce1">
            <text:p>697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699]/8.4" table:style-name="ce1">
            <text:p>0,551190476</text:p>
          </table:table-cell>
          <table:table-cell office:value-type="float" office:value="697" table:style-name="ce1">
            <text:p>69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8" table:style-name="ce1">
            <text:p>698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98" table:style-name="ce1">
            <text:p>69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0.54761904761904756" table:formula="of:=[.I700]/8.4" table:style-name="ce1">
            <text:p>0,547619048</text:p>
          </table:table-cell>
          <table:table-cell office:value-type="float" office:value="698" table:style-name="ce1">
            <text:p>69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9" table:style-name="ce1">
            <text:p>699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9" table:style-name="ce1">
            <text:p>699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701]/8.4" table:style-name="ce1">
            <text:p>0,548809524</text:p>
          </table:table-cell>
          <table:table-cell office:value-type="float" office:value="699" table:style-name="ce1">
            <text:p>699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700" table:style-name="ce1">
            <text:p>70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702]/8.4" table:style-name="ce1">
            <text:p>0,548809524</text:p>
          </table:table-cell>
          <table:table-cell office:value-type="float" office:value="700" table:style-name="ce1">
            <text:p>70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701" table:style-name="ce1">
            <text:p>701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1" table:style-name="ce1">
            <text:p>701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703]/8.4" table:style-name="ce1">
            <text:p>0,548809524</text:p>
          </table:table-cell>
          <table:table-cell office:value-type="float" office:value="701" table:style-name="ce1">
            <text:p>701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702" table:style-name="ce1">
            <text:p>70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2" table:style-name="ce1">
            <text:p>702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0.54285714285714282" table:formula="of:=[.I704]/8.4" table:style-name="ce1">
            <text:p>0,542857143</text:p>
          </table:table-cell>
          <table:table-cell office:value-type="float" office:value="702" table:style-name="ce1">
            <text:p>70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3" table:style-name="ce1">
            <text:p>703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3" table:style-name="ce1">
            <text:p>703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0.54761904761904756" table:formula="of:=[.I705]/8.4" table:style-name="ce1">
            <text:p>0,547619048</text:p>
          </table:table-cell>
          <table:table-cell office:value-type="float" office:value="703" table:style-name="ce1">
            <text:p>70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4" table:style-name="ce1">
            <text:p>704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04" table:style-name="ce1">
            <text:p>704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706]/8.4" table:style-name="ce1">
            <text:p>0,567857143</text:p>
          </table:table-cell>
          <table:table-cell office:value-type="float" office:value="704" table:style-name="ce1">
            <text:p>70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5" table:style-name="ce1">
            <text:p>705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5" table:style-name="ce1">
            <text:p>705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707]/8.4" table:style-name="ce1">
            <text:p>0,561904762</text:p>
          </table:table-cell>
          <table:table-cell office:value-type="float" office:value="705" table:style-name="ce1">
            <text:p>70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6" table:style-name="ce1">
            <text:p>70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0.5535714285714286" table:formula="of:=[.I708]/8.4" table:style-name="ce1">
            <text:p>0,553571429</text:p>
          </table:table-cell>
          <table:table-cell office:value-type="float" office:value="706" table:style-name="ce1">
            <text:p>706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7" table:style-name="ce1">
            <text:p>707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709]/8.4" table:style-name="ce1">
            <text:p>0,561904762</text:p>
          </table:table-cell>
          <table:table-cell office:value-type="float" office:value="707" table:style-name="ce1">
            <text:p>70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8" table:style-name="ce1">
            <text:p>708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4.71" table:style-name="ce1">
            <text:p>4,71</text:p>
          </table:table-cell>
          <table:table-cell office:value-type="float" office:value="0.56071428571428572" table:formula="of:=[.I710]/8.4" table:style-name="ce1">
            <text:p>0,560714286</text:p>
          </table:table-cell>
          <table:table-cell office:value-type="float" office:value="708" table:style-name="ce1">
            <text:p>70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9" table:style-name="ce1">
            <text:p>709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4.59" table:style-name="ce1">
            <text:p>4,59</text:p>
          </table:table-cell>
          <table:table-cell office:value-type="float" office:value="0.54642857142857137" table:formula="of:=[.I711]/8.4" table:style-name="ce1">
            <text:p>0,546428571</text:p>
          </table:table-cell>
          <table:table-cell office:value-type="float" office:value="709" table:style-name="ce1">
            <text:p>70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0" table:style-name="ce1">
            <text:p>71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0" table:style-name="ce1">
            <text:p>710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712]/8.4" table:style-name="ce1">
            <text:p>0,55952381</text:p>
          </table:table-cell>
          <table:table-cell office:value-type="float" office:value="710" table:style-name="ce1">
            <text:p>710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1" table:style-name="ce1">
            <text:p>711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713]/8.4" table:style-name="ce1">
            <text:p>0,561904762</text:p>
          </table:table-cell>
          <table:table-cell office:value-type="float" office:value="711" table:style-name="ce1">
            <text:p>711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2" table:style-name="ce1">
            <text:p>71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2" table:style-name="ce1">
            <text:p>712</text:p>
          </table:table-cell>
          <table:table-cell office:value-type="float" office:value="4.8" table:style-name="ce1">
            <text:p>4,8</text:p>
          </table:table-cell>
          <table:table-cell office:value-type="float" office:value="0.5714285714285714" table:formula="of:=[.I714]/8.4" table:style-name="ce1">
            <text:p>0,571428571</text:p>
          </table:table-cell>
          <table:table-cell office:value-type="float" office:value="712" table:style-name="ce1">
            <text:p>712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3" table:style-name="ce1">
            <text:p>713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3" table:style-name="ce1">
            <text:p>713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715]/8.4" table:style-name="ce1">
            <text:p>0,564285714</text:p>
          </table:table-cell>
          <table:table-cell office:value-type="float" office:value="713" table:style-name="ce1">
            <text:p>713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4" table:style-name="ce1">
            <text:p>714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4" table:style-name="ce1">
            <text:p>71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716]/8.4" table:style-name="ce1">
            <text:p>0,558333333</text:p>
          </table:table-cell>
          <table:table-cell office:value-type="float" office:value="714" table:style-name="ce1">
            <text:p>714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5" table:style-name="ce1">
            <text:p>715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717]/8.4" table:style-name="ce1">
            <text:p>0,558333333</text:p>
          </table:table-cell>
          <table:table-cell office:value-type="float" office:value="715" table:style-name="ce1">
            <text:p>71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6" table:style-name="ce1">
            <text:p>71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6" table:style-name="ce1">
            <text:p>716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718]/8.4" table:style-name="ce1">
            <text:p>0,558333333</text:p>
          </table:table-cell>
          <table:table-cell office:value-type="float" office:value="716" table:style-name="ce1">
            <text:p>716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7" table:style-name="ce1">
            <text:p>717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7" table:style-name="ce1">
            <text:p>717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719]/8.4" table:style-name="ce1">
            <text:p>0,55952381</text:p>
          </table:table-cell>
          <table:table-cell office:value-type="float" office:value="717" table:style-name="ce1">
            <text:p>71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8" table:style-name="ce1">
            <text:p>718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18" table:style-name="ce1">
            <text:p>718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720]/8.4" table:style-name="ce1">
            <text:p>0,558333333</text:p>
          </table:table-cell>
          <table:table-cell office:value-type="float" office:value="718" table:style-name="ce1">
            <text:p>718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9" table:style-name="ce1">
            <text:p>719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9" table:style-name="ce1">
            <text:p>719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721]/8.4" table:style-name="ce1">
            <text:p>0,558333333</text:p>
          </table:table-cell>
          <table:table-cell office:value-type="float" office:value="719" table:style-name="ce1">
            <text:p>71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0" table:style-name="ce1">
            <text:p>72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0.56785714285714273" table:formula="of:=[.I722]/8.4" table:style-name="ce1">
            <text:p>0,567857143</text:p>
          </table:table-cell>
          <table:table-cell office:value-type="float" office:value="720" table:style-name="ce1">
            <text:p>720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1" table:style-name="ce1">
            <text:p>721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1" table:style-name="ce1">
            <text:p>721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723]/8.4" table:style-name="ce1">
            <text:p>0,55952381</text:p>
          </table:table-cell>
          <table:table-cell office:value-type="float" office:value="721" table:style-name="ce1">
            <text:p>72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2" table:style-name="ce1">
            <text:p>722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2" table:style-name="ce1">
            <text:p>722</text:p>
          </table:table-cell>
          <table:table-cell office:value-type="float" office:value="4.72" table:style-name="ce1">
            <text:p>4,72</text:p>
          </table:table-cell>
          <table:table-cell office:value-type="float" office:value="0.56190476190476191" table:formula="of:=[.I724]/8.4" table:style-name="ce1">
            <text:p>0,561904762</text:p>
          </table:table-cell>
          <table:table-cell office:value-type="float" office:value="722" table:style-name="ce1">
            <text:p>722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3" table:style-name="ce1">
            <text:p>723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0.51785714285714279" table:formula="of:=[.I725]/8.4" table:style-name="ce1">
            <text:p>0,517857143</text:p>
          </table:table-cell>
          <table:table-cell office:value-type="float" office:value="723" table:style-name="ce1">
            <text:p>72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4" table:style-name="ce1">
            <text:p>724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4" table:style-name="ce1">
            <text:p>724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726]/8.4" table:style-name="ce1">
            <text:p>0,55952381</text:p>
          </table:table-cell>
          <table:table-cell office:value-type="float" office:value="724" table:style-name="ce1">
            <text:p>724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5" table:style-name="ce1">
            <text:p>725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25" table:style-name="ce1">
            <text:p>725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727]/8.4" table:style-name="ce1">
            <text:p>0,557142857</text:p>
          </table:table-cell>
          <table:table-cell office:value-type="float" office:value="725" table:style-name="ce1">
            <text:p>725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6" table:style-name="ce1">
            <text:p>726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6" table:style-name="ce1">
            <text:p>726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728]/8.4" table:style-name="ce1">
            <text:p>0,557142857</text:p>
          </table:table-cell>
          <table:table-cell office:value-type="float" office:value="726" table:style-name="ce1">
            <text:p>72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7" table:style-name="ce1">
            <text:p>727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7" table:style-name="ce1">
            <text:p>727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729]/8.4" table:style-name="ce1">
            <text:p>0,557142857</text:p>
          </table:table-cell>
          <table:table-cell office:value-type="float" office:value="727" table:style-name="ce1">
            <text:p>727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8" table:style-name="ce1">
            <text:p>728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8" table:style-name="ce1">
            <text:p>728</text:p>
          </table:table-cell>
          <table:table-cell office:value-type="float" office:value="4.8" table:style-name="ce1">
            <text:p>4,8</text:p>
          </table:table-cell>
          <table:table-cell office:value-type="float" office:value="0.5714285714285714" table:formula="of:=[.I730]/8.4" table:style-name="ce1">
            <text:p>0,571428571</text:p>
          </table:table-cell>
          <table:table-cell office:value-type="float" office:value="728" table:style-name="ce1">
            <text:p>728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9" table:style-name="ce1">
            <text:p>729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9" table:style-name="ce1">
            <text:p>729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731]/8.4" table:style-name="ce1">
            <text:p>0,557142857</text:p>
          </table:table-cell>
          <table:table-cell office:value-type="float" office:value="729" table:style-name="ce1">
            <text:p>729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0" table:style-name="ce1">
            <text:p>73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0" table:style-name="ce1">
            <text:p>730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732]/8.4" table:style-name="ce1">
            <text:p>0,554761905</text:p>
          </table:table-cell>
          <table:table-cell office:value-type="float" office:value="730" table:style-name="ce1">
            <text:p>73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1" table:style-name="ce1">
            <text:p>731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1" table:style-name="ce1">
            <text:p>731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733]/8.4" table:style-name="ce1">
            <text:p>0,558333333</text:p>
          </table:table-cell>
          <table:table-cell office:value-type="float" office:value="731" table:style-name="ce1">
            <text:p>73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2" table:style-name="ce1">
            <text:p>732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2" table:style-name="ce1">
            <text:p>732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734]/8.4" table:style-name="ce1">
            <text:p>0,555952381</text:p>
          </table:table-cell>
          <table:table-cell office:value-type="float" office:value="732" table:style-name="ce1">
            <text:p>732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3" table:style-name="ce1">
            <text:p>733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3" table:style-name="ce1">
            <text:p>733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735]/8.4" table:style-name="ce1">
            <text:p>0,555952381</text:p>
          </table:table-cell>
          <table:table-cell office:value-type="float" office:value="733" table:style-name="ce1">
            <text:p>73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4" table:style-name="ce1">
            <text:p>734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4" table:style-name="ce1">
            <text:p>734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736]/8.4" table:style-name="ce1">
            <text:p>0,554761905</text:p>
          </table:table-cell>
          <table:table-cell office:value-type="float" office:value="734" table:style-name="ce1">
            <text:p>73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5" table:style-name="ce1">
            <text:p>735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float" office:value="4.67" table:style-name="ce1">
            <text:p>4,67</text:p>
          </table:table-cell>
          <table:table-cell office:value-type="float" office:value="0.55595238095238098" table:formula="of:=[.I737]/8.4" table:style-name="ce1">
            <text:p>0,555952381</text:p>
          </table:table-cell>
          <table:table-cell office:value-type="float" office:value="735" table:style-name="ce1">
            <text:p>73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6" table:style-name="ce1">
            <text:p>736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36" table:style-name="ce1">
            <text:p>736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0.57261904761904758" table:formula="of:=[.I738]/8.4" table:style-name="ce1">
            <text:p>0,572619048</text:p>
          </table:table-cell>
          <table:table-cell office:value-type="float" office:value="736" table:style-name="ce1">
            <text:p>736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7" table:style-name="ce1">
            <text:p>737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7" table:style-name="ce1">
            <text:p>737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739]/8.4" table:style-name="ce1">
            <text:p>0,554761905</text:p>
          </table:table-cell>
          <table:table-cell office:value-type="float" office:value="737" table:style-name="ce1">
            <text:p>737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8" table:style-name="ce1">
            <text:p>738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0.5535714285714286" table:formula="of:=[.I740]/8.4" table:style-name="ce1">
            <text:p>0,553571429</text:p>
          </table:table-cell>
          <table:table-cell office:value-type="float" office:value="738" table:style-name="ce1">
            <text:p>73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9" table:style-name="ce1">
            <text:p>739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9" table:style-name="ce1">
            <text:p>739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741]/8.4" table:style-name="ce1">
            <text:p>0,551190476</text:p>
          </table:table-cell>
          <table:table-cell office:value-type="float" office:value="739" table:style-name="ce1">
            <text:p>739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0" table:style-name="ce1">
            <text:p>74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0.5535714285714286" table:formula="of:=[.I742]/8.4" table:style-name="ce1">
            <text:p>0,553571429</text:p>
          </table:table-cell>
          <table:table-cell office:value-type="float" office:value="740" table:style-name="ce1">
            <text:p>740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1" table:style-name="ce1">
            <text:p>741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41" table:style-name="ce1">
            <text:p>741</text:p>
          </table:table-cell>
          <table:table-cell office:value-type="float" office:value="4.66" table:style-name="ce1">
            <text:p>4,66</text:p>
          </table:table-cell>
          <table:table-cell office:value-type="float" office:value="0.55476190476190479" table:formula="of:=[.I743]/8.4" table:style-name="ce1">
            <text:p>0,554761905</text:p>
          </table:table-cell>
          <table:table-cell office:value-type="float" office:value="741" table:style-name="ce1">
            <text:p>741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2" table:style-name="ce1">
            <text:p>742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2" table:style-name="ce1">
            <text:p>742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744]/8.4" table:style-name="ce1">
            <text:p>0,557142857</text:p>
          </table:table-cell>
          <table:table-cell office:value-type="float" office:value="742" table:style-name="ce1">
            <text:p>74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3" table:style-name="ce1">
            <text:p>743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43" table:style-name="ce1">
            <text:p>743</text:p>
          </table:table-cell>
          <table:table-cell office:value-type="float" office:value="4.7" table:style-name="ce1">
            <text:p>4,7</text:p>
          </table:table-cell>
          <table:table-cell office:value-type="float" office:value="0.55952380952380953" table:formula="of:=[.I745]/8.4" table:style-name="ce1">
            <text:p>0,55952381</text:p>
          </table:table-cell>
          <table:table-cell office:value-type="float" office:value="743" table:style-name="ce1">
            <text:p>74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4" table:style-name="ce1">
            <text:p>744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4" table:style-name="ce1">
            <text:p>744</text:p>
          </table:table-cell>
          <table:table-cell office:value-type="float" office:value="4.92" table:style-name="ce1">
            <text:p>4,92</text:p>
          </table:table-cell>
          <table:table-cell office:value-type="float" office:value="0.58571428571428563" table:formula="of:=[.I746]/8.4" table:style-name="ce1">
            <text:p>0,585714286</text:p>
          </table:table-cell>
          <table:table-cell office:value-type="float" office:value="744" table:style-name="ce1">
            <text:p>744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5" table:style-name="ce1">
            <text:p>745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5" table:style-name="ce1">
            <text:p>745</text:p>
          </table:table-cell>
          <table:table-cell office:value-type="float" office:value="4.3" table:style-name="ce1">
            <text:p>4,3</text:p>
          </table:table-cell>
          <table:table-cell office:value-type="float" office:value="0.51190476190476186" table:formula="of:=[.I747]/8.4" table:style-name="ce1">
            <text:p>0,511904762</text:p>
          </table:table-cell>
          <table:table-cell office:value-type="float" office:value="745" table:style-name="ce1">
            <text:p>74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6" table:style-name="ce1">
            <text:p>746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55833333333333335" table:formula="of:=[.I748]/8.4" table:style-name="ce1">
            <text:p>0,558333333</text:p>
          </table:table-cell>
          <table:table-cell office:value-type="float" office:value="746" table:style-name="ce1">
            <text:p>74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7" table:style-name="ce1">
            <text:p>747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7" table:style-name="ce1">
            <text:p>747</text:p>
          </table:table-cell>
          <table:table-cell office:value-type="float" office:value="4.68" table:style-name="ce1">
            <text:p>4,68</text:p>
          </table:table-cell>
          <table:table-cell office:value-type="float" office:value="0.55714285714285705" table:formula="of:=[.I749]/8.4" table:style-name="ce1">
            <text:p>0,557142857</text:p>
          </table:table-cell>
          <table:table-cell office:value-type="float" office:value="747" table:style-name="ce1">
            <text:p>74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8" table:style-name="ce1">
            <text:p>748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48" table:style-name="ce1">
            <text:p>748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0.55238095238095231" table:formula="of:=[.I750]/8.4" table:style-name="ce1">
            <text:p>0,552380952</text:p>
          </table:table-cell>
          <table:table-cell office:value-type="float" office:value="748" table:style-name="ce1">
            <text:p>748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9" table:style-name="ce1">
            <text:p>749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9" table:style-name="ce1">
            <text:p>749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0.55238095238095231" table:formula="of:=[.I751]/8.4" table:style-name="ce1">
            <text:p>0,552380952</text:p>
          </table:table-cell>
          <table:table-cell office:value-type="float" office:value="749" table:style-name="ce1">
            <text:p>74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0" table:style-name="ce1">
            <text:p>750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4.62" table:style-name="ce1">
            <text:p>4,62</text:p>
          </table:table-cell>
          <table:table-cell office:value-type="float" office:value="0.55000000000000004" table:formula="of:=[.I752]/8.4" table:style-name="ce1">
            <text:p>0,55</text:p>
          </table:table-cell>
          <table:table-cell office:value-type="float" office:value="750" table:style-name="ce1">
            <text:p>750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1" table:style-name="ce1">
            <text:p>751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51" table:style-name="ce1">
            <text:p>751</text:p>
          </table:table-cell>
          <table:table-cell office:value-type="float" office:value="4.59" table:style-name="ce1">
            <text:p>4,59</text:p>
          </table:table-cell>
          <table:table-cell office:value-type="float" office:value="0.54642857142857137" table:formula="of:=[.I753]/8.4" table:style-name="ce1">
            <text:p>0,546428571</text:p>
          </table:table-cell>
          <table:table-cell office:value-type="float" office:value="751" table:style-name="ce1">
            <text:p>751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2" table:style-name="ce1">
            <text:p>752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2" table:style-name="ce1">
            <text:p>752</text:p>
          </table:table-cell>
          <table:table-cell office:value-type="float" office:value="4.82" table:style-name="ce1">
            <text:p>4,82</text:p>
          </table:table-cell>
          <table:table-cell office:value-type="float" office:value="0.57380952380952377" table:formula="of:=[.I754]/8.4" table:style-name="ce1">
            <text:p>0,573809524</text:p>
          </table:table-cell>
          <table:table-cell office:value-type="float" office:value="752" table:style-name="ce1">
            <text:p>752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3" table:style-name="ce1">
            <text:p>753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3" table:style-name="ce1">
            <text:p>753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755]/8.4" table:style-name="ce1">
            <text:p>0,548809524</text:p>
          </table:table-cell>
          <table:table-cell office:value-type="float" office:value="753" table:style-name="ce1">
            <text:p>753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4" table:style-name="ce1">
            <text:p>754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4" table:style-name="ce1">
            <text:p>754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756]/8.4" table:style-name="ce1">
            <text:p>0,548809524</text:p>
          </table:table-cell>
          <table:table-cell office:value-type="float" office:value="754" table:style-name="ce1">
            <text:p>75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5" table:style-name="ce1">
            <text:p>755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55" table:style-name="ce1">
            <text:p>755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757]/8.4" table:style-name="ce1">
            <text:p>0,548809524</text:p>
          </table:table-cell>
          <table:table-cell office:value-type="float" office:value="755" table:style-name="ce1">
            <text:p>755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6" table:style-name="ce1">
            <text:p>756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6" table:style-name="ce1">
            <text:p>75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0.54761904761904756" table:formula="of:=[.I758]/8.4" table:style-name="ce1">
            <text:p>0,547619048</text:p>
          </table:table-cell>
          <table:table-cell office:value-type="float" office:value="756" table:style-name="ce1">
            <text:p>756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7" table:style-name="ce1">
            <text:p>757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7" table:style-name="ce1">
            <text:p>757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759]/8.4" table:style-name="ce1">
            <text:p>0,548809524</text:p>
          </table:table-cell>
          <table:table-cell office:value-type="float" office:value="757" table:style-name="ce1">
            <text:p>757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8" table:style-name="ce1">
            <text:p>758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58" table:style-name="ce1">
            <text:p>758</text:p>
          </table:table-cell>
          <table:table-cell office:value-type="float" office:value="4.62" table:style-name="ce1">
            <text:p>4,62</text:p>
          </table:table-cell>
          <table:table-cell office:value-type="float" office:value="0.55000000000000004" table:formula="of:=[.I760]/8.4" table:style-name="ce1">
            <text:p>0,55</text:p>
          </table:table-cell>
          <table:table-cell office:value-type="float" office:value="758" table:style-name="ce1">
            <text:p>75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9" table:style-name="ce1">
            <text:p>759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9" table:style-name="ce1">
            <text:p>759</text:p>
          </table:table-cell>
          <table:table-cell office:value-type="float" office:value="4.63" table:style-name="ce1">
            <text:p>4,63</text:p>
          </table:table-cell>
          <table:table-cell office:value-type="float" office:value="0.55119047619047612" table:formula="of:=[.I761]/8.4" table:style-name="ce1">
            <text:p>0,551190476</text:p>
          </table:table-cell>
          <table:table-cell office:value-type="float" office:value="759" table:style-name="ce1">
            <text:p>75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0" table:style-name="ce1">
            <text:p>760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0" table:style-name="ce1">
            <text:p>760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0.57738095238095233" table:formula="of:=[.I762]/8.4" table:style-name="ce1">
            <text:p>0,577380952</text:p>
          </table:table-cell>
          <table:table-cell office:value-type="float" office:value="760" table:style-name="ce1">
            <text:p>760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1" table:style-name="ce1">
            <text:p>761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61" table:style-name="ce1">
            <text:p>761</text:p>
          </table:table-cell>
          <table:table-cell office:value-type="float" office:value="4.62" table:style-name="ce1">
            <text:p>4,62</text:p>
          </table:table-cell>
          <table:table-cell office:value-type="float" office:value="0.55000000000000004" table:formula="of:=[.I763]/8.4" table:style-name="ce1">
            <text:p>0,55</text:p>
          </table:table-cell>
          <table:table-cell office:value-type="float" office:value="761" table:style-name="ce1">
            <text:p>761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2" table:style-name="ce1">
            <text:p>762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762" table:style-name="ce1">
            <text:p>762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0.52380952380952384" table:formula="of:=[.I764]/8.4" table:style-name="ce1">
            <text:p>0,523809524</text:p>
          </table:table-cell>
          <table:table-cell office:value-type="float" office:value="762" table:style-name="ce1">
            <text:p>762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3" table:style-name="ce1">
            <text:p>763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63" table:style-name="ce1">
            <text:p>763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0.54761904761904756" table:formula="of:=[.I765]/8.4" table:style-name="ce1">
            <text:p>0,547619048</text:p>
          </table:table-cell>
          <table:table-cell office:value-type="float" office:value="763" table:style-name="ce1">
            <text:p>763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4" table:style-name="ce1">
            <text:p>764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float" office:value="4.59" table:style-name="ce1">
            <text:p>4,59</text:p>
          </table:table-cell>
          <table:table-cell office:value-type="float" office:value="0.54642857142857137" table:formula="of:=[.I766]/8.4" table:style-name="ce1">
            <text:p>0,546428571</text:p>
          </table:table-cell>
          <table:table-cell office:value-type="float" office:value="764" table:style-name="ce1">
            <text:p>764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5" table:style-name="ce1">
            <text:p>765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767]/8.4" table:style-name="ce1">
            <text:p>0,548809524</text:p>
          </table:table-cell>
          <table:table-cell office:value-type="float" office:value="765" table:style-name="ce1">
            <text:p>76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6" table:style-name="ce1">
            <text:p>766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766" table:style-name="ce1">
            <text:p>766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0.54880952380952386" table:formula="of:=[.I768]/8.4" table:style-name="ce1">
            <text:p>0,548809524</text:p>
          </table:table-cell>
          <table:table-cell office:value-type="float" office:value="766" table:style-name="ce1">
            <text:p>76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7" table:style-name="ce1">
            <text:p>767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0.55238095238095231" table:formula="of:=[.I769]/8.4" table:style-name="ce1">
            <text:p>0,552380952</text:p>
          </table:table-cell>
          <table:table-cell office:value-type="float" office:value="767" table:style-name="ce1">
            <text:p>767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8" table:style-name="ce1">
            <text:p>768</text:p>
          </table:table-cell>
          <table:table-cell office:value-type="float" office:value="1.39" table:style-name="ce1">
            <text:p>1,39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8" table:style-name="ce1">
            <text:p>4,08</text:p>
          </table:table-cell>
          <table:table-cell office:value-type="float" office:value="0.48571428571428571" table:formula="of:=[.I770]/8.4" table:style-name="ce1">
            <text:p>0,485714286</text:p>
          </table:table-cell>
          <table:table-cell office:value-type="float" office:value="768" table:style-name="ce1">
            <text:p>768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9" table:style-name="ce1">
            <text:p>769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4" table:style-name="ce1">
            <text:p>4,74</text:p>
          </table:table-cell>
          <table:table-cell office:value-type="float" office:value="0.56428571428571428" table:formula="of:=[.I771]/8.4" table:style-name="ce1">
            <text:p>0,564285714</text:p>
          </table:table-cell>
          <table:table-cell office:value-type="float" office:value="769" table:style-name="ce1">
            <text:p>769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1"/>
          <table:table-cell office:value-type="float" office:value="0.55234654017857188" table:formula="of:=AVERAGE([.J4:.J771])" table:style-name="ce1">
            <text:p>0,55234654</text:p>
          </table:table-cell>
          <table:table-cell office:value-type="string" table:style-name="ce1">
            <text:p>Total</text:p>
          </table:table-cell>
          <table:table-cell table:number-columns-repeated="16373" table:style-name="ce1"/>
        </table:table-row>
        <table:table-row table:style-name="ro1">
          <table:table-cell table:number-columns-repeated="4"/>
          <table:table-cell table:number-columns-repeated="5" table:style-name="ce1"/>
          <table:table-cell office:value-type="float" office:value="0.57093113449345745" table:formula="of:=AVERAGE([.J66:.J771])" table:style-name="ce1">
            <text:p>0,570931134</text:p>
          </table:table-cell>
          <table:table-cell office:value-type="string" table:style-name="ce1">
            <text:p>64+</text:p>
          </table:table-cell>
          <table:table-cell table:number-columns-repeated="16373" table:style-name="ce1"/>
        </table:table-row>
        <table:table-row table:number-rows-repeated="10478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ashh</dc:creator>
    <meta:creation-date>2015-10-07T14:11:13Z</meta:creation-date>
    <dc:date>2015-10-16T16:32:30Z</dc:date>
    <meta:editing-cycles>2</meta:editing-cycles>
    <meta:editing-duration>PT5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615748031496pt" svg:width="910.036771653543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-250-50.$A$1:.$A$256"/>
          </chart:axis>
          <chart:series chart:values-cell-range-address="i-250-50.$B$1:.$B$256" chart:class="chart:line" chart:attached-axis="primary-y" chart:style-name="G0S0">
            <chart:data-point chart:repeated="25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31.8263779527559pt" svg:width="691.084724409448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04:.$A$129"/>
          </chart:axis>
          <chart:series chart:values-cell-range-address="Sheet7.$B$104:.$B$129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03.5591338582677pt" svg:width="663.760787401574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35:.$A$160"/>
          </chart:axis>
          <chart:series chart:values-cell-range-address="Sheet7.$B$135:.$B$160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4.5687401574803pt" svg:width="687.54236220472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65:.$A$190"/>
          </chart:axis>
          <chart:series chart:values-cell-range-address="Sheet7.$B$165:.$B$190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96:.$A$221"/>
          </chart:axis>
          <chart:series chart:values-cell-range-address="Sheet7.$B$196:.$B$221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svg:x="8.106456692913384pt" svg:y="5.101811023622047pt" svg:width="353.5137795275591pt" svg:height="244.856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Q$197:.$Q$222"/>
          </chart:axis>
          <chart:series chart:values-cell-range-address="Sheet7.$R$197:.$R$222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225:.$A$250"/>
          </chart:axis>
          <chart:series chart:values-cell-range-address="Sheet7.$B$225:.$B$250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256:.$A$281"/>
          </chart:axis>
          <chart:series chart:values-cell-range-address="Sheet7.$B$256:.$B$281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maximum="11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1736in" svg:stroke-color="#00b05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736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544.19968503937pt" svg:width="896.99968503937pt" chart:style-name="Crt0">
        <chart:title chart:style-name="CT00">
          <text:p text:style-name="a0" text:class-names="" text:cond-style-name="">DGEMM Comparison<text:line-break/>IMAD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GFL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trix Size</text:p>
            </chart:title>
            <chart:categories table:cell-range-address="IMADAFINAL.$K$4:.$K$772"/>
          </chart:axis>
          <chart:series chart:values-cell-range-address="IMADAFINAL.$C$4:.$C$772" chart:class="chart:line" chart:attached-axis="primary-y" chart:style-name="G0S0">
            <chart:data-point chart:repeated="769"/>
          </chart:series>
          <chart:series chart:values-cell-range-address="IMADAFINAL.$F$4:.$F$771" chart:class="chart:line" chart:attached-axis="primary-y" chart:style-name="G0S1">
            <chart:data-point chart:repeated="768"/>
          </chart:series>
          <chart:series chart:values-cell-range-address="IMADAFINAL.$I$4:.$I$772" chart:class="chart:line" chart:attached-axis="primary-y" chart:style-name="G0S2">
            <chart:data-point chart:repeated="769"/>
          </chart:series>
          <chart:series chart:values-cell-range-address="IMADAFINAL.$L$4:.$L$772" chart:class="chart:line" chart:attached-axis="primary-y" chart:style-name="G0S3">
            <chart:data-point chart:repeated="769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431in" svg:stroke-color="#00b05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544.19968503937pt" svg:width="896.99968503937pt" chart:style-name="Crt0">
        <chart:title chart:style-name="CT00">
          <text:p text:style-name="a0" text:class-names="" text:cond-style-name="">DGEMM Comparis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GFL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trix Size</text:p>
            </chart:title>
          </chart:axis>
          <chart:series chart:values-cell-range-address="FINAL.$C$4:.$C$692" chart:class="chart:line" chart:attached-axis="primary-y" chart:style-name="G0S0">
            <chart:data-point chart:repeated="689"/>
          </chart:series>
          <chart:series chart:values-cell-range-address="FINAL.$F$4:.$F$771" chart:class="chart:line" chart:attached-axis="primary-y" chart:style-name="G0S1">
            <chart:data-point chart:repeated="768"/>
          </chart:series>
          <chart:series chart:values-cell-range-address="FINAL.$I$4:.$I$771" chart:class="chart:line" chart:attached-axis="primary-y" chart:style-name="G0S2">
            <chart:data-point chart:repeated="768"/>
          </chart:series>
          <chart:series chart:values-cell-range-address="FINAL.$L$4:.$L$771" chart:class="chart:line" chart:attached-axis="primary-y" chart:style-name="G0S3">
            <chart:data-point chart:repeated="76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544.19968503937pt" svg:width="896.99968503937pt" chart:style-name="Crt0">
        <chart:title chart:style-name="CT00">
          <text:p text:style-name="a0" text:class-names="" text:cond-style-name="">DGEMM Blocked Peak %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GFL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trix Size</text:p>
            </chart:title>
          </chart:axis>
          <chart:series chart:values-cell-range-address="FINAL.$J$4:.$J$771" chart:class="chart:line" chart:attached-axis="primary-y" chart:style-name="G0S0">
            <chart:data-point chart:repeated="76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1.4183464566929pt" svg:width="845.26559055118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-1k-250.$A$1:.$A$241"/>
          </chart:axis>
          <chart:series chart:values-cell-range-address="i-1k-250.$B$1:.$B$241" chart:class="chart:line" chart:attached-axis="primary-y" chart:style-name="G0S0">
            <chart:data-point chart:repeated="24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615748031496pt" svg:width="783.583149606299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-200-50.$A$1:.$A$246"/>
          </chart:axis>
          <chart:series chart:values-cell-range-address="h-200-50.$B$1:.$B$246" chart:class="chart:line" chart:attached-axis="primary-y" chart:style-name="G0S0">
            <chart:data-point chart:repeated="24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02.6807874015748pt" svg:width="782.04952755905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-98-46.$A$1:.$A$253"/>
          </chart:axis>
          <chart:series chart:values-cell-range-address="h-98-46.$B$1:.$B$253" chart:class="chart:line" chart:attached-axis="primary-y" chart:style-name="G0S0">
            <chart:data-point chart:repeated="25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7">
      <number:fraction number:min-integer-digits="0" number:min-numerator-digits="1" number:min-denominato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300" chart:overlap="0" chart:link-data-style-to-source="tru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17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RnLn">
      <style:graphic-properties draw:fill="none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301.9632283464567pt" svg:width="596.3544094488188pt" chart:style-name="Crt0">
        <chart:title svg:x="218.5596850393701pt" svg:y="6.0pt" chart:style-name="CT00">
          <text:p text:style-name="a0" text:class-names="" text:cond-style-name="">Blocked w/ unroll of 4 and padding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GFL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trix size</text:p>
            </chart:title>
            <chart:categories table:cell-range-address="h_98_46.$A$1:.$A$99"/>
          </chart:axis>
          <chart:series chart:values-cell-range-address="h_98_46.$B$1:.$B$99" chart:class="chart:line" chart:attached-axis="primary-y" chart:style-name="G0S0">
            <chart:data-point chart:repeated="99"/>
          </chart:series>
          <chart:stock-range-line chart:style-name="RnLn"/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92.803937007874pt" svg:width="954.511181102362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_98_46_N.$A$1:.$A$83"/>
          </chart:axis>
          <chart:series chart:values-cell-range-address="h_98_46_N.$B$1:.$B$83" chart:class="chart:line" chart:attached-axis="primary-y" chart:style-name="G0S0">
            <chart:data-point chart:repeated="8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6.411968503937pt" svg:width="668.354330708661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:.$A$26"/>
          </chart:axis>
          <chart:series chart:values-cell-range-address="Sheet7.$B$1:.$B$26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2.6679527559055pt" svg:width="696.67196850393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40:.$A$65"/>
          </chart:axis>
          <chart:series chart:values-cell-range-address="Sheet7.$B$40:.$B$65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8.1687401574803pt" svg:width="706.62236220472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71:.$A$96"/>
          </chart:axis>
          <chart:series chart:values-cell-range-address="Sheet7.$B$71:.$B$96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